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ources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is_finished_goods</text:p>
          </table:table-cell>
          <table:table-cell office:value-type="string">
            <text:p>is_waste</text:p>
          </table:table-cell>
          <table:table-cell office:value-type="string">
            <text:p>unit_of_measure</text:p>
          </table:table-cell>
        </table:table-row>
        <table:table-row>
          <table:table-cell office:value-type="string">
            <text:p>Alcohol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h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phal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ological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tume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oard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rick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urnable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emen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hemica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loth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cre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struction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rop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n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xplosive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abric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ertiliser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F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Grav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Hazardous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vestock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quid fertiliser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a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chanical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tal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ixed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Oi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Othe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Power</text:p>
          </table:table-cell>
          <table:table-cell office:value="0" office:value-type="float"/>
          <table:table-cell office:value="0" office:value-type="float"/>
          <table:table-cell office:value-type="string">
            <text:p>MWh</text:p>
          </table:table-cell>
        </table:table-row>
        <table:table-row>
          <table:table-cell office:value-type="string">
            <text:p>Prefab pane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Quarried ston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Raw 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Ste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F6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Vehicl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aste water</text:p>
          </table:table-cell>
          <table:table-cell office:value="0" office:value-type="float"/>
          <table:table-cell office:value="1" office:value-type="float"/>
          <table:table-cell office:value-type="string">
            <text:p>m^2</text:p>
          </table:table-cell>
        </table:table-row>
        <table:table-row>
          <table:table-cell office:value-type="string">
            <text:p>Water</text:p>
          </table:table-cell>
          <table:table-cell office:value="0" office:value-type="float"/>
          <table:table-cell office:value="0" office:value-type="float"/>
          <table:table-cell office:value-type="string">
            <text:p>m^2</text:p>
          </table:table-cell>
        </table:table-row>
        <table:table-row>
          <table:table-cell office:value-type="string">
            <text:p>W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orkdays</text:p>
          </table:table-cell>
          <table:table-cell office:value="0" office:value-type="float"/>
          <table:table-cell office:value="0" office:value-type="float"/>
          <table:table-cell office:value-type="string">
            <text:p>workday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construct_id</text:p>
          </table:table-cell>
          <table:table-cell office:value-type="string">
            <text:p>is_vanilla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="595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="596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="351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="566" office:value-type="float"/>
          <table:table-cell office:value="1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="58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="593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="594" office:value-type="float"/>
          <table:table-cell office:value="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="582" office:value-type="float"/>
          <table:table-cell office:value="1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="577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="587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="572" office:value-type="float"/>
          <table:table-cell office:value="1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="585" office:value-type="float"/>
          <table:table-cell office:value="1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="586" office:value-type="float"/>
          <table:table-cell office:value="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="563" office:value-type="float"/>
          <table:table-cell office:value="1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="579" office:value-type="float"/>
          <table:table-cell office:value="1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="617" office:value-type="float"/>
          <table:table-cell office:value="1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="565" office:value-type="float"/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 (Big)</text:p>
          </table:table-cell>
          <table:table-cell office:value="606" office:value-type="float"/>
          <table:table-cell office:value="1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="602" office:value-type="float"/>
          <table:table-cell office:value="1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="618" office:value-type="float"/>
          <table:table-cell office:value="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="571" office:value-type="float"/>
          <table:table-cell office:value="1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="564" office:value-type="float"/>
          <table:table-cell office:value="1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="349" office:value-type="float"/>
          <table:table-cell office:value="1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="575" office:value-type="float"/>
          <table:table-cell office:value="1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="573" office:value-type="float"/>
          <table:table-cell office:value="1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="352" office:value-type="float"/>
          <table:table-cell office:value="1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="362" office:value-type="float"/>
          <table:table-cell office:value="1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="360" office:value-type="float"/>
          <table:table-cell office:value="1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="359" office:value-type="float"/>
          <table:table-cell office:value="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="590" office:value-type="float"/>
          <table:table-cell office:value="1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="603" office:value-type="float"/>
          <table:table-cell office:value="1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="600" office:value-type="float"/>
          <table:table-cell office:value="1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="272" office:value-type="float"/>
          <table:table-cell office:value="1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="583" office:value-type="float"/>
          <table:table-cell office:value="1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="584" office:value-type="float"/>
          <table:table-cell office:value="1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="268" office:value-type="float"/>
          <table:table-cell office:value="1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="267" office:value-type="float"/>
          <table:table-cell office:value="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="580" office:value-type="float"/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07" office:value-type="float"/>
          <table:table-cell office:value="1" office:value-type="float"/>
        </table:table-row>
        <table:table-row>
          <table:table-cell office:value="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605" office:value-type="float"/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4" office:value-type="float"/>
          <table:table-cell office:value="1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="570" office:value-type="float"/>
          <table:table-cell office:value="1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="350" office:value-type="float"/>
          <table:table-cell office:value="1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="361" office:value-type="float"/>
          <table:table-cell office:value="1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="568" office:value-type="float"/>
          <table:table-cell office:value="1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="592" office:value-type="float"/>
          <table:table-cell office:value="1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="562" office:value-type="float"/>
          <table:table-cell office:value="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="599" office:value-type="float"/>
          <table:table-cell office:value="1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="597" office:value-type="float"/>
          <table:table-cell office:value="1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="598" office:value-type="float"/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="569" office:value-type="float"/>
          <table:table-cell office:value="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ervice_providers">
        <table:table-column/>
        <table:table-column/>
        <table:table-column/>
        <table:table-row>
          <table:table-cell office:value-type="string">
            <text:p>service_provider_id</text:p>
          </table:table-cell>
          <table:table-cell office:value-type="string">
            <text:p>service_provider</text:p>
          </table:table-cell>
          <table:table-cell office:value-type="string">
            <text:p>construct_id</text:p>
          </table:table-cell>
        </table:table-row>
        <table:table-row>
          <table:table-cell office:value="1" office:value-type="float"/>
          <table:table-cell office:value-type="string">
            <text:p>Vehicle Repair Station (Small)</text:p>
          </table:table-cell>
          <table:table-cell office:value="46" office:value-type="float"/>
        </table:table-row>
        <table:table-row>
          <table:table-cell office:value="2" office:value-type="float"/>
          <table:table-cell office:value-type="string">
            <text:p>Vehicle Repair Station (Medium)</text:p>
          </table:table-cell>
          <table:table-cell office:value="47" office:value-type="float"/>
        </table:table-row>
        <table:table-row>
          <table:table-cell office:value="3" office:value-type="float"/>
          <table:table-cell office:value-type="string">
            <text:p>Vehicle Repair Station (Large)</text:p>
          </table:table-cell>
          <table:table-cell office:value="48" office:value-type="float"/>
        </table:table-row>
        <table:table-row>
          <table:table-cell office:value="4" office:value-type="float"/>
          <table:table-cell office:value-type="string">
            <text:p>Car Dealer</text:p>
          </table:table-cell>
          <table:table-cell office:value="65" office:value-type="float"/>
        </table:table-row>
        <table:table-row>
          <table:table-cell office:value="5" office:value-type="float"/>
          <table:table-cell office:value-type="string">
            <text:p>Grocery Store</text:p>
          </table:table-cell>
          <table:table-cell office:value="441" office:value-type="float"/>
        </table:table-row>
        <table:table-row>
          <table:table-cell office:value="6" office:value-type="float"/>
          <table:table-cell office:value-type="string">
            <text:p>Grocery Kiosk</text:p>
          </table:table-cell>
          <table:table-cell office:value="442" office:value-type="float"/>
        </table:table-row>
        <table:table-row>
          <table:table-cell office:value="7" office:value-type="float"/>
          <table:table-cell office:value-type="string">
            <text:p>Shopping Center</text:p>
          </table:table-cell>
          <table:table-cell office:value="443" office:value-type="float"/>
        </table:table-row>
        <table:table-row>
          <table:table-cell office:value="8" office:value-type="float"/>
          <table:table-cell office:value-type="string">
            <text:p>Small Shopping Center</text:p>
          </table:table-cell>
          <table:table-cell office:value="444" office:value-type="float"/>
        </table:table-row>
        <table:table-row>
          <table:table-cell office:value="9" office:value-type="float"/>
          <table:table-cell office:value-type="string">
            <text:p>Small Shopping Center</text:p>
          </table:table-cell>
          <table:table-cell office:value="445" office:value-type="float"/>
        </table:table-row>
        <table:table-row>
          <table:table-cell office:value="10" office:value-type="float"/>
          <table:table-cell office:value-type="string">
            <text:p>Small Shopping Center</text:p>
          </table:table-cell>
          <table:table-cell office:value="446" office:value-type="float"/>
        </table:table-row>
        <table:table-row>
          <table:table-cell office:value="11" office:value-type="float"/>
          <table:table-cell office:value-type="string">
            <text:p>Small Shop</text:p>
          </table:table-cell>
          <table:table-cell office:value="447" office:value-type="float"/>
        </table:table-row>
        <table:table-row>
          <table:table-cell office:value="12" office:value-type="float"/>
          <table:table-cell office:value-type="string">
            <text:p>"Panorama" Restaurant</text:p>
          </table:table-cell>
          <table:table-cell office:value="448" office:value-type="float"/>
        </table:table-row>
        <table:table-row>
          <table:table-cell office:value="13" office:value-type="float"/>
          <table:table-cell office:value-type="string">
            <text:p>Pub</text:p>
          </table:table-cell>
          <table:table-cell office:value="449" office:value-type="float"/>
        </table:table-row>
        <table:table-row>
          <table:table-cell office:value="14" office:value-type="float"/>
          <table:table-cell office:value-type="string">
            <text:p>Pub</text:p>
          </table:table-cell>
          <table:table-cell office:value="450" office:value-type="float"/>
        </table:table-row>
        <table:table-row>
          <table:table-cell office:value="15" office:value-type="float"/>
          <table:table-cell office:value-type="string">
            <text:p>Alcohol Kiosk</text:p>
          </table:table-cell>
          <table:table-cell office:value="451" office:value-type="float"/>
        </table:table-row>
        <table:table-row>
          <table:table-cell office:value="16" office:value-type="float"/>
          <table:table-cell office:value-type="string">
            <text:p>Cinema</text:p>
          </table:table-cell>
          <table:table-cell office:value="452" office:value-type="float"/>
        </table:table-row>
        <table:table-row>
          <table:table-cell office:value="17" office:value-type="float"/>
          <table:table-cell office:value-type="string">
            <text:p>Amphitheatre</text:p>
          </table:table-cell>
          <table:table-cell office:value="453" office:value-type="float"/>
        </table:table-row>
        <table:table-row>
          <table:table-cell office:value="18" office:value-type="float"/>
          <table:table-cell office:value-type="string">
            <text:p>House Of Culture</text:p>
          </table:table-cell>
          <table:table-cell office:value="454" office:value-type="float"/>
        </table:table-row>
        <table:table-row>
          <table:table-cell office:value="19" office:value-type="float"/>
          <table:table-cell office:value-type="string">
            <text:p>Pyramid Museum</text:p>
          </table:table-cell>
          <table:table-cell office:value="455" office:value-type="float"/>
        </table:table-row>
        <table:table-row>
          <table:table-cell office:value="20" office:value-type="float"/>
          <table:table-cell office:value-type="string">
            <text:p>National Uprising Museum</text:p>
          </table:table-cell>
          <table:table-cell office:value="456" office:value-type="float"/>
        </table:table-row>
        <table:table-row>
          <table:table-cell office:value="21" office:value-type="float"/>
          <table:table-cell office:value-type="string">
            <text:p>"The Palace Of Communism" (Museum)</text:p>
          </table:table-cell>
          <table:table-cell office:value="457" office:value-type="float"/>
        </table:table-row>
        <table:table-row>
          <table:table-cell office:value="22" office:value-type="float"/>
          <table:table-cell office:value-type="string">
            <text:p>Gallery Of Art</text:p>
          </table:table-cell>
          <table:table-cell office:value="458" office:value-type="float"/>
        </table:table-row>
        <table:table-row>
          <table:table-cell office:value="23" office:value-type="float"/>
          <table:table-cell office:value-type="string">
            <text:p>Republic Theater</text:p>
          </table:table-cell>
          <table:table-cell office:value="459" office:value-type="float"/>
        </table:table-row>
        <table:table-row>
          <table:table-cell office:value="24" office:value-type="float"/>
          <table:table-cell office:value-type="string">
            <text:p>Museum Of The Republic</text:p>
          </table:table-cell>
          <table:table-cell office:value="460" office:value-type="float"/>
        </table:table-row>
        <table:table-row>
          <table:table-cell office:value="25" office:value-type="float"/>
          <table:table-cell office:value-type="string">
            <text:p>Televsion Station</text:p>
          </table:table-cell>
          <table:table-cell office:value="461" office:value-type="float"/>
        </table:table-row>
        <table:table-row>
          <table:table-cell office:value="26" office:value-type="float"/>
          <table:table-cell office:value-type="string">
            <text:p>Radio Station</text:p>
          </table:table-cell>
          <table:table-cell office:value="462" office:value-type="float"/>
        </table:table-row>
        <table:table-row>
          <table:table-cell office:value="27" office:value-type="float"/>
          <table:table-cell office:value-type="string">
            <text:p>Football Field</text:p>
          </table:table-cell>
          <table:table-cell office:value="463" office:value-type="float"/>
        </table:table-row>
        <table:table-row>
          <table:table-cell office:value="28" office:value-type="float"/>
          <table:table-cell office:value-type="string">
            <text:p>Volleyball Court</text:p>
          </table:table-cell>
          <table:table-cell office:value="464" office:value-type="float"/>
        </table:table-row>
        <table:table-row>
          <table:table-cell office:value="29" office:value-type="float"/>
          <table:table-cell office:value-type="string">
            <text:p>City Stadium</text:p>
          </table:table-cell>
          <table:table-cell office:value="465" office:value-type="float"/>
        </table:table-row>
        <table:table-row>
          <table:table-cell office:value="30" office:value-type="float"/>
          <table:table-cell office:value-type="string">
            <text:p>Outdoor Swimming Pool</text:p>
          </table:table-cell>
          <table:table-cell office:value="466" office:value-type="float"/>
        </table:table-row>
        <table:table-row>
          <table:table-cell office:value="31" office:value-type="float"/>
          <table:table-cell office:value-type="string">
            <text:p>Basketball And Volleyball Court</text:p>
          </table:table-cell>
          <table:table-cell office:value="467" office:value-type="float"/>
        </table:table-row>
        <table:table-row>
          <table:table-cell office:value="32" office:value-type="float"/>
          <table:table-cell office:value-type="string">
            <text:p>Basketball And Volleyball Court</text:p>
          </table:table-cell>
          <table:table-cell office:value="468" office:value-type="float"/>
        </table:table-row>
        <table:table-row>
          <table:table-cell office:value="33" office:value-type="float"/>
          <table:table-cell office:value-type="string">
            <text:p>Football Field</text:p>
          </table:table-cell>
          <table:table-cell office:value="469" office:value-type="float"/>
        </table:table-row>
        <table:table-row>
          <table:table-cell office:value="34" office:value-type="float"/>
          <table:table-cell office:value-type="string">
            <text:p>Tennis Court</text:p>
          </table:table-cell>
          <table:table-cell office:value="470" office:value-type="float"/>
        </table:table-row>
        <table:table-row>
          <table:table-cell office:value="35" office:value-type="float"/>
          <table:table-cell office:value-type="string">
            <text:p>Beach</text:p>
          </table:table-cell>
          <table:table-cell office:value="471" office:value-type="float"/>
        </table:table-row>
        <table:table-row>
          <table:table-cell office:value="36" office:value-type="float"/>
          <table:table-cell office:value-type="string">
            <text:p>Indoor Poll</text:p>
          </table:table-cell>
          <table:table-cell office:value="472" office:value-type="float"/>
        </table:table-row>
        <table:table-row>
          <table:table-cell office:value="37" office:value-type="float"/>
          <table:table-cell office:value-type="string">
            <text:p>Sport Hall</text:p>
          </table:table-cell>
          <table:table-cell office:value="473" office:value-type="float"/>
        </table:table-row>
        <table:table-row>
          <table:table-cell office:value="38" office:value-type="float"/>
          <table:table-cell office:value-type="string">
            <text:p>Sport Hall</text:p>
          </table:table-cell>
          <table:table-cell office:value="474" office:value-type="float"/>
        </table:table-row>
        <table:table-row>
          <table:table-cell office:value="39" office:value-type="float"/>
          <table:table-cell office:value-type="string">
            <text:p>Hospital</text:p>
          </table:table-cell>
          <table:table-cell office:value="475" office:value-type="float"/>
        </table:table-row>
        <table:table-row>
          <table:table-cell office:value="40" office:value-type="float"/>
          <table:table-cell office:value-type="string">
            <text:p>Large Hospital</text:p>
          </table:table-cell>
          <table:table-cell office:value="476" office:value-type="float"/>
        </table:table-row>
        <table:table-row>
          <table:table-cell office:value="41" office:value-type="float"/>
          <table:table-cell office:value-type="string">
            <text:p>Small Clinic</text:p>
          </table:table-cell>
          <table:table-cell office:value="477" office:value-type="float"/>
        </table:table-row>
        <table:table-row>
          <table:table-cell office:value="42" office:value-type="float"/>
          <table:table-cell office:value-type="string">
            <text:p>Fire Station</text:p>
          </table:table-cell>
          <table:table-cell office:value="478" office:value-type="float"/>
        </table:table-row>
        <table:table-row>
          <table:table-cell office:value="43" office:value-type="float"/>
          <table:table-cell office:value-type="string">
            <text:p>Fire Station</text:p>
          </table:table-cell>
          <table:table-cell office:value="479" office:value-type="float"/>
        </table:table-row>
        <table:table-row>
          <table:table-cell office:value="44" office:value-type="float"/>
          <table:table-cell office:value-type="string">
            <text:p>Fire Station</text:p>
          </table:table-cell>
          <table:table-cell office:value="480" office:value-type="float"/>
        </table:table-row>
        <table:table-row>
          <table:table-cell office:value="45" office:value-type="float"/>
          <table:table-cell office:value-type="string">
            <text:p>Kindergarden</text:p>
          </table:table-cell>
          <table:table-cell office:value="481" office:value-type="float"/>
        </table:table-row>
        <table:table-row>
          <table:table-cell office:value="46" office:value-type="float"/>
          <table:table-cell office:value-type="string">
            <text:p>Kindergarden</text:p>
          </table:table-cell>
          <table:table-cell office:value="482" office:value-type="float"/>
        </table:table-row>
        <table:table-row>
          <table:table-cell office:value="47" office:value-type="float"/>
          <table:table-cell office:value-type="string">
            <text:p>Kindergarden</text:p>
          </table:table-cell>
          <table:table-cell office:value="483" office:value-type="float"/>
        </table:table-row>
        <table:table-row>
          <table:table-cell office:value="48" office:value-type="float"/>
          <table:table-cell office:value-type="string">
            <text:p>School</text:p>
          </table:table-cell>
          <table:table-cell office:value="484" office:value-type="float"/>
        </table:table-row>
        <table:table-row>
          <table:table-cell office:value="49" office:value-type="float"/>
          <table:table-cell office:value-type="string">
            <text:p>School</text:p>
          </table:table-cell>
          <table:table-cell office:value="485" office:value-type="float"/>
        </table:table-row>
        <table:table-row>
          <table:table-cell office:value="50" office:value-type="float"/>
          <table:table-cell office:value-type="string">
            <text:p>School</text:p>
          </table:table-cell>
          <table:table-cell office:value="486" office:value-type="float"/>
        </table:table-row>
        <table:table-row>
          <table:table-cell office:value="51" office:value-type="float"/>
          <table:table-cell office:value-type="string">
            <text:p>School</text:p>
          </table:table-cell>
          <table:table-cell office:value="487" office:value-type="float"/>
        </table:table-row>
        <table:table-row>
          <table:table-cell office:value="52" office:value-type="float"/>
          <table:table-cell office:value-type="string">
            <text:p>Orphanage</text:p>
          </table:table-cell>
          <table:table-cell office:value="488" office:value-type="float"/>
        </table:table-row>
        <table:table-row>
          <table:table-cell office:value="53" office:value-type="float"/>
          <table:table-cell office:value-type="string">
            <text:p>Orphanage</text:p>
          </table:table-cell>
          <table:table-cell office:value="489" office:value-type="float"/>
        </table:table-row>
        <table:table-row>
          <table:table-cell office:value="54" office:value-type="float"/>
          <table:table-cell office:value-type="string">
            <text:p>Medical University</text:p>
          </table:table-cell>
          <table:table-cell office:value="490" office:value-type="float"/>
        </table:table-row>
        <table:table-row>
          <table:table-cell office:value="55" office:value-type="float"/>
          <table:table-cell office:value-type="string">
            <text:p>Technical University</text:p>
          </table:table-cell>
          <table:table-cell office:value="491" office:value-type="float"/>
        </table:table-row>
        <table:table-row>
          <table:table-cell office:value="56" office:value-type="float"/>
          <table:table-cell office:value-type="string">
            <text:p>Technical University</text:p>
          </table:table-cell>
          <table:table-cell office:value="492" office:value-type="float"/>
        </table:table-row>
        <table:table-row>
          <table:table-cell office:value="57" office:value-type="float"/>
          <table:table-cell office:value-type="string">
            <text:p>Headquarters Of The Communist Party</text:p>
          </table:table-cell>
          <table:table-cell office:value="493" office:value-type="float"/>
        </table:table-row>
        <table:table-row>
          <table:table-cell office:value="58" office:value-type="float"/>
          <table:table-cell office:value-type="string">
            <text:p>Small Headquarters Of The Party</text:p>
          </table:table-cell>
          <table:table-cell office:value="494" office:value-type="float"/>
        </table:table-row>
        <table:table-row>
          <table:table-cell office:value="59" office:value-type="float"/>
          <table:table-cell office:value-type="string">
            <text:p>Police Station</text:p>
          </table:table-cell>
          <table:table-cell office:value="497" office:value-type="float"/>
        </table:table-row>
        <table:table-row>
          <table:table-cell office:value="60" office:value-type="float"/>
          <table:table-cell office:value-type="string">
            <text:p>Police Station (Small)</text:p>
          </table:table-cell>
          <table:table-cell office:value="498" office:value-type="float"/>
        </table:table-row>
        <table:table-row>
          <table:table-cell office:value="61" office:value-type="float"/>
          <table:table-cell office:value-type="string">
            <text:p>Court House</text:p>
          </table:table-cell>
          <table:table-cell office:value="499" office:value-type="float"/>
        </table:table-row>
        <table:table-row>
          <table:table-cell office:value="62" office:value-type="float"/>
          <table:table-cell office:value-type="string">
            <text:p>Court House (Small)</text:p>
          </table:table-cell>
          <table:table-cell office:value="500" office:value-type="float"/>
        </table:table-row>
        <table:table-row>
          <table:table-cell office:value="63" office:value-type="float"/>
          <table:table-cell office:value-type="string">
            <text:p>Prison</text:p>
          </table:table-cell>
          <table:table-cell office:value="501" office:value-type="float"/>
        </table:table-row>
        <table:table-row>
          <table:table-cell office:value="64" office:value-type="float"/>
          <table:table-cell office:value-type="string">
            <text:p>Prison</text:p>
          </table:table-cell>
          <table:table-cell office:value="502" office:value-type="float"/>
        </table:table-row>
        <table:table-row>
          <table:table-cell office:value="65" office:value-type="float"/>
          <table:table-cell office:value-type="string">
            <text:p>Secret Police</text:p>
          </table:table-cell>
          <table:table-cell office:value="503" office:value-type="float"/>
        </table:table-row>
        <table:table-row>
          <table:table-cell office:value="66" office:value-type="float"/>
          <table:table-cell office:value-type="string">
            <text:p>Secret Police (Small)</text:p>
          </table:table-cell>
          <table:table-cell office:value="504" office:value-type="float"/>
        </table:table-row>
        <table:table-row>
          <table:table-cell office:value="67" office:value-type="float"/>
          <table:table-cell office:value-type="string">
            <text:p>City Accounting Office</text:p>
          </table:table-cell>
          <table:table-cell office:value="505" office:value-type="float"/>
        </table:table-row>
        <table:table-row>
          <table:table-cell office:value="68" office:value-type="float"/>
          <table:table-cell office:value-type="string">
            <text:p>Pollution Monitoring Station</text:p>
          </table:table-cell>
          <table:table-cell office:value="506" office:value-type="float"/>
        </table:table-row>
        <table:table-row>
          <table:table-cell office:value="69" office:value-type="float"/>
          <table:table-cell office:value-type="string">
            <text:p>Small Hotel**</text:p>
          </table:table-cell>
          <table:table-cell office:value="507" office:value-type="float"/>
        </table:table-row>
        <table:table-row>
          <table:table-cell office:value="70" office:value-type="float"/>
          <table:table-cell office:value-type="string">
            <text:p>Small Hotel**</text:p>
          </table:table-cell>
          <table:table-cell office:value="508" office:value-type="float"/>
        </table:table-row>
        <table:table-row>
          <table:table-cell office:value="71" office:value-type="float"/>
          <table:table-cell office:value-type="string">
            <text:p>Mountain Hotel**</text:p>
          </table:table-cell>
          <table:table-cell office:value="509" office:value-type="float"/>
        </table:table-row>
        <table:table-row>
          <table:table-cell office:value="72" office:value-type="float"/>
          <table:table-cell office:value-type="string">
            <text:p>Hotel (3 Stars)</text:p>
          </table:table-cell>
          <table:table-cell office:value="510" office:value-type="float"/>
        </table:table-row>
        <table:table-row>
          <table:table-cell office:value="73" office:value-type="float"/>
          <table:table-cell office:value-type="string">
            <text:p>City Hotel****</text:p>
          </table:table-cell>
          <table:table-cell office:value="511" office:value-type="float"/>
        </table:table-row>
        <table:table-row>
          <table:table-cell office:value="74" office:value-type="float"/>
          <table:table-cell office:value-type="string">
            <text:p>Hotel (4 Stars)</text:p>
          </table:table-cell>
          <table:table-cell office:value="512" office:value-type="float"/>
        </table:table-row>
        <table:table-row>
          <table:table-cell office:value="75" office:value-type="float"/>
          <table:table-cell office:value-type="string">
            <text:p>"Surprise" (Carousel)</text:p>
          </table:table-cell>
          <table:table-cell office:value="513" office:value-type="float"/>
        </table:table-row>
        <table:table-row>
          <table:table-cell office:value="76" office:value-type="float"/>
          <table:table-cell office:value-type="string">
            <text:p>"Autodrome" (Carousel)</text:p>
          </table:table-cell>
          <table:table-cell office:value="514" office:value-type="float"/>
        </table:table-row>
        <table:table-row>
          <table:table-cell office:value="77" office:value-type="float"/>
          <table:table-cell office:value-type="string">
            <text:p>Ferris Wheel (Carousel)</text:p>
          </table:table-cell>
          <table:table-cell office:value="515" office:value-type="float"/>
        </table:table-row>
        <table:table-row>
          <table:table-cell office:value="78" office:value-type="float"/>
          <table:table-cell office:value-type="string">
            <text:p>"Chamomile" (Carousel)</text:p>
          </table:table-cell>
          <table:table-cell office:value="516" office:value-type="float"/>
        </table:table-row>
        <table:table-row>
          <table:table-cell office:value="79" office:value-type="float"/>
          <table:table-cell office:value-type="string">
            <text:p>Beach Cafe/Bar</text:p>
          </table:table-cell>
          <table:table-cell office:value="517" office:value-type="float"/>
        </table:table-row>
        <table:table-row>
          <table:table-cell office:value="80" office:value-type="float"/>
          <table:table-cell office:value-type="string">
            <text:p>"The View" (Cafe/Bar)</text:p>
          </table:table-cell>
          <table:table-cell office:value="518" office:value-type="float"/>
        </table:table-row>
        <table:table-row>
          <table:table-cell office:value="81" office:value-type="float"/>
          <table:table-cell office:value-type="string">
            <text:p>"Delicije" (Cafe/Bar)</text:p>
          </table:table-cell>
          <table:table-cell office:value="519" office:value-type="float"/>
        </table:table-row>
        <table:table-row>
          <table:table-cell office:value="82" office:value-type="float"/>
          <table:table-cell office:value-type="string">
            <text:p>Sight Tower</text:p>
          </table:table-cell>
          <table:table-cell office:value="520" office:value-type="float"/>
        </table:table-row>
        <table:table-row>
          <table:table-cell office:value="83" office:value-type="float"/>
          <table:table-cell office:value-type="string">
            <text:p>Sight Tower 2</text:p>
          </table:table-cell>
          <table:table-cell office:value="521" office:value-type="float"/>
        </table:table-row>
        <table:table-row>
          <table:table-cell office:value="84" office:value-type="float"/>
          <table:table-cell office:value-type="string">
            <text:p>Zoo</text:p>
          </table:table-cell>
          <table:table-cell office:value="522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max_workers_in_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worker_type</text:p>
          </table:table-cell>
          <table:table-cell office:value-type="string">
            <text:p>number_of_workers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-type="string">
            <text:p>workers</text:p>
          </table:table-cell>
          <table:table-cell office:value="370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-type="string">
            <text:p>workers</text:p>
          </table:table-cell>
          <table:table-cell office:value="3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workers</text:p>
          </table:table-cell>
          <table:table-cell office:value="75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workers</text:p>
          </table:table-cell>
          <table:table-cell office:value="45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-type="string">
            <text:p>workers</text:p>
          </table:table-cell>
          <table:table-cell office:value="700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-type="string">
            <text:p>workers</text:p>
          </table:table-cell>
          <table:table-cell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engineers</text:p>
          </table:table-cell>
          <table:table-cell office:value="2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workers</text:p>
          </table:table-cell>
          <table:table-cell office:value="15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orkers</text:p>
          </table:table-cell>
          <table:table-cell office:value="170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engineers</text:p>
          </table:table-cell>
          <table:table-cell office:value="7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engineers</text:p>
          </table:table-cell>
          <table:table-cell office:value="20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workers</text:p>
          </table:table-cell>
          <table:table-cell office:value="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orkers</text:p>
          </table:table-cell>
          <table:table-cell office:value="65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orkers</text:p>
          </table:table-cell>
          <table:table-cell office:value="10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engineers</text:p>
          </table:table-cell>
          <table:table-cell office:value="40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workers</text:p>
          </table:table-cell>
          <table:table-cell office:value="6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engineers</text:p>
          </table:table-cell>
          <table:table-cell office:value="15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rkers</text:p>
          </table:table-cell>
          <table:table-cell office:value="1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rkers</text:p>
          </table:table-cell>
          <table:table-cell office:value="14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engineers</text:p>
          </table:table-cell>
          <table:table-cell office:value="23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production_resource_in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input</text:p>
          </table:table-cell>
          <table:table-cell office:value-type="string">
            <text:p>in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Raw bauxite</text:p>
          </table:table-cell>
          <table:table-cell office:value="1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oal</text:p>
          </table:table-cell>
          <table:table-cell office:value="3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Power</text:p>
          </table:table-cell>
          <table:table-cell office:value="6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ater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Bitumen</text:p>
          </table:table-cell>
          <table:table-cell office:value="2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Coal</text:p>
          </table:table-cell>
          <table:table-cell office:value="33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oal</text:p>
          </table:table-cell>
          <table:table-cell office:value="2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Gravel</text:p>
          </table:table-cell>
          <table:table-cell office:value="240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Power</text:p>
          </table:table-cell>
          <table:table-cell office:value="5.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rops</text:p>
          </table:table-cell>
          <table:table-cell office:value="35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Oil</text:p>
          </table:table-cell>
          <table:table-cell office:value="19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Power</text:p>
          </table:table-cell>
          <table:table-cell office:value="1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Fabric</text:p>
          </table:table-cell>
          <table:table-cell office:value="2.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Power</text:p>
          </table:table-cell>
          <table:table-cell office:value="3.6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Power</text:p>
          </table:table-cell>
          <table:table-cell office:value="9.2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 ore</text:p>
          </table:table-cell>
          <table:table-cell office:value="21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 ore</text:p>
          </table:table-cell>
          <table:table-cell office:value="5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ater</text:p>
          </table:table-cell>
          <table:table-cell office:value="2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Power</text:p>
          </table:table-cell>
          <table:table-cell office:value="7.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Coal</text:p>
          </table:table-cell>
          <table:table-cell office:value="18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Iron</text:p>
          </table:table-cell>
          <table:table-cell office:value="100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Gravel</text:p>
          </table:table-cell>
          <table:table-cell office:value="13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ater</text:p>
          </table:table-cell>
          <table:table-cell office:value="8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ement</text:p>
          </table:table-cell>
          <table:table-cell office:value="3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Power</text:p>
          </table:table-cell>
          <table:table-cell office:value="12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Crops</text:p>
          </table:table-cell>
          <table:table-cell office:value="30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ater</text:p>
          </table:table-cell>
          <table:table-cell office:value="13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Chemicals</text:p>
          </table:table-cell>
          <table:table-cell office:value="1.6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ower</text:p>
          </table:table-cell>
          <table:table-cell office:value="8.4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ater</text:p>
          </table:table-cell>
          <table:table-cell office:value="1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hemicals</text:p>
          </table:table-cell>
          <table:table-cell office:value="0.5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Crops</text:p>
          </table:table-cell>
          <table:table-cell office:value="42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ater</text:p>
          </table:table-cell>
          <table:table-cell office:value="8.5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Power</text:p>
          </table:table-cell>
          <table:table-cell office:value="7.6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Quarried stone</text:p>
          </table:table-cell>
          <table:table-cell office:value="12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Power</text:p>
          </table:table-cell>
          <table:table-cell office:value="24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Power</text:p>
          </table:table-cell>
          <table:table-cell office:value="2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0.6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 office:value="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ater</text:p>
          </table:table-cell>
          <table:table-cell office:value="0.4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Power</text:p>
          </table:table-cell>
          <table:table-cell office:value="1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 ore</text:p>
          </table:table-cell>
          <table:table-cell office:value="96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Power</text:p>
          </table:table-cell>
          <table:table-cell office:value="68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ater</text:p>
          </table:table-cell>
          <table:table-cell office:value="2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ater</text:p>
          </table:table-cell>
          <table:table-cell office:value="3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Oil</text:p>
          </table:table-cell>
          <table:table-cell office:value="25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Power</text:p>
          </table:table-cell>
          <table:table-cell office:value="36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Chemicals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Power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Oil</text:p>
          </table:table-cell>
          <table:table-cell office:value="77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Oil</text:p>
          </table:table-cell>
          <table:table-cell office:value="8.8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Cement</text:p>
          </table:table-cell>
          <table:table-cell office:value="9.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ower</text:p>
          </table:table-cell>
          <table:table-cell office:value="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ater</text:p>
          </table:table-cell>
          <table:table-cell office:value="1.3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Steel</text:p>
          </table:table-cell>
          <table:table-cell office:value="15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Power</text:p>
          </table:table-cell>
          <table:table-cell office:value="54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ater</text:p>
          </table:table-cell>
          <table:table-cell office:value="2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od</text:p>
          </table:table-cell>
          <table:table-cell office:value="18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Power</text:p>
          </table:table-cell>
          <table:table-cell office:value="1.6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Livestock</text:p>
          </table:table-cell>
          <table:table-cell office:value="1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ater</text:p>
          </table:table-cell>
          <table:table-cell office:value="1.56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Iron</text:p>
          </table:table-cell>
          <table:table-cell office:value="20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Coal</text:p>
          </table:table-cell>
          <table:table-cell office:value="37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Power</text:p>
          </table:table-cell>
          <table:table-cell office:value="48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Oil</text:p>
          </table:table-cell>
          <table:table-cell office:value="8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9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Power</text:p>
          </table:table-cell>
          <table:table-cell office:value="7.2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ater</text:p>
          </table:table-cell>
          <table:table-cell office:value="0.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Power</text:p>
          </table:table-cell>
          <table:table-cell office:value="3.9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resource_production_out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output</text:p>
          </table:table-cell>
          <table:table-cell office:value-type="string">
            <text:p>out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Hazardous waste</text:p>
          </table:table-cell>
          <table:table-cell office:value="2.09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Mixed waste</text:p>
          </table:table-cell>
          <table:table-cell office:value="7.39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Raw bauxite</text:p>
          </table:table-cell>
          <table:table-cell office:value="22.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Mixed waste</text:p>
          </table:table-cell>
          <table:table-cell office:value="17.5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Bricks</text:p>
          </table:table-cell>
          <table:table-cell office:value="5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Mixed waste</text:p>
          </table:table-cell>
          <table:table-cell office:value="0.04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ement</text:p>
          </table:table-cell>
          <table:table-cell office:value="10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Mixed waste</text:p>
          </table:table-cell>
          <table:table-cell office:value="7.48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hemicals</text:p>
          </table:table-cell>
          <table:table-cell office:value="56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Clothes</text:p>
          </table:table-cell>
          <table:table-cell office:value="1.2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Mixed waste</text:p>
          </table:table-cell>
          <table:table-cell office:value="16.17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</text:p>
          </table:table-cell>
          <table:table-cell office:value="1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Mixed waste</text:p>
          </table:table-cell>
          <table:table-cell office:value="5.2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</text:p>
          </table:table-cell>
          <table:table-cell office:value="3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Oil</text:p>
          </table:table-cell>
          <table:table-cell office:value="4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Mixed waste</text:p>
          </table:table-cell>
          <table:table-cell office:value="17.7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Mixed waste</text:p>
          </table:table-cell>
          <table:table-cell office:value="5.9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oncrete</text:p>
          </table:table-cell>
          <table:table-cell office:value="17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Mixed waste</text:p>
          </table:table-cell>
          <table:table-cell office:value="4.35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Mixed waste</text:p>
          </table:table-cell>
          <table:table-cell office:value="2.39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Electro components</text:p>
          </table:table-cell>
          <table:table-cell office:value="5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Mixed waste</text:p>
          </table:table-cell>
          <table:table-cell office:value="0.07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Fabric</text:p>
          </table:table-cell>
          <table:table-cell office:value="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Mixed waste</text:p>
          </table:table-cell>
          <table:table-cell office:value="1.87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Hazardous waste</text:p>
          </table:table-cell>
          <table:table-cell office:value="0.0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rops</text:p>
          </table:table-cell>
          <table:table-cell office:value="4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Food</text:p>
          </table:table-cell>
          <table:table-cell office:value="2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Mixed waste</text:p>
          </table:table-cell>
          <table:table-cell office:value="1.53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Mixed waste</text:p>
          </table:table-cell>
          <table:table-cell office:value="0.3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Gravel</text:p>
          </table:table-cell>
          <table:table-cell office:value="350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Mixed waste</text:p>
          </table:table-cell>
          <table:table-cell office:value="6.1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6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Iron ore</text:p>
          </table:table-cell>
          <table:table-cell office:value="100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Mixed waste</text:p>
          </table:table-cell>
          <table:table-cell office:value="17.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</text:p>
          </table:table-cell>
          <table:table-cell office:value="48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Mixed waste</text:p>
          </table:table-cell>
          <table:table-cell office:value="26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nics</text:p>
          </table:table-cell>
          <table:table-cell office:value="22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ixed waste</text:p>
          </table:table-cell>
          <table:table-cell office:value="0.3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Fuel</text:p>
          </table:table-cell>
          <table:table-cell office:value="12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Bitumen</text:p>
          </table:table-cell>
          <table:table-cell office:value="7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Mixed waste</text:p>
          </table:table-cell>
          <table:table-cell office:value="3.13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Mixed waste</text:p>
          </table:table-cell>
          <table:table-cell office:value="3.96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Plastics</text:p>
          </table:table-cell>
          <table:table-cell office:value="3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105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Mixed waste</text:p>
          </table:table-cell>
          <table:table-cell office:value="0.1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Mixed waste</text:p>
          </table:table-cell>
          <table:table-cell office:value="0.46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Mechanical components</text:p>
          </table:table-cell>
          <table:table-cell office:value="1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Boards</text:p>
          </table:table-cell>
          <table:table-cell office:value="14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eat</text:p>
          </table:table-cell>
          <table:table-cell office:value="6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Livestock</text:p>
          </table:table-cell>
          <table:table-cell office:value="1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600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Mixed waste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od</text:p>
          </table:table-cell>
          <table:table-cell office:value="6.3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Mixed waste</text:p>
          </table:table-cell>
          <table:table-cell office:value="0.0043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_consumer">
        <table:table-column/>
        <table:table-column/>
        <table:table-column/>
        <table:table-row>
          <table:table-cell office:value-type="string">
            <text:p>Resource</text:p>
          </table:table-cell>
          <table:table-cell office:value-type="string">
            <text:p>Producers</text:p>
          </table:table-cell>
          <table:table-cell office:value-type="string">
            <text:p>Consumers</text:p>
          </table:table-cell>
        </table:table-row>
        <table:table-row>
          <table:table-cell office:value-type="string">
            <text:p>Alcohol</text:p>
          </table:table-cell>
          <table:table-cell office:value-type="string">
            <text:p>Distillery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Aluminium</text:p>
          </table:table-cell>
          <table:table-cell office:value-type="string">
            <text:p>Aluminium plant, Scrapping facility</text:p>
          </table:table-cell>
          <table:table-cell office:value-type="string">
            <text:p>Production airplane</text:p>
          </table:table-cell>
        </table:table-row>
        <table:table-row>
          <table:table-cell office:value-type="string">
            <text:p>Aluminium oxide</text:p>
          </table:table-cell>
          <table:table-cell office:value-type="string">
            <text:p>Alumina plant</text:p>
          </table:table-cell>
          <table:table-cell office:value-type="string">
            <text:p>Aluminium plant</text:p>
          </table:table-cell>
        </table:table-row>
        <table:table-row>
          <table:table-cell office:value-type="string">
            <text:p>Aluminium scrap</text:p>
          </table:table-cell>
          <table:table-cell office:value-type="string">
            <text:p>Aluminium separation, General separation, Scrapping facility</text:p>
          </table:table-cell>
          <table:table-cell office:value-type="string">
            <text:p>Aluminium recycling plant</text:p>
          </table:table-cell>
        </table:table-row>
        <table:table-row>
          <table:table-cell office:value-type="string">
            <text:p>Ash</text:p>
          </table:table-cell>
          <table:table-cell office:value-type="string">
            <text:p>Incinerator - Heating plant, Incinerator - Power plant</text:p>
          </table:table-cell>
          <table:table-cell office:value-type="string">
            <text:p>Dissipate over time</text:p>
          </table:table-cell>
        </table:table-row>
        <table:table-row>
          <table:table-cell office:value-type="string">
            <text:p>Asphalt</text:p>
          </table:table-cell>
          <table:table-cell office:value-type="string">
            <text:p>Asphalt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auxite</text:p>
          </table:table-cell>
          <table:table-cell office:value-type="string">
            <text:p>Bauxite processing plant</text:p>
          </table:table-cell>
          <table:table-cell office:value-type="string">
            <text:p>Alumina plant</text:p>
          </table:table-cell>
        </table:table-row>
        <table:table-row>
          <table:table-cell office:value-type="string">
            <text:p>Biological waste</text:p>
          </table:table-cell>
          <table:table-cell office:value-type="string">
            <text:p>Workers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Bitumen</text:p>
          </table:table-cell>
          <table:table-cell office:value-type="string">
            <text:p>Oil refinery</text:p>
          </table:table-cell>
          <table:table-cell office:value-type="string">
            <text:p>Asphalt plant</text:p>
          </table:table-cell>
        </table:table-row>
        <table:table-row>
          <table:table-cell office:value-type="string">
            <text:p>Boards</text:p>
          </table:table-cell>
          <table:table-cell office:value-type="string">
            <text:p>Sawmill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ricks</text:p>
          </table:table-cell>
          <table:table-cell office:value-type="string">
            <text:p>Brick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urnable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Cement</text:p>
          </table:table-cell>
          <table:table-cell office:value-type="string">
            <text:p>Cement plant</text:p>
          </table:table-cell>
          <table:table-cell office:value-type="string">
            <text:p>Concrete plant, Prefab panels factory</text:p>
          </table:table-cell>
        </table:table-row>
        <table:table-row>
          <table:table-cell office:value-type="string">
            <text:p>Chemicals</text:p>
          </table:table-cell>
          <table:table-cell office:value-type="string">
            <text:p>Chemical plant</text:p>
          </table:table-cell>
          <table:table-cell office:value-type="string">
            <text:p>Electronic components factory, Fabric factory, Plastics factory</text:p>
          </table:table-cell>
        </table:table-row>
        <table:table-row>
          <table:table-cell office:value-type="string">
            <text:p>Clothes</text:p>
          </table:table-cell>
          <table:table-cell office:value-type="string">
            <text:p>Clothing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Coal</text:p>
          </table:table-cell>
          <table:table-cell office:value-type="string">
            <text:p>Coal Processing</text:p>
          </table:table-cell>
          <table:table-cell office:value-type="string">
            <text:p>Brick factory, Cement plant, Powerplant coal, Steel mill</text:p>
          </table:table-cell>
        </table:table-row>
        <table:table-row>
          <table:table-cell office:value-type="string">
            <text:p>Coal ore</text:p>
          </table:table-cell>
          <table:table-cell office:value-type="string">
            <text:p>Coal mine</text:p>
          </table:table-cell>
          <table:table-cell office:value-type="string">
            <text:p>Coal processing</text:p>
          </table:table-cell>
        </table:table-row>
        <table:table-row>
          <table:table-cell office:value-type="string">
            <text:p>Concrete</text:p>
          </table:table-cell>
          <table:table-cell office:value-type="string">
            <text:p>Concrete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Construction waste</text:p>
          </table:table-cell>
          <table:table-cell office:value-type="string">
            <text:p>Demolition office, General separation</text:p>
          </table:table-cell>
          <table:table-cell office:value-type="string">
            <text:p>Gravel recycling plant</text:p>
          </table:table-cell>
        </table:table-row>
        <table:table-row>
          <table:table-cell office:value-type="string">
            <text:p>Crops</text:p>
          </table:table-cell>
          <table:table-cell office:value-type="string">
            <text:p>Farm</text:p>
          </table:table-cell>
          <table:table-cell office:value-type="string">
            <text:p>Animal farm, Chemical plant, Distillery, Fabric factory, Food factory</text:p>
          </table:table-cell>
        </table:table-row>
        <table:table-row>
          <table:table-cell office:value-type="string">
            <text:p>Electro components</text:p>
          </table:table-cell>
          <table:table-cell office:value-type="string">
            <text:p>Electronic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Electronics</text:p>
          </table:table-cell>
          <table:table-cell office:value-type="string">
            <text:p>Electronic factory</text:p>
          </table:table-cell>
          <table:table-cell office:value-type="string">
            <text:p>Dry dock, Production train, Production vehicle</text:p>
          </table:table-cell>
        </table:table-row>
        <table:table-row>
          <table:table-cell office:value-type="string">
            <text:p>Explosives</text:p>
          </table:table-cell>
          <table:table-cell office:value-type="string">
            <text:p>Explosives factory</text:p>
          </table:table-cell>
          <table:table-cell office:value-type="string">
            <text:p>Demolition office</text:p>
          </table:table-cell>
        </table:table-row>
        <table:table-row>
          <table:table-cell office:value-type="string">
            <text:p>Fabric</text:p>
          </table:table-cell>
          <table:table-cell office:value-type="string">
            <text:p>Fabric factory</text:p>
          </table:table-cell>
          <table:table-cell office:value-type="string">
            <text:p>Clothing factory, Dry dock, Production train, Production vehicle</text:p>
          </table:table-cell>
        </table:table-row>
        <table:table-row>
          <table:table-cell office:value-type="string">
            <text:p>Fertiliser</text:p>
          </table:table-cell>
          <table:table-cell office:value-type="string">
            <text:p>Composting plant</text:p>
          </table:table-cell>
          <table:table-cell office:value-type="string">
            <text:p>Farms, Incinerator, Incinerator - Heating plant, Incinerator - Power plant</text:p>
          </table:table-cell>
        </table:table-row>
        <table:table-row>
          <table:table-cell office:value-type="string">
            <text:p>Food</text:p>
          </table:table-cell>
          <table:table-cell office:value-type="string">
            <text:p>Food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Oil refinery</text:p>
          </table:table-cell>
          <table:table-cell office:value-type="string">
            <text:p>Vehicles</text:p>
          </table:table-cell>
        </table:table-row>
        <table:table-row>
          <table:table-cell office:value-type="string">
            <text:p>Gravel</text:p>
          </table:table-cell>
          <table:table-cell office:value-type="string">
            <text:p>Gravel processing, Gravel recycling plant</text:p>
          </table:table-cell>
          <table:table-cell office:value-type="string">
            <text:p>Asphalt plant, Cement plant, Chemical plant, Concrete plant, Panels factory</text:p>
          </table:table-cell>
        </table:table-row>
        <table:table-row>
          <table:table-cell office:value-type="string">
            <text:p>Hazardous waste</text:p>
          </table:table-cell>
          <table:table-cell office:value-type="string">
            <text:p>Hospital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Iron processing</text:p>
          </table:table-cell>
          <table:table-cell office:value-type="string">
            <text:p>Steel mill</text:p>
          </table:table-cell>
        </table:table-row>
        <table:table-row>
          <table:table-cell office:value-type="string">
            <text:p>Iron ore</text:p>
          </table:table-cell>
          <table:table-cell office:value-type="string">
            <text:p>Iron mine</text:p>
          </table:table-cell>
          <table:table-cell office:value-type="string">
            <text:p>Iron Ore Processing Plant</text:p>
          </table:table-cell>
        </table:table-row>
        <table:table-row>
          <table:table-cell office:value-type="string">
            <text:p>Livestock</text:p>
          </table:table-cell>
          <table:table-cell office:value-type="string">
            <text:p>Animal farm</text:p>
          </table:table-cell>
          <table:table-cell office:value-type="string">
            <text:p>Slaughterhouse</text:p>
          </table:table-cell>
        </table:table-row>
        <table:table-row>
          <table:table-cell office:value-type="string">
            <text:p>Liquid fertiliser</text:p>
          </table:table-cell>
          <table:table-cell office:value-type="string">
            <text:p>Synthetic fertilizer factory</text:p>
          </table:table-cell>
          <table:table-cell office:value-type="string">
            <text:p>Farms</text:p>
          </table:table-cell>
        </table:table-row>
        <table:table-row>
          <table:table-cell office:value-type="string">
            <text:p>Meat</text:p>
          </table:table-cell>
          <table:table-cell office:value-type="string">
            <text:p>Slaughterhouse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Mechanical components</text:p>
          </table:table-cell>
          <table:table-cell office:value-type="string">
            <text:p>Mechanical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Metal scrap</text:p>
          </table:table-cell>
          <table:table-cell office:value-type="string">
            <text:p>Demolition office, General separation, Scrap separation, Scrapping facility</text:p>
          </table:table-cell>
          <table:table-cell office:value-type="string">
            <text:p>Steel recycling plant</text:p>
          </table:table-cell>
        </table:table-row>
        <table:table-row>
          <table:table-cell office:value-type="string">
            <text:p>Mixed waste</text:p>
          </table:table-cell>
          <table:table-cell office:value-type="string">
            <text:p>Workers, Almost all buildings</text:p>
          </table:table-cell>
          <table:table-cell office:value-type="string">
            <text:p>General separation, Incinerator, Incinerator - Heating plant, Incinerator - Power plant</text:p>
          </table:table-cell>
        </table:table-row>
        <table:table-row>
          <table:table-cell office:value-type="string">
            <text:p>Nuclear fuel</text:p>
          </table:table-cell>
          <table:table-cell office:value-type="string">
            <text:p>Nuclear fuel fabrication</text:p>
          </table:table-cell>
          <table:table-cell office:value-type="string">
            <text:p>Nuclear power plant</text:p>
          </table:table-cell>
        </table:table-row>
        <table:table-row>
          <table:table-cell office:value-type="string">
            <text:p>Nuclear Waste</text:p>
          </table:table-cell>
          <table:table-cell office:value-type="string">
            <text:p>Nuclear power plant</text:p>
          </table:table-cell>
          <table:table-cell office:value-type="string">
            <text:p>Export, Containers</text:p>
          </table:table-cell>
        </table:table-row>
        <table:table-row>
          <table:table-cell office:value-type="string">
            <text:p>Oil</text:p>
          </table:table-cell>
          <table:table-cell office:value-type="string">
            <text:p>Oil mine</text:p>
          </table:table-cell>
          <table:table-cell office:value-type="string">
            <text:p>Chemical plant, Oil refinery, Plastics factory</text:p>
          </table:table-cell>
        </table:table-row>
        <table:table-row>
          <table:table-cell office:value-type="string">
            <text:p>Other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Plastic waste</text:p>
          </table:table-cell>
          <table:table-cell office:value-type="string">
            <text:p>General separation</text:p>
          </table:table-cell>
          <table:table-cell office:value-type="string">
            <text:p>Plastic recycling plant, Incinerator, Incinerator - Heating plant, Incinerator - Power plant</text:p>
          </table:table-cell>
        </table:table-row>
        <table:table-row>
          <table:table-cell office:value-type="string">
            <text:p>Plastics</text:p>
          </table:table-cell>
          <table:table-cell office:value-type="string">
            <text:p>Plastics factory</text:p>
          </table:table-cell>
          <table:table-cell office:value-type="string">
            <text:p>Dry dock, Electronic components factory, Electronic factory, Production train, Production vehicle</text:p>
          </table:table-cell>
        </table:table-row>
        <table:table-row>
          <table:table-cell office:value-type="string">
            <text:p>Power</text:p>
          </table:table-cell>
          <table:table-cell office:value-type="string">
            <text:p>Powerplant coal, Power plant gas, Nuclear power plant</text:p>
          </table:table-cell>
          <table:table-cell office:value-type="string">
            <text:p>Buildings</text:p>
          </table:table-cell>
        </table:table-row>
        <table:table-row>
          <table:table-cell office:value-type="string">
            <text:p>Prefab panels</text:p>
          </table:table-cell>
          <table:table-cell office:value-type="string">
            <text:p>Prefab panels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Quarried stone</text:p>
          </table:table-cell>
          <table:table-cell office:value-type="string">
            <text:p>Gravel quarry</text:p>
          </table:table-cell>
          <table:table-cell office:value-type="string">
            <text:p>Gravel processing plant</text:p>
          </table:table-cell>
        </table:table-row>
        <table:table-row>
          <table:table-cell office:value-type="string">
            <text:p>Raw bauxite</text:p>
          </table:table-cell>
          <table:table-cell office:value-type="string">
            <text:p>Bauxite mine</text:p>
          </table:table-cell>
          <table:table-cell office:value-type="string">
            <text:p>Bauxite processing plant</text:p>
          </table:table-cell>
        </table:table-row>
        <table:table-row>
          <table:table-cell office:value-type="string">
            <text:p>Steel</text:p>
          </table:table-cell>
          <table:table-cell office:value-type="string">
            <text:p>Steel mill, Scrapping facility</text:p>
          </table:table-cell>
          <table:table-cell office:value-type="string">
            <text:p>Dry dock, Electronic components factory, Mechanical components factory, Production train, Production vehicle</text:p>
          </table:table-cell>
        </table:table-row>
        <table:table-row>
          <table:table-cell office:value-type="string">
            <text:p>UF6</text:p>
          </table:table-cell>
          <table:table-cell office:value-type="string">
            <text:p>Uranium conversion plant</text:p>
          </table:table-cell>
          <table:table-cell office:value-type="string">
            <text:p>Nuclear fuel fabrication</text:p>
          </table:table-cell>
        </table:table-row>
        <table:table-row>
          <table:table-cell office:value-type="string">
            <text:p>Uranium ore</text:p>
          </table:table-cell>
          <table:table-cell office:value-type="string">
            <text:p>Uranium mine</text:p>
          </table:table-cell>
          <table:table-cell office:value-type="string">
            <text:p>Uranium processing plant</text:p>
          </table:table-cell>
        </table:table-row>
        <table:table-row>
          <table:table-cell office:value-type="string">
            <text:p>Uranium oxide</text:p>
          </table:table-cell>
          <table:table-cell office:value-type="string">
            <text:p>Uranium processing plant</text:p>
          </table:table-cell>
          <table:table-cell office:value-type="string">
            <text:p>Uranium conversion plant</text:p>
          </table:table-cell>
        </table:table-row>
        <table:table-row>
          <table:table-cell office:value-type="string">
            <text:p>Vehicles</text:p>
          </table:table-cell>
          <table:table-cell office:value-type="string">
            <text:p>Dry dock, Production airplanes, Production ships, Production train, Production vehicle</text:p>
          </table:table-cell>
          <table:table-cell office:value-type="string">
            <text:p>Vehicle depots, Train depot, Ship dock</text:p>
          </table:table-cell>
        </table:table-row>
        <table:table-row>
          <table:table-cell office:value-type="string">
            <text:p>Wood</text:p>
          </table:table-cell>
          <table:table-cell office:value-type="string">
            <text:p>Woodcutting Post</text:p>
          </table:table-cell>
          <table:table-cell office:value-type="string">
            <text:p>Chemical Plant, Sawmill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transportation_build_resource_requirements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6752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0.66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1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707" office:value-type="float"/>
        </table:table-row>
        <table:table-row>
          <table:table-cell office:value="2" office:value-type="float"/>
          <table:table-cell office:value-type="string">
            <text:p>Plastics</text:p>
          </table:table-cell>
          <table:table-cell office:value="0.051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" office:value-type="float"/>
          <table:table-cell office:value-type="string">
            <text:p>Electronics</text:p>
          </table:table-cell>
          <table:table-cell office:value="0.066" office:value-type="float"/>
        </table:table-row>
        <table:table-row>
          <table:table-cell office:value="2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7897" office:value-type="float"/>
        </table:table-row>
        <table:table-row>
          <table:table-cell office:value="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3" office:value-type="float"/>
          <table:table-cell office:value-type="string">
            <text:p>Electronics</text:p>
          </table:table-cell>
          <table:table-cell office:value="0.77" office:value-type="float"/>
        </table:table-row>
        <table:table-row>
          <table:table-cell office:value="3" office:value-type="float"/>
          <table:table-cell office:value-type="string">
            <text:p>Aluminium</text:p>
          </table:table-cell>
          <table:table-cell office:value="25" office:value-type="float"/>
        </table:table-row>
        <table:table-row>
          <table:table-cell office:value="3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24695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7.3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75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49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827" office:value-type="float"/>
        </table:table-row>
        <table:table-row>
          <table:table-cell office:value="5" office:value-type="float"/>
          <table:table-cell office:value-type="string">
            <text:p>Plastics</text:p>
          </table:table-cell>
          <table:table-cell office:value="0.057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5" office:value-type="float"/>
          <table:table-cell office:value-type="string">
            <text:p>Electronics</text:p>
          </table:table-cell>
          <table:table-cell office:value="0.079" office:value-type="float"/>
        </table:table-row>
        <table:table-row>
          <table:table-cell office:value="5" office:value-type="float"/>
          <table:table-cell office:value-type="string">
            <text:p>Aluminium</text:p>
          </table:table-cell>
          <table:table-cell office:value="2.8" office:value-type="float"/>
        </table:table-row>
        <table:table-row>
          <table:table-cell office:value="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6" office:value-type="float"/>
          <table:table-cell office:value-type="string">
            <text:p>Plastics</text:p>
          </table:table-cell>
          <table:table-cell office:value="0.039" office:value-type="float"/>
        </table:table-row>
        <table:table-row>
          <table:table-cell office:value="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6" office:value-type="float"/>
          <table:table-cell office:value-type="string">
            <text:p>Electronics</text:p>
          </table:table-cell>
          <table:table-cell office:value="0.048" office:value-type="float"/>
        </table:table-row>
        <table:table-row>
          <table:table-cell office:value="6" office:value-type="float"/>
          <table:table-cell office:value-type="string">
            <text:p>Aluminium</text:p>
          </table:table-cell>
          <table:table-cell office:value="1.9" office:value-type="float"/>
        </table:table-row>
        <table:table-row>
          <table:table-cell office:value="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824" office:value-type="float"/>
        </table:table-row>
        <table:table-row>
          <table:table-cell office:value="7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7" office:value-type="float"/>
          <table:table-cell office:value-type="string">
            <text:p>Electronics</text:p>
          </table:table-cell>
          <table:table-cell office:value="0.081" office:value-type="float"/>
        </table:table-row>
        <table:table-row>
          <table:table-cell office:value="7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7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7717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0.75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326" office:value-type="float"/>
        </table:table-row>
        <table:table-row>
          <table:table-cell office:value="9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9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9" office:value-type="float"/>
          <table:table-cell office:value-type="string">
            <text:p>Steel</text:p>
          </table:table-cell>
          <table:table-cell office:value="0.08" office:value-type="float"/>
        </table:table-row>
        <table:table-row>
          <table:table-cell office:value="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9" office:value-type="float"/>
          <table:table-cell office:value-type="string">
            <text:p>Electronics</text:p>
          </table:table-cell>
          <table:table-cell office:value="0.03" office:value-type="float"/>
        </table:table-row>
        <table:table-row>
          <table:table-cell office:value="9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9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0" office:value-type="float"/>
          <table:table-cell office:value-type="string">
            <text:p>Workdays</text:p>
          </table:table-cell>
          <table:table-cell office:value="9977" office:value-type="float"/>
        </table:table-row>
        <table:table-row>
          <table:table-cell office:value="10" office:value-type="float"/>
          <table:table-cell office:value-type="string">
            <text:p>Plastics</text:p>
          </table:table-cell>
          <table:table-cell office:value="0.62" office:value-type="float"/>
        </table:table-row>
        <table:table-row>
          <table:table-cell office:value="10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10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0" office:value-type="float"/>
          <table:table-cell office:value-type="string">
            <text:p>Electronics</text:p>
          </table:table-cell>
          <table:table-cell office:value="0.99" office:value-type="float"/>
        </table:table-row>
        <table:table-row>
          <table:table-cell office:value="10" office:value-type="float"/>
          <table:table-cell office:value-type="string">
            <text:p>Aluminium</text:p>
          </table:table-cell>
          <table:table-cell office:value="30" office:value-type="float"/>
        </table:table-row>
        <table:table-row>
          <table:table-cell office:value="10" office:value-type="float"/>
          <table:table-cell office:value-type="string">
            <text:p>Mechanical components</text:p>
          </table:table-cell>
          <table:table-cell office:value="20" office:value-type="float"/>
        </table:table-row>
        <table:table-row>
          <table:table-cell office:value="11" office:value-type="float"/>
          <table:table-cell office:value-type="string">
            <text:p>Workdays</text:p>
          </table:table-cell>
          <table:table-cell office:value="22350" office:value-type="float"/>
        </table:table-row>
        <table:table-row>
          <table:table-cell office:value="11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11" office:value-type="float"/>
          <table:table-cell office:value-type="string">
            <text:p>Electro components</text:p>
          </table:table-cell>
          <table:table-cell office:value="6.7" office:value-type="float"/>
        </table:table-row>
        <table:table-row>
          <table:table-cell office:value="11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" office:value-type="float"/>
          <table:table-cell office:value-type="string">
            <text:p>Electronics</text:p>
          </table:table-cell>
          <table:table-cell office:value="2.2" office:value-type="float"/>
        </table:table-row>
        <table:table-row>
          <table:table-cell office:value="11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11" office:value-type="float"/>
          <table:table-cell office:value-type="string">
            <text:p>Mechanical components</text:p>
          </table:table-cell>
          <table:table-cell office:value="46" office:value-type="float"/>
        </table:table-row>
        <table:table-row>
          <table:table-cell office:value="12" office:value-type="float"/>
          <table:table-cell office:value-type="string">
            <text:p>Workdays</text:p>
          </table:table-cell>
          <table:table-cell office:value="13057" office:value-type="float"/>
        </table:table-row>
        <table:table-row>
          <table:table-cell office:value="12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12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12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1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12" office:value-type="float"/>
          <table:table-cell office:value-type="string">
            <text:p>Aluminium</text:p>
          </table:table-cell>
          <table:table-cell office:value="38" office:value-type="float"/>
        </table:table-row>
        <table:table-row>
          <table:table-cell office:value="12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13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3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3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3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3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4" office:value-type="float"/>
          <table:table-cell office:value-type="string">
            <text:p>Workdays</text:p>
          </table:table-cell>
          <table:table-cell office:value="1132" office:value-type="float"/>
        </table:table-row>
        <table:table-row>
          <table:table-cell office:value="14" office:value-type="float"/>
          <table:table-cell office:value-type="string">
            <text:p>Plastics</text:p>
          </table:table-cell>
          <table:table-cell office:value="0.081" office:value-type="float"/>
        </table:table-row>
        <table:table-row>
          <table:table-cell office:value="14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4" office:value-type="float"/>
          <table:table-cell office:value-type="string">
            <text:p>Steel</text:p>
          </table:table-cell>
          <table:table-cell office:value="0.271" office:value-type="float"/>
        </table:table-row>
        <table:table-row>
          <table:table-cell office:value="1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4" office:value-type="float"/>
          <table:table-cell office:value-type="string">
            <text:p>Electronics</text:p>
          </table:table-cell>
          <table:table-cell office:value="0.11" office:value-type="float"/>
        </table:table-row>
        <table:table-row>
          <table:table-cell office:value="14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15" office:value-type="float"/>
          <table:table-cell office:value-type="string">
            <text:p>Workdays</text:p>
          </table:table-cell>
          <table:table-cell office:value="1428" office:value-type="float"/>
        </table:table-row>
        <table:table-row>
          <table:table-cell office:value="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5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5" office:value-type="float"/>
          <table:table-cell office:value-type="string">
            <text:p>Steel</text:p>
          </table:table-cell>
          <table:table-cell office:value="0.36" office:value-type="float"/>
        </table:table-row>
        <table:table-row>
          <table:table-cell office:value="1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5" office:value-type="float"/>
          <table:table-cell office:value-type="string">
            <text:p>Electronics</text:p>
          </table:table-cell>
          <table:table-cell office:value="0.13" office:value-type="float"/>
        </table:table-row>
        <table:table-row>
          <table:table-cell office:value="15" office:value-type="float"/>
          <table:table-cell office:value-type="string">
            <text:p>Aluminium</text:p>
          </table:table-cell>
          <table:table-cell office:value="5.4" office:value-type="float"/>
        </table:table-row>
        <table:table-row>
          <table:table-cell office:value="15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16" office:value-type="float"/>
          <table:table-cell office:value-type="string">
            <text:p>Workdays</text:p>
          </table:table-cell>
          <table:table-cell office:value="35937" office:value-type="float"/>
        </table:table-row>
        <table:table-row>
          <table:table-cell office:value="1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16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16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16" office:value-type="float"/>
          <table:table-cell office:value-type="string">
            <text:p>Aluminium</text:p>
          </table:table-cell>
          <table:table-cell office:value="73" office:value-type="float"/>
        </table:table-row>
        <table:table-row>
          <table:table-cell office:value="16" office:value-type="float"/>
          <table:table-cell office:value-type="string">
            <text:p>Mechanical components</text:p>
          </table:table-cell>
          <table:table-cell office:value="104" office:value-type="float"/>
        </table:table-row>
        <table:table-row>
          <table:table-cell office:value="17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8" office:value-type="float"/>
          <table:table-cell office:value-type="string">
            <text:p>Workdays</text:p>
          </table:table-cell>
          <table:table-cell office:value="495" office:value-type="float"/>
        </table:table-row>
        <table:table-row>
          <table:table-cell office:value="18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8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8" office:value-type="float"/>
          <table:table-cell office:value-type="string">
            <text:p>Electronics</text:p>
          </table:table-cell>
          <table:table-cell office:value="0.047" office:value-type="float"/>
        </table:table-row>
        <table:table-row>
          <table:table-cell office:value="18" office:value-type="float"/>
          <table:table-cell office:value-type="string">
            <text:p>Aluminium</text:p>
          </table:table-cell>
          <table:table-cell office:value="1.7" office:value-type="float"/>
        </table:table-row>
        <table:table-row>
          <table:table-cell office:value="18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9" office:value-type="float"/>
          <table:table-cell office:value-type="string">
            <text:p>Workdays</text:p>
          </table:table-cell>
          <table:table-cell office:value="5982" office:value-type="float"/>
        </table:table-row>
        <table:table-row>
          <table:table-cell office:value="1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9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9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9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20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20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20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0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1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1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2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22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2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22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2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3" office:value-type="float"/>
          <table:table-cell office:value-type="string">
            <text:p>Workdays</text:p>
          </table:table-cell>
          <table:table-cell office:value="89" office:value-type="float"/>
        </table:table-row>
        <table:table-row>
          <table:table-cell office:value="23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23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3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4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4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4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4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5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25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25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2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5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26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6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6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7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7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7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8" office:value-type="float"/>
          <table:table-cell office:value-type="string">
            <text:p>Workdays</text:p>
          </table:table-cell>
          <table:table-cell office:value="300" office:value-type="float"/>
        </table:table-row>
        <table:table-row>
          <table:table-cell office:value="2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" office:value-type="float"/>
          <table:table-cell office:value-type="string">
            <text:p>Electro components</text:p>
          </table:table-cell>
          <table:table-cell office:value="0.072" office:value-type="float"/>
        </table:table-row>
        <table:table-row>
          <table:table-cell office:value="2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29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9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29" office:value-type="float"/>
          <table:table-cell office:value-type="string">
            <text:p>Electro components</text:p>
          </table:table-cell>
          <table:table-cell office:value="0.094" office:value-type="float"/>
        </table:table-row>
        <table:table-row>
          <table:table-cell office:value="29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0" office:value-type="float"/>
          <table:table-cell office:value-type="string">
            <text:p>Workdays</text:p>
          </table:table-cell>
          <table:table-cell office:value="599" office:value-type="float"/>
        </table:table-row>
        <table:table-row>
          <table:table-cell office:value="3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3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30" office:value-type="float"/>
          <table:table-cell office:value-type="string">
            <text:p>Fabric</text:p>
          </table:table-cell>
          <table:table-cell office:value="0.19" office:value-type="float"/>
        </table:table-row>
        <table:table-row>
          <table:table-cell office:value="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1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1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3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3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2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751" office:value-type="float"/>
        </table:table-row>
        <table:table-row>
          <table:table-cell office:value="33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3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34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4" office:value-type="float"/>
          <table:table-cell office:value-type="string">
            <text:p>Fabric</text:p>
          </table:table-cell>
          <table:table-cell office:value="0.16" office:value-type="float"/>
        </table:table-row>
        <table:table-row>
          <table:table-cell office:value="34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3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35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3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409" office:value-type="float"/>
        </table:table-row>
        <table:table-row>
          <table:table-cell office:value="36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3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36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3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456" office:value-type="float"/>
        </table:table-row>
        <table:table-row>
          <table:table-cell office:value="3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" office:value-type="float"/>
          <table:table-cell office:value-type="string">
            <text:p>Fabric</text:p>
          </table:table-cell>
          <table:table-cell office:value="0.2" office:value-type="float"/>
        </table:table-row>
        <table:table-row>
          <table:table-cell office:value="37" office:value-type="float"/>
          <table:table-cell office:value-type="string">
            <text:p>Mechanical components</text:p>
          </table:table-cell>
          <table:table-cell office:value="0.91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38" office:value-type="float"/>
          <table:table-cell office:value-type="string">
            <text:p>Plastics</text:p>
          </table:table-cell>
          <table:table-cell office:value="0.18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0.087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38" office:value-type="float"/>
          <table:table-cell office:value-type="string">
            <text:p>Fabric</text:p>
          </table:table-cell>
          <table:table-cell office:value="0.11" office:value-type="float"/>
        </table:table-row>
        <table:table-row>
          <table:table-cell office:value="38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39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Fabric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40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4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40" office:value-type="float"/>
          <table:table-cell office:value-type="string">
            <text:p>Fabric</text:p>
          </table:table-cell>
          <table:table-cell office:value="0.28" office:value-type="float"/>
        </table:table-row>
        <table:table-row>
          <table:table-cell office:value="4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386" office:value-type="float"/>
        </table:table-row>
        <table:table-row>
          <table:table-cell office:value="41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41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41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42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0.036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42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43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3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43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3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86" office:value-type="float"/>
        </table:table-row>
        <table:table-row>
          <table:table-cell office:value="44" office:value-type="float"/>
          <table:table-cell office:value-type="string">
            <text:p>Plastics</text:p>
          </table:table-cell>
          <table:table-cell office:value="0.046" office:value-type="float"/>
        </table:table-row>
        <table:table-row>
          <table:table-cell office:value="4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4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4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410" office:value-type="float"/>
        </table:table-row>
        <table:table-row>
          <table:table-cell office:value="45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4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45" office:value-type="float"/>
          <table:table-cell office:value-type="string">
            <text:p>Fabric</text:p>
          </table:table-cell>
          <table:table-cell office:value="0.21" office:value-type="float"/>
        </table:table-row>
        <table:table-row>
          <table:table-cell office:value="45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46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4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122" office:value-type="float"/>
        </table:table-row>
        <table:table-row>
          <table:table-cell office:value="4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7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7" office:value-type="float"/>
          <table:table-cell office:value-type="string">
            <text:p>Fabric</text:p>
          </table:table-cell>
          <table:table-cell office:value="0.038" office:value-type="float"/>
        </table:table-row>
        <table:table-row>
          <table:table-cell office:value="47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4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48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8" office:value-type="float"/>
          <table:table-cell office:value-type="string">
            <text:p>Fabric</text:p>
          </table:table-cell>
          <table:table-cell office:value="0.028" office:value-type="float"/>
        </table:table-row>
        <table:table-row>
          <table:table-cell office:value="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49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9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38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028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0.042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1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1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2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2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13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0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015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54" office:value-type="float"/>
          <table:table-cell office:value-type="string">
            <text:p>Plastics</text:p>
          </table:table-cell>
          <table:table-cell office:value="0.013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4" office:value-type="float"/>
          <table:table-cell office:value-type="string">
            <text:p>Mechanical components</text:p>
          </table:table-cell>
          <table:table-cell office:value="0.019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55" office:value-type="float"/>
          <table:table-cell office:value-type="string">
            <text:p>Plastics</text:p>
          </table:table-cell>
          <table:table-cell office:value="0.014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5" office:value-type="float"/>
          <table:table-cell office:value-type="string">
            <text:p>Mechanical components</text:p>
          </table:table-cell>
          <table:table-cell office:value="0.021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728" office:value-type="float"/>
        </table:table-row>
        <table:table-row>
          <table:table-cell office:value="56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56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625" office:value-type="float"/>
        </table:table-row>
        <table:table-row>
          <table:table-cell office:value="57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5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58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5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5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9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6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800" office:value-type="float"/>
        </table:table-row>
        <table:table-row>
          <table:table-cell office:value="62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489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0.92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739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86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8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8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6" office:value-type="float"/>
          <table:table-cell office:value-type="string">
            <text:p>Mechanical components</text:p>
          </table:table-cell>
          <table:table-cell office:value="0.96" office:value-type="float"/>
        </table:table-row>
        <table:table-row>
          <table:table-cell office:value="87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7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7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7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8" office:value-type="float"/>
          <table:table-cell office:value-type="string">
            <text:p>Workdays</text:p>
          </table:table-cell>
          <table:table-cell office:value="985" office:value-type="float"/>
        </table:table-row>
        <table:table-row>
          <table:table-cell office:value="88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88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8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89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89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89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89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9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9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9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9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9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0" office:value-type="float"/>
          <table:table-cell office:value-type="string">
            <text:p>Mechanical components</text:p>
          </table:table-cell>
          <table:table-cell office:value="0.571" office:value-type="float"/>
        </table:table-row>
        <table:table-row>
          <table:table-cell office:value="9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91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9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91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92" office:value-type="float"/>
          <table:table-cell office:value-type="string">
            <text:p>Workdays</text:p>
          </table:table-cell>
          <table:table-cell office:value="633" office:value-type="float"/>
        </table:table-row>
        <table:table-row>
          <table:table-cell office:value="92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92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3" office:value-type="float"/>
          <table:table-cell office:value-type="string">
            <text:p>Workdays</text:p>
          </table:table-cell>
          <table:table-cell office:value="552" office:value-type="float"/>
        </table:table-row>
        <table:table-row>
          <table:table-cell office:value="9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93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93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94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94" office:value-type="float"/>
          <table:table-cell office:value-type="string">
            <text:p>Plastics</text:p>
          </table:table-cell>
          <table:table-cell office:value="0.98" office:value-type="float"/>
        </table:table-row>
        <table:table-row>
          <table:table-cell office:value="9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4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95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9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95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95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5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9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9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9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97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97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9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9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98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9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9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684" office:value-type="float"/>
        </table:table-row>
        <table:table-row>
          <table:table-cell office:value="9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0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0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101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101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93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0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0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0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0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0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0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0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0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5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575" office:value-type="float"/>
        </table:table-row>
        <table:table-row>
          <table:table-cell office:value="106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1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107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10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1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7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0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0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811" office:value-type="float"/>
        </table:table-row>
        <table:table-row>
          <table:table-cell office:value="109" office:value-type="float"/>
          <table:table-cell office:value-type="string">
            <text:p>Plastics</text:p>
          </table:table-cell>
          <table:table-cell office:value="0.53" office:value-type="float"/>
        </table:table-row>
        <table:table-row>
          <table:table-cell office:value="109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695" office:value-type="float"/>
        </table:table-row>
        <table:table-row>
          <table:table-cell office:value="110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10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11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11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7.9" office:value-type="float"/>
        </table:table-row>
        <table:table-row>
          <table:table-cell office:value="1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1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469" office:value-type="float"/>
        </table:table-row>
        <table:table-row>
          <table:table-cell office:value="11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12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2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483" office:value-type="float"/>
        </table:table-row>
        <table:table-row>
          <table:table-cell office:value="113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1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3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14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1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275" office:value-type="float"/>
        </table:table-row>
        <table:table-row>
          <table:table-cell office:value="11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15" office:value-type="float"/>
          <table:table-cell office:value-type="string">
            <text:p>Electro components</text:p>
          </table:table-cell>
          <table:table-cell office:value="0.082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1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5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16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16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461" office:value-type="float"/>
        </table:table-row>
        <table:table-row>
          <table:table-cell office:value="11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1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1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7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1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18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19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19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9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334" office:value-type="float"/>
        </table:table-row>
        <table:table-row>
          <table:table-cell office:value="120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20" office:value-type="float"/>
          <table:table-cell office:value-type="string">
            <text:p>Electro components</text:p>
          </table:table-cell>
          <table:table-cell office:value="0.096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1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0" office:value-type="float"/>
          <table:table-cell office:value-type="string">
            <text:p>Mechanical components</text:p>
          </table:table-cell>
          <table:table-cell office:value="0.71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389" office:value-type="float"/>
        </table:table-row>
        <table:table-row>
          <table:table-cell office:value="12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95" office:value-type="float"/>
        </table:table-row>
        <table:table-row>
          <table:table-cell office:value="122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12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103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82" office:value-type="float"/>
        </table:table-row>
        <table:table-row>
          <table:table-cell office:value="12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4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1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459" office:value-type="float"/>
        </table:table-row>
        <table:table-row>
          <table:table-cell office:value="12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2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1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84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430" office:value-type="float"/>
        </table:table-row>
        <table:table-row>
          <table:table-cell office:value="126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2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27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27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554" office:value-type="float"/>
        </table:table-row>
        <table:table-row>
          <table:table-cell office:value="12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2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1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12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2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649" office:value-type="float"/>
        </table:table-row>
        <table:table-row>
          <table:table-cell office:value="13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3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1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13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132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132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2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731" office:value-type="float"/>
        </table:table-row>
        <table:table-row>
          <table:table-cell office:value="13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134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35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3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138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8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13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39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40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0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14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1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42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42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2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14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4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44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44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4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45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4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839" office:value-type="float"/>
        </table:table-row>
        <table:table-row>
          <table:table-cell office:value="14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4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4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4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148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48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8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4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50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150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15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0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151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15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52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15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153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53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1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3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54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54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5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5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156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5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1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157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57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5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5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59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59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160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0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738" office:value-type="float"/>
        </table:table-row>
        <table:table-row>
          <table:table-cell office:value="161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607" office:value-type="float"/>
        </table:table-row>
        <table:table-row>
          <table:table-cell office:value="162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6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16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63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64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64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4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165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5" office:value-type="float"/>
          <table:table-cell office:value-type="string">
            <text:p>Mechanical components</text:p>
          </table:table-cell>
          <table:table-cell office:value="0.87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6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6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67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16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168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6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16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69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7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7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17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7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1286" office:value-type="float"/>
        </table:table-row>
        <table:table-row>
          <table:table-cell office:value="17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172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7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7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74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74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7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7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76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17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6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177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0.76" office:value-type="float"/>
        </table:table-row>
        <table:table-row>
          <table:table-cell office:value="177" office:value-type="float"/>
          <table:table-cell office:value-type="string">
            <text:p>Fabric</text:p>
          </table:table-cell>
          <table:table-cell office:value="0.035" office:value-type="float"/>
        </table:table-row>
        <table:table-row>
          <table:table-cell office:value="177" office:value-type="float"/>
          <table:table-cell office:value-type="string">
            <text:p>Mechanical components</text:p>
          </table:table-cell>
          <table:table-cell office:value="0.053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78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7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8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2" office:value-type="float"/>
        </table:table-row>
        <table:table-row>
          <table:table-cell office:value="179" office:value-type="float"/>
          <table:table-cell office:value-type="string">
            <text:p>Plastics</text:p>
          </table:table-cell>
          <table:table-cell office:value="0.016" office:value-type="float"/>
        </table:table-row>
        <table:table-row>
          <table:table-cell office:value="179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17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9" office:value-type="float"/>
          <table:table-cell office:value-type="string">
            <text:p>Mechanical components</text:p>
          </table:table-cell>
          <table:table-cell office:value="0.024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Plastics</text:p>
          </table:table-cell>
          <table:table-cell office:value="0.031" office:value-type="float"/>
        </table:table-row>
        <table:table-row>
          <table:table-cell office:value="180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180" office:value-type="float"/>
          <table:table-cell office:value-type="string">
            <text:p>Fabric</text:p>
          </table:table-cell>
          <table:table-cell office:value="0.042" office:value-type="float"/>
        </table:table-row>
        <table:table-row>
          <table:table-cell office:value="180" office:value-type="float"/>
          <table:table-cell office:value-type="string">
            <text:p>Mechanical components</text:p>
          </table:table-cell>
          <table:table-cell office:value="0.047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1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8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307" office:value-type="float"/>
        </table:table-row>
        <table:table-row>
          <table:table-cell office:value="182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8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52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76" office:value-type="float"/>
        </table:table-row>
        <table:table-row>
          <table:table-cell office:value="183" office:value-type="float"/>
          <table:table-cell office:value-type="string">
            <text:p>Plastics</text:p>
          </table:table-cell>
          <table:table-cell office:value="0.037" office:value-type="float"/>
        </table:table-row>
        <table:table-row>
          <table:table-cell office:value="183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99" office:value-type="float"/>
        </table:table-row>
        <table:table-row>
          <table:table-cell office:value="18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4" office:value-type="float"/>
          <table:table-cell office:value-type="string">
            <text:p>Plastics</text:p>
          </table:table-cell>
          <table:table-cell office:value="0.023" office:value-type="float"/>
        </table:table-row>
        <table:table-row>
          <table:table-cell office:value="184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18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185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5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18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186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0.91" office:value-type="float"/>
        </table:table-row>
        <table:table-row>
          <table:table-cell office:value="18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187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187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88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188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189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8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61" office:value-type="float"/>
        </table:table-row>
        <table:table-row>
          <table:table-cell office:value="190" office:value-type="float"/>
          <table:table-cell office:value-type="string">
            <text:p>Plastics</text:p>
          </table:table-cell>
          <table:table-cell office:value="0.03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023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19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0.18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191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0.92" office:value-type="float"/>
        </table:table-row>
        <table:table-row>
          <table:table-cell office:value="19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192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192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124" office:value-type="float"/>
        </table:table-row>
        <table:table-row>
          <table:table-cell office:value="19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9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1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194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19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19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95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19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9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96" office:value-type="float"/>
          <table:table-cell office:value-type="string">
            <text:p>Plastics</text:p>
          </table:table-cell>
          <table:table-cell office:value="0.041" office:value-type="float"/>
        </table:table-row>
        <table:table-row>
          <table:table-cell office:value="196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19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9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174" office:value-type="float"/>
        </table:table-row>
        <table:table-row>
          <table:table-cell office:value="19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197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9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7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198" office:value-type="float"/>
          <table:table-cell office:value-type="string">
            <text:p>Plastics</text:p>
          </table:table-cell>
          <table:table-cell office:value="0.025" office:value-type="float"/>
        </table:table-row>
        <table:table-row>
          <table:table-cell office:value="198" office:value-type="float"/>
          <table:table-cell office:value-type="string">
            <text:p>Electro components</text:p>
          </table:table-cell>
          <table:table-cell office:value="0.016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19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8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199" office:value-type="float"/>
          <table:table-cell office:value-type="string">
            <text:p>Plastics</text:p>
          </table:table-cell>
          <table:table-cell office:value="0.038" office:value-type="float"/>
        </table:table-row>
        <table:table-row>
          <table:table-cell office:value="199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200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200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01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201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202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202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202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2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03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03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3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204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04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20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205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205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05" office:value-type="float"/>
          <table:table-cell office:value-type="string">
            <text:p>Fabric</text:p>
          </table:table-cell>
          <table:table-cell office:value="0.011" office:value-type="float"/>
        </table:table-row>
        <table:table-row>
          <table:table-cell office:value="205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206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20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07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207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20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7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197" office:value-type="float"/>
        </table:table-row>
        <table:table-row>
          <table:table-cell office:value="208" office:value-type="float"/>
          <table:table-cell office:value-type="string">
            <text:p>Plastic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Electro components</text:p>
          </table:table-cell>
          <table:table-cell office:value="0.058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08" office:value-type="float"/>
          <table:table-cell office:value-type="string">
            <text:p>Fabric</text:p>
          </table:table-cell>
          <table:table-cell office:value="0.046" office:value-type="float"/>
        </table:table-row>
        <table:table-row>
          <table:table-cell office:value="208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0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09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09" office:value-type="float"/>
          <table:table-cell office:value-type="string">
            <text:p>Fabric</text:p>
          </table:table-cell>
          <table:table-cell office:value="0.063" office:value-type="float"/>
        </table:table-row>
        <table:table-row>
          <table:table-cell office:value="20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0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0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0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0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11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11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1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104" office:value-type="float"/>
        </table:table-row>
        <table:table-row>
          <table:table-cell office:value="212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21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13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13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3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3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14" office:value-type="float"/>
          <table:table-cell office:value-type="string">
            <text:p>Plastics</text:p>
          </table:table-cell>
          <table:table-cell office:value="0.047" office:value-type="float"/>
        </table:table-row>
        <table:table-row>
          <table:table-cell office:value="214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14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4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2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215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2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859" office:value-type="float"/>
        </table:table-row>
        <table:table-row>
          <table:table-cell office:value="21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21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6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478" office:value-type="float"/>
        </table:table-row>
        <table:table-row>
          <table:table-cell office:value="217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1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7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1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1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1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1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20" office:value-type="float"/>
          <table:table-cell office:value-type="string">
            <text:p>Plastics</text:p>
          </table:table-cell>
          <table:table-cell office:value="0.59" office:value-type="float"/>
        </table:table-row>
        <table:table-row>
          <table:table-cell office:value="2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22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22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222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2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23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22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2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3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224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4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25" office:value-type="float"/>
          <table:table-cell office:value-type="string">
            <text:p>Plastics</text:p>
          </table:table-cell>
          <table:table-cell office:value="0.43" office:value-type="float"/>
        </table:table-row>
        <table:table-row>
          <table:table-cell office:value="22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9.9" office:value-type="float"/>
        </table:table-row>
        <table:table-row>
          <table:table-cell office:value="2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26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26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716" office:value-type="float"/>
        </table:table-row>
        <table:table-row>
          <table:table-cell office:value="227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7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22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22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2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22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229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230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3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828" office:value-type="float"/>
        </table:table-row>
        <table:table-row>
          <table:table-cell office:value="231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23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2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2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163" office:value-type="float"/>
        </table:table-row>
        <table:table-row>
          <table:table-cell office:value="233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33" office:value-type="float"/>
          <table:table-cell office:value-type="string">
            <text:p>Electro components</text:p>
          </table:table-cell>
          <table:table-cell office:value="0.045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3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35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3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6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23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3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39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4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4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41" office:value-type="float"/>
          <table:table-cell office:value-type="string">
            <text:p>Workdays</text:p>
          </table:table-cell>
          <table:table-cell office:value="764" office:value-type="float"/>
        </table:table-row>
        <table:table-row>
          <table:table-cell office:value="241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24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24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43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43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4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245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4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2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527" office:value-type="float"/>
        </table:table-row>
        <table:table-row>
          <table:table-cell office:value="24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1039" office:value-type="float"/>
        </table:table-row>
        <table:table-row>
          <table:table-cell office:value="247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247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242" office:value-type="float"/>
        </table:table-row>
        <table:table-row>
          <table:table-cell office:value="248" office:value-type="float"/>
          <table:table-cell office:value-type="string">
            <text:p>Plastics</text:p>
          </table:table-cell>
          <table:table-cell office:value="0.15" office:value-type="float"/>
        </table:table-row>
        <table:table-row>
          <table:table-cell office:value="248" office:value-type="float"/>
          <table:table-cell office:value-type="string">
            <text:p>Electro components</text:p>
          </table:table-cell>
          <table:table-cell office:value="0.067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245" office:value-type="float"/>
        </table:table-row>
        <table:table-row>
          <table:table-cell office:value="24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9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2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45" office:value-type="float"/>
        </table:table-row>
        <table:table-row>
          <table:table-cell office:value="250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250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50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25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0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165" office:value-type="float"/>
        </table:table-row>
        <table:table-row>
          <table:table-cell office:value="251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51" office:value-type="float"/>
          <table:table-cell office:value-type="string">
            <text:p>Electro components</text:p>
          </table:table-cell>
          <table:table-cell office:value="0.043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547" office:value-type="float"/>
        </table:table-row>
        <table:table-row>
          <table:table-cell office:value="252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252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892" office:value-type="float"/>
        </table:table-row>
        <table:table-row>
          <table:table-cell office:value="25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253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25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5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2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55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5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9" office:value-type="float"/>
        </table:table-row>
        <table:table-row>
          <table:table-cell office:value="25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5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372" office:value-type="float"/>
        </table:table-row>
        <table:table-row>
          <table:table-cell office:value="257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5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25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258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638" office:value-type="float"/>
        </table:table-row>
        <table:table-row>
          <table:table-cell office:value="25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25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9.3" office:value-type="float"/>
        </table:table-row>
        <table:table-row>
          <table:table-cell office:value="259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6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26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595" office:value-type="float"/>
        </table:table-row>
        <table:table-row>
          <table:table-cell office:value="26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2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62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6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263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2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4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266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266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6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68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6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70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7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27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73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2342" office:value-type="float"/>
        </table:table-row>
        <table:table-row>
          <table:table-cell office:value="274" office:value-type="float"/>
          <table:table-cell office:value-type="string">
            <text:p>Plastics</text:p>
          </table:table-cell>
          <table:table-cell office:value="1.6" office:value-type="float"/>
        </table:table-row>
        <table:table-row>
          <table:table-cell office:value="274" office:value-type="float"/>
          <table:table-cell office:value-type="string">
            <text:p>Electro components</text:p>
          </table:table-cell>
          <table:table-cell office:value="0.51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35" office:value-type="float"/>
        </table:table-row>
        <table:table-row>
          <table:table-cell office:value="2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7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78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78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79" office:value-type="float"/>
          <table:table-cell office:value-type="string">
            <text:p>Workdays</text:p>
          </table:table-cell>
          <table:table-cell office:value="1442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27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18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088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7" office:value-type="float"/>
        </table:table-row>
        <table:table-row>
          <table:table-cell office:value="280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0.56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81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2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2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3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4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4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8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8" office:value-type="float"/>
          <table:table-cell office:value-type="string">
            <text:p>Workdays</text:p>
          </table:table-cell>
          <table:table-cell office:value="314" office:value-type="float"/>
        </table:table-row>
        <table:table-row>
          <table:table-cell office:value="28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8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28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2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8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Workdays</text:p>
          </table:table-cell>
          <table:table-cell office:value="872" office:value-type="float"/>
        </table:table-row>
        <table:table-row>
          <table:table-cell office:value="289" office:value-type="float"/>
          <table:table-cell office:value-type="string">
            <text:p>Plastic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28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0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90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29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9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0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291" office:value-type="float"/>
          <table:table-cell office:value-type="string">
            <text:p>Workdays</text:p>
          </table:table-cell>
          <table:table-cell office:value="2534" office:value-type="float"/>
        </table:table-row>
        <table:table-row>
          <table:table-cell office:value="29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291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291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2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1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92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292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92" office:value-type="float"/>
          <table:table-cell office:value-type="string">
            <text:p>Electro components</text:p>
          </table:table-cell>
          <table:table-cell office:value="0.05" office:value-type="float"/>
        </table:table-row>
        <table:table-row>
          <table:table-cell office:value="292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93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93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93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93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3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94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94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4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9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4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95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95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95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9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6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97" office:value-type="float"/>
          <table:table-cell office:value-type="string">
            <text:p>Plastics</text:p>
          </table:table-cell>
          <table:table-cell office:value="0.4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97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2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298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8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9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137" office:value-type="float"/>
        </table:table-row>
        <table:table-row>
          <table:table-cell office:value="300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30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3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3" office:value-type="float"/>
          <table:table-cell office:value-type="string">
            <text:p>Workdays</text:p>
          </table:table-cell>
          <table:table-cell office:value="1012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0.9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4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4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5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05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0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05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1215" office:value-type="float"/>
        </table:table-row>
        <table:table-row>
          <table:table-cell office:value="306" office:value-type="float"/>
          <table:table-cell office:value-type="string">
            <text:p>Plastics</text:p>
          </table:table-cell>
          <table:table-cell office:value="1.1" office:value-type="float"/>
        </table:table-row>
        <table:table-row>
          <table:table-cell office:value="306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3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08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0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09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0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11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1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2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2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313" office:value-type="float"/>
          <table:table-cell office:value-type="string">
            <text:p>Plastics</text:p>
          </table:table-cell>
          <table:table-cell office:value="0.81" office:value-type="float"/>
        </table:table-row>
        <table:table-row>
          <table:table-cell office:value="31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1003" office:value-type="float"/>
        </table:table-row>
        <table:table-row>
          <table:table-cell office:value="314" office:value-type="float"/>
          <table:table-cell office:value-type="string">
            <text:p>Plastics</text:p>
          </table:table-cell>
          <table:table-cell office:value="0.89" office:value-type="float"/>
        </table:table-row>
        <table:table-row>
          <table:table-cell office:value="314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15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2115" office:value-type="float"/>
        </table:table-row>
        <table:table-row>
          <table:table-cell office:value="316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16" office:value-type="float"/>
          <table:table-cell office:value-type="string">
            <text:p>Electro components</text:p>
          </table:table-cell>
          <table:table-cell office:value="0.47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3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7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623" office:value-type="float"/>
        </table:table-row>
        <table:table-row>
          <table:table-cell office:value="318" office:value-type="float"/>
          <table:table-cell office:value-type="string">
            <text:p>Plastics</text:p>
          </table:table-cell>
          <table:table-cell office:value="0.73" office:value-type="float"/>
        </table:table-row>
        <table:table-row>
          <table:table-cell office:value="31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9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9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0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20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20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1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1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1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2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2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3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4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5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5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6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6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5622" office:value-type="float"/>
        </table:table-row>
        <table:table-row>
          <table:table-cell office:value="327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27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3378" office:value-type="float"/>
        </table:table-row>
        <table:table-row>
          <table:table-cell office:value="328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28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64" office:value-type="float"/>
        </table:table-row>
        <table:table-row>
          <table:table-cell office:value="3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064" office:value-type="float"/>
        </table:table-row>
        <table:table-row>
          <table:table-cell office:value="329" office:value-type="float"/>
          <table:table-cell office:value-type="string">
            <text:p>Plastics</text:p>
          </table:table-cell>
          <table:table-cell office:value="2.6" office:value-type="float"/>
        </table:table-row>
        <table:table-row>
          <table:table-cell office:value="329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5775" office:value-type="float"/>
        </table:table-row>
        <table:table-row>
          <table:table-cell office:value="33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0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111" office:value-type="float"/>
        </table:table-row>
        <table:table-row>
          <table:table-cell office:value="3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8775" office:value-type="float"/>
        </table:table-row>
        <table:table-row>
          <table:table-cell office:value="33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31" office:value-type="float"/>
          <table:table-cell office:value-type="string">
            <text:p>Electro components</text:p>
          </table:table-cell>
          <table:table-cell office:value="4.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171" office:value-type="float"/>
        </table:table-row>
        <table:table-row>
          <table:table-cell office:value="3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39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3625" office:value-type="float"/>
        </table:table-row>
        <table:table-row>
          <table:table-cell office:value="332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32" office:value-type="float"/>
          <table:table-cell office:value-type="string">
            <text:p>Electro components</text:p>
          </table:table-cell>
          <table:table-cell office:value="1.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3" office:value-type="float"/>
          <table:table-cell office:value-type="string">
            <text:p>Workdays</text:p>
          </table:table-cell>
          <table:table-cell office:value="5783" office:value-type="float"/>
        </table:table-row>
        <table:table-row>
          <table:table-cell office:value="333" office:value-type="float"/>
          <table:table-cell office:value-type="string">
            <text:p>Plastics</text:p>
          </table:table-cell>
          <table:table-cell office:value="4.9" office:value-type="float"/>
        </table:table-row>
        <table:table-row>
          <table:table-cell office:value="333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3" office:value-type="float"/>
          <table:table-cell office:value-type="string">
            <text:p>Steel</text:p>
          </table:table-cell>
          <table:table-cell office:value="110" office:value-type="float"/>
        </table:table-row>
        <table:table-row>
          <table:table-cell office:value="3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3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4" office:value-type="float"/>
          <table:table-cell office:value-type="string">
            <text:p>Workdays</text:p>
          </table:table-cell>
          <table:table-cell office:value="4950" office:value-type="float"/>
        </table:table-row>
        <table:table-row>
          <table:table-cell office:value="334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34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34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4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35" office:value-type="float"/>
          <table:table-cell office:value-type="string">
            <text:p>Workdays</text:p>
          </table:table-cell>
          <table:table-cell office:value="5696" office:value-type="float"/>
        </table:table-row>
        <table:table-row>
          <table:table-cell office:value="335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35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5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3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36" office:value-type="float"/>
          <table:table-cell office:value-type="string">
            <text:p>Workdays</text:p>
          </table:table-cell>
          <table:table-cell office:value="5631" office:value-type="float"/>
        </table:table-row>
        <table:table-row>
          <table:table-cell office:value="336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6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6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6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5362" office:value-type="float"/>
        </table:table-row>
        <table:table-row>
          <table:table-cell office:value="337" office:value-type="float"/>
          <table:table-cell office:value-type="string">
            <text:p>Plastics</text:p>
          </table:table-cell>
          <table:table-cell office:value="4.4" office:value-type="float"/>
        </table:table-row>
        <table:table-row>
          <table:table-cell office:value="337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03" office:value-type="float"/>
        </table:table-row>
        <table:table-row>
          <table:table-cell office:value="3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6810" office:value-type="float"/>
        </table:table-row>
        <table:table-row>
          <table:table-cell office:value="338" office:value-type="float"/>
          <table:table-cell office:value-type="string">
            <text:p>Plastics</text:p>
          </table:table-cell>
          <table:table-cell office:value="5.4" office:value-type="float"/>
        </table:table-row>
        <table:table-row>
          <table:table-cell office:value="338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39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39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1032" office:value-type="float"/>
        </table:table-row>
        <table:table-row>
          <table:table-cell office:value="340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0" office:value-type="float"/>
          <table:table-cell office:value-type="string">
            <text:p>Electro components</text:p>
          </table:table-cell>
          <table:table-cell office:value="0.32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12076" office:value-type="float"/>
        </table:table-row>
        <table:table-row>
          <table:table-cell office:value="341" office:value-type="float"/>
          <table:table-cell office:value-type="string">
            <text:p>Plastics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231" office:value-type="float"/>
        </table:table-row>
        <table:table-row>
          <table:table-cell office:value="3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3650" office:value-type="float"/>
        </table:table-row>
        <table:table-row>
          <table:table-cell office:value="342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34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43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119" office:value-type="float"/>
        </table:table-row>
        <table:table-row>
          <table:table-cell office:value="34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4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4695" office:value-type="float"/>
        </table:table-row>
        <table:table-row>
          <table:table-cell office:value="345" office:value-type="float"/>
          <table:table-cell office:value-type="string">
            <text:p>Plastics</text:p>
          </table:table-cell>
          <table:table-cell office:value="3.4" office:value-type="float"/>
        </table:table-row>
        <table:table-row>
          <table:table-cell office:value="345" office:value-type="float"/>
          <table:table-cell office:value-type="string">
            <text:p>Electro components</text:p>
          </table:table-cell>
          <table:table-cell office:value="9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6720" office:value-type="float"/>
        </table:table-row>
        <table:table-row>
          <table:table-cell office:value="346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6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128" office:value-type="float"/>
        </table:table-row>
        <table:table-row>
          <table:table-cell office:value="3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6" office:value-type="float"/>
          <table:table-cell office:value-type="string">
            <text:p>Mechanical components</text:p>
          </table:table-cell>
          <table:table-cell office:value="22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7170" office:value-type="float"/>
        </table:table-row>
        <table:table-row>
          <table:table-cell office:value="347" office:value-type="float"/>
          <table:table-cell office:value-type="string">
            <text:p>Plastics</text:p>
          </table:table-cell>
          <table:table-cell office:value="5.2" office:value-type="float"/>
        </table:table-row>
        <table:table-row>
          <table:table-cell office:value="347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136" office:value-type="float"/>
        </table:table-row>
        <table:table-row>
          <table:table-cell office:value="3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7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4620" office:value-type="float"/>
        </table:table-row>
        <table:table-row>
          <table:table-cell office:value="348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48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8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6405" office:value-type="float"/>
        </table:table-row>
        <table:table-row>
          <table:table-cell office:value="349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9" office:value-type="float"/>
          <table:table-cell office:value-type="string">
            <text:p>Electro components</text:p>
          </table:table-cell>
          <table:table-cell office:value="9.5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121" office:value-type="float"/>
        </table:table-row>
        <table:table-row>
          <table:table-cell office:value="3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6197" office:value-type="float"/>
        </table:table-row>
        <table:table-row>
          <table:table-cell office:value="35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50" office:value-type="float"/>
          <table:table-cell office:value-type="string">
            <text:p>Electro components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117" office:value-type="float"/>
        </table:table-row>
        <table:table-row>
          <table:table-cell office:value="3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6945" office:value-type="float"/>
        </table:table-row>
        <table:table-row>
          <table:table-cell office:value="351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51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9280" office:value-type="float"/>
        </table:table-row>
        <table:table-row>
          <table:table-cell office:value="352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52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177" office:value-type="float"/>
        </table:table-row>
        <table:table-row>
          <table:table-cell office:value="3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955" office:value-type="float"/>
        </table:table-row>
        <table:table-row>
          <table:table-cell office:value="353" office:value-type="float"/>
          <table:table-cell office:value-type="string">
            <text:p>Plastics</text:p>
          </table:table-cell>
          <table:table-cell office:value="4.6" office:value-type="float"/>
        </table:table-row>
        <table:table-row>
          <table:table-cell office:value="353" office:value-type="float"/>
          <table:table-cell office:value-type="string">
            <text:p>Electro components</text:p>
          </table:table-cell>
          <table:table-cell office:value="8.9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113" office:value-type="float"/>
        </table:table-row>
        <table:table-row>
          <table:table-cell office:value="3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9430" office:value-type="float"/>
        </table:table-row>
        <table:table-row>
          <table:table-cell office:value="354" office:value-type="float"/>
          <table:table-cell office:value-type="string">
            <text:p>Plastics</text:p>
          </table:table-cell>
          <table:table-cell office:value="7.4" office:value-type="float"/>
        </table:table-row>
        <table:table-row>
          <table:table-cell office:value="354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179" office:value-type="float"/>
        </table:table-row>
        <table:table-row>
          <table:table-cell office:value="3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941" office:value-type="float"/>
        </table:table-row>
        <table:table-row>
          <table:table-cell office:value="355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355" office:value-type="float"/>
          <table:table-cell office:value-type="string">
            <text:p>Electro components</text:p>
          </table:table-cell>
          <table:table-cell office:value="9.1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131" office:value-type="float"/>
        </table:table-row>
        <table:table-row>
          <table:table-cell office:value="3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4690" office:value-type="float"/>
        </table:table-row>
        <table:table-row>
          <table:table-cell office:value="35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56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7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7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7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8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8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8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10240" office:value-type="float"/>
        </table:table-row>
        <table:table-row>
          <table:table-cell office:value="359" office:value-type="float"/>
          <table:table-cell office:value-type="string">
            <text:p>Plastics</text:p>
          </table:table-cell>
          <table:table-cell office:value="7.7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95" office:value-type="float"/>
        </table:table-row>
        <table:table-row>
          <table:table-cell office:value="35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33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5050" office:value-type="float"/>
        </table:table-row>
        <table:table-row>
          <table:table-cell office:value="360" office:value-type="float"/>
          <table:table-cell office:value-type="string">
            <text:p>Plastics</text:p>
          </table:table-cell>
          <table:table-cell office:value="3.6" office:value-type="float"/>
        </table:table-row>
        <table:table-row>
          <table:table-cell office:value="360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8770" office:value-type="float"/>
        </table:table-row>
        <table:table-row>
          <table:table-cell office:value="36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61" office:value-type="float"/>
          <table:table-cell office:value-type="string">
            <text:p>Electro components</text:p>
          </table:table-cell>
          <table:table-cell office:value="12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66" office:value-type="float"/>
        </table:table-row>
        <table:table-row>
          <table:table-cell office:value="36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2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2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2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3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3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3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4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4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4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5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5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5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5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5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9935" office:value-type="float"/>
        </table:table-row>
        <table:table-row>
          <table:table-cell office:value="366" office:value-type="float"/>
          <table:table-cell office:value-type="string">
            <text:p>Plastics</text:p>
          </table:table-cell>
          <table:table-cell office:value="8.6" office:value-type="float"/>
        </table:table-row>
        <table:table-row>
          <table:table-cell office:value="366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187" office:value-type="float"/>
        </table:table-row>
        <table:table-row>
          <table:table-cell office:value="366" office:value-type="float"/>
          <table:table-cell office:value-type="string">
            <text:p>Fabric</text:p>
          </table:table-cell>
          <table:table-cell office:value="2.3" office:value-type="float"/>
        </table:table-row>
        <table:table-row>
          <table:table-cell office:value="366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3081" office:value-type="float"/>
        </table:table-row>
        <table:table-row>
          <table:table-cell office:value="367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367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67" office:value-type="float"/>
          <table:table-cell office:value-type="string">
            <text:p>Fabric</text:p>
          </table:table-cell>
          <table:table-cell office:value="0.66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5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1491" office:value-type="float"/>
        </table:table-row>
        <table:table-row>
          <table:table-cell office:value="368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368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368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748" office:value-type="float"/>
        </table:table-row>
        <table:table-row>
          <table:table-cell office:value="369" office:value-type="float"/>
          <table:table-cell office:value-type="string">
            <text:p>Plastics</text:p>
          </table:table-cell>
          <table:table-cell office:value="0.64" office:value-type="float"/>
        </table:table-row>
        <table:table-row>
          <table:table-cell office:value="36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9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798" office:value-type="float"/>
        </table:table-row>
        <table:table-row>
          <table:table-cell office:value="370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7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7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370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378" office:value-type="float"/>
        </table:table-row>
        <table:table-row>
          <table:table-cell office:value="371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371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1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1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938" office:value-type="float"/>
        </table:table-row>
        <table:table-row>
          <table:table-cell office:value="372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72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72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3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3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3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3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4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4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4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5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5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5" office:value-type="float"/>
          <table:table-cell office:value-type="string">
            <text:p>Fabric</text:p>
          </table:table-cell>
          <table:table-cell office:value="0.39" office:value-type="float"/>
        </table:table-row>
        <table:table-row>
          <table:table-cell office:value="375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1620" office:value-type="float"/>
        </table:table-row>
        <table:table-row>
          <table:table-cell office:value="376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376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6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7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7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77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575" office:value-type="float"/>
        </table:table-row>
        <table:table-row>
          <table:table-cell office:value="378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8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78" office:value-type="float"/>
          <table:table-cell office:value-type="string">
            <text:p>Fabric</text:p>
          </table:table-cell>
          <table:table-cell office:value="0.44" office:value-type="float"/>
        </table:table-row>
        <table:table-row>
          <table:table-cell office:value="378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4378" office:value-type="float"/>
        </table:table-row>
        <table:table-row>
          <table:table-cell office:value="379" office:value-type="float"/>
          <table:table-cell office:value-type="string">
            <text:p>Plastics</text:p>
          </table:table-cell>
          <table:table-cell office:value="3.7" office:value-type="float"/>
        </table:table-row>
        <table:table-row>
          <table:table-cell office:value="379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83" office:value-type="float"/>
        </table:table-row>
        <table:table-row>
          <table:table-cell office:value="37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7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2157" office:value-type="float"/>
        </table:table-row>
        <table:table-row>
          <table:table-cell office:value="380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80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380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0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1010" office:value-type="float"/>
        </table:table-row>
        <table:table-row>
          <table:table-cell office:value="381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81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8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1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4650" office:value-type="float"/>
        </table:table-row>
        <table:table-row>
          <table:table-cell office:value="382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382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82" office:value-type="float"/>
          <table:table-cell office:value-type="string">
            <text:p>Mechanical components</text:p>
          </table:table-cell>
          <table:table-cell office:value="7.7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1324" office:value-type="float"/>
        </table:table-row>
        <table:table-row>
          <table:table-cell office:value="383" office:value-type="float"/>
          <table:table-cell office:value-type="string">
            <text:p>Plastics</text:p>
          </table:table-cell>
          <table:table-cell office:value="1.2" office:value-type="float"/>
        </table:table-row>
        <table:table-row>
          <table:table-cell office:value="383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83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6576" office:value-type="float"/>
        </table:table-row>
        <table:table-row>
          <table:table-cell office:value="384" office:value-type="float"/>
          <table:table-cell office:value-type="string">
            <text:p>Plastics</text:p>
          </table:table-cell>
          <table:table-cell office:value="5.6" office:value-type="float"/>
        </table:table-row>
        <table:table-row>
          <table:table-cell office:value="384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25" office:value-type="float"/>
        </table:table-row>
        <table:table-row>
          <table:table-cell office:value="384" office:value-type="float"/>
          <table:table-cell office:value-type="string">
            <text:p>Fabric</text:p>
          </table:table-cell>
          <table:table-cell office:value="0.02" office:value-type="float"/>
        </table:table-row>
        <table:table-row>
          <table:table-cell office:value="384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22990" office:value-type="float"/>
        </table:table-row>
        <table:table-row>
          <table:table-cell office:value="385" office:value-type="float"/>
          <table:table-cell office:value-type="string">
            <text:p>Plastics</text:p>
          </table:table-cell>
          <table:table-cell office:value="20" office:value-type="float"/>
        </table:table-row>
        <table:table-row>
          <table:table-cell office:value="385" office:value-type="float"/>
          <table:table-cell office:value-type="string">
            <text:p>Electro components</text:p>
          </table:table-cell>
          <table:table-cell office:value="5.2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434" office:value-type="float"/>
        </table:table-row>
        <table:table-row>
          <table:table-cell office:value="385" office:value-type="float"/>
          <table:table-cell office:value-type="string">
            <text:p>Fabric</text:p>
          </table:table-cell>
          <table:table-cell office:value="0.015" office:value-type="float"/>
        </table:table-row>
        <table:table-row>
          <table:table-cell office:value="385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0730" office:value-type="float"/>
        </table:table-row>
        <table:table-row>
          <table:table-cell office:value="386" office:value-type="float"/>
          <table:table-cell office:value-type="string">
            <text:p>Plastics</text:p>
          </table:table-cell>
          <table:table-cell office:value="9.5" office:value-type="float"/>
        </table:table-row>
        <table:table-row>
          <table:table-cell office:value="386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02" office:value-type="float"/>
        </table:table-row>
        <table:table-row>
          <table:table-cell office:value="38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38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8054" office:value-type="float"/>
        </table:table-row>
        <table:table-row>
          <table:table-cell office:value="387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87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153" office:value-type="float"/>
        </table:table-row>
        <table:table-row>
          <table:table-cell office:value="387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387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10763" office:value-type="float"/>
        </table:table-row>
        <table:table-row>
          <table:table-cell office:value="388" office:value-type="float"/>
          <table:table-cell office:value-type="string">
            <text:p>Plastics</text:p>
          </table:table-cell>
          <table:table-cell office:value="9.2" office:value-type="float"/>
        </table:table-row>
        <table:table-row>
          <table:table-cell office:value="388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205" office:value-type="float"/>
        </table:table-row>
        <table:table-row>
          <table:table-cell office:value="388" office:value-type="float"/>
          <table:table-cell office:value-type="string">
            <text:p>Fabric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16305" office:value-type="float"/>
        </table:table-row>
        <table:table-row>
          <table:table-cell office:value="389" office:value-type="float"/>
          <table:table-cell office:value-type="string">
            <text:p>Plastics</text:p>
          </table:table-cell>
          <table:table-cell office:value="14" office:value-type="float"/>
        </table:table-row>
        <table:table-row>
          <table:table-cell office:value="389" office:value-type="float"/>
          <table:table-cell office:value-type="string">
            <text:p>Electro components</text:p>
          </table:table-cell>
          <table:table-cell office:value="5.1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308" office:value-type="float"/>
        </table:table-row>
        <table:table-row>
          <table:table-cell office:value="389" office:value-type="float"/>
          <table:table-cell office:value-type="string">
            <text:p>Fabric</text:p>
          </table:table-cell>
          <table:table-cell office:value="2.1" office:value-type="float"/>
        </table:table-row>
        <table:table-row>
          <table:table-cell office:value="389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9590" office:value-type="float"/>
        </table:table-row>
        <table:table-row>
          <table:table-cell office:value="390" office:value-type="float"/>
          <table:table-cell office:value-type="string">
            <text:p>Plastics</text:p>
          </table:table-cell>
          <table:table-cell office:value="8.1" office:value-type="float"/>
        </table:table-row>
        <table:table-row>
          <table:table-cell office:value="390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181" office:value-type="float"/>
        </table:table-row>
        <table:table-row>
          <table:table-cell office:value="39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9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10425" office:value-type="float"/>
        </table:table-row>
        <table:table-row>
          <table:table-cell office:value="391" office:value-type="float"/>
          <table:table-cell office:value-type="string">
            <text:p>Plastics</text:p>
          </table:table-cell>
          <table:table-cell office:value="9" office:value-type="float"/>
        </table:table-row>
        <table:table-row>
          <table:table-cell office:value="391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391" office:value-type="float"/>
          <table:table-cell office:value-type="string">
            <text:p>Fabric</text:p>
          </table:table-cell>
          <table:table-cell office:value="0.74" office:value-type="float"/>
        </table:table-row>
        <table:table-row>
          <table:table-cell office:value="391" office:value-type="float"/>
          <table:table-cell office:value-type="string">
            <text:p>Mechanical components</text:p>
          </table:table-cell>
          <table:table-cell office:value="21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587" office:value-type="float"/>
        </table:table-row>
        <table:table-row>
          <table:table-cell office:value="392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92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6" office:value-type="float"/>
        </table:table-row>
        <table:table-row>
          <table:table-cell office:value="392" office:value-type="float"/>
          <table:table-cell office:value-type="string">
            <text:p>Fabric</text:p>
          </table:table-cell>
          <table:table-cell office:value="1.1" office:value-type="float"/>
        </table:table-row>
        <table:table-row>
          <table:table-cell office:value="392" office:value-type="float"/>
          <table:table-cell office:value-type="string">
            <text:p>Mechanical components</text:p>
          </table:table-cell>
          <table:table-cell office:value="7.2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8492" office:value-type="float"/>
        </table:table-row>
        <table:table-row>
          <table:table-cell office:value="393" office:value-type="float"/>
          <table:table-cell office:value-type="string">
            <text:p>Plastics</text:p>
          </table:table-cell>
          <table:table-cell office:value="7.3" office:value-type="float"/>
        </table:table-row>
        <table:table-row>
          <table:table-cell office:value="393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61" office:value-type="float"/>
        </table:table-row>
        <table:table-row>
          <table:table-cell office:value="393" office:value-type="float"/>
          <table:table-cell office:value-type="string">
            <text:p>Fabric</text:p>
          </table:table-cell>
          <table:table-cell office:value="0.46" office:value-type="float"/>
        </table:table-row>
        <table:table-row>
          <table:table-cell office:value="393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1126" office:value-type="float"/>
        </table:table-row>
        <table:table-row>
          <table:table-cell office:value="39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94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94" office:value-type="float"/>
          <table:table-cell office:value-type="string">
            <text:p>Fabric</text:p>
          </table:table-cell>
          <table:table-cell office:value="0.37" office:value-type="float"/>
        </table:table-row>
        <table:table-row>
          <table:table-cell office:value="39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856" office:value-type="float"/>
        </table:table-row>
        <table:table-row>
          <table:table-cell office:value="395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95" office:value-type="float"/>
          <table:table-cell office:value-type="string">
            <text:p>Electro components</text:p>
          </table:table-cell>
          <table:table-cell office:value="0.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9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1791" office:value-type="float"/>
        </table:table-row>
        <table:table-row>
          <table:table-cell office:value="39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396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96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397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397" office:value-type="float"/>
          <table:table-cell office:value-type="string">
            <text:p>Electro components</text:p>
          </table:table-cell>
          <table:table-cell office:value="0.64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7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943" office:value-type="float"/>
        </table:table-row>
        <table:table-row>
          <table:table-cell office:value="398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98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8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806" office:value-type="float"/>
        </table:table-row>
        <table:table-row>
          <table:table-cell office:value="399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58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1589" office:value-type="float"/>
        </table:table-row>
        <table:table-row>
          <table:table-cell office:value="400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400" office:value-type="float"/>
          <table:table-cell office:value-type="string">
            <text:p>Fabric</text:p>
          </table:table-cell>
          <table:table-cell office:value="0.71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85" office:value-type="float"/>
        </table:table-row>
        <table:table-row>
          <table:table-cell office:value="40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40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01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401" office:value-type="float"/>
          <table:table-cell office:value-type="string">
            <text:p>Mechanical components</text:p>
          </table:table-cell>
          <table:table-cell office:value="0.83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40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2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402" office:value-type="float"/>
          <table:table-cell office:value-type="string">
            <text:p>Fabric</text:p>
          </table:table-cell>
          <table:table-cell office:value="0.53" office:value-type="float"/>
        </table:table-row>
        <table:table-row>
          <table:table-cell office:value="4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3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3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3" office:value-type="float"/>
          <table:table-cell office:value-type="string">
            <text:p>Fabric</text:p>
          </table:table-cell>
          <table:table-cell office:value="0.25" office:value-type="float"/>
        </table:table-row>
        <table:table-row>
          <table:table-cell office:value="403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4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4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404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873" office:value-type="float"/>
        </table:table-row>
        <table:table-row>
          <table:table-cell office:value="405" office:value-type="float"/>
          <table:table-cell office:value-type="string">
            <text:p>Plastics</text:p>
          </table:table-cell>
          <table:table-cell office:value="0.74" office:value-type="float"/>
        </table:table-row>
        <table:table-row>
          <table:table-cell office:value="405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405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6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6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6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4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1005" office:value-type="float"/>
        </table:table-row>
        <table:table-row>
          <table:table-cell office:value="407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7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07" office:value-type="float"/>
          <table:table-cell office:value-type="string">
            <text:p>Fabric</text:p>
          </table:table-cell>
          <table:table-cell office:value="0.32" office:value-type="float"/>
        </table:table-row>
        <table:table-row>
          <table:table-cell office:value="407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39524" office:value-type="float"/>
        </table:table-row>
        <table:table-row>
          <table:table-cell office:value="408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408" office:value-type="float"/>
          <table:table-cell office:value-type="string">
            <text:p>Electro components</text:p>
          </table:table-cell>
          <table:table-cell office:value="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797" office:value-type="float"/>
        </table:table-row>
        <table:table-row>
          <table:table-cell office:value="40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105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09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09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0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159950" office:value-type="float"/>
        </table:table-row>
        <table:table-row>
          <table:table-cell office:value="410" office:value-type="float"/>
          <table:table-cell office:value-type="string">
            <text:p>Plastics</text:p>
          </table:table-cell>
          <table:table-cell office:value="63" office:value-type="float"/>
        </table:table-row>
        <table:table-row>
          <table:table-cell office:value="410" office:value-type="float"/>
          <table:table-cell office:value-type="string">
            <text:p>Electro components</text:p>
          </table:table-cell>
          <table:table-cell office:value="3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3216" office:value-type="float"/>
        </table:table-row>
        <table:table-row>
          <table:table-cell office:value="41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0" office:value-type="float"/>
          <table:table-cell office:value-type="string">
            <text:p>Mechanical components</text:p>
          </table:table-cell>
          <table:table-cell office:value="4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377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0.77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221305" office:value-type="float"/>
        </table:table-row>
        <table:table-row>
          <table:table-cell office:value="412" office:value-type="float"/>
          <table:table-cell office:value-type="string">
            <text:p>Plastics</text:p>
          </table:table-cell>
          <table:table-cell office:value="87" office:value-type="float"/>
        </table:table-row>
        <table:table-row>
          <table:table-cell office:value="412" office:value-type="float"/>
          <table:table-cell office:value-type="string">
            <text:p>Electro components</text:p>
          </table:table-cell>
          <table:table-cell office:value="4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498" office:value-type="float"/>
        </table:table-row>
        <table:table-row>
          <table:table-cell office:value="412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2" office:value-type="float"/>
          <table:table-cell office:value-type="string">
            <text:p>Mechanical components</text:p>
          </table:table-cell>
          <table:table-cell office:value="6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13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13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13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3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16179" office:value-type="float"/>
        </table:table-row>
        <table:table-row>
          <table:table-cell office:value="414" office:value-type="float"/>
          <table:table-cell office:value-type="string">
            <text:p>Plastics</text:p>
          </table:table-cell>
          <table:table-cell office:value="6.4" office:value-type="float"/>
        </table:table-row>
        <table:table-row>
          <table:table-cell office:value="414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327" office:value-type="float"/>
        </table:table-row>
        <table:table-row>
          <table:table-cell office:value="414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4" office:value-type="float"/>
          <table:table-cell office:value-type="string">
            <text:p>Mechanical components</text:p>
          </table:table-cell>
          <table:table-cell office:value="45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28854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581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75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175705" office:value-type="float"/>
        </table:table-row>
        <table:table-row>
          <table:table-cell office:value="416" office:value-type="float"/>
          <table:table-cell office:value-type="string">
            <text:p>Plastics</text:p>
          </table:table-cell>
          <table:table-cell office:value="69" office:value-type="float"/>
        </table:table-row>
        <table:table-row>
          <table:table-cell office:value="416" office:value-type="float"/>
          <table:table-cell office:value-type="string">
            <text:p>Electro components</text:p>
          </table:table-cell>
          <table:table-cell office:value="36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562" office:value-type="float"/>
        </table:table-row>
        <table:table-row>
          <table:table-cell office:value="416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6" office:value-type="float"/>
          <table:table-cell office:value-type="string">
            <text:p>Mechanical components</text:p>
          </table:table-cell>
          <table:table-cell office:value="496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29326" office:value-type="float"/>
        </table:table-row>
        <table:table-row>
          <table:table-cell office:value="417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589" office:value-type="float"/>
        </table:table-row>
        <table:table-row>
          <table:table-cell office:value="417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7" office:value-type="float"/>
          <table:table-cell office:value-type="string">
            <text:p>Mechanical components</text:p>
          </table:table-cell>
          <table:table-cell office:value="74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33855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13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6.9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681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87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46379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18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9.4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932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19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15622" office:value-type="float"/>
        </table:table-row>
        <table:table-row>
          <table:table-cell office:value="420" office:value-type="float"/>
          <table:table-cell office:value-type="string">
            <text:p>Plastics</text:p>
          </table:table-cell>
          <table:table-cell office:value="6.2" office:value-type="float"/>
        </table:table-row>
        <table:table-row>
          <table:table-cell office:value="420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317" office:value-type="float"/>
        </table:table-row>
        <table:table-row>
          <table:table-cell office:value="42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20" office:value-type="float"/>
          <table:table-cell office:value-type="string">
            <text:p>Mechanical components</text:p>
          </table:table-cell>
          <table:table-cell office:value="4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4513" office:value-type="float"/>
        </table:table-row>
        <table:table-row>
          <table:table-cell office:value="42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421" office:value-type="float"/>
          <table:table-cell office:value-type="string">
            <text:p>Electro components</text:p>
          </table:table-cell>
          <table:table-cell office:value="0.91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90" office:value-type="float"/>
        </table:table-row>
        <table:table-row>
          <table:table-cell office:value="421" office:value-type="float"/>
          <table:table-cell office:value-type="string">
            <text:p>Fabric</text:p>
          </table:table-cell>
          <table:table-cell office:value="0.51" office:value-type="float"/>
        </table:table-row>
        <table:table-row>
          <table:table-cell office:value="42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6827" office:value-type="float"/>
        </table:table-row>
        <table:table-row>
          <table:table-cell office:value="422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42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139" office:value-type="float"/>
        </table:table-row>
        <table:table-row>
          <table:table-cell office:value="422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422" office:value-type="float"/>
          <table:table-cell office:value-type="string">
            <text:p>Mechanical components</text:p>
          </table:table-cell>
          <table:table-cell office:value="21" office:value-type="float"/>
        </table:table-row>
      </table:table>
      <table:table table:name="transportation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is_vanilla</text:p>
          </table:table-cell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" office:value-type="float"/>
          <table:table-cell office:value-type="string">
            <text:p>AN1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4" office:value-type="float"/>
          <table:table-cell office:value-type="string">
            <text:p>IL76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8" office:value-type="float"/>
          <table:table-cell office:value-type="string">
            <text:p>IL38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1" office:value-type="float"/>
          <table:table-cell office:value-type="string">
            <text:p>Tu14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7" office:value-type="float"/>
          <table:table-cell office:value-type="string">
            <text:p>Mi10 (cargo)</text:p>
          </table:table-cell>
          <table:table-cell office:value-type="string">
            <text:p>Helicopter (cargo only)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" office:value-type="float"/>
          <table:table-cell office:value-type="string">
            <text:p>KT50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" office:value-type="float"/>
          <table:table-cell office:value-type="string">
            <text:p>S100 Stalinec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0" office:value-type="float"/>
          <table:table-cell office:value-type="string">
            <text:p>Heavy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1" office:value-type="float"/>
          <table:table-cell office:value-type="string">
            <text:p>Heavy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2" office:value-type="float"/>
          <table:table-cell office:value-type="string">
            <text:p>Heavy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3" office:value-type="float"/>
          <table:table-cell office:value-type="string">
            <text:p>Light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4" office:value-type="float"/>
          <table:table-cell office:value-type="string">
            <text:p>Light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5" office:value-type="float"/>
          <table:table-cell office:value-type="string">
            <text:p>Light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6" office:value-type="float"/>
          <table:table-cell office:value-type="string">
            <text:p>Je30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7" office:value-type="float"/>
          <table:table-cell office:value-type="string">
            <text:p>Rmn 12-215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8" office:value-type="float"/>
          <table:table-cell office:value-type="string">
            <text:p>T14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9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" office:value-type="float"/>
          <table:table-cell office:value-type="string">
            <text:p>Kmz-532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1" office:value-type="float"/>
          <table:table-cell office:value-type="string">
            <text:p>T13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2" office:value-type="float"/>
          <table:table-cell office:value-type="string">
            <text:p>Zil-133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3" office:value-type="float"/>
          <table:table-cell office:value-type="string">
            <text:p>A30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4" office:value-type="float"/>
          <table:table-cell office:value-type="string">
            <text:p>Ifa-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5" office:value-type="float"/>
          <table:table-cell office:value-type="string">
            <text:p>IMV-22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6" office:value-type="float"/>
          <table:table-cell office:value-type="string">
            <text:p>Kaz-256B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7" office:value-type="float"/>
          <table:table-cell office:value-type="string">
            <text:p>Kmz-541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8" office:value-type="float"/>
          <table:table-cell office:value-type="string">
            <text:p>B10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9" office:value-type="float"/>
          <table:table-cell office:value-type="string">
            <text:p>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0" office:value-type="float"/>
          <table:table-cell office:value-type="string">
            <text:p>Je3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1" office:value-type="float"/>
          <table:table-cell office:value-type="string">
            <text:p>Kmz-532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2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3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4" office:value-type="float"/>
          <table:table-cell office:value-type="string">
            <text:p>MZ-5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5" office:value-type="float"/>
          <table:table-cell office:value-type="string">
            <text:p>Rmn-135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6" office:value-type="float"/>
          <table:table-cell office:value-type="string">
            <text:p>Skd-706 RTT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7" office:value-type="float"/>
          <table:table-cell office:value-type="string">
            <text:p>T14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8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9" office:value-type="float"/>
          <table:table-cell office:value-type="string">
            <text:p>MZ-504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0" office:value-type="float"/>
          <table:table-cell office:value-type="string">
            <text:p>Skd-706 RT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1" office:value-type="float"/>
          <table:table-cell office:value-type="string">
            <text:p>T13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2" office:value-type="float"/>
          <table:table-cell office:value-type="string">
            <text:p>U37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3" office:value-type="float"/>
          <table:table-cell office:value-type="string">
            <text:p>V3S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4" office:value-type="float"/>
          <table:table-cell office:value-type="string">
            <text:p>Skd-12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5" office:value-type="float"/>
          <table:table-cell office:value-type="string">
            <text:p>FZK-A0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6" office:value-type="float"/>
          <table:table-cell office:value-type="string">
            <text:p>MZ-504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7" office:value-type="float"/>
          <table:table-cell office:value-type="string">
            <text:p>Skd-706 RT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8" office:value-type="float"/>
          <table:table-cell office:value-type="string">
            <text:p>Rmd 19-256 cistern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9" office:value-type="float"/>
          <table:table-cell office:value-type="string">
            <text:p>A30N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0" office:value-type="float"/>
          <table:table-cell office:value-type="string">
            <text:p>GZ5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1" office:value-type="float"/>
          <table:table-cell office:value-type="string">
            <text:p>Je3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2" office:value-type="float"/>
          <table:table-cell office:value-type="string">
            <text:p>Kmz-532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3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4" office:value-type="float"/>
          <table:table-cell office:value-type="string">
            <text:p>BZ-252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5" office:value-type="float"/>
          <table:table-cell office:value-type="string">
            <text:p>W5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6" office:value-type="float"/>
          <table:table-cell office:value-type="string">
            <text:p>Kaz-256B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7" office:value-type="float"/>
          <table:table-cell office:value-type="string">
            <text:p>Kmz-541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8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9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0" office:value-type="float"/>
          <table:table-cell office:value-type="string">
            <text:p>Rmn 19-215D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1" office:value-type="float"/>
          <table:table-cell office:value-type="string">
            <text:p>Skd-706 RT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2" office:value-type="float"/>
          <table:table-cell office:value-type="string">
            <text:p>T14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3" office:value-type="float"/>
          <table:table-cell office:value-type="string">
            <text:p>V3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4" office:value-type="float"/>
          <table:table-cell office:value-type="string">
            <text:p>MZ-50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5" office:value-type="float"/>
          <table:table-cell office:value-type="string">
            <text:p>Rmn-135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6" office:value-type="float"/>
          <table:table-cell office:value-type="string">
            <text:p>T13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7" office:value-type="float"/>
          <table:table-cell office:value-type="string">
            <text:p>U377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8" office:value-type="float"/>
          <table:table-cell office:value-type="string">
            <text:p>Zil-13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9" office:value-type="float"/>
          <table:table-cell office:value-type="string">
            <text:p>Zil-13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0" office:value-type="float"/>
          <table:table-cell office:value-type="string">
            <text:p>Э-10011Д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1" office:value-type="float"/>
          <table:table-cell office:value-type="string">
            <text:p>Rmn 19-215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2" office:value-type="float"/>
          <table:table-cell office:value-type="string">
            <text:p>E-302B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3" office:value-type="float"/>
          <table:table-cell office:value-type="string">
            <text:p>T174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4" office:value-type="float"/>
          <table:table-cell office:value-type="string">
            <text:p>U377 logger</text:p>
          </table:table-cell>
          <table:table-cell office:value-type="string">
            <text:p>Felled Tree Capacity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5" office:value-type="float"/>
          <table:table-cell office:value-type="string">
            <text:p>GZ5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6" office:value-type="float"/>
          <table:table-cell office:value-type="string">
            <text:p>Je3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7" office:value-type="float"/>
          <table:table-cell office:value-type="string">
            <text:p>Skd-706 RTHP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8" office:value-type="float"/>
          <table:table-cell office:value-type="string">
            <text:p>FZK-A07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9" office:value-type="float"/>
          <table:table-cell office:value-type="string">
            <text:p>IMV-22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0" office:value-type="float"/>
          <table:table-cell office:value-type="string">
            <text:p>W50 fire ladder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1" office:value-type="float"/>
          <table:table-cell office:value-type="string">
            <text:p>W5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2" office:value-type="float"/>
          <table:table-cell office:value-type="string">
            <text:p>S120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3" office:value-type="float"/>
          <table:table-cell office:value-type="string">
            <text:p>LZA-4045</text:p>
          </table:table-cell>
          <table:table-cell office:value-type="string">
            <text:p>Forklift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4" office:value-type="float"/>
          <table:table-cell office:value-type="string">
            <text:p>CK-4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5" office:value-type="float"/>
          <table:table-cell office:value-type="string">
            <text:p>E512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6" office:value-type="float"/>
          <table:table-cell office:value-type="string">
            <text:p>CK-5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7" office:value-type="float"/>
          <table:table-cell office:value-type="string">
            <text:p>GZ5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8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9" office:value-type="float"/>
          <table:table-cell office:value-type="string">
            <text:p>Kmz-532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0" office:value-type="float"/>
          <table:table-cell office:value-type="string">
            <text:p>LZ10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1" office:value-type="float"/>
          <table:table-cell office:value-type="string">
            <text:p>Rmn 19-21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2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3" office:value-type="float"/>
          <table:table-cell office:value-type="string">
            <text:p>Kaz-256B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4" office:value-type="float"/>
          <table:table-cell office:value-type="string">
            <text:p>Kmz-541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5" office:value-type="float"/>
          <table:table-cell office:value-type="string">
            <text:p>MZ-50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6" office:value-type="float"/>
          <table:table-cell office:value-type="string">
            <text:p>Rmd 19-256 cistern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7" office:value-type="float"/>
          <table:table-cell office:value-type="string">
            <text:p>Rmn-13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8" office:value-type="float"/>
          <table:table-cell office:value-type="string">
            <text:p>T13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9" office:value-type="float"/>
          <table:table-cell office:value-type="string">
            <text:p>U377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0" office:value-type="float"/>
          <table:table-cell office:value-type="string">
            <text:p>Zil-13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1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2" office:value-type="float"/>
          <table:table-cell office:value-type="string">
            <text:p>Skd-706 RTH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3" office:value-type="float"/>
          <table:table-cell office:value-type="string">
            <text:p>T14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4" office:value-type="float"/>
          <table:table-cell office:value-type="string">
            <text:p>V3S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5" office:value-type="float"/>
          <table:table-cell office:value-type="string">
            <text:p>Zil-13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6" office:value-type="float"/>
          <table:table-cell office:value-type="string">
            <text:p>Zil-133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7" office:value-type="float"/>
          <table:table-cell office:value-type="string">
            <text:p>Rmn 12-215 logger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8" office:value-type="float"/>
          <table:table-cell office:value-type="string">
            <text:p>A30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9" office:value-type="float"/>
          <table:table-cell office:value-type="string">
            <text:p>GZ5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0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1" office:value-type="float"/>
          <table:table-cell office:value-type="string">
            <text:p>Rmn 12-215 logger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2" office:value-type="float"/>
          <table:table-cell office:value-type="string">
            <text:p>B10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3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4" office:value-type="float"/>
          <table:table-cell office:value-type="string">
            <text:p>IMV-2200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5" office:value-type="float"/>
          <table:table-cell office:value-type="string">
            <text:p>Je3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6" office:value-type="float"/>
          <table:table-cell office:value-type="string">
            <text:p>Kmz-5320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7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8" office:value-type="float"/>
          <table:table-cell office:value-type="string">
            <text:p>MZ-5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9" office:value-type="float"/>
          <table:table-cell office:value-type="string">
            <text:p>Rmn 19-215DF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0" office:value-type="float"/>
          <table:table-cell office:value-type="string">
            <text:p>Kaz-256B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1" office:value-type="float"/>
          <table:table-cell office:value-type="string">
            <text:p>Kmz-541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2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3" office:value-type="float"/>
          <table:table-cell office:value-type="string">
            <text:p>MZ-504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4" office:value-type="float"/>
          <table:table-cell office:value-type="string">
            <text:p>Rmd 19-256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5" office:value-type="float"/>
          <table:table-cell office:value-type="string">
            <text:p>Rmn-135F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6" office:value-type="float"/>
          <table:table-cell office:value-type="string">
            <text:p>Skd-706 RTT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7" office:value-type="float"/>
          <table:table-cell office:value-type="string">
            <text:p>T14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8" office:value-type="float"/>
          <table:table-cell office:value-type="string">
            <text:p>U37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9" office:value-type="float"/>
          <table:table-cell office:value-type="string">
            <text:p>Zil-13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0" office:value-type="float"/>
          <table:table-cell office:value-type="string">
            <text:p>Skd-706 RT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1" office:value-type="float"/>
          <table:table-cell office:value-type="string">
            <text:p>T13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2" office:value-type="float"/>
          <table:table-cell office:value-type="string">
            <text:p>T813 flatbed 6x6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3" office:value-type="float"/>
          <table:table-cell office:value-type="string">
            <text:p>V3S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4" office:value-type="float"/>
          <table:table-cell office:value-type="string">
            <text:p>Zil-13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5" office:value-type="float"/>
          <table:table-cell office:value-type="string">
            <text:p>FZK-A0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6" office:value-type="float"/>
          <table:table-cell office:value-type="string">
            <text:p>Skd-12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2" office:value-type="float"/>
          <table:table-cell office:value-type="string">
            <text:p>D150 asphalt paver</text:p>
          </table:table-cell>
          <table:table-cell office:value-type="string">
            <text:p>Pav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5" office:value-type="float"/>
          <table:table-cell office:value-type="string">
            <text:p>A30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6" office:value-type="float"/>
          <table:table-cell office:value-type="string">
            <text:p>Kmz-541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7" office:value-type="float"/>
          <table:table-cell office:value-type="string">
            <text:p>Rmn-135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8" office:value-type="float"/>
          <table:table-cell office:value-type="string">
            <text:p>Zil-13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9" office:value-type="float"/>
          <table:table-cell office:value-type="string">
            <text:p>GZ53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0" office:value-type="float"/>
          <table:table-cell office:value-type="string">
            <text:p>Rmd 19-256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1" office:value-type="float"/>
          <table:table-cell office:value-type="string">
            <text:p>Skd-706 RTT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2" office:value-type="float"/>
          <table:table-cell office:value-type="string">
            <text:p>Je3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3" office:value-type="float"/>
          <table:table-cell office:value-type="string">
            <text:p>LZ1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4" office:value-type="float"/>
          <table:table-cell office:value-type="string">
            <text:p>Rmn 12-215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5" office:value-type="float"/>
          <table:table-cell office:value-type="string">
            <text:p>T14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6" office:value-type="float"/>
          <table:table-cell office:value-type="string">
            <text:p>W5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7" office:value-type="float"/>
          <table:table-cell office:value-type="string">
            <text:p>Kmz-532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8" office:value-type="float"/>
          <table:table-cell office:value-type="string">
            <text:p>MZ-50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9" office:value-type="float"/>
          <table:table-cell office:value-type="string">
            <text:p>T13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0" office:value-type="float"/>
          <table:table-cell office:value-type="string">
            <text:p>U377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1" office:value-type="float"/>
          <table:table-cell office:value-type="string">
            <text:p>Zil-13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2" office:value-type="float"/>
          <table:table-cell office:value-type="string">
            <text:p>V3S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3" office:value-type="float"/>
          <table:table-cell office:value-type="string">
            <text:p>D211</text:p>
          </table:table-cell>
          <table:table-cell office:value-type="string">
            <text:p>Roll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4" office:value-type="float"/>
          <table:table-cell office:value-type="string">
            <text:p>LZ10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5" office:value-type="float"/>
          <table:table-cell office:value-type="string">
            <text:p>T13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6" office:value-type="float"/>
          <table:table-cell office:value-type="string">
            <text:p>V3S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7" office:value-type="float"/>
          <table:table-cell office:value-type="string">
            <text:p>Rmn-135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8" office:value-type="float"/>
          <table:table-cell office:value-type="string">
            <text:p>T14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9" office:value-type="float"/>
          <table:table-cell office:value-type="string">
            <text:p>Zil-13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0" office:value-type="float"/>
          <table:table-cell office:value-type="string">
            <text:p>GZ5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1" office:value-type="float"/>
          <table:table-cell office:value-type="string">
            <text:p>Kaz-25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2" office:value-type="float"/>
          <table:table-cell office:value-type="string">
            <text:p>LZ10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3" office:value-type="float"/>
          <table:table-cell office:value-type="string">
            <text:p>Skd-70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4" office:value-type="float"/>
          <table:table-cell office:value-type="string">
            <text:p>W5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5" office:value-type="float"/>
          <table:table-cell office:value-type="string">
            <text:p>Kmz-532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6" office:value-type="float"/>
          <table:table-cell office:value-type="string">
            <text:p>Rmn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7" office:value-type="float"/>
          <table:table-cell office:value-type="string">
            <text:p>T81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8" office:value-type="float"/>
          <table:table-cell office:value-type="string">
            <text:p>MTZ-82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9" office:value-type="float"/>
          <table:table-cell office:value-type="string">
            <text:p>U650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0" office:value-type="float"/>
          <table:table-cell office:value-type="string">
            <text:p>T28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1" office:value-type="float"/>
          <table:table-cell office:value-type="string">
            <text:p>ZT-6911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2" office:value-type="float"/>
          <table:table-cell office:value-type="string">
            <text:p>A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3" office:value-type="float"/>
          <table:table-cell office:value-type="string">
            <text:p>B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4" office:value-type="float"/>
          <table:table-cell office:value-type="string">
            <text:p>Type-C3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5" office:value-type="float"/>
          <table:table-cell office:value-type="string">
            <text:p>A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6" office:value-type="float"/>
          <table:table-cell office:value-type="string">
            <text:p>Type-C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7" office:value-type="float"/>
          <table:table-cell office:value-type="string">
            <text:p>Type-C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1" office:value-type="float"/>
          <table:table-cell office:value-type="string">
            <text:p>Kmz-532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2" office:value-type="float"/>
          <table:table-cell office:value-type="string">
            <text:p>GZ53-m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3" office:value-type="float"/>
          <table:table-cell office:value-type="string">
            <text:p>LZ10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4" office:value-type="float"/>
          <table:table-cell office:value-type="string">
            <text:p>Skd-706 RTK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5" office:value-type="float"/>
          <table:table-cell office:value-type="string">
            <text:p>Skd-706RT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6" office:value-type="float"/>
          <table:table-cell office:value-type="string">
            <text:p>Ifa-W5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7" office:value-type="float"/>
          <table:table-cell office:value-type="string">
            <text:p>Rmn 12-215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8" office:value-type="float"/>
          <table:table-cell office:value-type="string">
            <text:p>LZ10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9" office:value-type="float"/>
          <table:table-cell office:value-type="string">
            <text:p>T13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0" office:value-type="float"/>
          <table:table-cell office:value-type="string">
            <text:p>V3S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1" office:value-type="float"/>
          <table:table-cell office:value-type="string">
            <text:p>Rmn-135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2" office:value-type="float"/>
          <table:table-cell office:value-type="string">
            <text:p>T14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3" office:value-type="float"/>
          <table:table-cell office:value-type="string">
            <text:p>Zil-13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4" office:value-type="float"/>
          <table:table-cell office:value-type="string">
            <text:p>K700</text:p>
          </table:table-cell>
          <table:table-cell office:value-type="string">
            <text:p>Bulldoz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5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6" office:value-type="float"/>
          <table:table-cell office:value-type="string">
            <text:p>Star 20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7" office:value-type="float"/>
          <table:table-cell office:value-type="string">
            <text:p>K700 6x6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8" office:value-type="float"/>
          <table:table-cell office:value-type="string">
            <text:p>FedEx Truck (medium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9" office:value-type="float"/>
          <table:table-cell office:value-type="string">
            <text:p>Mobile Silo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0" office:value-type="float"/>
          <table:table-cell office:value-type="string">
            <text:p>FedEx Truck (small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1" office:value-type="float"/>
          <table:table-cell office:value-type="string">
            <text:p>FedEx Truck (big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2" office:value-type="float"/>
          <table:table-cell office:value-type="string">
            <text:p>K700 Loader</text:p>
          </table:table-cell>
          <table:table-cell office:value-type="string">
            <text:p>Dump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3" office:value-type="float"/>
          <table:table-cell office:value-type="string">
            <text:p>K700</text:p>
          </table:table-cell>
          <table:table-cell office:value-type="string">
            <text:p>Felled Tree Capacity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4" office:value-type="float"/>
          <table:table-cell office:value-type="string">
            <text:p>Star 20</text:p>
          </table:table-cell>
          <table:table-cell office:value-type="string">
            <text:p>Fire Truc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5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6" office:value-type="float"/>
          <table:table-cell office:value-type="string">
            <text:p>Star 20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7" office:value-type="float"/>
          <table:table-cell office:value-type="string">
            <text:p>K700 6x6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8" office:value-type="float"/>
          <table:table-cell office:value-type="string">
            <text:p>Asphalt paver D-165-L</text:p>
          </table:table-cell>
          <table:table-cell office:value-type="string">
            <text:p>Pav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9" office:value-type="float"/>
          <table:table-cell office:value-type="string">
            <text:p>KS-3562B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0" office:value-type="float"/>
          <table:table-cell office:value-type="string">
            <text:p>ATK-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1" office:value-type="float"/>
          <table:table-cell office:value-type="string">
            <text:p>KC-647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2" office:value-type="float"/>
          <table:table-cell office:value-type="string">
            <text:p>D222 Roller-L</text:p>
          </table:table-cell>
          <table:table-cell office:value-type="string">
            <text:p>Roll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3" office:value-type="float"/>
          <table:table-cell office:value-type="string">
            <text:p>Star 20</text:p>
          </table:table-cell>
          <table:table-cell office:value-type="string">
            <text:p>Sewage Cistern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4" office:value-type="float"/>
          <table:table-cell office:value-type="string">
            <text:p>K700 6x6</text:p>
          </table:table-cell>
          <table:table-cell office:value-type="string">
            <text:p>Snowplow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5" office:value-type="float"/>
          <table:table-cell office:value-type="string">
            <text:p>K700 Tractor</text:p>
          </table:table-cell>
          <table:table-cell office:value-type="string">
            <text:p>Sowing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6" office:value-type="float"/>
          <table:table-cell office:value-type="string">
            <text:p>BK-1000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7" office:value-type="float"/>
          <table:table-cell office:value-type="string">
            <text:p>MSK-10-20 5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8" office:value-type="float"/>
          <table:table-cell office:value-type="string">
            <text:p>KB-674 83m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9" office:value-type="float"/>
          <table:table-cell office:value-type="string">
            <text:p>KB-160.2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0" office:value-type="float"/>
          <table:table-cell office:value-type="string">
            <text:p>MSK-10-20 9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1" office:value-type="float"/>
          <table:table-cell office:value-type="string">
            <text:p>Star 20</text:p>
          </table:table-cell>
          <table:table-cell office:value-type="string">
            <text:p>Water Cistern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2" office:value-type="float"/>
          <table:table-cell office:value-type="string">
            <text:p>Boxcar 11-066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3" office:value-type="float"/>
          <table:table-cell office:value-type="string">
            <text:p>Boxcar 11-28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4" office:value-type="float"/>
          <table:table-cell office:value-type="string">
            <text:p>Isotherm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5" office:value-type="float"/>
          <table:table-cell office:value-type="string">
            <text:p>Boxcar (livestock)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6" office:value-type="float"/>
          <table:table-cell office:value-type="string">
            <text:p>Fall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7" office:value-type="float"/>
          <table:table-cell office:value-type="string">
            <text:p>Boxcar 11-27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8" office:value-type="float"/>
          <table:table-cell office:value-type="string">
            <text:p>11-715 dry bulk tank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9" office:value-type="float"/>
          <table:table-cell office:value-type="string">
            <text:p>ZB5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0" office:value-type="float"/>
          <table:table-cell office:value-type="string">
            <text:p>Facc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1" office:value-type="float"/>
          <table:table-cell office:value-type="string">
            <text:p>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2" office:value-type="float"/>
          <table:table-cell office:value-type="string">
            <text:p>12-13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3" office:value-type="float"/>
          <table:table-cell office:value-type="string">
            <text:p>13-401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4" office:value-type="float"/>
          <table:table-cell office:value-type="string">
            <text:p>13-926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5" office:value-type="float"/>
          <table:table-cell office:value-type="string">
            <text:p>15-1443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6" office:value-type="float"/>
          <table:table-cell office:value-type="string">
            <text:p>15-871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7" office:value-type="float"/>
          <table:table-cell office:value-type="string">
            <text:p>12-515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8" office:value-type="float"/>
          <table:table-cell office:value-type="string">
            <text:p>13-401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9" office:value-type="float"/>
          <table:table-cell office:value-type="string">
            <text:p>Raj mixer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0" office:value-type="float"/>
          <table:table-cell office:value-type="string">
            <text:p>15-1547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1" office:value-type="float"/>
          <table:table-cell office:value-type="string">
            <text:p>Ea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2" office:value-type="float"/>
          <table:table-cell office:value-type="string">
            <text:p>Ea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3" office:value-type="float"/>
          <table:table-cell office:value-type="string">
            <text:p>E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4" office:value-type="float"/>
          <table:table-cell office:value-type="string">
            <text:p>E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5" office:value-type="float"/>
          <table:table-cell office:value-type="string">
            <text:p>Ea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6" office:value-type="float"/>
          <table:table-cell office:value-type="string">
            <text:p>E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7" office:value-type="float"/>
          <table:table-cell office:value-type="string">
            <text:p>060 DA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8" office:value-type="float"/>
          <table:table-cell office:value-type="string">
            <text:p>CME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9" office:value-type="float"/>
          <table:table-cell office:value-type="string">
            <text:p>DR Class-V10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0" office:value-type="float"/>
          <table:table-cell office:value-type="string">
            <text:p>M6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1" office:value-type="float"/>
          <table:table-cell office:value-type="string">
            <text:p>2TE-2116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2" office:value-type="float"/>
          <table:table-cell office:value-type="string">
            <text:p>Type-75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3" office:value-type="float"/>
          <table:table-cell office:value-type="string">
            <text:p>CME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4" office:value-type="float"/>
          <table:table-cell office:value-type="string">
            <text:p>DR Class-119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5" office:value-type="float"/>
          <table:table-cell office:value-type="string">
            <text:p>SU45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6" office:value-type="float"/>
          <table:table-cell office:value-type="string">
            <text:p>T3M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7" office:value-type="float"/>
          <table:table-cell office:value-type="string">
            <text:p>T678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8" office:value-type="float"/>
          <table:table-cell office:value-type="string">
            <text:p>TEP7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9" office:value-type="float"/>
          <table:table-cell office:value-type="string">
            <text:p>Class-700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0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1" office:value-type="float"/>
          <table:table-cell office:value-type="string">
            <text:p>TE7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2" office:value-type="float"/>
          <table:table-cell office:value-type="string">
            <text:p>Class-749 "Bardotka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3" office:value-type="float"/>
          <table:table-cell office:value-type="string">
            <text:p>Class-700A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4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5" office:value-type="float"/>
          <table:table-cell office:value-type="string">
            <text:p>Type-16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6" office:value-type="float"/>
          <table:table-cell office:value-type="string">
            <text:p>ChS2r (5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7" office:value-type="float"/>
          <table:table-cell office:value-type="string">
            <text:p>ChS4 (52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8" office:value-type="float"/>
          <table:table-cell office:value-type="string">
            <text:p>DR Class-24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9" office:value-type="float"/>
          <table:table-cell office:value-type="string">
            <text:p>DR Class-E251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0" office:value-type="float"/>
          <table:table-cell office:value-type="string">
            <text:p>ChS2 (25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1" office:value-type="float"/>
          <table:table-cell office:value-type="string">
            <text:p>ChS2t (6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2" office:value-type="float"/>
          <table:table-cell office:value-type="string">
            <text:p>ChS7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3" office:value-type="float"/>
          <table:table-cell office:value-type="string">
            <text:p>PW-201E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4" office:value-type="float"/>
          <table:table-cell office:value-type="string">
            <text:p>VL1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5" office:value-type="float"/>
          <table:table-cell office:value-type="string">
            <text:p>VL2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6" office:value-type="float"/>
          <table:table-cell office:value-type="string">
            <text:p>Class-1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7" office:value-type="float"/>
          <table:table-cell office:value-type="string">
            <text:p>Class-125.8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8" office:value-type="float"/>
          <table:table-cell office:value-type="string">
            <text:p>ET40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9" office:value-type="float"/>
          <table:table-cell office:value-type="string">
            <text:p>VL80K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0" office:value-type="float"/>
          <table:table-cell office:value-type="string">
            <text:p>Class-3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1" office:value-type="float"/>
          <table:table-cell office:value-type="string">
            <text:p>Class-131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9" office:value-type="float"/>
          <table:table-cell office:value-type="string">
            <text:p>Kzh-461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0" office:value-type="float"/>
          <table:table-cell office:value-type="string">
            <text:p>DKGU-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1" office:value-type="float"/>
          <table:table-cell office:value-type="string">
            <text:p>MUV-69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2" office:value-type="float"/>
          <table:table-cell office:value-type="string">
            <text:p>UK2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3" office:value-type="float"/>
          <table:table-cell office:value-type="string">
            <text:p>AGMu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4" office:value-type="float"/>
          <table:table-cell office:value-type="string">
            <text:p>EDK-300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5" office:value-type="float"/>
          <table:table-cell office:value-type="string">
            <text:p>KT1-5.6m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6" office:value-type="float"/>
          <table:table-cell office:value-type="string">
            <text:p>MUV</text:p>
          </table:table-cell>
          <table:table-cell office:value-type="string">
            <text:p>Track builder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8" office:value-type="float"/>
          <table:table-cell office:value-type="string">
            <text:p>Container express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9" office:value-type="float"/>
          <table:table-cell office:value-type="string">
            <text:p>"Ighnatov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0" office:value-type="float"/>
          <table:table-cell office:value-type="string">
            <text:p>"Lubbenau" (aggregates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1" office:value-type="float"/>
          <table:table-cell office:value-type="string">
            <text:p>River cargo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2" office:value-type="float"/>
          <table:table-cell office:value-type="string">
            <text:p>"The Pride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3" office:value-type="float"/>
          <table:table-cell office:value-type="string">
            <text:p>"Fullin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4" office:value-type="float"/>
          <table:table-cell office:value-type="string">
            <text:p>Hopper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5" office:value-type="float"/>
          <table:table-cell office:value-type="string">
            <text:p>"Frida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6" office:value-type="float"/>
          <table:table-cell office:value-type="string">
            <text:p>"Sofia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7" office:value-type="float"/>
          <table:table-cell office:value-type="string">
            <text:p>Type-587 Los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8" office:value-type="float"/>
          <table:table-cell office:value-type="string">
            <text:p>"Volgobalt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9" office:value-type="float"/>
          <table:table-cell office:value-type="string">
            <text:p>"Volgodon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transportation_cargo_capacity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Alcohol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Aluminium oxide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Cement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Chemicals</text:p>
          </table:table-cell>
          <table:table-cell office:value="6.6" office:value-type="float"/>
        </table:table-row>
        <table:table-row>
          <table:table-cell office:value="1" office:value-type="float"/>
          <table:table-cell office:value-type="string">
            <text:p>Clothe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Crop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xplosives</text:p>
          </table:table-cell>
          <table:table-cell office:value="8.8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15" office:value-type="float"/>
        </table:table-row>
        <table:table-row>
          <table:table-cell office:value="1" office:value-type="float"/>
          <table:table-cell office:value-type="string">
            <text:p>Food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Livestock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Meat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Prefab panels</text:p>
          </table:table-cell>
          <table:table-cell office:value="19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Uranium oxide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Wood</text:p>
          </table:table-cell>
          <table:table-cell office:value="22" office:value-type="float"/>
        </table:table-row>
        <table:table-row>
          <table:table-cell office:value="4" office:value-type="float"/>
          <table:table-cell office:value-type="string">
            <text:p>Alcohol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Aluminium oxide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Cement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Chemical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Clothe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Crop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xplosives</text:p>
          </table:table-cell>
          <table:table-cell office:value="18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32" office:value-type="float"/>
        </table:table-row>
        <table:table-row>
          <table:table-cell office:value="4" office:value-type="float"/>
          <table:table-cell office:value-type="string">
            <text:p>Food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Livestock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Meat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Uranium oxide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Wood</text:p>
          </table:table-cell>
          <table:table-cell office:value="47" office:value-type="float"/>
        </table:table-row>
        <table:table-row>
          <table:table-cell office:value="8" office:value-type="float"/>
          <table:table-cell office:value-type="string">
            <text:p>Alcohol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Aluminium oxide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Cement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8" office:value-type="float"/>
          <table:table-cell office:value-type="string">
            <text:p>Clothe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Crop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xplosives</text:p>
          </table:table-cell>
          <table:table-cell office:value="8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14" office:value-type="float"/>
        </table:table-row>
        <table:table-row>
          <table:table-cell office:value="8" office:value-type="float"/>
          <table:table-cell office:value-type="string">
            <text:p>Food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Livestock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Meat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Wood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Aluminium oxide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Cement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17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17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Meat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Uranium oxide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Alcohol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Aluminium oxide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Boards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Cement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50" office:value-type="float"/>
          <table:table-cell office:value-type="string">
            <text:p>Clothe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50" office:value-type="float"/>
          <table:table-cell office:value-type="string">
            <text:p>Food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Meat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Prefab panels</text:p>
          </table:table-cell>
          <table:table-cell office:value="2.3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Uranium oxide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Wood</text:p>
          </table:table-cell>
          <table:table-cell office:value="2.5" office:value-type="float"/>
        </table:table-row>
        <table:table-row>
          <table:table-cell office:value="51" office:value-type="float"/>
          <table:table-cell office:value-type="string">
            <text:p>Aluminium scrap</text:p>
          </table:table-cell>
          <table:table-cell office:value="3.3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nstruction was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Metal scrap</text:p>
          </table:table-cell>
          <table:table-cell office:value="2.8" office:value-type="float"/>
        </table:table-row>
        <table:table-row>
          <table:table-cell office:value="51" office:value-type="float"/>
          <table:table-cell office:value-type="string">
            <text:p>Quarried ston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Raw 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Uranium ore</text:p>
          </table:table-cell>
          <table:table-cell office:value="4.7" office:value-type="float"/>
        </table:table-row>
        <table:table-row>
          <table:table-cell office:value="52" office:value-type="float"/>
          <table:table-cell office:value-type="string">
            <text:p>Aluminium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Biological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Fertiliser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Hazardous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Plastic waste</text:p>
          </table:table-cell>
          <table:table-cell office:value="4.5" office:value-type="float"/>
        </table:table-row>
        <table:table-row>
          <table:table-cell office:value="53" office:value-type="float"/>
          <table:table-cell office:value-type="string">
            <text:p>Alcohol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Aluminium oxide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Cement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Chemicals</text:p>
          </table:table-cell>
          <table:table-cell office:value="0.36" office:value-type="float"/>
        </table:table-row>
        <table:table-row>
          <table:table-cell office:value="53" office:value-type="float"/>
          <table:table-cell office:value-type="string">
            <text:p>Clothe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Crop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Electro component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lectronic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xplosives</text:p>
          </table:table-cell>
          <table:table-cell office:value="0.48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84" office:value-type="float"/>
        </table:table-row>
        <table:table-row>
          <table:table-cell office:value="53" office:value-type="float"/>
          <table:table-cell office:value-type="string">
            <text:p>Food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Livestock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Meat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Prefab panels</text:p>
          </table:table-cell>
          <table:table-cell office:value="1.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Wood</text:p>
          </table:table-cell>
          <table:table-cell office:value="1.2" office:value-type="float"/>
        </table:table-row>
        <table:table-row>
          <table:table-cell office:value="54" office:value-type="float"/>
          <table:table-cell office:value-type="string">
            <text:p>Aluminium scrap</text:p>
          </table:table-cell>
          <table:table-cell office:value="1.6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nstruction was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Metal scrap</text:p>
          </table:table-cell>
          <table:table-cell office:value="1.4" office:value-type="float"/>
        </table:table-row>
        <table:table-row>
          <table:table-cell office:value="54" office:value-type="float"/>
          <table:table-cell office:value-type="string">
            <text:p>Quarried ston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Raw 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Uranium ore</text:p>
          </table:table-cell>
          <table:table-cell office:value="2.3" office:value-type="float"/>
        </table:table-row>
        <table:table-row>
          <table:table-cell office:value="55" office:value-type="float"/>
          <table:table-cell office:value-type="string">
            <text:p>Aluminium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Biological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Construction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Fertiliser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Hazardous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etal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ixed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Plastic waste</text:p>
          </table:table-cell>
          <table:table-cell office:value="2.2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3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63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63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64" office:value-type="float"/>
          <table:table-cell office:value-type="string">
            <text:p>Alcohol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hemicals</text:p>
          </table:table-cell>
          <table:table-cell office:value="1.5" office:value-type="float"/>
        </table:table-row>
        <table:table-row>
          <table:table-cell office:value="64" office:value-type="float"/>
          <table:table-cell office:value-type="string">
            <text:p>Clothe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rops</text:p>
          </table:table-cell>
          <table:table-cell office:value="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lectronic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xplosives</text:p>
          </table:table-cell>
          <table:table-cell office:value="2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3.5" office:value-type="float"/>
        </table:table-row>
        <table:table-row>
          <table:table-cell office:value="64" office:value-type="float"/>
          <table:table-cell office:value-type="string">
            <text:p>Food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Livestock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65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65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65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66" office:value-type="float"/>
          <table:table-cell office:value-type="string">
            <text:p>Alcohol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hemicals</text:p>
          </table:table-cell>
          <table:table-cell office:value="3.5" office:value-type="float"/>
        </table:table-row>
        <table:table-row>
          <table:table-cell office:value="66" office:value-type="float"/>
          <table:table-cell office:value-type="string">
            <text:p>Clothe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rops</text:p>
          </table:table-cell>
          <table:table-cell office:value="9.2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xplosives</text:p>
          </table:table-cell>
          <table:table-cell office:value="4.6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8.1" office:value-type="float"/>
        </table:table-row>
        <table:table-row>
          <table:table-cell office:value="66" office:value-type="float"/>
          <table:table-cell office:value-type="string">
            <text:p>Food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Livestock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67" office:value-type="float"/>
          <table:table-cell office:value-type="string">
            <text:p>Alcohol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hemicals</text:p>
          </table:table-cell>
          <table:table-cell office:value="5.1" office:value-type="float"/>
        </table:table-row>
        <table:table-row>
          <table:table-cell office:value="67" office:value-type="float"/>
          <table:table-cell office:value-type="string">
            <text:p>Clothe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lectronic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xplosives</text:p>
          </table:table-cell>
          <table:table-cell office:value="6.8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ood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Livestock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4.3" office:value-type="float"/>
        </table:table-row>
        <table:table-row>
          <table:table-cell office:value="68" office:value-type="float"/>
          <table:table-cell office:value-type="string">
            <text:p>Alcohol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hemicals</text:p>
          </table:table-cell>
          <table:table-cell office:value="0.33" office:value-type="float"/>
        </table:table-row>
        <table:table-row>
          <table:table-cell office:value="68" office:value-type="float"/>
          <table:table-cell office:value-type="string">
            <text:p>Clothe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rops</text:p>
          </table:table-cell>
          <table:table-cell office:value="0.88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lectronic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xplosives</text:p>
          </table:table-cell>
          <table:table-cell office:value="0.44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77" office:value-type="float"/>
        </table:table-row>
        <table:table-row>
          <table:table-cell office:value="68" office:value-type="float"/>
          <table:table-cell office:value-type="string">
            <text:p>Food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Livestock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69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69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69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0" office:value-type="float"/>
          <table:table-cell office:value-type="string">
            <text:p>Alcohol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hemicals</text:p>
          </table:table-cell>
          <table:table-cell office:value="2.4" office:value-type="float"/>
        </table:table-row>
        <table:table-row>
          <table:table-cell office:value="70" office:value-type="float"/>
          <table:table-cell office:value-type="string">
            <text:p>Clothe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rops</text:p>
          </table:table-cell>
          <table:table-cell office:value="6.4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lectronic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xplosives</text:p>
          </table:table-cell>
          <table:table-cell office:value="3.2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5.6" office:value-type="float"/>
        </table:table-row>
        <table:table-row>
          <table:table-cell office:value="70" office:value-type="float"/>
          <table:table-cell office:value-type="string">
            <text:p>Food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Livestock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71" office:value-type="float"/>
          <table:table-cell office:value-type="string">
            <text:p>Alcohol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hemicals</text:p>
          </table:table-cell>
          <table:table-cell office:value="3.1" office:value-type="float"/>
        </table:table-row>
        <table:table-row>
          <table:table-cell office:value="71" office:value-type="float"/>
          <table:table-cell office:value-type="string">
            <text:p>Clothe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rops</text:p>
          </table:table-cell>
          <table:table-cell office:value="8.2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lectronic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xplosives</text:p>
          </table:table-cell>
          <table:table-cell office:value="4.1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7.1" office:value-type="float"/>
        </table:table-row>
        <table:table-row>
          <table:table-cell office:value="71" office:value-type="float"/>
          <table:table-cell office:value-type="string">
            <text:p>Food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Livestock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2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72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72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3" office:value-type="float"/>
          <table:table-cell office:value-type="string">
            <text:p>Alcohol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hemicals</text:p>
          </table:table-cell>
          <table:table-cell office:value="5" office:value-type="float"/>
        </table:table-row>
        <table:table-row>
          <table:table-cell office:value="73" office:value-type="float"/>
          <table:table-cell office:value-type="string">
            <text:p>Clothe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lectronic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xplosives</text:p>
          </table:table-cell>
          <table:table-cell office:value="6.6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73" office:value-type="float"/>
          <table:table-cell office:value-type="string">
            <text:p>Food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Livestock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74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74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74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75" office:value-type="float"/>
          <table:table-cell office:value-type="string">
            <text:p>Alcohol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hemicals</text:p>
          </table:table-cell>
          <table:table-cell office:value="2.3" office:value-type="float"/>
        </table:table-row>
        <table:table-row>
          <table:table-cell office:value="75" office:value-type="float"/>
          <table:table-cell office:value-type="string">
            <text:p>Clothe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rops</text:p>
          </table:table-cell>
          <table:table-cell office:value="6.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lectronic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xplosives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5.4" office:value-type="float"/>
        </table:table-row>
        <table:table-row>
          <table:table-cell office:value="75" office:value-type="float"/>
          <table:table-cell office:value-type="string">
            <text:p>Food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Livestock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76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6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6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77" office:value-type="float"/>
          <table:table-cell office:value-type="string">
            <text:p>Alcoho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hemicals</text:p>
          </table:table-cell>
          <table:table-cell office:value="2.9" office:value-type="float"/>
        </table:table-row>
        <table:table-row>
          <table:table-cell office:value="77" office:value-type="float"/>
          <table:table-cell office:value-type="string">
            <text:p>Clothe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rops</text:p>
          </table:table-cell>
          <table:table-cell office:value="7.8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lectronic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xplosives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6.9" office:value-type="float"/>
        </table:table-row>
        <table:table-row>
          <table:table-cell office:value="77" office:value-type="float"/>
          <table:table-cell office:value-type="string">
            <text:p>Food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Livestock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8" office:value-type="float"/>
          <table:table-cell office:value-type="string">
            <text:p>Alcohol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hemicals</text:p>
          </table:table-cell>
          <table:table-cell office:value="4.2" office:value-type="float"/>
        </table:table-row>
        <table:table-row>
          <table:table-cell office:value="78" office:value-type="float"/>
          <table:table-cell office:value-type="string">
            <text:p>Clothe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rops</text:p>
          </table:table-cell>
          <table:table-cell office:value="11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lectronic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xplosives</text:p>
          </table:table-cell>
          <table:table-cell office:value="5.6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9.8" office:value-type="float"/>
        </table:table-row>
        <table:table-row>
          <table:table-cell office:value="78" office:value-type="float"/>
          <table:table-cell office:value-type="string">
            <text:p>Food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Livestock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3.5" office:value-type="float"/>
        </table:table-row>
        <table:table-row>
          <table:table-cell office:value="79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9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9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80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80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80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81" office:value-type="float"/>
          <table:table-cell office:value-type="string">
            <text:p>Alcohol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hemicals</text:p>
          </table:table-cell>
          <table:table-cell office:value="2.8" office:value-type="float"/>
        </table:table-row>
        <table:table-row>
          <table:table-cell office:value="81" office:value-type="float"/>
          <table:table-cell office:value-type="string">
            <text:p>Clothe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rops</text:p>
          </table:table-cell>
          <table:table-cell office:value="7.4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lectronic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xplosives</text:p>
          </table:table-cell>
          <table:table-cell office:value="3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6.5" office:value-type="float"/>
        </table:table-row>
        <table:table-row>
          <table:table-cell office:value="81" office:value-type="float"/>
          <table:table-cell office:value-type="string">
            <text:p>Food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Livestock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82" office:value-type="float"/>
          <table:table-cell office:value-type="string">
            <text:p>Alcohol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hemicals</text:p>
          </table:table-cell>
          <table:table-cell office:value="2.6" office:value-type="float"/>
        </table:table-row>
        <table:table-row>
          <table:table-cell office:value="82" office:value-type="float"/>
          <table:table-cell office:value-type="string">
            <text:p>Clothe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rops</text:p>
          </table:table-cell>
          <table:table-cell office:value="6.8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lectronic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xplosives</text:p>
          </table:table-cell>
          <table:table-cell office:value="3.4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5.9" office:value-type="float"/>
        </table:table-row>
        <table:table-row>
          <table:table-cell office:value="82" office:value-type="float"/>
          <table:table-cell office:value-type="string">
            <text:p>Food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Livestock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2.1" office:value-type="float"/>
        </table:table-row>
        <table:table-row>
          <table:table-cell office:value="83" office:value-type="float"/>
          <table:table-cell office:value-type="string">
            <text:p>Alcohol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hemicals</text:p>
          </table:table-cell>
          <table:table-cell office:value="1.2" office:value-type="float"/>
        </table:table-row>
        <table:table-row>
          <table:table-cell office:value="83" office:value-type="float"/>
          <table:table-cell office:value-type="string">
            <text:p>Clothe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rops</text:p>
          </table:table-cell>
          <table:table-cell office:value="3.3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lectronic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xplosives</text:p>
          </table:table-cell>
          <table:table-cell office:value="1.6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2.9" office:value-type="float"/>
        </table:table-row>
        <table:table-row>
          <table:table-cell office:value="83" office:value-type="float"/>
          <table:table-cell office:value-type="string">
            <text:p>Food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Livestock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84" office:value-type="float"/>
          <table:table-cell office:value-type="string">
            <text:p>Alcohol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hemicals</text:p>
          </table:table-cell>
          <table:table-cell office:value="0.3" office:value-type="float"/>
        </table:table-row>
        <table:table-row>
          <table:table-cell office:value="84" office:value-type="float"/>
          <table:table-cell office:value-type="string">
            <text:p>Clothe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rops</text:p>
          </table:table-cell>
          <table:table-cell office:value="0.8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lectronic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xplosives</text:p>
          </table:table-cell>
          <table:table-cell office:value="0.4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7" office:value-type="float"/>
        </table:table-row>
        <table:table-row>
          <table:table-cell office:value="84" office:value-type="float"/>
          <table:table-cell office:value-type="string">
            <text:p>Food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Livestock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85" office:value-type="float"/>
          <table:table-cell office:value-type="string">
            <text:p>Alcohol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hemicals</text:p>
          </table:table-cell>
          <table:table-cell office:value="0.38" office:value-type="float"/>
        </table:table-row>
        <table:table-row>
          <table:table-cell office:value="85" office:value-type="float"/>
          <table:table-cell office:value-type="string">
            <text:p>Clothe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rops</text:p>
          </table:table-cell>
          <table:table-cell office:value="1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lectronic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xplosives</text:p>
          </table:table-cell>
          <table:table-cell office:value="0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85" office:value-type="float"/>
          <table:table-cell office:value-type="string">
            <text:p>Food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Livestock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Aluminium oxide</text:p>
          </table:table-cell>
          <table:table-cell office:value="9.4" office:value-type="float"/>
        </table:table-row>
        <table:table-row>
          <table:table-cell office:value="86" office:value-type="float"/>
          <table:table-cell office:value-type="string">
            <text:p>Cement</text:p>
          </table:table-cell>
          <table:table-cell office:value="9.4" office:value-type="float"/>
        </table:table-row>
        <table:table-row>
          <table:table-cell office:value="87" office:value-type="float"/>
          <table:table-cell office:value-type="string">
            <text:p>Aluminium oxide</text:p>
          </table:table-cell>
          <table:table-cell office:value="7" office:value-type="float"/>
        </table:table-row>
        <table:table-row>
          <table:table-cell office:value="87" office:value-type="float"/>
          <table:table-cell office:value-type="string">
            <text:p>Cement</text:p>
          </table:table-cell>
          <table:table-cell office:value="7" office:value-type="float"/>
        </table:table-row>
        <table:table-row>
          <table:table-cell office:value="88" office:value-type="float"/>
          <table:table-cell office:value-type="string">
            <text:p>Aluminium oxide</text:p>
          </table:table-cell>
          <table:table-cell office:value="15" office:value-type="float"/>
        </table:table-row>
        <table:table-row>
          <table:table-cell office:value="88" office:value-type="float"/>
          <table:table-cell office:value-type="string">
            <text:p>Cement</text:p>
          </table:table-cell>
          <table:table-cell office:value="15" office:value-type="float"/>
        </table:table-row>
        <table:table-row>
          <table:table-cell office:value="89" office:value-type="float"/>
          <table:table-cell office:value-type="string">
            <text:p>Aluminium scrap</text:p>
          </table:table-cell>
          <table:table-cell office:value="2.8" office:value-type="float"/>
        </table:table-row>
        <table:table-row>
          <table:table-cell office:value="8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Metal scrap</text:p>
          </table:table-cell>
          <table:table-cell office:value="2.4" office:value-type="float"/>
        </table:table-row>
        <table:table-row>
          <table:table-cell office:value="89" office:value-type="float"/>
          <table:table-cell office:value-type="string">
            <text:p>Quarried ston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Raw 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Uranium ore</text:p>
          </table:table-cell>
          <table:table-cell office:value="4" office:value-type="float"/>
        </table:table-row>
        <table:table-row>
          <table:table-cell office:value="90" office:value-type="float"/>
          <table:table-cell office:value-type="string">
            <text:p>Aluminium scrap</text:p>
          </table:table-cell>
          <table:table-cell office:value="2.5" office:value-type="float"/>
        </table:table-row>
        <table:table-row>
          <table:table-cell office:value="90" office:value-type="float"/>
          <table:table-cell office:value-type="string">
            <text:p>Asphalt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nstruction was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Metal scrap</text:p>
          </table:table-cell>
          <table:table-cell office:value="2.1" office:value-type="float"/>
        </table:table-row>
        <table:table-row>
          <table:table-cell office:value="90" office:value-type="float"/>
          <table:table-cell office:value-type="string">
            <text:p>Quarried ston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Raw 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Uranium ore</text:p>
          </table:table-cell>
          <table:table-cell office:value="3.5" office:value-type="float"/>
        </table:table-row>
        <table:table-row>
          <table:table-cell office:value="9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9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9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92" office:value-type="float"/>
          <table:table-cell office:value-type="string">
            <text:p>Aluminium scrap</text:p>
          </table:table-cell>
          <table:table-cell office:value="7.7" office:value-type="float"/>
        </table:table-row>
        <table:table-row>
          <table:table-cell office:value="9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Metal scrap</text:p>
          </table:table-cell>
          <table:table-cell office:value="6.6" office:value-type="float"/>
        </table:table-row>
        <table:table-row>
          <table:table-cell office:value="9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93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93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93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94" office:value-type="float"/>
          <table:table-cell office:value-type="string">
            <text:p>Aluminium scrap</text:p>
          </table:table-cell>
          <table:table-cell office:value="17" office:value-type="float"/>
        </table:table-row>
        <table:table-row>
          <table:table-cell office:value="94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nstruction was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Metal scrap</text:p>
          </table:table-cell>
          <table:table-cell office:value="15" office:value-type="float"/>
        </table:table-row>
        <table:table-row>
          <table:table-cell office:value="94" office:value-type="float"/>
          <table:table-cell office:value-type="string">
            <text:p>Quarried ston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Raw 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Uranium ore</text:p>
          </table:table-cell>
          <table:table-cell office:value="25" office:value-type="float"/>
        </table:table-row>
        <table:table-row>
          <table:table-cell office:value="95" office:value-type="float"/>
          <table:table-cell office:value-type="string">
            <text:p>Aluminium scrap</text:p>
          </table:table-cell>
          <table:table-cell office:value="2.1" office:value-type="float"/>
        </table:table-row>
        <table:table-row>
          <table:table-cell office:value="95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nstruction was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Metal scrap</text:p>
          </table:table-cell>
          <table:table-cell office:value="1.8" office:value-type="float"/>
        </table:table-row>
        <table:table-row>
          <table:table-cell office:value="95" office:value-type="float"/>
          <table:table-cell office:value-type="string">
            <text:p>Quarried ston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Raw 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Uranium ore</text:p>
          </table:table-cell>
          <table:table-cell office:value="3" office:value-type="float"/>
        </table:table-row>
        <table:table-row>
          <table:table-cell office:value="96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9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96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Aluminium scrap</text:p>
          </table:table-cell>
          <table:table-cell office:value="11" office:value-type="float"/>
        </table:table-row>
        <table:table-row>
          <table:table-cell office:value="97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nstruction was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97" office:value-type="float"/>
          <table:table-cell office:value-type="string">
            <text:p>Quarried ston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Raw 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Uranium ore</text:p>
          </table:table-cell>
          <table:table-cell office:value="17" office:value-type="float"/>
        </table:table-row>
        <table:table-row>
          <table:table-cell office:value="98" office:value-type="float"/>
          <table:table-cell office:value-type="string">
            <text:p>Aluminium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nstruction was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Metal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Quarried ston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Raw 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Uranium ore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Aluminium scrap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nstruction was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Metal scrap</text:p>
          </table:table-cell>
          <table:table-cell office:value="8.4" office:value-type="float"/>
        </table:table-row>
        <table:table-row>
          <table:table-cell office:value="99" office:value-type="float"/>
          <table:table-cell office:value-type="string">
            <text:p>Quarried ston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Raw 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Uranium ore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0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10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10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102" office:value-type="float"/>
          <table:table-cell office:value-type="string">
            <text:p>Aluminium scrap</text:p>
          </table:table-cell>
          <table:table-cell office:value="7.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Metal scrap</text:p>
          </table:table-cell>
          <table:table-cell office:value="6.7" office:value-type="float"/>
        </table:table-row>
        <table:table-row>
          <table:table-cell office:value="10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103" office:value-type="float"/>
          <table:table-cell office:value-type="string">
            <text:p>Aluminium scrap</text:p>
          </table:table-cell>
          <table:table-cell office:value="3.1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Metal scrap</text:p>
          </table:table-cell>
          <table:table-cell office:value="2.7" office:value-type="float"/>
        </table:table-row>
        <table:table-row>
          <table:table-cell office:value="103" office:value-type="float"/>
          <table:table-cell office:value-type="string">
            <text:p>Quarried ston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Raw 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Uranium ore</text:p>
          </table:table-cell>
          <table:table-cell office:value="4.5" office:value-type="float"/>
        </table:table-row>
        <table:table-row>
          <table:table-cell office:value="104" office:value-type="float"/>
          <table:table-cell office:value-type="string">
            <text:p>Aluminium scrap</text:p>
          </table:table-cell>
          <table:table-cell office:value="4.9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nstruction was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Metal scrap</text:p>
          </table:table-cell>
          <table:table-cell office:value="4.2" office:value-type="float"/>
        </table:table-row>
        <table:table-row>
          <table:table-cell office:value="104" office:value-type="float"/>
          <table:table-cell office:value-type="string">
            <text:p>Quarried ston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Raw 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Uranium ore</text:p>
          </table:table-cell>
          <table:table-cell office:value="7" office:value-type="float"/>
        </table:table-row>
        <table:table-row>
          <table:table-cell office:value="105" office:value-type="float"/>
          <table:table-cell office:value-type="string">
            <text:p>Aluminium scrap</text:p>
          </table:table-cell>
          <table:table-cell office:value="4.1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nstruction was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Metal scrap</text:p>
          </table:table-cell>
          <table:table-cell office:value="3.5" office:value-type="float"/>
        </table:table-row>
        <table:table-row>
          <table:table-cell office:value="105" office:value-type="float"/>
          <table:table-cell office:value-type="string">
            <text:p>Quarried ston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Raw 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Uranium ore</text:p>
          </table:table-cell>
          <table:table-cell office:value="5.8" office:value-type="float"/>
        </table:table-row>
        <table:table-row>
          <table:table-cell office:value="106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6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7" office:value-type="float"/>
          <table:table-cell office:value-type="string">
            <text:p>Aluminium scrap</text:p>
          </table:table-cell>
          <table:table-cell office:value="6.7" office:value-type="float"/>
        </table:table-row>
        <table:table-row>
          <table:table-cell office:value="107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nstruction was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Metal scrap</text:p>
          </table:table-cell>
          <table:table-cell office:value="5.7" office:value-type="float"/>
        </table:table-row>
        <table:table-row>
          <table:table-cell office:value="107" office:value-type="float"/>
          <table:table-cell office:value-type="string">
            <text:p>Quarried ston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Raw 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Uranium ore</text:p>
          </table:table-cell>
          <table:table-cell office:value="9.5" office:value-type="float"/>
        </table:table-row>
        <table:table-row>
          <table:table-cell office:value="108" office:value-type="float"/>
          <table:table-cell office:value-type="string">
            <text:p>Aluminium scrap</text:p>
          </table:table-cell>
          <table:table-cell office:value="3.5" office:value-type="float"/>
        </table:table-row>
        <table:table-row>
          <table:table-cell office:value="1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Metal scrap</text:p>
          </table:table-cell>
          <table:table-cell office:value="3" office:value-type="float"/>
        </table:table-row>
        <table:table-row>
          <table:table-cell office:value="108" office:value-type="float"/>
          <table:table-cell office:value-type="string">
            <text:p>Quarried ston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Raw 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Uranium ore</text:p>
          </table:table-cell>
          <table:table-cell office:value="5" office:value-type="float"/>
        </table:table-row>
        <table:table-row>
          <table:table-cell office:value="109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10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109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114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Aluminium oxide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Cement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123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123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Meat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Uranium oxide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27" office:value-type="float"/>
          <table:table-cell office:value-type="string">
            <text:p>Bitumen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Fuel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Liquid fertiliser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Oil</text:p>
          </table:table-cell>
          <table:table-cell office:value="4" office:value-type="float"/>
        </table:table-row>
        <table:table-row>
          <table:table-cell office:value="128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30" office:value-type="float"/>
          <table:table-cell office:value-type="string">
            <text:p>Bitumen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Fuel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Liquid fertiliser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Oil</text:p>
          </table:table-cell>
          <table:table-cell office:value="13" office:value-type="float"/>
        </table:table-row>
        <table:table-row>
          <table:table-cell office:value="131" office:value-type="float"/>
          <table:table-cell office:value-type="string">
            <text:p>Bitumen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Fuel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Liquid fertiliser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Oil</text:p>
          </table:table-cell>
          <table:table-cell office:value="8.7" office:value-type="float"/>
        </table:table-row>
        <table:table-row>
          <table:table-cell office:value="132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33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Bitumen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Fuel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Liquid fertiliser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Oil</text:p>
          </table:table-cell>
          <table:table-cell office:value="16" office:value-type="float"/>
        </table:table-row>
        <table:table-row>
          <table:table-cell office:value="135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36" office:value-type="float"/>
          <table:table-cell office:value-type="string">
            <text:p>Bitumen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Fuel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Liquid fertiliser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Oil</text:p>
          </table:table-cell>
          <table:table-cell office:value="15" office:value-type="float"/>
        </table:table-row>
        <table:table-row>
          <table:table-cell office:value="137" office:value-type="float"/>
          <table:table-cell office:value-type="string">
            <text:p>Bitumen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Fuel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Liquid fertiliser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Oil</text:p>
          </table:table-cell>
          <table:table-cell office:value="3.8" office:value-type="float"/>
        </table:table-row>
        <table:table-row>
          <table:table-cell office:value="138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9" office:value-type="float"/>
          <table:table-cell office:value-type="string">
            <text:p>Bitumen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Fuel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Liquid fertiliser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Oil</text:p>
          </table:table-cell>
          <table:table-cell office:value="8" office:value-type="float"/>
        </table:table-row>
        <table:table-row>
          <table:table-cell office:value="140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142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43" office:value-type="float"/>
          <table:table-cell office:value-type="string">
            <text:p>Bitumen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Fuel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Liquid fertiliser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Oil</text:p>
          </table:table-cell>
          <table:table-cell office:value="10" office:value-type="float"/>
        </table:table-row>
        <table:table-row>
          <table:table-cell office:value="144" office:value-type="float"/>
          <table:table-cell office:value-type="string">
            <text:p>Bitumen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Fuel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Liquid fertiliser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Oil</text:p>
          </table:table-cell>
          <table:table-cell office:value="3.6" office:value-type="float"/>
        </table:table-row>
        <table:table-row>
          <table:table-cell office:value="145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46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46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47" office:value-type="float"/>
          <table:table-cell office:value-type="string">
            <text:p>Burnable waste</text:p>
          </table:table-cell>
          <table:table-cell office:value="13" office:value-type="float"/>
        </table:table-row>
        <table:table-row>
          <table:table-cell office:value="148" office:value-type="float"/>
          <table:table-cell office:value-type="string">
            <text:p>Aluminium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lastic waste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refab panels</text:p>
          </table:table-cell>
          <table:table-cell office:value="3.3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Uranium oxide</text:p>
          </table:table-cell>
          <table:table-cell office:value="2.2" office:value-type="float"/>
        </table:table-row>
        <table:table-row>
          <table:table-cell office:value="148" office:value-type="float"/>
          <table:table-cell office:value-type="string">
            <text:p>Wood</text:p>
          </table:table-cell>
          <table:table-cell office:value="3.7" office:value-type="float"/>
        </table:table-row>
        <table:table-row>
          <table:table-cell office:value="14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4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50" office:value-type="float"/>
          <table:table-cell office:value-type="string">
            <text:p>Aluminium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oard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ricks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lastic waste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refab panels</text:p>
          </table:table-cell>
          <table:table-cell office:value="8.6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50" office:value-type="float"/>
          <table:table-cell office:value-type="string">
            <text:p>Vehicle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Wood</text:p>
          </table:table-cell>
          <table:table-cell office:value="9.6" office:value-type="float"/>
        </table:table-row>
        <table:table-row>
          <table:table-cell office:value="15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51" office:value-type="float"/>
          <table:table-cell office:value-type="string">
            <text:p>Burnable waste</text:p>
          </table:table-cell>
          <table:table-cell office:value="14" office:value-type="float"/>
        </table:table-row>
        <table:table-row>
          <table:table-cell office:value="152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ricks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lastic waste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refab panels</text:p>
          </table:table-cell>
          <table:table-cell office:value="0.9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Uranium oxide</text:p>
          </table:table-cell>
          <table:table-cell office:value="0.66" office:value-type="float"/>
        </table:table-row>
        <table:table-row>
          <table:table-cell office:value="152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53" office:value-type="float"/>
          <table:table-cell office:value-type="string">
            <text:p>Aluminium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oard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ricks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Uranium oxide</text:p>
          </table:table-cell>
          <table:table-cell office:value="3" office:value-type="float"/>
        </table:table-row>
        <table:table-row>
          <table:table-cell office:value="153" office:value-type="float"/>
          <table:table-cell office:value-type="string">
            <text:p>Vehicle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Wood</text:p>
          </table:table-cell>
          <table:table-cell office:value="5" office:value-type="float"/>
        </table:table-row>
        <table:table-row>
          <table:table-cell office:value="154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lastic waste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Uranium oxide</text:p>
          </table:table-cell>
          <table:table-cell office:value="1.1" office:value-type="float"/>
        </table:table-row>
        <table:table-row>
          <table:table-cell office:value="154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55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ricks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lastic waste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refab panels</text:p>
          </table:table-cell>
          <table:table-cell office:value="7.2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Uranium oxide</text:p>
          </table:table-cell>
          <table:table-cell office:value="4.8" office:value-type="float"/>
        </table:table-row>
        <table:table-row>
          <table:table-cell office:value="155" office:value-type="float"/>
          <table:table-cell office:value-type="string">
            <text:p>Vehicle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Wood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ricks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lastic waste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refab panels</text:p>
          </table:table-cell>
          <table:table-cell office:value="9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Uranium oxide</text:p>
          </table:table-cell>
          <table:table-cell office:value="6" office:value-type="float"/>
        </table:table-row>
        <table:table-row>
          <table:table-cell office:value="156" office:value-type="float"/>
          <table:table-cell office:value-type="string">
            <text:p>Vehicle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Wood</text:p>
          </table:table-cell>
          <table:table-cell office:value="10" office:value-type="float"/>
        </table:table-row>
        <table:table-row>
          <table:table-cell office:value="157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57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5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58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5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59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60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60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1" office:value-type="float"/>
          <table:table-cell office:value-type="string">
            <text:p>Aluminium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lastic waste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refab panels</text:p>
          </table:table-cell>
          <table:table-cell office:value="1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Vehicle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Wood</text:p>
          </table:table-cell>
          <table:table-cell office:value="17" office:value-type="float"/>
        </table:table-row>
        <table:table-row>
          <table:table-cell office:value="162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162" office:value-type="float"/>
          <table:table-cell office:value-type="string">
            <text:p>Vehicle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163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3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4" office:value-type="float"/>
          <table:table-cell office:value-type="string">
            <text:p>Aluminium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lastic waste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4" office:value-type="float"/>
          <table:table-cell office:value-type="string">
            <text:p>Vehicle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Wood</text:p>
          </table:table-cell>
          <table:table-cell office:value="18" office:value-type="float"/>
        </table:table-row>
        <table:table-row>
          <table:table-cell office:value="165" office:value-type="float"/>
          <table:table-cell office:value-type="string">
            <text:p>Aluminium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oards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ricks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lastic waste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refab panels</text:p>
          </table:table-cell>
          <table:table-cell office:value="6.1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Uranium oxide</text:p>
          </table:table-cell>
          <table:table-cell office:value="4.1" office:value-type="float"/>
        </table:table-row>
        <table:table-row>
          <table:table-cell office:value="165" office:value-type="float"/>
          <table:table-cell office:value-type="string">
            <text:p>Wood</text:p>
          </table:table-cell>
          <table:table-cell office:value="6.8" office:value-type="float"/>
        </table:table-row>
        <table:table-row>
          <table:table-cell office:value="166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7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67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8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68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6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6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70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70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71" office:value-type="float"/>
          <table:table-cell office:value-type="string">
            <text:p>Aluminium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oard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ricks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lastic waste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refab panels</text:p>
          </table:table-cell>
          <table:table-cell office:value="8.7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71" office:value-type="float"/>
          <table:table-cell office:value-type="string">
            <text:p>Vehicle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Wood</text:p>
          </table:table-cell>
          <table:table-cell office:value="9.7" office:value-type="float"/>
        </table:table-row>
        <table:table-row>
          <table:table-cell office:value="172" office:value-type="float"/>
          <table:table-cell office:value-type="string">
            <text:p>Aluminium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lastic was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refab panels</text:p>
          </table:table-cell>
          <table:table-cell office:value="24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Uranium oxide</text:p>
          </table:table-cell>
          <table:table-cell office:value="16" office:value-type="float"/>
        </table:table-row>
        <table:table-row>
          <table:table-cell office:value="172" office:value-type="float"/>
          <table:table-cell office:value-type="string">
            <text:p>Vehicle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Wood</text:p>
          </table:table-cell>
          <table:table-cell office:value="27" office:value-type="float"/>
        </table:table-row>
        <table:table-row>
          <table:table-cell office:value="173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lastic waste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refab panels</text:p>
          </table:table-cell>
          <table:table-cell office:value="3.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Uranium oxide</text:p>
          </table:table-cell>
          <table:table-cell office:value="2.5" office:value-type="float"/>
        </table:table-row>
        <table:table-row>
          <table:table-cell office:value="173" office:value-type="float"/>
          <table:table-cell office:value-type="string">
            <text:p>Vehicle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Wood</text:p>
          </table:table-cell>
          <table:table-cell office:value="4.1" office:value-type="float"/>
        </table:table-row>
        <table:table-row>
          <table:table-cell office:value="174" office:value-type="float"/>
          <table:table-cell office:value-type="string">
            <text:p>Aluminium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ricks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lastic waste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Uranium oxide</text:p>
          </table:table-cell>
          <table:table-cell office:value="7.2" office:value-type="float"/>
        </table:table-row>
        <table:table-row>
          <table:table-cell office:value="174" office:value-type="float"/>
          <table:table-cell office:value-type="string">
            <text:p>Vehicle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Wood</text:p>
          </table:table-cell>
          <table:table-cell office:value="12" office:value-type="float"/>
        </table:table-row>
        <table:table-row>
          <table:table-cell office:value="175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lastic waste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refab panels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Uranium oxide</text:p>
          </table:table-cell>
          <table:table-cell office:value="0.69" office:value-type="float"/>
        </table:table-row>
        <table:table-row>
          <table:table-cell office:value="175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76" office:value-type="float"/>
          <table:table-cell office:value-type="string">
            <text:p>Aluminium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lastic waste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176" office:value-type="float"/>
          <table:table-cell office:value-type="string">
            <text:p>Wood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Aluminium</text:p>
          </table:table-cell>
          <table:table-cell office:value="1.5" office:value-type="float"/>
        </table:table-row>
        <table:table-row>
          <table:table-cell office:value="216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217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18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219" office:value-type="float"/>
          <table:table-cell office:value-type="string">
            <text:p>Aluminium</text:p>
          </table:table-cell>
          <table:table-cell office:value="2" office:value-type="float"/>
        </table:table-row>
        <table:table-row>
          <table:table-cell office:value="220" office:value-type="float"/>
          <table:table-cell office:value-type="string">
            <text:p>Aluminium</text:p>
          </table:table-cell>
          <table:table-cell office:value="7.5" office:value-type="float"/>
        </table:table-row>
        <table:table-row>
          <table:table-cell office:value="221" office:value-type="float"/>
          <table:table-cell office:value-type="string">
            <text:p>Aluminium</text:p>
          </table:table-cell>
          <table:table-cell office:value="6.5" office:value-type="float"/>
        </table:table-row>
        <table:table-row>
          <table:table-cell office:value="234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35" office:value-type="float"/>
          <table:table-cell office:value-type="string">
            <text:p>Aluminium</text:p>
          </table:table-cell>
          <table:table-cell office:value="9.5" office:value-type="float"/>
        </table:table-row>
        <table:table-row>
          <table:table-cell office:value="23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37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38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61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2" office:value-type="float"/>
          <table:table-cell office:value-type="string">
            <text:p>Aluminium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Biological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Fertiliser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Hazardous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etal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ixed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263" office:value-type="float"/>
          <table:table-cell office:value-type="string">
            <text:p>Aluminium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Biological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Construction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Fertiliser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Hazardous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etal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ixed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Plastic waste</text:p>
          </table:table-cell>
          <table:table-cell office:value="9" office:value-type="float"/>
        </table:table-row>
        <table:table-row>
          <table:table-cell office:value="264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6" office:value-type="float"/>
          <table:table-cell office:value-type="string">
            <text:p>Aluminium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Biological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Fertiliser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Hazardous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etal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ixed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Plastic waste</text:p>
          </table:table-cell>
          <table:table-cell office:value="5" office:value-type="float"/>
        </table:table-row>
        <table:table-row>
          <table:table-cell office:value="267" office:value-type="float"/>
          <table:table-cell office:value-type="string">
            <text:p>Aluminium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Biological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Fertiliser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Hazardous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ixed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26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6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0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71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72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3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7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276" office:value-type="float"/>
          <table:table-cell office:value-type="string">
            <text:p>Alcohol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276" office:value-type="float"/>
          <table:table-cell office:value-type="string">
            <text:p>Clothe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rops</text:p>
          </table:table-cell>
          <table:table-cell office:value="2.8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lectronic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xplosives</text:p>
          </table:table-cell>
          <table:table-cell office:value="1.4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2.5" office:value-type="float"/>
        </table:table-row>
        <table:table-row>
          <table:table-cell office:value="276" office:value-type="float"/>
          <table:table-cell office:value-type="string">
            <text:p>Food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Livestock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277" office:value-type="float"/>
          <table:table-cell office:value-type="string">
            <text:p>Alcohol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hemicals</text:p>
          </table:table-cell>
          <table:table-cell office:value="4.8" office:value-type="float"/>
        </table:table-row>
        <table:table-row>
          <table:table-cell office:value="277" office:value-type="float"/>
          <table:table-cell office:value-type="string">
            <text:p>Clothe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rops</text:p>
          </table:table-cell>
          <table:table-cell office:value="12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lectronic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xplosives</text:p>
          </table:table-cell>
          <table:table-cell office:value="6.4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277" office:value-type="float"/>
          <table:table-cell office:value-type="string">
            <text:p>Food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Livestock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278" office:value-type="float"/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78" office:value-type="float"/>
          <table:table-cell office:value-type="string">
            <text:p>Clothe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rops</text:p>
          </table:table-cell>
          <table:table-cell office:value="9.6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lectronic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xplosives</text:p>
          </table:table-cell>
          <table:table-cell office:value="4.8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8.4" office:value-type="float"/>
        </table:table-row>
        <table:table-row>
          <table:table-cell office:value="278" office:value-type="float"/>
          <table:table-cell office:value-type="string">
            <text:p>Food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Livestock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279" office:value-type="float"/>
          <table:table-cell office:value-type="string">
            <text:p>Alcohol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hemicals</text:p>
          </table:table-cell>
          <table:table-cell office:value="18" office:value-type="float"/>
        </table:table-row>
        <table:table-row>
          <table:table-cell office:value="279" office:value-type="float"/>
          <table:table-cell office:value-type="string">
            <text:p>Clothe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rops</text:p>
          </table:table-cell>
          <table:table-cell office:value="50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lectronic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xplosives</text:p>
          </table:table-cell>
          <table:table-cell office:value="25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43" office:value-type="float"/>
        </table:table-row>
        <table:table-row>
          <table:table-cell office:value="279" office:value-type="float"/>
          <table:table-cell office:value-type="string">
            <text:p>Food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Livestock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280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280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280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281" office:value-type="float"/>
          <table:table-cell office:value-type="string">
            <text:p>Alcohol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hemicals</text:p>
          </table:table-cell>
          <table:table-cell office:value="9" office:value-type="float"/>
        </table:table-row>
        <table:table-row>
          <table:table-cell office:value="281" office:value-type="float"/>
          <table:table-cell office:value-type="string">
            <text:p>Clothe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rops</text:p>
          </table:table-cell>
          <table:table-cell office:value="24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lectronic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xplosives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21" office:value-type="float"/>
        </table:table-row>
        <table:table-row>
          <table:table-cell office:value="281" office:value-type="float"/>
          <table:table-cell office:value-type="string">
            <text:p>Food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282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282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282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283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283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285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lastic waste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refab panels</text:p>
          </table:table-cell>
          <table:table-cell office:value="3.1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Uranium oxide</text:p>
          </table:table-cell>
          <table:table-cell office:value="2.1" office:value-type="float"/>
        </table:table-row>
        <table:table-row>
          <table:table-cell office:value="286" office:value-type="float"/>
          <table:table-cell office:value-type="string">
            <text:p>Wood</text:p>
          </table:table-cell>
          <table:table-cell office:value="3.5" office:value-type="float"/>
        </table:table-row>
        <table:table-row>
          <table:table-cell office:value="287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287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293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1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2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302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302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303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3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rops</text:p>
          </table:table-cell>
          <table:table-cell office:value="55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lectronic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48" office:value-type="float"/>
        </table:table-row>
        <table:table-row>
          <table:table-cell office:value="303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Livestock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4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05" office:value-type="float"/>
          <table:table-cell office:value-type="string">
            <text:p>Livestock</text:p>
          </table:table-cell>
          <table:table-cell office:value="37" office:value-type="float"/>
        </table:table-row>
        <table:table-row>
          <table:table-cell office:value="306" office:value-type="float"/>
          <table:table-cell office:value-type="string">
            <text:p>Aluminium scrap</text:p>
          </table:table-cell>
          <table:table-cell office:value="50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nstruction was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Metal scrap</text:p>
          </table:table-cell>
          <table:table-cell office:value="43" office:value-type="float"/>
        </table:table-row>
        <table:table-row>
          <table:table-cell office:value="306" office:value-type="float"/>
          <table:table-cell office:value-type="string">
            <text:p>Quarried ston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Raw 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Uranium ore</text:p>
          </table:table-cell>
          <table:table-cell office:value="72" office:value-type="float"/>
        </table:table-row>
        <table:table-row>
          <table:table-cell office:value="307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7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rops</text:p>
          </table:table-cell>
          <table:table-cell office:value="54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lectronic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47" office:value-type="float"/>
        </table:table-row>
        <table:table-row>
          <table:table-cell office:value="307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Livestock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8" office:value-type="float"/>
          <table:table-cell office:value-type="string">
            <text:p>Aluminium oxide</text:p>
          </table:table-cell>
          <table:table-cell office:value="55" office:value-type="float"/>
        </table:table-row>
        <table:table-row>
          <table:table-cell office:value="308" office:value-type="float"/>
          <table:table-cell office:value-type="string">
            <text:p>Cement</text:p>
          </table:table-cell>
          <table:table-cell office:value="55" office:value-type="float"/>
        </table:table-row>
        <table:table-row>
          <table:table-cell office:value="309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310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Metal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11" office:value-type="float"/>
          <table:table-cell office:value-type="string">
            <text:p>Aluminium scrap</text:p>
          </table:table-cell>
          <table:table-cell office:value="3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nstruction was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Metal scrap</text:p>
          </table:table-cell>
          <table:table-cell office:value="30" office:value-type="float"/>
        </table:table-row>
        <table:table-row>
          <table:table-cell office:value="311" office:value-type="float"/>
          <table:table-cell office:value-type="string">
            <text:p>Quarried ston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Raw 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Uranium ore</text:p>
          </table:table-cell>
          <table:table-cell office:value="50" office:value-type="float"/>
        </table:table-row>
        <table:table-row>
          <table:table-cell office:value="312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2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3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lastic waste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refab panels</text:p>
          </table:table-cell>
          <table:table-cell office:value="60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Uranium oxide</text:p>
          </table:table-cell>
          <table:table-cell office:value="40" office:value-type="float"/>
        </table:table-row>
        <table:table-row>
          <table:table-cell office:value="313" office:value-type="float"/>
          <table:table-cell office:value-type="string">
            <text:p>Wood</text:p>
          </table:table-cell>
          <table:table-cell office:value="67" office:value-type="float"/>
        </table:table-row>
        <table:table-row>
          <table:table-cell office:value="314" office:value-type="float"/>
          <table:table-cell office:value-type="string">
            <text:p>Aluminium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oards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ricks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lastic waste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Uranium oxide</text:p>
          </table:table-cell>
          <table:table-cell office:value="47" office:value-type="float"/>
        </table:table-row>
        <table:table-row>
          <table:table-cell office:value="314" office:value-type="float"/>
          <table:table-cell office:value-type="string">
            <text:p>Wood</text:p>
          </table:table-cell>
          <table:table-cell office:value="79" office:value-type="float"/>
        </table:table-row>
        <table:table-row>
          <table:table-cell office:value="315" office:value-type="float"/>
          <table:table-cell office:value-type="string">
            <text:p>Bitumen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Fuel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Liquid fertiliser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Oil</text:p>
          </table:table-cell>
          <table:table-cell office:value="60" office:value-type="float"/>
        </table:table-row>
        <table:table-row>
          <table:table-cell office:value="316" office:value-type="float"/>
          <table:table-cell office:value-type="string">
            <text:p>Bitumen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Fuel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Liquid fertiliser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Oil</text:p>
          </table:table-cell>
          <table:table-cell office:value="120" office:value-type="float"/>
        </table:table-row>
        <table:table-row>
          <table:table-cell office:value="317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7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8" office:value-type="float"/>
          <table:table-cell office:value-type="string">
            <text:p>Aluminium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lastic waste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refab panels</text:p>
          </table:table-cell>
          <table:table-cell office:value="63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Uranium oxide</text:p>
          </table:table-cell>
          <table:table-cell office:value="42" office:value-type="float"/>
        </table:table-row>
        <table:table-row>
          <table:table-cell office:value="318" office:value-type="float"/>
          <table:table-cell office:value-type="string">
            <text:p>Wood</text:p>
          </table:table-cell>
          <table:table-cell office:value="70" office:value-type="float"/>
        </table:table-row>
        <table:table-row>
          <table:table-cell office:value="319" office:value-type="float"/>
          <table:table-cell office:value-type="string">
            <text:p>Aluminium oxide</text:p>
          </table:table-cell>
          <table:table-cell office:value="73" office:value-type="float"/>
        </table:table-row>
        <table:table-row>
          <table:table-cell office:value="319" office:value-type="float"/>
          <table:table-cell office:value-type="string">
            <text:p>Cement</text:p>
          </table:table-cell>
          <table:table-cell office:value="73" office:value-type="float"/>
        </table:table-row>
        <table:table-row>
          <table:table-cell office:value="320" office:value-type="float"/>
          <table:table-cell office:value-type="string">
            <text:p>Bitumen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Fuel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Liquid fertiliser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Oil</text:p>
          </table:table-cell>
          <table:table-cell office:value="68" office:value-type="float"/>
        </table:table-row>
        <table:table-row>
          <table:table-cell office:value="321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21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Metal scrap</text:p>
          </table:table-cell>
          <table:table-cell office:value="33" office:value-type="float"/>
        </table:table-row>
        <table:table-row>
          <table:table-cell office:value="321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Aluminium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lastic waste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Uranium oxide</text:p>
          </table:table-cell>
          <table:table-cell office:value="33" office:value-type="float"/>
        </table:table-row>
        <table:table-row>
          <table:table-cell office:value="322" office:value-type="float"/>
          <table:table-cell office:value-type="string">
            <text:p>Wood</text:p>
          </table:table-cell>
          <table:table-cell office:value="56" office:value-type="float"/>
        </table:table-row>
        <table:table-row>
          <table:table-cell office:value="323" office:value-type="float"/>
          <table:table-cell office:value-type="string">
            <text:p>Aluminium scrap</text:p>
          </table:table-cell>
          <table:table-cell office:value="20" office:value-type="float"/>
        </table:table-row>
        <table:table-row>
          <table:table-cell office:value="323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nstruction was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Metal scrap</text:p>
          </table:table-cell>
          <table:table-cell office:value="17" office:value-type="float"/>
        </table:table-row>
        <table:table-row>
          <table:table-cell office:value="323" office:value-type="float"/>
          <table:table-cell office:value-type="string">
            <text:p>Quarried ston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Raw 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Uranium ore</text:p>
          </table:table-cell>
          <table:table-cell office:value="29" office:value-type="float"/>
        </table:table-row>
        <table:table-row>
          <table:table-cell office:value="324" office:value-type="float"/>
          <table:table-cell office:value-type="string">
            <text:p>Aluminium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Biological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Construction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Fertiliser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Hazardous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etal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ixed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Plastic waste</text:p>
          </table:table-cell>
          <table:table-cell office:value="18" office:value-type="float"/>
        </table:table-row>
        <table:table-row>
          <table:table-cell office:value="325" office:value-type="float"/>
          <table:table-cell office:value-type="string">
            <text:p>Aluminium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Biological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Construction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Fertiliser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Hazardous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etal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ixed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Plastic waste</text:p>
          </table:table-cell>
          <table:table-cell office:value="37" office:value-type="float"/>
        </table:table-row>
        <table:table-row>
          <table:table-cell office:value="326" office:value-type="float"/>
          <table:table-cell office:value-type="string">
            <text:p>Aluminium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lastic waste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Uranium oxide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Wood</text:p>
          </table:table-cell>
          <table:table-cell office:value="29" office:value-type="float"/>
        </table:table-row>
        <table:table-row>
          <table:table-cell office:value="408" office:value-type="float"/>
          <table:table-cell office:value-type="string">
            <text:p>Aluminium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lastic waste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244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Uranium oxide</text:p>
          </table:table-cell>
          <table:table-cell office:value="1632" office:value-type="float"/>
        </table:table-row>
        <table:table-row>
          <table:table-cell office:value="408" office:value-type="float"/>
          <table:table-cell office:value-type="string">
            <text:p>Wood</text:p>
          </table:table-cell>
          <table:table-cell office:value="2720" office:value-type="float"/>
        </table:table-row>
        <table:table-row>
          <table:table-cell office:value="409" office:value-type="float"/>
          <table:table-cell office:value-type="string">
            <text:p>Aluminium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lastic waste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100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Uranium oxide</text:p>
          </table:table-cell>
          <table:table-cell office:value="672" office:value-type="float"/>
        </table:table-row>
        <table:table-row>
          <table:table-cell office:value="409" office:value-type="float"/>
          <table:table-cell office:value-type="string">
            <text:p>Wood</text:p>
          </table:table-cell>
          <table:table-cell office:value="1120" office:value-type="float"/>
        </table:table-row>
        <table:table-row>
          <table:table-cell office:value="410" office:value-type="float"/>
          <table:table-cell office:value-type="string">
            <text:p>Aluminium scrap</text:p>
          </table:table-cell>
          <table:table-cell office:value="5775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nstruction was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Metal scrap</text:p>
          </table:table-cell>
          <table:table-cell office:value="4950" office:value-type="float"/>
        </table:table-row>
        <table:table-row>
          <table:table-cell office:value="410" office:value-type="float"/>
          <table:table-cell office:value-type="string">
            <text:p>Quarried ston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Raw 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Uranium ore</text:p>
          </table:table-cell>
          <table:table-cell office:value="8250" office:value-type="float"/>
        </table:table-row>
        <table:table-row>
          <table:table-cell office:value="411" office:value-type="float"/>
          <table:table-cell office:value-type="string">
            <text:p>Alcohol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Aluminium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Aluminium oxide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Cement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Chemicals</text:p>
          </table:table-cell>
          <table:table-cell office:value="51" office:value-type="float"/>
        </table:table-row>
        <table:table-row>
          <table:table-cell office:value="411" office:value-type="float"/>
          <table:table-cell office:value-type="string">
            <text:p>Clothe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Crop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lectronic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xplosives</text:p>
          </table:table-cell>
          <table:table-cell office:value="68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119" office:value-type="float"/>
        </table:table-row>
        <table:table-row>
          <table:table-cell office:value="411" office:value-type="float"/>
          <table:table-cell office:value-type="string">
            <text:p>Food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Livestock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Meat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Prefab panels</text:p>
          </table:table-cell>
          <table:table-cell office:value="153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Uranium oxide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Wood</text:p>
          </table:table-cell>
          <table:table-cell office:value="170" office:value-type="float"/>
        </table:table-row>
        <table:table-row>
          <table:table-cell office:value="412" office:value-type="float"/>
          <table:table-cell office:value-type="string">
            <text:p>Bitumen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Fuel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Liquid fertiliser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Oil</text:p>
          </table:table-cell>
          <table:table-cell office:value="19250" office:value-type="float"/>
        </table:table-row>
        <table:table-row>
          <table:table-cell office:value="413" office:value-type="float"/>
          <table:table-cell office:value-type="string">
            <text:p>Bitumen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Fuel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Liquid fertiliser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Oil</text:p>
          </table:table-cell>
          <table:table-cell office:value="850" office:value-type="float"/>
        </table:table-row>
        <table:table-row>
          <table:table-cell office:value="414" office:value-type="float"/>
          <table:table-cell office:value-type="string">
            <text:p>Aluminium scrap</text:p>
          </table:table-cell>
          <table:table-cell office:value="784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nstruction was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Metal scrap</text:p>
          </table:table-cell>
          <table:table-cell office:value="672" office:value-type="float"/>
        </table:table-row>
        <table:table-row>
          <table:table-cell office:value="414" office:value-type="float"/>
          <table:table-cell office:value-type="string">
            <text:p>Quarried ston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Raw 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Uranium ore</text:p>
          </table:table-cell>
          <table:table-cell office:value="1120" office:value-type="float"/>
        </table:table-row>
        <table:table-row>
          <table:table-cell office:value="415" office:value-type="float"/>
          <table:table-cell office:value-type="string">
            <text:p>Alcohol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Aluminium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Aluminium oxide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Cement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Chemicals</text:p>
          </table:table-cell>
          <table:table-cell office:value="525" office:value-type="float"/>
        </table:table-row>
        <table:table-row>
          <table:table-cell office:value="415" office:value-type="float"/>
          <table:table-cell office:value-type="string">
            <text:p>Clothe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Crop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lectronic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xplosives</text:p>
          </table:table-cell>
          <table:table-cell office:value="700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1225" office:value-type="float"/>
        </table:table-row>
        <table:table-row>
          <table:table-cell office:value="415" office:value-type="float"/>
          <table:table-cell office:value-type="string">
            <text:p>Food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Livestock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Meat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1575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Uranium oxide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Wood</text:p>
          </table:table-cell>
          <table:table-cell office:value="1750" office:value-type="float"/>
        </table:table-row>
        <table:table-row>
          <table:table-cell office:value="416" office:value-type="float"/>
          <table:table-cell office:value-type="string">
            <text:p>Bitumen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Fuel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Liquid fertiliser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Oil</text:p>
          </table:table-cell>
          <table:table-cell office:value="14250" office:value-type="float"/>
        </table:table-row>
        <table:table-row>
          <table:table-cell office:value="417" office:value-type="float"/>
          <table:table-cell office:value-type="string">
            <text:p>Bitumen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Fuel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Liquid fertiliser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Oil</text:p>
          </table:table-cell>
          <table:table-cell office:value="2770" office:value-type="float"/>
        </table:table-row>
        <table:table-row>
          <table:table-cell office:value="418" office:value-type="float"/>
          <table:table-cell office:value-type="string">
            <text:p>Alcohol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Aluminium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Aluminium oxide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Boards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Brick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Cement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Chemicals</text:p>
          </table:table-cell>
          <table:table-cell office:value="774" office:value-type="float"/>
        </table:table-row>
        <table:table-row>
          <table:table-cell office:value="418" office:value-type="float"/>
          <table:table-cell office:value-type="string">
            <text:p>Clothe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Crop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lectronic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xplosives</text:p>
          </table:table-cell>
          <table:table-cell office:value="1032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1806" office:value-type="float"/>
        </table:table-row>
        <table:table-row>
          <table:table-cell office:value="418" office:value-type="float"/>
          <table:table-cell office:value-type="string">
            <text:p>Food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Livestock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Meat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2322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Uranium oxide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Wood</text:p>
          </table:table-cell>
          <table:table-cell office:value="2580" office:value-type="float"/>
        </table:table-row>
        <table:table-row>
          <table:table-cell office:value="419" office:value-type="float"/>
          <table:table-cell office:value-type="string">
            <text:p>Alcohol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Aluminium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Aluminium oxide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Boards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Brick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Cement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Chemicals</text:p>
          </table:table-cell>
          <table:table-cell office:value="1071" office:value-type="float"/>
        </table:table-row>
        <table:table-row>
          <table:table-cell office:value="419" office:value-type="float"/>
          <table:table-cell office:value-type="string">
            <text:p>Clothe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Crop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lectronic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xplosives</text:p>
          </table:table-cell>
          <table:table-cell office:value="1428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2499" office:value-type="float"/>
        </table:table-row>
        <table:table-row>
          <table:table-cell office:value="419" office:value-type="float"/>
          <table:table-cell office:value-type="string">
            <text:p>Food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Livestock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Meat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32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Uranium oxide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Wood</text:p>
          </table:table-cell>
          <table:table-cell office:value="3570" office:value-type="float"/>
        </table:table-row>
      </table:table>
      <table:table table:name="transportation_passenger_capacity">
        <table:table-column/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passenger_capacity</text:p>
          </table:table-cell>
        </table:table-row>
        <table:table-row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2" office:value-type="float"/>
        </table:table-row>
        <table:table-row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92" office:value-type="float"/>
        </table:table-row>
        <table:table-row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5" office:value-type="float"/>
        </table:table-row>
        <table:table-row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7" office:value-type="float"/>
        </table:table-row>
        <table:table-row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8" office:value-type="float"/>
        </table:table-row>
        <table:table-row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4" office:value-type="float"/>
        </table:table-row>
        <table:table-row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75" office:value-type="float"/>
        </table:table-row>
        <table:table-row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64" office:value-type="float"/>
        </table:table-row>
        <table:table-row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28" office:value-type="float"/>
        </table:table-row>
        <table:table-row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2" office:value-type="float"/>
        </table:table-row>
        <table:table-row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22" office:value-type="float"/>
        </table:table-row>
        <table:table-row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50" office:value-type="float"/>
        </table:table-row>
        <table:table-row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8" office:value-type="float"/>
        </table:table-row>
        <table:table-row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47" office:value-type="float"/>
        </table:table-row>
        <table:table-row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55" office:value-type="float"/>
        </table:table-row>
        <table:table-row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98" office:value-type="float"/>
        </table:table-row>
        <table:table-row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82" office:value-type="float"/>
        </table:table-row>
        <table:table-row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35" office:value-type="float"/>
        </table:table-row>
        <table:table-row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45" office:value-type="float"/>
        </table:table-row>
        <table:table-row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83" office:value-type="float"/>
        </table:table-row>
        <table:table-row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57" office:value-type="float"/>
        </table:table-row>
        <table:table-row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32" office:value-type="float"/>
        </table:table-row>
        <table:table-row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80" office:value-type="float"/>
        </table:table-row>
        <table:table-row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6" office:value-type="float"/>
        </table:table-row>
        <table:table-row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60" office:value-type="float"/>
        </table:table-row>
        <table:table-row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1" office:value-type="float"/>
        </table:table-row>
        <table:table-row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8" office:value-type="float"/>
        </table:table-row>
        <table:table-row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0" office:value-type="float"/>
        </table:table-row>
        <table:table-row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2" office:value-type="float"/>
        </table:table-row>
        <table:table-row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3" office:value-type="float"/>
        </table:table-row>
        <table:table-row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3" office:value-type="float"/>
        </table:table-row>
        <table:table-row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8" office:value-type="float"/>
        </table:table-row>
        <table:table-row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65" office:value-type="float"/>
        </table:table-row>
        <table:table-row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84" office:value-type="float"/>
        </table:table-row>
        <table:table-row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68" office:value-type="float"/>
        </table:table-row>
        <table:table-row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664" office:value-type="float"/>
        </table:table-row>
        <table:table-row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89" office:value-type="float"/>
        </table:table-row>
        <table:table-row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95" office:value-type="float"/>
        </table:table-row>
        <table:table-row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65" office:value-type="float"/>
        </table:table-row>
        <table:table-row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68" office:value-type="float"/>
        </table:table-row>
        <table:table-row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15" office:value-type="float"/>
        </table:table-row>
        <table:table-row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85" office:value-type="float"/>
        </table:table-row>
        <table:table-row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55" office:value-type="float"/>
        </table:table-row>
        <table:table-row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10" office:value-type="float"/>
        </table:table-row>
        <table:table-row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98" office:value-type="float"/>
        </table:table-row>
        <table:table-row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25" office:value-type="float"/>
        </table:table-row>
        <table:table-row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06" office:value-type="float"/>
        </table:table-row>
        <table:table-row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83" office:value-type="float"/>
        </table:table-row>
        <table:table-row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251" office:value-type="float"/>
        </table:table-row>
        <table:table-row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88" office:value-type="float"/>
        </table:table-row>
        <table:table-row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203" office:value-type="float"/>
        </table:table-row>
        <table:table-row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90" office:value-type="float"/>
        </table:table-row>
        <table:table-row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50" office:value-type="float"/>
        </table:table-row>
        <table:table-row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72" office:value-type="float"/>
        </table:table-row>
        <table:table-row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82" office:value-type="float"/>
        </table:table-row>
        <table:table-row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95" office:value-type="float"/>
        </table:table-row>
        <table:table-row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86" office:value-type="float"/>
        </table:table-row>
        <table:table-row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92" office:value-type="float"/>
        </table:table-row>
        <table:table-row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295" office:value-type="float"/>
        </table:table-row>
        <table:table-row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47" office:value-type="float"/>
        </table:table-row>
        <table:table-row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35" office:value-type="float"/>
        </table:table-row>
        <table:table-row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330" office:value-type="float"/>
        </table:table-row>
        <table:table-row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295" office:value-type="float"/>
        </table:table-row>
        <table:table-row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416" office:value-type="float"/>
        </table:table-row>
        <table:table-row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512" office:value-type="float"/>
        </table:table-row>
        <table:table-row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210" office:value-type="float"/>
        </table:table-row>
        <table:table-row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325" office:value-type="float"/>
        </table:table-row>
        <table:table-row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3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building_constructed_linear_costing"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156" office:value-type="float"/>
        </table:table-row>
        <table:table-row>
          <table:table-cell office:value="1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3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Gravel</text:p>
          </table:table-cell>
          <table:table-cell office:value="0.89" office:value-type="float"/>
        </table:table-row>
        <table:table-row>
          <table:table-cell office:value="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21" office:value-type="float"/>
        </table:table-row>
        <table:table-row>
          <table:table-cell office:value="5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085" office:value-type="float"/>
        </table:table-row>
        <table:table-row>
          <table:table-cell office:value="5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6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7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7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9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3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32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2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281" office:value-type="float"/>
        </table:table-row>
        <table:table-row>
          <table:table-cell office:value="33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3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3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3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1818" office:value-type="float"/>
        </table:table-row>
        <table:table-row>
          <table:table-cell office:value="34" office:value-type="float"/>
          <table:table-cell office:value-type="string">
            <text:p>Gravel</text:p>
          </table:table-cell>
          <table:table-cell office:value="54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Asphalt</text:p>
          </table:table-cell>
          <table:table-cell office:value="43" office:value-type="float"/>
        </table:table-row>
        <table:table-row>
          <table:table-cell office:value="34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3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3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35" office:value-type="float"/>
        </table:table-row>
        <table:table-row>
          <table:table-cell office:value="35" office:value-type="float"/>
          <table:table-cell office:value-type="string">
            <text:p>Gravel</text:p>
          </table:table-cell>
          <table:table-cell office:value="0.55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0.26" office:value-type="float"/>
        </table:table-row>
        <table:table-row>
          <table:table-cell office:value="35" office:value-type="float"/>
          <table:table-cell office:value-type="string">
            <text:p>Asphalt</text:p>
          </table:table-cell>
          <table:table-cell office:value="0.44" office:value-type="float"/>
        </table:table-row>
        <table:table-row>
          <table:table-cell office:value="35" office:value-type="float"/>
          <table:table-cell office:value-type="string">
            <text:p>Concrete</text:p>
          </table:table-cell>
          <table:table-cell office:value="0.72" office:value-type="float"/>
        </table:table-row>
        <table:table-row>
          <table:table-cell office:value="35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35" office:value-type="float"/>
          <table:table-cell office:value-type="string">
            <text:p>Boards</text:p>
          </table:table-cell>
          <table:table-cell office:value="0.7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3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36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3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7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37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7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85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3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8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39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39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9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9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1030" office:value-type="float"/>
        </table:table-row>
        <table:table-row>
          <table:table-cell office:value="40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0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0" office:value-type="float"/>
          <table:table-cell office:value-type="string">
            <text:p>Concrete</text:p>
          </table:table-cell>
          <table:table-cell office:value="59" office:value-type="float"/>
        </table:table-row>
        <table:table-row>
          <table:table-cell office:value="4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0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1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43" office:value-type="float"/>
        </table:table-row>
        <table:table-row>
          <table:table-cell office:value="41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1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921" office:value-type="float"/>
        </table:table-row>
        <table:table-row>
          <table:table-cell office:value="42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42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2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42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42" office:value-type="float"/>
          <table:table-cell office:value-type="string">
            <text:p>Boards</text:p>
          </table:table-cell>
          <table:table-cell office:value="9.4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84" office:value-type="float"/>
        </table:table-row>
        <table:table-row>
          <table:table-cell office:value="4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3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3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43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3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2125" office:value-type="float"/>
        </table:table-row>
        <table:table-row>
          <table:table-cell office:value="44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4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44" office:value-type="float"/>
          <table:table-cell office:value-type="string">
            <text:p>Concrete</text:p>
          </table:table-cell>
          <table:table-cell office:value="96" office:value-type="float"/>
        </table:table-row>
        <table:table-row>
          <table:table-cell office:value="4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5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5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5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429" office:value-type="float"/>
        </table:table-row>
        <table:table-row>
          <table:table-cell office:value="46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4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6" office:value-type="float"/>
          <table:table-cell office:value-type="string">
            <text:p>Concrete</text:p>
          </table:table-cell>
          <table:table-cell office:value="45" office:value-type="float"/>
        </table:table-row>
        <table:table-row>
          <table:table-cell office:value="46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46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47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7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47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47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7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816" office:value-type="float"/>
        </table:table-row>
        <table:table-row>
          <table:table-cell office:value="48" office:value-type="float"/>
          <table:table-cell office:value-type="string">
            <text:p>Gravel</text:p>
          </table:table-cell>
          <table:table-cell office:value="80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8" office:value-type="float"/>
          <table:table-cell office:value-type="string">
            <text:p>Asphalt</text:p>
          </table:table-cell>
          <table:table-cell office:value="64" office:value-type="float"/>
        </table:table-row>
        <table:table-row>
          <table:table-cell office:value="48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48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48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50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0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0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1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52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52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2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53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3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4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928" office:value-type="float"/>
        </table:table-row>
        <table:table-row>
          <table:table-cell office:value="55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55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5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283" office:value-type="float"/>
        </table:table-row>
        <table:table-row>
          <table:table-cell office:value="56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6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5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5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9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0.69" office:value-type="float"/>
        </table:table-row>
        <table:table-row>
          <table:table-cell office:value="59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132" office:value-type="float"/>
        </table:table-row>
        <table:table-row>
          <table:table-cell office:value="60" office:value-type="float"/>
          <table:table-cell office:value-type="string">
            <text:p>Gravel</text:p>
          </table:table-cell>
          <table:table-cell office:value="6.4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0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180" office:value-type="float"/>
        </table:table-row>
        <table:table-row>
          <table:table-cell office:value="61" office:value-type="float"/>
          <table:table-cell office:value-type="string">
            <text:p>Gravel</text:p>
          </table:table-cell>
          <table:table-cell office:value="8.9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61" office:value-type="float"/>
          <table:table-cell office:value-type="string">
            <text:p>Asphalt</text:p>
          </table:table-cell>
          <table:table-cell office:value="7.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31" office:value-type="float"/>
        </table:table-row>
        <table:table-row>
          <table:table-cell office:value="6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0.027" office:value-type="float"/>
        </table:table-row>
        <table:table-row>
          <table:table-cell office:value="62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006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63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3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100" office:value-type="float"/>
        </table:table-row>
        <table:table-row>
          <table:table-cell office:value="64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64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64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93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319" office:value-type="float"/>
        </table:table-row>
        <table:table-row>
          <table:table-cell office:value="65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65" office:value-type="float"/>
          <table:table-cell office:value-type="string">
            <text:p>Asphalt</text:p>
          </table:table-cell>
          <table:table-cell office:value="8.9" office:value-type="float"/>
        </table:table-row>
        <table:table-row>
          <table:table-cell office:value="65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240" office:value-type="float"/>
        </table:table-row>
        <table:table-row>
          <table:table-cell office:value="66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66" office:value-type="float"/>
          <table:table-cell office:value-type="string">
            <text:p>Asphalt</text:p>
          </table:table-cell>
          <table:table-cell office:value="5.1" office:value-type="float"/>
        </table:table-row>
        <table:table-row>
          <table:table-cell office:value="6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299" office:value-type="float"/>
        </table:table-row>
        <table:table-row>
          <table:table-cell office:value="6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7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7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150" office:value-type="float"/>
        </table:table-row>
        <table:table-row>
          <table:table-cell office:value="6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6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68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6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6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6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70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70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70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94" office:value-type="float"/>
        </table:table-row>
        <table:table-row>
          <table:table-cell office:value="71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71" office:value-type="float"/>
          <table:table-cell office:value-type="string">
            <text:p>Asphalt</text:p>
          </table:table-cell>
          <table:table-cell office:value="0.92" office:value-type="float"/>
        </table:table-row>
        <table:table-row>
          <table:table-cell office:value="71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0.074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7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7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72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73" office:value-type="float"/>
          <table:table-cell office:value-type="string">
            <text:p>Gravel</text:p>
          </table:table-cell>
          <table:table-cell office:value="4.6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73" office:value-type="float"/>
          <table:table-cell office:value-type="string">
            <text:p>Concrete</text:p>
          </table:table-cell>
          <table:table-cell office:value="6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4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4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4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5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5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5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6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6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6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7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7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8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8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8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9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9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0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0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0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8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82" office:value-type="float"/>
          <table:table-cell office:value-type="string">
            <text:p>Prefab panels</text:p>
          </table:table-cell>
          <table:table-cell office:value="0.54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84" office:value-type="float"/>
        </table:table-row>
        <table:table-row>
          <table:table-cell office:value="83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4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5" office:value-type="float"/>
          <table:table-cell office:value-type="string">
            <text:p>Board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9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9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99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1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01" office:value-type="float"/>
          <table:table-cell office:value-type="string">
            <text:p>Concrete</text:p>
          </table:table-cell>
          <table:table-cell office:value="81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1580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02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102" office:value-type="float"/>
          <table:table-cell office:value-type="string">
            <text:p>Bricks</text:p>
          </table:table-cell>
          <table:table-cell office:value="57" office:value-type="float"/>
        </table:table-row>
        <table:table-row>
          <table:table-cell office:value="102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2647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103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103" office:value-type="float"/>
          <table:table-cell office:value-type="string">
            <text:p>Bricks</text:p>
          </table:table-cell>
          <table:table-cell office:value="103" office:value-type="float"/>
        </table:table-row>
        <table:table-row>
          <table:table-cell office:value="103" office:value-type="float"/>
          <table:table-cell office:value-type="string">
            <text:p>Boards</text:p>
          </table:table-cell>
          <table:table-cell office:value="64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601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05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1689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78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62" office:value-type="float"/>
        </table:table-row>
        <table:table-row>
          <table:table-cell office:value="106" office:value-type="float"/>
          <table:table-cell office:value-type="string">
            <text:p>Concrete</text:p>
          </table:table-cell>
          <table:table-cell office:value="214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224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7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50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08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1318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53" office:value-type="float"/>
        </table:table-row>
        <table:table-row>
          <table:table-cell office:value="109" office:value-type="float"/>
          <table:table-cell office:value-type="string">
            <text:p>Concrete</text:p>
          </table:table-cell>
          <table:table-cell office:value="179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1044" office:value-type="float"/>
        </table:table-row>
        <table:table-row>
          <table:table-cell office:value="110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110" office:value-type="float"/>
          <table:table-cell office:value-type="string">
            <text:p>Concrete</text:p>
          </table:table-cell>
          <table:table-cell office:value="139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1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11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1026" office:value-type="float"/>
        </table:table-row>
        <table:table-row>
          <table:table-cell office:value="112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11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112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2193" office:value-type="float"/>
        </table:table-row>
        <table:table-row>
          <table:table-cell office:value="113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3" office:value-type="float"/>
          <table:table-cell office:value-type="string">
            <text:p>Concrete</text:p>
          </table:table-cell>
          <table:table-cell office:value="208" office:value-type="float"/>
        </table:table-row>
        <table:table-row>
          <table:table-cell office:value="113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13" office:value-type="float"/>
          <table:table-cell office:value-type="string">
            <text:p>Boards</text:p>
          </table:table-cell>
          <table:table-cell office:value="2.4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2875" office:value-type="float"/>
        </table:table-row>
        <table:table-row>
          <table:table-cell office:value="114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14" office:value-type="float"/>
          <table:table-cell office:value-type="string">
            <text:p>Concrete</text:p>
          </table:table-cell>
          <table:table-cell office:value="261" office:value-type="float"/>
        </table:table-row>
        <table:table-row>
          <table:table-cell office:value="114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114" office:value-type="float"/>
          <table:table-cell office:value-type="string">
            <text:p>Boards</text:p>
          </table:table-cell>
          <table:table-cell office:value="5.5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15" office:value-type="float"/>
          <table:table-cell office:value-type="string">
            <text:p>Concrete</text:p>
          </table:table-cell>
          <table:table-cell office:value="63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175" office:value-type="float"/>
        </table:table-row>
        <table:table-row>
          <table:table-cell office:value="116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1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641" office:value-type="float"/>
        </table:table-row>
        <table:table-row>
          <table:table-cell office:value="11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117" office:value-type="float"/>
          <table:table-cell office:value-type="string">
            <text:p>Concrete</text:p>
          </table:table-cell>
          <table:table-cell office:value="83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013" office:value-type="float"/>
        </table:table-row>
        <table:table-row>
          <table:table-cell office:value="118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18" office:value-type="float"/>
          <table:table-cell office:value-type="string">
            <text:p>Concrete</text:p>
          </table:table-cell>
          <table:table-cell office:value="113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536" office:value-type="float"/>
        </table:table-row>
        <table:table-row>
          <table:table-cell office:value="119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119" office:value-type="float"/>
          <table:table-cell office:value-type="string">
            <text:p>Concrete</text:p>
          </table:table-cell>
          <table:table-cell office:value="155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12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2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20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2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2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3418" office:value-type="float"/>
        </table:table-row>
        <table:table-row>
          <table:table-cell office:value="122" office:value-type="float"/>
          <table:table-cell office:value-type="string">
            <text:p>Gravel</text:p>
          </table:table-cell>
          <table:table-cell office:value="77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122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122" office:value-type="float"/>
          <table:table-cell office:value-type="string">
            <text:p>Concrete</text:p>
          </table:table-cell>
          <table:table-cell office:value="100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3297" office:value-type="float"/>
        </table:table-row>
        <table:table-row>
          <table:table-cell office:value="12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12" office:value-type="float"/>
        </table:table-row>
        <table:table-row>
          <table:table-cell office:value="12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23" office:value-type="float"/>
          <table:table-cell office:value-type="string">
            <text:p>Concrete</text:p>
          </table:table-cell>
          <table:table-cell office:value="351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124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124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12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1649" office:value-type="float"/>
        </table:table-row>
        <table:table-row>
          <table:table-cell office:value="125" office:value-type="float"/>
          <table:table-cell office:value-type="string">
            <text:p>Grav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25" office:value-type="float"/>
          <table:table-cell office:value-type="string">
            <text:p>Concrete</text:p>
          </table:table-cell>
          <table:table-cell office:value="78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2802" office:value-type="float"/>
        </table:table-row>
        <table:table-row>
          <table:table-cell office:value="126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93" office:value-type="float"/>
        </table:table-row>
        <table:table-row>
          <table:table-cell office:value="126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126" office:value-type="float"/>
          <table:table-cell office:value-type="string">
            <text:p>Concrete</text:p>
          </table:table-cell>
          <table:table-cell office:value="142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43" office:value-type="float"/>
        </table:table-row>
        <table:table-row>
          <table:table-cell office:value="127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27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27" office:value-type="float"/>
          <table:table-cell office:value-type="string">
            <text:p>Concrete</text:p>
          </table:table-cell>
          <table:table-cell office:value="258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1435" office:value-type="float"/>
        </table:table-row>
        <table:table-row>
          <table:table-cell office:value="128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8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128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12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12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29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2824" office:value-type="float"/>
        </table:table-row>
        <table:table-row>
          <table:table-cell office:value="13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13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130" office:value-type="float"/>
          <table:table-cell office:value-type="string">
            <text:p>Concrete</text:p>
          </table:table-cell>
          <table:table-cell office:value="310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131" office:value-type="float"/>
          <table:table-cell office:value-type="string">
            <text:p>Gravel</text:p>
          </table:table-cell>
          <table:table-cell office:value="7.3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48" office:value-type="float"/>
        </table:table-row>
        <table:table-row>
          <table:table-cell office:value="131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91" office:value-type="float"/>
        </table:table-row>
        <table:table-row>
          <table:table-cell office:value="13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133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13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142" office:value-type="float"/>
        </table:table-row>
        <table:table-row>
          <table:table-cell office:value="134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34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4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162" office:value-type="float"/>
        </table:table-row>
        <table:table-row>
          <table:table-cell office:value="13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35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5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36" office:value-type="float"/>
          <table:table-cell office:value-type="string">
            <text:p>Gravel</text:p>
          </table:table-cell>
          <table:table-cell office:value="2.9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36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136" office:value-type="float"/>
          <table:table-cell office:value-type="string">
            <text:p>Concrete</text:p>
          </table:table-cell>
          <table:table-cell office:value="3.7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125" office:value-type="float"/>
        </table:table-row>
        <table:table-row>
          <table:table-cell office:value="137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137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7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138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139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139" office:value-type="float"/>
          <table:table-cell office:value-type="string">
            <text:p>Asphalt</text:p>
          </table:table-cell>
          <table:table-cell office:value="0.5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40" office:value-type="float"/>
          <table:table-cell office:value-type="string">
            <text:p>Gravel</text:p>
          </table:table-cell>
          <table:table-cell office:value="0.7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0.026" office:value-type="float"/>
        </table:table-row>
        <table:table-row>
          <table:table-cell office:value="140" office:value-type="float"/>
          <table:table-cell office:value-type="string">
            <text:p>Asphalt</text:p>
          </table:table-cell>
          <table:table-cell office:value="0.53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09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14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4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142" office:value-type="float"/>
          <table:table-cell office:value-type="string">
            <text:p>Gravel</text:p>
          </table:table-cell>
          <table:table-cell office:value="0.67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Concrete</text:p>
          </table:table-cell>
          <table:table-cell office:value="0.87" office:value-type="float"/>
        </table:table-row>
        <table:table-row>
          <table:table-cell office:value="142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142" office:value-type="float"/>
          <table:table-cell office:value-type="string">
            <text:p>Boards</text:p>
          </table:table-cell>
          <table:table-cell office:value="0.32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143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143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4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14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45" office:value-type="float"/>
          <table:table-cell office:value-type="string">
            <text:p>Gravel</text:p>
          </table:table-cell>
          <table:table-cell office:value="0.33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0.87" office:value-type="float"/>
        </table:table-row>
        <table:table-row>
          <table:table-cell office:value="145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26" office:value-type="float"/>
        </table:table-row>
        <table:table-row>
          <table:table-cell office:value="146" office:value-type="float"/>
          <table:table-cell office:value-type="string">
            <text:p>Gravel</text:p>
          </table:table-cell>
          <table:table-cell office:value="0.37" office:value-type="float"/>
        </table:table-row>
        <table:table-row>
          <table:table-cell office:value="146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6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446" office:value-type="float"/>
        </table:table-row>
        <table:table-row>
          <table:table-cell office:value="147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47" office:value-type="float"/>
          <table:table-cell office:value-type="string">
            <text:p>Concrete</text:p>
          </table:table-cell>
          <table:table-cell office:value="5.6" office:value-type="float"/>
        </table:table-row>
        <table:table-row>
          <table:table-cell office:value="147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523" office:value-type="float"/>
        </table:table-row>
        <table:table-row>
          <table:table-cell office:value="148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148" office:value-type="float"/>
          <table:table-cell office:value-type="string">
            <text:p>Concrete</text:p>
          </table:table-cell>
          <table:table-cell office:value="2.4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42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422" office:value-type="float"/>
        </table:table-row>
        <table:table-row>
          <table:table-cell office:value="149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49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94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151" office:value-type="float"/>
          <table:table-cell office:value-type="string">
            <text:p>Concrete</text:p>
          </table:table-cell>
          <table:table-cell office:value="17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2933" office:value-type="float"/>
        </table:table-row>
        <table:table-row>
          <table:table-cell office:value="152" office:value-type="float"/>
          <table:table-cell office:value-type="string">
            <text:p>Gravel</text:p>
          </table:table-cell>
          <table:table-cell office:value="100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152" office:value-type="float"/>
          <table:table-cell office:value-type="string">
            <text:p>Asphalt</text:p>
          </table:table-cell>
          <table:table-cell office:value="80" office:value-type="float"/>
        </table:table-row>
        <table:table-row>
          <table:table-cell office:value="152" office:value-type="float"/>
          <table:table-cell office:value-type="string">
            <text:p>Concrete</text:p>
          </table:table-cell>
          <table:table-cell office:value="41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414" office:value-type="float"/>
        </table:table-row>
        <table:table-row>
          <table:table-cell office:value="153" office:value-type="float"/>
          <table:table-cell office:value-type="string">
            <text:p>Gravel</text:p>
          </table:table-cell>
          <table:table-cell office:value="9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53" office:value-type="float"/>
          <table:table-cell office:value-type="string">
            <text:p>Asphalt</text:p>
          </table:table-cell>
          <table:table-cell office:value="7.2" office:value-type="float"/>
        </table:table-row>
        <table:table-row>
          <table:table-cell office:value="153" office:value-type="float"/>
          <table:table-cell office:value-type="string">
            <text:p>Concrete</text:p>
          </table:table-cell>
          <table:table-cell office:value="72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4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4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698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155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6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1105" office:value-type="float"/>
        </table:table-row>
        <table:table-row>
          <table:table-cell office:value="157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157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57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0.08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6135" office:value-type="float"/>
        </table:table-row>
        <table:table-row>
          <table:table-cell office:value="158" office:value-type="float"/>
          <table:table-cell office:value-type="string">
            <text:p>Gravel</text:p>
          </table:table-cell>
          <table:table-cell office:value="190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151" office:value-type="float"/>
        </table:table-row>
        <table:table-row>
          <table:table-cell office:value="158" office:value-type="float"/>
          <table:table-cell office:value-type="string">
            <text:p>Asphalt</text:p>
          </table:table-cell>
          <table:table-cell office:value="152" office:value-type="float"/>
        </table:table-row>
        <table:table-row>
          <table:table-cell office:value="158" office:value-type="float"/>
          <table:table-cell office:value-type="string">
            <text:p>Concrete</text:p>
          </table:table-cell>
          <table:table-cell office:value="791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2137" office:value-type="float"/>
        </table:table-row>
        <table:table-row>
          <table:table-cell office:value="159" office:value-type="float"/>
          <table:table-cell office:value-type="string">
            <text:p>Grav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159" office:value-type="float"/>
          <table:table-cell office:value-type="string">
            <text:p>Concrete</text:p>
          </table:table-cell>
          <table:table-cell office:value="267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3547" office:value-type="float"/>
        </table:table-row>
        <table:table-row>
          <table:table-cell office:value="160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160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0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4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4278" office:value-type="float"/>
        </table:table-row>
        <table:table-row>
          <table:table-cell office:value="161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22" office:value-type="float"/>
        </table:table-row>
        <table:table-row>
          <table:table-cell office:value="161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1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3896" office:value-type="float"/>
        </table:table-row>
        <table:table-row>
          <table:table-cell office:value="162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162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2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9983" office:value-type="float"/>
        </table:table-row>
        <table:table-row>
          <table:table-cell office:value="163" office:value-type="float"/>
          <table:table-cell office:value-type="string">
            <text:p>Gravel</text:p>
          </table:table-cell>
          <table:table-cell office:value="143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339" office:value-type="float"/>
        </table:table-row>
        <table:table-row>
          <table:table-cell office:value="163" office:value-type="float"/>
          <table:table-cell office:value-type="string">
            <text:p>Asphalt</text:p>
          </table:table-cell>
          <table:table-cell office:value="114" office:value-type="float"/>
        </table:table-row>
        <table:table-row>
          <table:table-cell office:value="163" office:value-type="float"/>
          <table:table-cell office:value-type="string">
            <text:p>Concrete</text:p>
          </table:table-cell>
          <table:table-cell office:value="1131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16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64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256" office:value-type="float"/>
        </table:table-row>
        <table:table-row>
          <table:table-cell office:value="165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2084" office:value-type="float"/>
        </table:table-row>
        <table:table-row>
          <table:table-cell office:value="166" office:value-type="float"/>
          <table:table-cell office:value-type="string">
            <text:p>Gravel</text:p>
          </table:table-cell>
          <table:table-cell office:value="138" office:value-type="float"/>
        </table:table-row>
        <table:table-row>
          <table:table-cell office:value="166" office:value-type="float"/>
          <table:table-cell office:value-type="string">
            <text:p>Asphalt</text:p>
          </table:table-cell>
          <table:table-cell office:value="111" office:value-type="float"/>
        </table:table-row>
        <table:table-row>
          <table:table-cell office:value="166" office:value-type="float"/>
          <table:table-cell office:value-type="string">
            <text:p>Concrete</text:p>
          </table:table-cell>
          <table:table-cell office:value="180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1414" office:value-type="float"/>
        </table:table-row>
        <table:table-row>
          <table:table-cell office:value="167" office:value-type="float"/>
          <table:table-cell office:value-type="string">
            <text:p>Gravel</text:p>
          </table:table-cell>
          <table:table-cell office:value="94" office:value-type="float"/>
        </table:table-row>
        <table:table-row>
          <table:table-cell office:value="167" office:value-type="float"/>
          <table:table-cell office:value-type="string">
            <text:p>Asphalt</text:p>
          </table:table-cell>
          <table:table-cell office:value="75" office:value-type="float"/>
        </table:table-row>
        <table:table-row>
          <table:table-cell office:value="167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68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68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68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16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9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69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673" office:value-type="float"/>
        </table:table-row>
        <table:table-row>
          <table:table-cell office:value="170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70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70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72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72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72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617" office:value-type="float"/>
        </table:table-row>
        <table:table-row>
          <table:table-cell office:value="173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73" office:value-type="float"/>
          <table:table-cell office:value-type="string">
            <text:p>Asphalt</text:p>
          </table:table-cell>
          <table:table-cell office:value="5.6" office:value-type="float"/>
        </table:table-row>
        <table:table-row>
          <table:table-cell office:value="173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8.9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74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174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174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2368" office:value-type="float"/>
        </table:table-row>
        <table:table-row>
          <table:table-cell office:value="175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7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75" office:value-type="float"/>
          <table:table-cell office:value-type="string">
            <text:p>Concrete</text:p>
          </table:table-cell>
          <table:table-cell office:value="79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17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6" office:value-type="float"/>
          <table:table-cell office:value-type="string">
            <text:p>Asphalt</text:p>
          </table:table-cell>
          <table:table-cell office:value="9.4" office:value-type="float"/>
        </table:table-row>
        <table:table-row>
          <table:table-cell office:value="17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1588" office:value-type="float"/>
        </table:table-row>
        <table:table-row>
          <table:table-cell office:value="17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17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17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1288" office:value-type="float"/>
        </table:table-row>
        <table:table-row>
          <table:table-cell office:value="178" office:value-type="float"/>
          <table:table-cell office:value-type="string">
            <text:p>Gravel</text:p>
          </table:table-cell>
          <table:table-cell office:value="38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178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178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17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17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9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9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80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80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15" office:value-type="float"/>
        </table:table-row>
        <table:table-row>
          <table:table-cell office:value="181" office:value-type="float"/>
          <table:table-cell office:value-type="string">
            <text:p>Gravel</text:p>
          </table:table-cell>
          <table:table-cell office:value="0.25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68" office:value-type="float"/>
        </table:table-row>
        <table:table-row>
          <table:table-cell office:value="181" office:value-type="float"/>
          <table:table-cell office:value-type="string">
            <text:p>Concrete</text:p>
          </table:table-cell>
          <table:table-cell office:value="0.32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29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82" office:value-type="float"/>
          <table:table-cell office:value-type="string">
            <text:p>Gravel</text:p>
          </table:table-cell>
          <table:table-cell office:value="0.49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82" office:value-type="float"/>
          <table:table-cell office:value-type="string">
            <text:p>Concrete</text:p>
          </table:table-cell>
          <table:table-cell office:value="0.64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057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183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29" office:value-type="float"/>
        </table:table-row>
        <table:table-row>
          <table:table-cell office:value="183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011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84" office:value-type="float"/>
          <table:table-cell office:value-type="string">
            <text:p>Gravel</text:p>
          </table:table-cell>
          <table:table-cell office:value="0.15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41" office:value-type="float"/>
        </table:table-row>
        <table:table-row>
          <table:table-cell office:value="184" office:value-type="float"/>
          <table:table-cell office:value-type="string">
            <text:p>Concrete</text:p>
          </table:table-cell>
          <table:table-cell office:value="0.2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017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41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3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08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32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099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448" office:value-type="float"/>
        </table:table-row>
        <table:table-row>
          <table:table-cell office:value="18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8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89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189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1302" office:value-type="float"/>
        </table:table-row>
        <table:table-row>
          <table:table-cell office:value="19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46" office:value-type="float"/>
        </table:table-row>
        <table:table-row>
          <table:table-cell office:value="190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72" office:value-type="float"/>
        </table:table-row>
        <table:table-row>
          <table:table-cell office:value="190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19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276" office:value-type="float"/>
        </table:table-row>
        <table:table-row>
          <table:table-cell office:value="191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91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19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19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377" office:value-type="float"/>
        </table:table-row>
        <table:table-row>
          <table:table-cell office:value="193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93" office:value-type="float"/>
          <table:table-cell office:value-type="string">
            <text:p>Concrete</text:p>
          </table:table-cell>
          <table:table-cell office:value="6.4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19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194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67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195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195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54" office:value-type="float"/>
        </table:table-row>
        <table:table-row>
          <table:table-cell office:value="196" office:value-type="float"/>
          <table:table-cell office:value-type="string">
            <text:p>Gravel</text:p>
          </table:table-cell>
          <table:table-cell office:value="3.6" office:value-type="float"/>
        </table:table-row>
        <table:table-row>
          <table:table-cell office:value="196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196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39" office:value-type="float"/>
        </table:table-row>
        <table:table-row>
          <table:table-cell office:value="197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97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197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723" office:value-type="float"/>
        </table:table-row>
        <table:table-row>
          <table:table-cell office:value="198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9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98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198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98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1726" office:value-type="float"/>
        </table:table-row>
        <table:table-row>
          <table:table-cell office:value="199" office:value-type="float"/>
          <table:table-cell office:value-type="string">
            <text:p>Grav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199" office:value-type="float"/>
          <table:table-cell office:value-type="string">
            <text:p>Concrete</text:p>
          </table:table-cell>
          <table:table-cell office:value="40" office:value-type="float"/>
        </table:table-row>
        <table:table-row>
          <table:table-cell office:value="199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199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3434" office:value-type="float"/>
        </table:table-row>
        <table:table-row>
          <table:table-cell office:value="200" office:value-type="float"/>
          <table:table-cell office:value-type="string">
            <text:p>Gravel</text:p>
          </table:table-cell>
          <table:table-cell office:value="71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78" office:value-type="float"/>
        </table:table-row>
        <table:table-row>
          <table:table-cell office:value="200" office:value-type="float"/>
          <table:table-cell office:value-type="string">
            <text:p>Asphalt</text:p>
          </table:table-cell>
          <table:table-cell office:value="57" office:value-type="float"/>
        </table:table-row>
        <table:table-row>
          <table:table-cell office:value="200" office:value-type="float"/>
          <table:table-cell office:value-type="string">
            <text:p>Concrete</text:p>
          </table:table-cell>
          <table:table-cell office:value="93" office:value-type="float"/>
        </table:table-row>
        <table:table-row>
          <table:table-cell office:value="200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200" office:value-type="float"/>
          <table:table-cell office:value-type="string">
            <text:p>Boards</text:p>
          </table:table-cell>
          <table:table-cell office:value="40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2785" office:value-type="float"/>
        </table:table-row>
        <table:table-row>
          <table:table-cell office:value="20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0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0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01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201" office:value-type="float"/>
          <table:table-cell office:value-type="string">
            <text:p>Boards</text:p>
          </table:table-cell>
          <table:table-cell office:value="63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3723" office:value-type="float"/>
        </table:table-row>
        <table:table-row>
          <table:table-cell office:value="202" office:value-type="float"/>
          <table:table-cell office:value-type="string">
            <text:p>Gravel</text:p>
          </table:table-cell>
          <table:table-cell office:value="70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202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202" office:value-type="float"/>
          <table:table-cell office:value-type="string">
            <text:p>Concrete</text:p>
          </table:table-cell>
          <table:table-cell office:value="91" office:value-type="float"/>
        </table:table-row>
        <table:table-row>
          <table:table-cell office:value="202" office:value-type="float"/>
          <table:table-cell office:value-type="string">
            <text:p>Bricks</text:p>
          </table:table-cell>
          <table:table-cell office:value="196" office:value-type="float"/>
        </table:table-row>
        <table:table-row>
          <table:table-cell office:value="202" office:value-type="float"/>
          <table:table-cell office:value-type="string">
            <text:p>Boards</text:p>
          </table:table-cell>
          <table:table-cell office:value="65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462" office:value-type="float"/>
        </table:table-row>
        <table:table-row>
          <table:table-cell office:value="20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3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20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04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4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2380" office:value-type="float"/>
        </table:table-row>
        <table:table-row>
          <table:table-cell office:value="205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05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205" office:value-type="float"/>
          <table:table-cell office:value-type="string">
            <text:p>Concrete</text:p>
          </table:table-cell>
          <table:table-cell office:value="374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4032" office:value-type="float"/>
        </table:table-row>
        <table:table-row>
          <table:table-cell office:value="206" office:value-type="float"/>
          <table:table-cell office:value-type="string">
            <text:p>Gravel</text:p>
          </table:table-cell>
          <table:table-cell office:value="76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06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206" office:value-type="float"/>
          <table:table-cell office:value-type="string">
            <text:p>Concrete</text:p>
          </table:table-cell>
          <table:table-cell office:value="624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5231" office:value-type="float"/>
        </table:table-row>
        <table:table-row>
          <table:table-cell office:value="207" office:value-type="float"/>
          <table:table-cell office:value-type="string">
            <text:p>Gravel</text:p>
          </table:table-cell>
          <table:table-cell office:value="104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07" office:value-type="float"/>
          <table:table-cell office:value-type="string">
            <text:p>Asphalt</text:p>
          </table:table-cell>
          <table:table-cell office:value="83" office:value-type="float"/>
        </table:table-row>
        <table:table-row>
          <table:table-cell office:value="207" office:value-type="float"/>
          <table:table-cell office:value-type="string">
            <text:p>Concrete</text:p>
          </table:table-cell>
          <table:table-cell office:value="798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6584" office:value-type="float"/>
        </table:table-row>
        <table:table-row>
          <table:table-cell office:value="208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08" office:value-type="float"/>
          <table:table-cell office:value-type="string">
            <text:p>Asphalt</text:p>
          </table:table-cell>
          <table:table-cell office:value="101" office:value-type="float"/>
        </table:table-row>
        <table:table-row>
          <table:table-cell office:value="208" office:value-type="float"/>
          <table:table-cell office:value-type="string">
            <text:p>Concrete</text:p>
          </table:table-cell>
          <table:table-cell office:value="1023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104" office:value-type="float"/>
        </table:table-row>
        <table:table-row>
          <table:table-cell office:value="209" office:value-type="float"/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09" office:value-type="float"/>
          <table:table-cell office:value-type="string">
            <text:p>Concrete</text:p>
          </table:table-cell>
          <table:table-cell office:value="107" office:value-type="float"/>
        </table:table-row>
        <table:table-row>
          <table:table-cell office:value="209" office:value-type="float"/>
          <table:table-cell office:value-type="string">
            <text:p>Bricks</text:p>
          </table:table-cell>
          <table:table-cell office:value="73" office:value-type="float"/>
        </table:table-row>
        <table:table-row>
          <table:table-cell office:value="209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2197" office:value-type="float"/>
        </table:table-row>
        <table:table-row>
          <table:table-cell office:value="210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10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210" office:value-type="float"/>
          <table:table-cell office:value-type="string">
            <text:p>Concrete</text:p>
          </table:table-cell>
          <table:table-cell office:value="358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3736" office:value-type="float"/>
        </table:table-row>
        <table:table-row>
          <table:table-cell office:value="21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11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211" office:value-type="float"/>
          <table:table-cell office:value-type="string">
            <text:p>Concrete</text:p>
          </table:table-cell>
          <table:table-cell office:value="599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4770" office:value-type="float"/>
        </table:table-row>
        <table:table-row>
          <table:table-cell office:value="212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12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212" office:value-type="float"/>
          <table:table-cell office:value-type="string">
            <text:p>Concrete</text:p>
          </table:table-cell>
          <table:table-cell office:value="758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6009" office:value-type="float"/>
        </table:table-row>
        <table:table-row>
          <table:table-cell office:value="21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13" office:value-type="float"/>
          <table:table-cell office:value-type="string">
            <text:p>Asphalt</text:p>
          </table:table-cell>
          <table:table-cell office:value="71" office:value-type="float"/>
        </table:table-row>
        <table:table-row>
          <table:table-cell office:value="213" office:value-type="float"/>
          <table:table-cell office:value-type="string">
            <text:p>Concrete</text:p>
          </table:table-cell>
          <table:table-cell office:value="973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758" office:value-type="float"/>
        </table:table-row>
        <table:table-row>
          <table:table-cell office:value="21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14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21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214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214" office:value-type="float"/>
          <table:table-cell office:value-type="string">
            <text:p>Boards</text:p>
          </table:table-cell>
          <table:table-cell office:value="28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297" office:value-type="float"/>
        </table:table-row>
        <table:table-row>
          <table:table-cell office:value="215" office:value-type="float"/>
          <table:table-cell office:value-type="string">
            <text:p>Gravel</text:p>
          </table:table-cell>
          <table:table-cell office:value="8.5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15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215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215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215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16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16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216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216" office:value-type="float"/>
          <table:table-cell office:value-type="string">
            <text:p>Bricks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955" office:value-type="float"/>
        </table:table-row>
        <table:table-row>
          <table:table-cell office:value="217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217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217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2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1467" office:value-type="float"/>
        </table:table-row>
        <table:table-row>
          <table:table-cell office:value="218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218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218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218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218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219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19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19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25" office:value-type="float"/>
        </table:table-row>
        <table:table-row>
          <table:table-cell office:value="220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220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220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221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21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221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21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221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845" office:value-type="float"/>
        </table:table-row>
        <table:table-row>
          <table:table-cell office:value="22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222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222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196" office:value-type="float"/>
        </table:table-row>
        <table:table-row>
          <table:table-cell office:value="224" office:value-type="float"/>
          <table:table-cell office:value-type="string">
            <text:p>Gravel</text:p>
          </table:table-cell>
          <table:table-cell office:value="2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4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224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268" office:value-type="float"/>
        </table:table-row>
        <table:table-row>
          <table:table-cell office:value="22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225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5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198" office:value-type="float"/>
        </table:table-row>
        <table:table-row>
          <table:table-cell office:value="22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227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227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227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228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28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28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484" office:value-type="float"/>
        </table:table-row>
        <table:table-row>
          <table:table-cell office:value="22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2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2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357" office:value-type="float"/>
        </table:table-row>
        <table:table-row>
          <table:table-cell office:value="23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3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30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231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31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31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431" office:value-type="float"/>
        </table:table-row>
        <table:table-row>
          <table:table-cell office:value="232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32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232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3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3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3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4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4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786" office:value-type="float"/>
        </table:table-row>
        <table:table-row>
          <table:table-cell office:value="23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235" office:value-type="float"/>
          <table:table-cell office:value-type="string">
            <text:p>Asphalt</text:p>
          </table:table-cell>
          <table:table-cell office:value="9.9" office:value-type="float"/>
        </table:table-row>
        <table:table-row>
          <table:table-cell office:value="235" office:value-type="float"/>
          <table:table-cell office:value-type="string">
            <text:p>Concrete</text:p>
          </table:table-cell>
          <table:table-cell office:value="104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1113" office:value-type="float"/>
        </table:table-row>
        <table:table-row>
          <table:table-cell office:value="236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236" office:value-type="float"/>
          <table:table-cell office:value-type="string">
            <text:p>Concrete</text:p>
          </table:table-cell>
          <table:table-cell office:value="133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1996" office:value-type="float"/>
        </table:table-row>
        <table:table-row>
          <table:table-cell office:value="23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23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237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347" office:value-type="float"/>
        </table:table-row>
        <table:table-row>
          <table:table-cell office:value="238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238" office:value-type="float"/>
          <table:table-cell office:value-type="string">
            <text:p>Asphalt</text:p>
          </table:table-cell>
          <table:table-cell office:value="5.4" office:value-type="float"/>
        </table:table-row>
        <table:table-row>
          <table:table-cell office:value="238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0.34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675" office:value-type="float"/>
        </table:table-row>
        <table:table-row>
          <table:table-cell office:value="23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23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442" office:value-type="float"/>
        </table:table-row>
        <table:table-row>
          <table:table-cell office:value="240" office:value-type="float"/>
          <table:table-cell office:value-type="string">
            <text:p>Gravel</text:p>
          </table:table-cell>
          <table:table-cell office:value="6.9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0" office:value-type="float"/>
          <table:table-cell office:value-type="string">
            <text:p>Asphalt</text:p>
          </table:table-cell>
          <table:table-cell office:value="5.5" office:value-type="float"/>
        </table:table-row>
        <table:table-row>
          <table:table-cell office:value="240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73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2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3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3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3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5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5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2183" office:value-type="float"/>
        </table:table-row>
        <table:table-row>
          <table:table-cell office:value="246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68" office:value-type="float"/>
        </table:table-row>
        <table:table-row>
          <table:table-cell office:value="246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46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683" office:value-type="float"/>
        </table:table-row>
        <table:table-row>
          <table:table-cell office:value="247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24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24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Asphalt</text:p>
          </table:table-cell>
          <table:table-cell office:value="0.95" office:value-type="float"/>
        </table:table-row>
        <table:table-row>
          <table:table-cell office:value="248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186" office:value-type="float"/>
        </table:table-row>
        <table:table-row>
          <table:table-cell office:value="2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2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2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7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251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25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3.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437" office:value-type="float"/>
        </table:table-row>
        <table:table-row>
          <table:table-cell office:value="252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2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288" office:value-type="float"/>
        </table:table-row>
        <table:table-row>
          <table:table-cell office:value="25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53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293" office:value-type="float"/>
        </table:table-row>
        <table:table-row>
          <table:table-cell office:value="254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54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25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5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6" office:value-type="float"/>
        </table:table-row>
        <table:table-row>
          <table:table-cell office:value="256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6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274" office:value-type="float"/>
        </table:table-row>
        <table:table-row>
          <table:table-cell office:value="257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257" office:value-type="float"/>
          <table:table-cell office:value-type="string">
            <text:p>Asphalt</text:p>
          </table:table-cell>
          <table:table-cell office:value="0.94" office:value-type="float"/>
        </table:table-row>
        <table:table-row>
          <table:table-cell office:value="257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5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5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258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5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5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5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0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0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0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1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1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71" office:value-type="float"/>
        </table:table-row>
        <table:table-row>
          <table:table-cell office:value="2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2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262" office:value-type="float"/>
          <table:table-cell office:value-type="string">
            <text:p>Concrete</text:p>
          </table:table-cell>
          <table:table-cell office:value="376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1303" office:value-type="float"/>
        </table:table-row>
        <table:table-row>
          <table:table-cell office:value="263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63" office:value-type="float"/>
          <table:table-cell office:value-type="string">
            <text:p>Concrete</text:p>
          </table:table-cell>
          <table:table-cell office:value="238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2617" office:value-type="float"/>
        </table:table-row>
        <table:table-row>
          <table:table-cell office:value="264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264" office:value-type="float"/>
          <table:table-cell office:value-type="string">
            <text:p>Asphalt</text:p>
          </table:table-cell>
          <table:table-cell office:value="40" office:value-type="float"/>
        </table:table-row>
        <table:table-row>
          <table:table-cell office:value="264" office:value-type="float"/>
          <table:table-cell office:value-type="string">
            <text:p>Concrete</text:p>
          </table:table-cell>
          <table:table-cell office:value="422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1101" office:value-type="float"/>
        </table:table-row>
        <table:table-row>
          <table:table-cell office:value="26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26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265" office:value-type="float"/>
          <table:table-cell office:value-type="string">
            <text:p>Concrete</text:p>
          </table:table-cell>
          <table:table-cell office:value="186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26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62" office:value-type="float"/>
        </table:table-row>
        <table:table-row>
          <table:table-cell office:value="26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266" office:value-type="float"/>
          <table:table-cell office:value-type="string">
            <text:p>Concrete</text:p>
          </table:table-cell>
          <table:table-cell office:value="233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7635" office:value-type="float"/>
        </table:table-row>
        <table:table-row>
          <table:table-cell office:value="267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287" office:value-type="float"/>
        </table:table-row>
        <table:table-row>
          <table:table-cell office:value="267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267" office:value-type="float"/>
          <table:table-cell office:value-type="string">
            <text:p>Concrete</text:p>
          </table:table-cell>
          <table:table-cell office:value="871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3.7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6332" office:value-type="float"/>
        </table:table-row>
        <table:table-row>
          <table:table-cell office:value="268" office:value-type="float"/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268" office:value-type="float"/>
          <table:table-cell office:value-type="string">
            <text:p>Concrete</text:p>
          </table:table-cell>
          <table:table-cell office:value="865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8417" office:value-type="float"/>
        </table:table-row>
        <table:table-row>
          <table:table-cell office:value="269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285" office:value-type="float"/>
        </table:table-row>
        <table:table-row>
          <table:table-cell office:value="269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44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241" office:value-type="float"/>
        </table:table-row>
        <table:table-row>
          <table:table-cell office:value="270" office:value-type="float"/>
          <table:table-cell office:value-type="string">
            <text:p>Gravel</text:p>
          </table:table-cell>
          <table:table-cell office:value="0.99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270" office:value-type="float"/>
          <table:table-cell office:value-type="string">
            <text:p>Asphalt</text:p>
          </table:table-cell>
          <table:table-cell office:value="0.8" office:value-type="float"/>
        </table:table-row>
        <table:table-row>
          <table:table-cell office:value="270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6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691" office:value-type="float"/>
        </table:table-row>
        <table:table-row>
          <table:table-cell office:value="271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271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271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12564" office:value-type="float"/>
        </table:table-row>
        <table:table-row>
          <table:table-cell office:value="272" office:value-type="float"/>
          <table:table-cell office:value-type="string">
            <text:p>Gravel</text:p>
          </table:table-cell>
          <table:table-cell office:value="181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439" office:value-type="float"/>
        </table:table-row>
        <table:table-row>
          <table:table-cell office:value="272" office:value-type="float"/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272" office:value-type="float"/>
          <table:table-cell office:value-type="string">
            <text:p>Concrete</text:p>
          </table:table-cell>
          <table:table-cell office:value="235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18" office:value-type="float"/>
        </table:table-row>
        <table:table-row>
          <table:table-cell office:value="272" office:value-type="float"/>
          <table:table-cell office:value-type="string">
            <text:p>Bricks</text:p>
          </table:table-cell>
          <table:table-cell office:value="129" office:value-type="float"/>
        </table:table-row>
        <table:table-row>
          <table:table-cell office:value="272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20421" office:value-type="float"/>
        </table:table-row>
        <table:table-row>
          <table:table-cell office:value="273" office:value-type="float"/>
          <table:table-cell office:value-type="string">
            <text:p>Gravel</text:p>
          </table:table-cell>
          <table:table-cell office:value="282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769" office:value-type="float"/>
        </table:table-row>
        <table:table-row>
          <table:table-cell office:value="273" office:value-type="float"/>
          <table:table-cell office:value-type="string">
            <text:p>Asphalt</text:p>
          </table:table-cell>
          <table:table-cell office:value="226" office:value-type="float"/>
        </table:table-row>
        <table:table-row>
          <table:table-cell office:value="273" office:value-type="float"/>
          <table:table-cell office:value-type="string">
            <text:p>Concrete</text:p>
          </table:table-cell>
          <table:table-cell office:value="36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273" office:value-type="float"/>
          <table:table-cell office:value-type="string">
            <text:p>Bricks</text:p>
          </table:table-cell>
          <table:table-cell office:value="162" office:value-type="float"/>
        </table:table-row>
        <table:table-row>
          <table:table-cell office:value="273" office:value-type="float"/>
          <table:table-cell office:value-type="string">
            <text:p>Boards</text:p>
          </table:table-cell>
          <table:table-cell office:value="54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47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5322" office:value-type="float"/>
        </table:table-row>
        <table:table-row>
          <table:table-cell office:value="274" office:value-type="float"/>
          <table:table-cell office:value-type="string">
            <text:p>Gravel</text:p>
          </table:table-cell>
          <table:table-cell office:value="253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65" office:value-type="float"/>
        </table:table-row>
        <table:table-row>
          <table:table-cell office:value="274" office:value-type="float"/>
          <table:table-cell office:value-type="string">
            <text:p>Asphalt</text:p>
          </table:table-cell>
          <table:table-cell office:value="203" office:value-type="float"/>
        </table:table-row>
        <table:table-row>
          <table:table-cell office:value="274" office:value-type="float"/>
          <table:table-cell office:value-type="string">
            <text:p>Concrete</text:p>
          </table:table-cell>
          <table:table-cell office:value="506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5.2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16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0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08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1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022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0.85" office:value-type="float"/>
        </table:table-row>
        <table:table-row>
          <table:table-cell office:value="283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8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28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84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117" office:value-type="float"/>
        </table:table-row>
        <table:table-row>
          <table:table-cell office:value="285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85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5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6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6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6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7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7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7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6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012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7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02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8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299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99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299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00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00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0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301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30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92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302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302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302" office:value-type="float"/>
          <table:table-cell office:value-type="string">
            <text:p>Concrete</text:p>
          </table:table-cell>
          <table:table-cell office:value="6.7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0.69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0.59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Concrete</text:p>
          </table:table-cell>
          <table:table-cell office:value="0.9" office:value-type="float"/>
        </table:table-row>
        <table:table-row>
          <table:table-cell office:value="306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306" office:value-type="float"/>
          <table:table-cell office:value-type="string">
            <text:p>Boards</text:p>
          </table:table-cell>
          <table:table-cell office:value="0.67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0.071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43" office:value-type="float"/>
        </table:table-row>
        <table:table-row>
          <table:table-cell office:value="307" office:value-type="float"/>
          <table:table-cell office:value-type="string">
            <text:p>Gravel</text:p>
          </table:table-cell>
          <table:table-cell office:value="0.5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307" office:value-type="float"/>
          <table:table-cell office:value-type="string">
            <text:p>Asphalt</text:p>
          </table:table-cell>
          <table:table-cell office:value="0.4" office:value-type="float"/>
        </table:table-row>
        <table:table-row>
          <table:table-cell office:value="307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307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07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0.09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308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08" office:value-type="float"/>
          <table:table-cell office:value-type="string">
            <text:p>Bricks</text:p>
          </table:table-cell>
          <table:table-cell office:value="2.5" office:value-type="float"/>
        </table:table-row>
        <table:table-row>
          <table:table-cell office:value="308" office:value-type="float"/>
          <table:table-cell office:value-type="string">
            <text:p>Boards</text:p>
          </table:table-cell>
          <table:table-cell office:value="0.83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443" office:value-type="float"/>
        </table:table-row>
        <table:table-row>
          <table:table-cell office:value="309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09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09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09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309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72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0.72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0.58" office:value-type="float"/>
        </table:table-row>
        <table:table-row>
          <table:table-cell office:value="310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11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312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312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12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747" office:value-type="float"/>
        </table:table-row>
        <table:table-row>
          <table:table-cell office:value="313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13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313" office:value-type="float"/>
          <table:table-cell office:value-type="string">
            <text:p>Concrete</text:p>
          </table:table-cell>
          <table:table-cell office:value="7.5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8.4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24" office:value-type="float"/>
        </table:table-row>
        <table:table-row>
          <table:table-cell office:value="314" office:value-type="float"/>
          <table:table-cell office:value-type="string">
            <text:p>Gravel</text:p>
          </table:table-cell>
          <table:table-cell office:value="0.39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0.81" office:value-type="float"/>
        </table:table-row>
        <table:table-row>
          <table:table-cell office:value="314" office:value-type="float"/>
          <table:table-cell office:value-type="string">
            <text:p>Asphalt</text:p>
          </table:table-cell>
          <table:table-cell office:value="0.31" office:value-type="float"/>
        </table:table-row>
        <table:table-row>
          <table:table-cell office:value="314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612" office:value-type="float"/>
        </table:table-row>
        <table:table-row>
          <table:table-cell office:value="315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31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15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1851" office:value-type="float"/>
        </table:table-row>
        <table:table-row>
          <table:table-cell office:value="31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31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31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31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1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7.4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303" office:value-type="float"/>
        </table:table-row>
        <table:table-row>
          <table:table-cell office:value="317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17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2.9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0.76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318" office:value-type="float"/>
          <table:table-cell office:value-type="string">
            <text:p>Gravel</text:p>
          </table:table-cell>
          <table:table-cell office:value="0.21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0.37" office:value-type="float"/>
        </table:table-row>
        <table:table-row>
          <table:table-cell office:value="318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32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32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22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0.48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0.16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0.05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32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324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324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1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70" office:value-type="float"/>
        </table:table-row>
        <table:table-row>
          <table:table-cell office:value="325" office:value-type="float"/>
          <table:table-cell office:value-type="string">
            <text:p>Gravel</text:p>
          </table:table-cell>
          <table:table-cell office:value="0.1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2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Gravel</text:p>
          </table:table-cell>
          <table:table-cell office:value="0.19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326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287" office:value-type="float"/>
        </table:table-row>
        <table:table-row>
          <table:table-cell office:value="32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327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32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32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0.54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1431" office:value-type="float"/>
        </table:table-row>
        <table:table-row>
          <table:table-cell office:value="328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328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328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328" office:value-type="float"/>
          <table:table-cell office:value-type="string">
            <text:p>Boards</text:p>
          </table:table-cell>
          <table:table-cell office:value="4.2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154" office:value-type="float"/>
        </table:table-row>
        <table:table-row>
          <table:table-cell office:value="329" office:value-type="float"/>
          <table:table-cell office:value-type="string">
            <text:p>Gravel</text:p>
          </table:table-cell>
          <table:table-cell office:value="63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329" office:value-type="float"/>
          <table:table-cell office:value-type="string">
            <text:p>Asphalt</text:p>
          </table:table-cell>
          <table:table-cell office:value="51" office:value-type="float"/>
        </table:table-row>
        <table:table-row>
          <table:table-cell office:value="329" office:value-type="float"/>
          <table:table-cell office:value-type="string">
            <text:p>Concrete</text:p>
          </table:table-cell>
          <table:table-cell office:value="202" office:value-type="float"/>
        </table:table-row>
        <table:table-row>
          <table:table-cell office:value="329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32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9.2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30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330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30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907" office:value-type="float"/>
        </table:table-row>
        <table:table-row>
          <table:table-cell office:value="33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3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3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3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33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1949" office:value-type="float"/>
        </table:table-row>
        <table:table-row>
          <table:table-cell office:value="332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3" office:value-type="float"/>
        </table:table-row>
        <table:table-row>
          <table:table-cell office:value="332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332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33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32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337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337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337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37" office:value-type="float"/>
          <table:table-cell office:value-type="string">
            <text:p>Bricks</text:p>
          </table:table-cell>
          <table:table-cell office:value="3.4" office:value-type="float"/>
        </table:table-row>
        <table:table-row>
          <table:table-cell office:value="337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134" office:value-type="float"/>
        </table:table-row>
        <table:table-row>
          <table:table-cell office:value="338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2.2" office:value-type="float"/>
        </table:table-row>
        <table:table-row>
          <table:table-cell office:value="338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338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38" office:value-type="float"/>
          <table:table-cell office:value-type="string">
            <text:p>Bricks</text:p>
          </table:table-cell>
          <table:table-cell office:value="4.6" office:value-type="float"/>
        </table:table-row>
        <table:table-row>
          <table:table-cell office:value="338" office:value-type="float"/>
          <table:table-cell office:value-type="string">
            <text:p>Boards</text:p>
          </table:table-cell>
          <table:table-cell office:value="1.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39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39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39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39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39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4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4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40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40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40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1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2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2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2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3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3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4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4" office:value-type="float"/>
          <table:table-cell office:value-type="string">
            <text:p>Asphalt</text:p>
          </table:table-cell>
          <table:table-cell office:value="0.54" office:value-type="float"/>
        </table:table-row>
        <table:table-row>
          <table:table-cell office:value="344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4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5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5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5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6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34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7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347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171" office:value-type="float"/>
        </table:table-row>
        <table:table-row>
          <table:table-cell office:value="348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0.35" office:value-type="float"/>
        </table:table-row>
        <table:table-row>
          <table:table-cell office:value="348" office:value-type="float"/>
          <table:table-cell office:value-type="string">
            <text:p>Asphalt</text:p>
          </table:table-cell>
          <table:table-cell office:value="7.8" office:value-type="float"/>
        </table:table-row>
        <table:table-row>
          <table:table-cell office:value="34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348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1185" office:value-type="float"/>
        </table:table-row>
        <table:table-row>
          <table:table-cell office:value="34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49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349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35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0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550" office:value-type="float"/>
        </table:table-row>
        <table:table-row>
          <table:table-cell office:value="35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51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51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52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2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52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76" office:value-type="float"/>
        </table:table-row>
        <table:table-row>
          <table:table-cell office:value="35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353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353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354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50" office:value-type="float"/>
        </table:table-row>
        <table:table-row>
          <table:table-cell office:value="354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54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67" office:value-type="float"/>
        </table:table-row>
        <table:table-row>
          <table:table-cell office:value="35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35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55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2271" office:value-type="float"/>
        </table:table-row>
        <table:table-row>
          <table:table-cell office:value="356" office:value-type="float"/>
          <table:table-cell office:value-type="string">
            <text:p>Gravel</text:p>
          </table:table-cell>
          <table:table-cell office:value="73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56" office:value-type="float"/>
          <table:table-cell office:value-type="string">
            <text:p>Asphalt</text:p>
          </table:table-cell>
          <table:table-cell office:value="58" office:value-type="float"/>
        </table:table-row>
        <table:table-row>
          <table:table-cell office:value="356" office:value-type="float"/>
          <table:table-cell office:value-type="string">
            <text:p>Concrete</text:p>
          </table:table-cell>
          <table:table-cell office:value="165" office:value-type="float"/>
        </table:table-row>
        <table:table-row>
          <table:table-cell office:value="35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5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2235" office:value-type="float"/>
        </table:table-row>
        <table:table-row>
          <table:table-cell office:value="35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35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35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357" office:value-type="float"/>
          <table:table-cell office:value-type="string">
            <text:p>Bricks</text:p>
          </table:table-cell>
          <table:table-cell office:value="110" office:value-type="float"/>
        </table:table-row>
        <table:table-row>
          <table:table-cell office:value="357" office:value-type="float"/>
          <table:table-cell office:value-type="string">
            <text:p>Boards</text:p>
          </table:table-cell>
          <table:table-cell office:value="36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4992" office:value-type="float"/>
        </table:table-row>
        <table:table-row>
          <table:table-cell office:value="358" office:value-type="float"/>
          <table:table-cell office:value-type="string">
            <text:p>Gravel</text:p>
          </table:table-cell>
          <table:table-cell office:value="75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54" office:value-type="float"/>
        </table:table-row>
        <table:table-row>
          <table:table-cell office:value="358" office:value-type="float"/>
          <table:table-cell office:value-type="string">
            <text:p>Asphalt</text:p>
          </table:table-cell>
          <table:table-cell office:value="60" office:value-type="float"/>
        </table:table-row>
        <table:table-row>
          <table:table-cell office:value="358" office:value-type="float"/>
          <table:table-cell office:value-type="string">
            <text:p>Concrete</text:p>
          </table:table-cell>
          <table:table-cell office:value="97" office:value-type="float"/>
        </table:table-row>
        <table:table-row>
          <table:table-cell office:value="358" office:value-type="float"/>
          <table:table-cell office:value-type="string">
            <text:p>Bricks</text:p>
          </table:table-cell>
          <table:table-cell office:value="284" office:value-type="float"/>
        </table:table-row>
        <table:table-row>
          <table:table-cell office:value="358" office:value-type="float"/>
          <table:table-cell office:value-type="string">
            <text:p>Boards</text:p>
          </table:table-cell>
          <table:table-cell office:value="94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2935" office:value-type="float"/>
        </table:table-row>
        <table:table-row>
          <table:table-cell office:value="35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52" office:value-type="float"/>
        </table:table-row>
        <table:table-row>
          <table:table-cell office:value="35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359" office:value-type="float"/>
          <table:table-cell office:value-type="string">
            <text:p>Concrete</text:p>
          </table:table-cell>
          <table:table-cell office:value="51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.7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36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36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60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933" office:value-type="float"/>
        </table:table-row>
        <table:table-row>
          <table:table-cell office:value="361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61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61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61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61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1779" office:value-type="float"/>
        </table:table-row>
        <table:table-row>
          <table:table-cell office:value="3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362" office:value-type="float"/>
          <table:table-cell office:value-type="string">
            <text:p>Concrete</text:p>
          </table:table-cell>
          <table:table-cell office:value="108" office:value-type="float"/>
        </table:table-row>
        <table:table-row>
          <table:table-cell office:value="362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362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3672" office:value-type="float"/>
        </table:table-row>
        <table:table-row>
          <table:table-cell office:value="363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363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363" office:value-type="float"/>
          <table:table-cell office:value-type="string">
            <text:p>Concrete</text:p>
          </table:table-cell>
          <table:table-cell office:value="272" office:value-type="float"/>
        </table:table-row>
        <table:table-row>
          <table:table-cell office:value="363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363" office:value-type="float"/>
          <table:table-cell office:value-type="string">
            <text:p>Boards</text:p>
          </table:table-cell>
          <table:table-cell office:value="5.9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5138" office:value-type="float"/>
        </table:table-row>
        <table:table-row>
          <table:table-cell office:value="364" office:value-type="float"/>
          <table:table-cell office:value-type="string">
            <text:p>Gravel</text:p>
          </table:table-cell>
          <table:table-cell office:value="152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106" office:value-type="float"/>
        </table:table-row>
        <table:table-row>
          <table:table-cell office:value="364" office:value-type="float"/>
          <table:table-cell office:value-type="string">
            <text:p>Asphalt</text:p>
          </table:table-cell>
          <table:table-cell office:value="122" office:value-type="float"/>
        </table:table-row>
        <table:table-row>
          <table:table-cell office:value="364" office:value-type="float"/>
          <table:table-cell office:value-type="string">
            <text:p>Concrete</text:p>
          </table:table-cell>
          <table:table-cell office:value="403" office:value-type="float"/>
        </table:table-row>
        <table:table-row>
          <table:table-cell office:value="364" office:value-type="float"/>
          <table:table-cell office:value-type="string">
            <text:p>Bricks</text:p>
          </table:table-cell>
          <table:table-cell office:value="27" office:value-type="float"/>
        </table:table-row>
        <table:table-row>
          <table:table-cell office:value="364" office:value-type="float"/>
          <table:table-cell office:value-type="string">
            <text:p>Boards</text:p>
          </table:table-cell>
          <table:table-cell office:value="9.3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365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365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227" office:value-type="float"/>
        </table:table-row>
        <table:table-row>
          <table:table-cell office:value="36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0.18" office:value-type="float"/>
        </table:table-row>
        <table:table-row>
          <table:table-cell office:value="36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66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66" office:value-type="float"/>
          <table:table-cell office:value-type="string">
            <text:p>Prefab panels</text:p>
          </table:table-cell>
          <table:table-cell office:value="1.8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3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67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3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676" office:value-type="float"/>
        </table:table-row>
        <table:table-row>
          <table:table-cell office:value="368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68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1169" office:value-type="float"/>
        </table:table-row>
        <table:table-row>
          <table:table-cell office:value="369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69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369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37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37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70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70" office:value-type="float"/>
          <table:table-cell office:value-type="string">
            <text:p>Prefab panels</text:p>
          </table:table-cell>
          <table:table-cell office:value="2.7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71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3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37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371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229" office:value-type="float"/>
        </table:table-row>
        <table:table-row>
          <table:table-cell office:value="372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.9" office:value-type="float"/>
        </table:table-row>
        <table:table-row>
          <table:table-cell office:value="372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372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72" office:value-type="float"/>
          <table:table-cell office:value-type="string">
            <text:p>Boards</text:p>
          </table:table-cell>
          <table:table-cell office:value="4.6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366" office:value-type="float"/>
        </table:table-row>
        <table:table-row>
          <table:table-cell office:value="37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3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37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73" office:value-type="float"/>
          <table:table-cell office:value-type="string">
            <text:p>Prefab panels</text:p>
          </table:table-cell>
          <table:table-cell office:value="29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37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374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7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74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75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375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7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75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376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376" office:value-type="float"/>
          <table:table-cell office:value-type="string">
            <text:p>Asphalt</text:p>
          </table:table-cell>
          <table:table-cell office:value="5.7" office:value-type="float"/>
        </table:table-row>
        <table:table-row>
          <table:table-cell office:value="376" office:value-type="float"/>
          <table:table-cell office:value-type="string">
            <text:p>Concrete</text:p>
          </table:table-cell>
          <table:table-cell office:value="9.2" office:value-type="float"/>
        </table:table-row>
        <table:table-row>
          <table:table-cell office:value="376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377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377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377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377" office:value-type="float"/>
          <table:table-cell office:value-type="string">
            <text:p>Bricks</text:p>
          </table:table-cell>
          <table:table-cell office:value="6.3" office:value-type="float"/>
        </table:table-row>
        <table:table-row>
          <table:table-cell office:value="377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31" office:value-type="float"/>
        </table:table-row>
        <table:table-row>
          <table:table-cell office:value="378" office:value-type="float"/>
          <table:table-cell office:value-type="string">
            <text:p>Gravel</text:p>
          </table:table-cell>
          <table:table-cell office:value="4.1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0.72" office:value-type="float"/>
        </table:table-row>
        <table:table-row>
          <table:table-cell office:value="378" office:value-type="float"/>
          <table:table-cell office:value-type="string">
            <text:p>Asphalt</text:p>
          </table:table-cell>
          <table:table-cell office:value="3.3" office:value-type="float"/>
        </table:table-row>
        <table:table-row>
          <table:table-cell office:value="378" office:value-type="float"/>
          <table:table-cell office:value-type="string">
            <text:p>Concrete</text:p>
          </table:table-cell>
          <table:table-cell office:value="5.4" office:value-type="float"/>
        </table:table-row>
        <table:table-row>
          <table:table-cell office:value="378" office:value-type="float"/>
          <table:table-cell office:value-type="string">
            <text:p>Bricks</text:p>
          </table:table-cell>
          <table:table-cell office:value="5.8" office:value-type="float"/>
        </table:table-row>
        <table:table-row>
          <table:table-cell office:value="378" office:value-type="float"/>
          <table:table-cell office:value-type="string">
            <text:p>Boards</text:p>
          </table:table-cell>
          <table:table-cell office:value="1.9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79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79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379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79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7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380" office:value-type="float"/>
        </table:table-row>
        <table:table-row>
          <table:table-cell office:value="380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380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380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80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8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1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1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382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2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2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249" office:value-type="float"/>
        </table:table-row>
        <table:table-row>
          <table:table-cell office:value="383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383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383" office:value-type="float"/>
          <table:table-cell office:value-type="string">
            <text:p>Bricks</text:p>
          </table:table-cell>
          <table:table-cell office:value="0.04" office:value-type="float"/>
        </table:table-row>
        <table:table-row>
          <table:table-cell office:value="383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384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84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84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84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325" office:value-type="float"/>
        </table:table-row>
        <table:table-row>
          <table:table-cell office:value="385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5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85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85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386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6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86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8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86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305" office:value-type="float"/>
        </table:table-row>
        <table:table-row>
          <table:table-cell office:value="387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387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87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87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Boards</text:p>
          </table:table-cell>
          <table:table-cell office:value="7.6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329" office:value-type="float"/>
        </table:table-row>
        <table:table-row>
          <table:table-cell office:value="388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8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388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388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388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38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8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38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389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390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90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390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390" office:value-type="float"/>
          <table:table-cell office:value-type="string">
            <text:p>Prefab panels</text:p>
          </table:table-cell>
          <table:table-cell office:value="30" office:value-type="float"/>
        </table:table-row>
        <table:table-row>
          <table:table-cell office:value="390" office:value-type="float"/>
          <table:table-cell office:value-type="string">
            <text:p>Bricks</text:p>
          </table:table-cell>
          <table:table-cell office:value="0.42" office:value-type="float"/>
        </table:table-row>
        <table:table-row>
          <table:table-cell office:value="39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637" office:value-type="float"/>
        </table:table-row>
        <table:table-row>
          <table:table-cell office:value="391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91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91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91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39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39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392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392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39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3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39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94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644" office:value-type="float"/>
        </table:table-row>
        <table:table-row>
          <table:table-cell office:value="395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395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5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5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540" office:value-type="float"/>
        </table:table-row>
        <table:table-row>
          <table:table-cell office:value="396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39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9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96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6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396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397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39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397" office:value-type="float"/>
          <table:table-cell office:value-type="string">
            <text:p>Prefab panels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Bricks</text:p>
          </table:table-cell>
          <table:table-cell office:value="0.068" office:value-type="float"/>
        </table:table-row>
        <table:table-row>
          <table:table-cell office:value="397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190" office:value-type="float"/>
        </table:table-row>
        <table:table-row>
          <table:table-cell office:value="398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398" office:value-type="float"/>
          <table:table-cell office:value-type="string">
            <text:p>Concrete</text:p>
          </table:table-cell>
          <table:table-cell office:value="77" office:value-type="float"/>
        </table:table-row>
        <table:table-row>
          <table:table-cell office:value="398" office:value-type="float"/>
          <table:table-cell office:value-type="string">
            <text:p>Prefab panels</text:p>
          </table:table-cell>
          <table:table-cell office:value="35" office:value-type="float"/>
        </table:table-row>
        <table:table-row>
          <table:table-cell office:value="398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98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559" office:value-type="float"/>
        </table:table-row>
        <table:table-row>
          <table:table-cell office:value="399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399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042" office:value-type="float"/>
        </table:table-row>
        <table:table-row>
          <table:table-cell office:value="399" office:value-type="float"/>
          <table:table-cell office:value-type="string">
            <text:p>Prefab panels</text:p>
          </table:table-cell>
          <table:table-cell office:value="37" office:value-type="float"/>
        </table:table-row>
        <table:table-row>
          <table:table-cell office:value="399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39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400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400" office:value-type="float"/>
          <table:table-cell office:value-type="string">
            <text:p>Prefab panels</text:p>
          </table:table-cell>
          <table:table-cell office:value="33" office:value-type="float"/>
        </table:table-row>
        <table:table-row>
          <table:table-cell office:value="400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4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31" office:value-type="float"/>
        </table:table-row>
        <table:table-row>
          <table:table-cell office:value="401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401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401" office:value-type="float"/>
          <table:table-cell office:value-type="string">
            <text:p>Concrete</text:p>
          </table:table-cell>
          <table:table-cell office:value="6.5" office:value-type="float"/>
        </table:table-row>
        <table:table-row>
          <table:table-cell office:value="401" office:value-type="float"/>
          <table:table-cell office:value-type="string">
            <text:p>Prefab panels</text:p>
          </table:table-cell>
          <table:table-cell office:value="5.4" office:value-type="float"/>
        </table:table-row>
        <table:table-row>
          <table:table-cell office:value="401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01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466" office:value-type="float"/>
        </table:table-row>
        <table:table-row>
          <table:table-cell office:value="402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402" office:value-type="float"/>
          <table:table-cell office:value-type="string">
            <text:p>Asphalt</text:p>
          </table:table-cell>
          <table:table-cell office:value="6" office:value-type="float"/>
        </table:table-row>
        <table:table-row>
          <table:table-cell office:value="402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402" office:value-type="float"/>
          <table:table-cell office:value-type="string">
            <text:p>Prefab panels</text:p>
          </table:table-cell>
          <table:table-cell office:value="7.4" office:value-type="float"/>
        </table:table-row>
        <table:table-row>
          <table:table-cell office:value="402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02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40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03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403" office:value-type="float"/>
          <table:table-cell office:value-type="string">
            <text:p>Prefab panels</text:p>
          </table:table-cell>
          <table:table-cell office:value="48" office:value-type="float"/>
        </table:table-row>
        <table:table-row>
          <table:table-cell office:value="403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403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404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7.6" office:value-type="float"/>
        </table:table-row>
        <table:table-row>
          <table:table-cell office:value="404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4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404" office:value-type="float"/>
          <table:table-cell office:value-type="string">
            <text:p>Prefab panels</text:p>
          </table:table-cell>
          <table:table-cell office:value="61" office:value-type="float"/>
        </table:table-row>
        <table:table-row>
          <table:table-cell office:value="404" office:value-type="float"/>
          <table:table-cell office:value-type="string">
            <text:p>Bricks</text:p>
          </table:table-cell>
          <table:table-cell office:value="0.77" office:value-type="float"/>
        </table:table-row>
        <table:table-row>
          <table:table-cell office:value="404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40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405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40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405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5" office:value-type="float"/>
          <table:table-cell office:value-type="string">
            <text:p>Brick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Boards</text:p>
          </table:table-cell>
          <table:table-cell office:value="26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593" office:value-type="float"/>
        </table:table-row>
        <table:table-row>
          <table:table-cell office:value="406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406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406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406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06" office:value-type="float"/>
          <table:table-cell office:value-type="string">
            <text:p>Bricks</text:p>
          </table:table-cell>
          <table:table-cell office:value="0.67" office:value-type="float"/>
        </table:table-row>
        <table:table-row>
          <table:table-cell office:value="406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434" office:value-type="float"/>
        </table:table-row>
        <table:table-row>
          <table:table-cell office:value="407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07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07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07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407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07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537" office:value-type="float"/>
        </table:table-row>
        <table:table-row>
          <table:table-cell office:value="408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08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408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775" office:value-type="float"/>
        </table:table-row>
        <table:table-row>
          <table:table-cell office:value="409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409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409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59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0.5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435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4.9" office:value-type="float"/>
        </table:table-row>
        <table:table-row>
          <table:table-cell office:value="410" office:value-type="float"/>
          <table:table-cell office:value-type="string">
            <text:p>Concrete</text:p>
          </table:table-cell>
          <table:table-cell office:value="8" office:value-type="float"/>
        </table:table-row>
        <table:table-row>
          <table:table-cell office:value="4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41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1203" office:value-type="float"/>
        </table:table-row>
        <table:table-row>
          <table:table-cell office:value="411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11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411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512" office:value-type="float"/>
        </table:table-row>
        <table:table-row>
          <table:table-cell office:value="412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412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12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412" office:value-type="float"/>
          <table:table-cell office:value-type="string">
            <text:p>Prefab panels</text:p>
          </table:table-cell>
          <table:table-cell office:value="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801" office:value-type="float"/>
        </table:table-row>
        <table:table-row>
          <table:table-cell office:value="41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1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1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13" office:value-type="float"/>
          <table:table-cell office:value-type="string">
            <text:p>Prefab panels</text:p>
          </table:table-cell>
          <table:table-cell office:value="84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66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41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14" office:value-type="float"/>
          <table:table-cell office:value-type="string">
            <text:p>Prefab panels</text:p>
          </table:table-cell>
          <table:table-cell office:value="76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41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15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415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36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0.32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416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41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16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16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16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16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1112" office:value-type="float"/>
        </table:table-row>
        <table:table-row>
          <table:table-cell office:value="417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17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7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7" office:value-type="float"/>
          <table:table-cell office:value-type="string">
            <text:p>Prefab panels</text:p>
          </table:table-cell>
          <table:table-cell office:value="20" office:value-type="float"/>
        </table:table-row>
        <table:table-row>
          <table:table-cell office:value="417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417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1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1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72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879" office:value-type="float"/>
        </table:table-row>
        <table:table-row>
          <table:table-cell office:value="41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88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725" office:value-type="float"/>
        </table:table-row>
        <table:table-row>
          <table:table-cell office:value="420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2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2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20" office:value-type="float"/>
          <table:table-cell office:value-type="string">
            <text:p>Prefab panels</text:p>
          </table:table-cell>
          <table:table-cell office:value="7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964" office:value-type="float"/>
        </table:table-row>
        <table:table-row>
          <table:table-cell office:value="4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42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2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21" office:value-type="float"/>
          <table:table-cell office:value-type="string">
            <text:p>Prefab panels</text:p>
          </table:table-cell>
          <table:table-cell office:value="85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897" office:value-type="float"/>
        </table:table-row>
        <table:table-row>
          <table:table-cell office:value="42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22" office:value-type="float"/>
          <table:table-cell office:value-type="string">
            <text:p>Asphalt</text:p>
          </table:table-cell>
          <table:table-cell office:value="9.7" office:value-type="float"/>
        </table:table-row>
        <table:table-row>
          <table:table-cell office:value="422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22" office:value-type="float"/>
          <table:table-cell office:value-type="string">
            <text:p>Prefab panels</text:p>
          </table:table-cell>
          <table:table-cell office:value="89" office:value-type="float"/>
        </table:table-row>
        <table:table-row>
          <table:table-cell office:value="423" office:value-type="float"/>
          <table:table-cell office:value-type="string">
            <text:p>Workdays</text:p>
          </table:table-cell>
          <table:table-cell office:value="1036" office:value-type="float"/>
        </table:table-row>
        <table:table-row>
          <table:table-cell office:value="423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2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23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2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23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23" office:value-type="float"/>
          <table:table-cell office:value-type="string">
            <text:p>Bricks</text:p>
          </table:table-cell>
          <table:table-cell office:value="1.1" office:value-type="float"/>
        </table:table-row>
        <table:table-row>
          <table:table-cell office:value="423" office:value-type="float"/>
          <table:table-cell office:value-type="string">
            <text:p>Boards</text:p>
          </table:table-cell>
          <table:table-cell office:value="45" office:value-type="float"/>
        </table:table-row>
        <table:table-row>
          <table:table-cell office:value="42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424" office:value-type="float"/>
          <table:table-cell office:value-type="string">
            <text:p>Workdays</text:p>
          </table:table-cell>
          <table:table-cell office:value="2191" office:value-type="float"/>
        </table:table-row>
        <table:table-row>
          <table:table-cell office:value="424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2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24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24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24" office:value-type="float"/>
          <table:table-cell office:value-type="string">
            <text:p>Prefab panels</text:p>
          </table:table-cell>
          <table:table-cell office:value="128" office:value-type="float"/>
        </table:table-row>
        <table:table-row>
          <table:table-cell office:value="424" office:value-type="float"/>
          <table:table-cell office:value-type="string">
            <text:p>Bricks</text:p>
          </table:table-cell>
          <table:table-cell office:value="4.2" office:value-type="float"/>
        </table:table-row>
        <table:table-row>
          <table:table-cell office:value="424" office:value-type="float"/>
          <table:table-cell office:value-type="string">
            <text:p>Boards</text:p>
          </table:table-cell>
          <table:table-cell office:value="100" office:value-type="float"/>
        </table:table-row>
        <table:table-row>
          <table:table-cell office:value="424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425" office:value-type="float"/>
          <table:table-cell office:value-type="string">
            <text:p>Workdays</text:p>
          </table:table-cell>
          <table:table-cell office:value="1394" office:value-type="float"/>
        </table:table-row>
        <table:table-row>
          <table:table-cell office:value="425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2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425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42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425" office:value-type="float"/>
          <table:table-cell office:value-type="string">
            <text:p>Prefab panels</text:p>
          </table:table-cell>
          <table:table-cell office:value="95" office:value-type="float"/>
        </table:table-row>
        <table:table-row>
          <table:table-cell office:value="425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5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425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42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26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2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Prefab panels</text:p>
          </table:table-cell>
          <table:table-cell office:value="112" office:value-type="float"/>
        </table:table-row>
        <table:table-row>
          <table:table-cell office:value="426" office:value-type="float"/>
          <table:table-cell office:value-type="string">
            <text:p>Bricks</text:p>
          </table:table-cell>
          <table:table-cell office:value="0.35" office:value-type="float"/>
        </table:table-row>
        <table:table-row>
          <table:table-cell office:value="426" office:value-type="float"/>
          <table:table-cell office:value-type="string">
            <text:p>Boards</text:p>
          </table:table-cell>
          <table:table-cell office:value="50" office:value-type="float"/>
        </table:table-row>
        <table:table-row>
          <table:table-cell office:value="426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427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427" office:value-type="float"/>
          <table:table-cell office:value-type="string">
            <text:p>Gravel</text:p>
          </table:table-cell>
          <table:table-cell office:value="5.4" office:value-type="float"/>
        </table:table-row>
        <table:table-row>
          <table:table-cell office:value="427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27" office:value-type="float"/>
          <table:table-cell office:value-type="string">
            <text:p>Concrete</text:p>
          </table:table-cell>
          <table:table-cell office:value="66" office:value-type="float"/>
        </table:table-row>
        <table:table-row>
          <table:table-cell office:value="427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427" office:value-type="float"/>
          <table:table-cell office:value-type="string">
            <text:p>Prefab panels</text:p>
          </table:table-cell>
          <table:table-cell office:value="78" office:value-type="float"/>
        </table:table-row>
        <table:table-row>
          <table:table-cell office:value="427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7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27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28" office:value-type="float"/>
          <table:table-cell office:value-type="string">
            <text:p>Workdays</text:p>
          </table:table-cell>
          <table:table-cell office:value="2032" office:value-type="float"/>
        </table:table-row>
        <table:table-row>
          <table:table-cell office:value="428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8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28" office:value-type="float"/>
          <table:table-cell office:value-type="string">
            <text:p>Concrete</text:p>
          </table:table-cell>
          <table:table-cell office:value="178" office:value-type="float"/>
        </table:table-row>
        <table:table-row>
          <table:table-cell office:value="428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428" office:value-type="float"/>
          <table:table-cell office:value-type="string">
            <text:p>Prefab panels</text:p>
          </table:table-cell>
          <table:table-cell office:value="138" office:value-type="float"/>
        </table:table-row>
        <table:table-row>
          <table:table-cell office:value="428" office:value-type="float"/>
          <table:table-cell office:value-type="string">
            <text:p>Bricks</text:p>
          </table:table-cell>
          <table:table-cell office:value="0.47" office:value-type="float"/>
        </table:table-row>
        <table:table-row>
          <table:table-cell office:value="428" office:value-type="float"/>
          <table:table-cell office:value-type="string">
            <text:p>Boards</text:p>
          </table:table-cell>
          <table:table-cell office:value="61" office:value-type="float"/>
        </table:table-row>
        <table:table-row>
          <table:table-cell office:value="428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429" office:value-type="float"/>
          <table:table-cell office:value-type="string">
            <text:p>Workdays</text:p>
          </table:table-cell>
          <table:table-cell office:value="923" office:value-type="float"/>
        </table:table-row>
        <table:table-row>
          <table:table-cell office:value="42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2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2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429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429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42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0" office:value-type="float"/>
          <table:table-cell office:value-type="string">
            <text:p>Workdays</text:p>
          </table:table-cell>
          <table:table-cell office:value="721" office:value-type="float"/>
        </table:table-row>
        <table:table-row>
          <table:table-cell office:value="430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43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3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3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30" office:value-type="float"/>
          <table:table-cell office:value-type="string">
            <text:p>Prefab panels</text:p>
          </table:table-cell>
          <table:table-cell office:value="13" office:value-type="float"/>
        </table:table-row>
        <table:table-row>
          <table:table-cell office:value="430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30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431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31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431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31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Bricks</text:p>
          </table:table-cell>
          <table:table-cell office:value="47" office:value-type="float"/>
        </table:table-row>
        <table:table-row>
          <table:table-cell office:value="431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Workdays</text:p>
          </table:table-cell>
          <table:table-cell office:value="1385" office:value-type="float"/>
        </table:table-row>
        <table:table-row>
          <table:table-cell office:value="432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2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2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432" office:value-type="float"/>
          <table:table-cell office:value-type="string">
            <text:p>Bricks</text:p>
          </table:table-cell>
          <table:table-cell office:value="80" office:value-type="float"/>
        </table:table-row>
        <table:table-row>
          <table:table-cell office:value="432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33" office:value-type="float"/>
          <table:table-cell office:value-type="string">
            <text:p>Workdays</text:p>
          </table:table-cell>
          <table:table-cell office:value="1140" office:value-type="float"/>
        </table:table-row>
        <table:table-row>
          <table:table-cell office:value="433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3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3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33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433" office:value-type="float"/>
          <table:table-cell office:value-type="string">
            <text:p>Prefab panels</text:p>
          </table:table-cell>
          <table:table-cell office:value="115" office:value-type="float"/>
        </table:table-row>
        <table:table-row>
          <table:table-cell office:value="434" office:value-type="float"/>
          <table:table-cell office:value-type="string">
            <text:p>Workdays</text:p>
          </table:table-cell>
          <table:table-cell office:value="1253" office:value-type="float"/>
        </table:table-row>
        <table:table-row>
          <table:table-cell office:value="434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34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4" office:value-type="float"/>
          <table:table-cell office:value-type="string">
            <text:p>Prefab panels</text:p>
          </table:table-cell>
          <table:table-cell office:value="127" office:value-type="float"/>
        </table:table-row>
        <table:table-row>
          <table:table-cell office:value="435" office:value-type="float"/>
          <table:table-cell office:value-type="string">
            <text:p>Workdays</text:p>
          </table:table-cell>
          <table:table-cell office:value="1167" office:value-type="float"/>
        </table:table-row>
        <table:table-row>
          <table:table-cell office:value="435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35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5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435" office:value-type="float"/>
          <table:table-cell office:value-type="string">
            <text:p>Prefab panels</text:p>
          </table:table-cell>
          <table:table-cell office:value="132" office:value-type="float"/>
        </table:table-row>
        <table:table-row>
          <table:table-cell office:value="436" office:value-type="float"/>
          <table:table-cell office:value-type="string">
            <text:p>Workdays</text:p>
          </table:table-cell>
          <table:table-cell office:value="1720" office:value-type="float"/>
        </table:table-row>
        <table:table-row>
          <table:table-cell office:value="436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6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36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6" office:value-type="float"/>
          <table:table-cell office:value-type="string">
            <text:p>Prefab panels</text:p>
          </table:table-cell>
          <table:table-cell office:value="199" office:value-type="float"/>
        </table:table-row>
        <table:table-row>
          <table:table-cell office:value="437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437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37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3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43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37" office:value-type="float"/>
          <table:table-cell office:value-type="string">
            <text:p>Prefab panels</text:p>
          </table:table-cell>
          <table:table-cell office:value="67" office:value-type="float"/>
        </table:table-row>
        <table:table-row>
          <table:table-cell office:value="437" office:value-type="float"/>
          <table:table-cell office:value-type="string">
            <text:p>Bricks</text:p>
          </table:table-cell>
          <table:table-cell office:value="0.64" office:value-type="float"/>
        </table:table-row>
        <table:table-row>
          <table:table-cell office:value="437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437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38" office:value-type="float"/>
          <table:table-cell office:value-type="string">
            <text:p>Workdays</text:p>
          </table:table-cell>
          <table:table-cell office:value="2139" office:value-type="float"/>
        </table:table-row>
        <table:table-row>
          <table:table-cell office:value="43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3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3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38" office:value-type="float"/>
          <table:table-cell office:value-type="string">
            <text:p>Prefab panels</text:p>
          </table:table-cell>
          <table:table-cell office:value="119" office:value-type="float"/>
        </table:table-row>
        <table:table-row>
          <table:table-cell office:value="438" office:value-type="float"/>
          <table:table-cell office:value-type="string">
            <text:p>Bricks</text:p>
          </table:table-cell>
          <table:table-cell office:value="3.9" office:value-type="float"/>
        </table:table-row>
        <table:table-row>
          <table:table-cell office:value="438" office:value-type="float"/>
          <table:table-cell office:value-type="string">
            <text:p>Boards</text:p>
          </table:table-cell>
          <table:table-cell office:value="102" office:value-type="float"/>
        </table:table-row>
        <table:table-row>
          <table:table-cell office:value="438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439" office:value-type="float"/>
          <table:table-cell office:value-type="string">
            <text:p>Workdays</text:p>
          </table:table-cell>
          <table:table-cell office:value="1585" office:value-type="float"/>
        </table:table-row>
        <table:table-row>
          <table:table-cell office:value="439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439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39" office:value-type="float"/>
          <table:table-cell office:value-type="string">
            <text:p>Prefab panels</text:p>
          </table:table-cell>
          <table:table-cell office:value="93" office:value-type="float"/>
        </table:table-row>
        <table:table-row>
          <table:table-cell office:value="439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439" office:value-type="float"/>
          <table:table-cell office:value-type="string">
            <text:p>Boards</text:p>
          </table:table-cell>
          <table:table-cell office:value="81" office:value-type="float"/>
        </table:table-row>
        <table:table-row>
          <table:table-cell office:value="439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440" office:value-type="float"/>
          <table:table-cell office:value-type="string">
            <text:p>Workdays</text:p>
          </table:table-cell>
          <table:table-cell office:value="1104" office:value-type="float"/>
        </table:table-row>
        <table:table-row>
          <table:table-cell office:value="440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4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40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4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40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40" office:value-type="float"/>
          <table:table-cell office:value-type="string">
            <text:p>Bricks</text:p>
          </table:table-cell>
          <table:table-cell office:value="1.3" office:value-type="float"/>
        </table:table-row>
        <table:table-row>
          <table:table-cell office:value="440" office:value-type="float"/>
          <table:table-cell office:value-type="string">
            <text:p>Boards</text:p>
          </table:table-cell>
          <table:table-cell office:value="53" office:value-type="float"/>
        </table:table-row>
        <table:table-row>
          <table:table-cell office:value="440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41" office:value-type="float"/>
          <table:table-cell office:value-type="string">
            <text:p>Workdays</text:p>
          </table:table-cell>
          <table:table-cell office:value="323" office:value-type="float"/>
        </table:table-row>
        <table:table-row>
          <table:table-cell office:value="441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441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1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2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442" office:value-type="float"/>
          <table:table-cell office:value-type="string">
            <text:p>Gravel</text:p>
          </table:table-cell>
          <table:table-cell office:value="0.36" office:value-type="float"/>
        </table:table-row>
        <table:table-row>
          <table:table-cell office:value="442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Asphalt</text:p>
          </table:table-cell>
          <table:table-cell office:value="0.29" office:value-type="float"/>
        </table:table-row>
        <table:table-row>
          <table:table-cell office:value="442" office:value-type="float"/>
          <table:table-cell office:value-type="string">
            <text:p>Concrete</text:p>
          </table:table-cell>
          <table:table-cell office:value="0.47" office:value-type="float"/>
        </table:table-row>
        <table:table-row>
          <table:table-cell office:value="443" office:value-type="float"/>
          <table:table-cell office:value-type="string">
            <text:p>Workdays</text:p>
          </table:table-cell>
          <table:table-cell office:value="3119" office:value-type="float"/>
        </table:table-row>
        <table:table-row>
          <table:table-cell office:value="443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43" office:value-type="float"/>
          <table:table-cell office:value-type="string">
            <text:p>Steel</text:p>
          </table:table-cell>
          <table:table-cell office:value="87" office:value-type="float"/>
        </table:table-row>
        <table:table-row>
          <table:table-cell office:value="44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43" office:value-type="float"/>
          <table:table-cell office:value-type="string">
            <text:p>Concrete</text:p>
          </table:table-cell>
          <table:table-cell office:value="437" office:value-type="float"/>
        </table:table-row>
        <table:table-row>
          <table:table-cell office:value="443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3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4" office:value-type="float"/>
          <table:table-cell office:value-type="string">
            <text:p>Workdays</text:p>
          </table:table-cell>
          <table:table-cell office:value="581" office:value-type="float"/>
        </table:table-row>
        <table:table-row>
          <table:table-cell office:value="44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44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44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445" office:value-type="float"/>
          <table:table-cell office:value-type="string">
            <text:p>Workdays</text:p>
          </table:table-cell>
          <table:table-cell office:value="831" office:value-type="float"/>
        </table:table-row>
        <table:table-row>
          <table:table-cell office:value="44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45" office:value-type="float"/>
          <table:table-cell office:value-type="string">
            <text:p>Steel</text:p>
          </table:table-cell>
          <table:table-cell office:value="5.2" office:value-type="float"/>
        </table:table-row>
        <table:table-row>
          <table:table-cell office:value="44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45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45" office:value-type="float"/>
          <table:table-cell office:value-type="string">
            <text:p>Bricks</text:p>
          </table:table-cell>
          <table:table-cell office:value="41" office:value-type="float"/>
        </table:table-row>
        <table:table-row>
          <table:table-cell office:value="445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46" office:value-type="float"/>
          <table:table-cell office:value-type="string">
            <text:p>Workdays</text:p>
          </table:table-cell>
          <table:table-cell office:value="931" office:value-type="float"/>
        </table:table-row>
        <table:table-row>
          <table:table-cell office:value="446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46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446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46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46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6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7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447" office:value-type="float"/>
          <table:table-cell office:value-type="string">
            <text:p>Gravel</text:p>
          </table:table-cell>
          <table:table-cell office:value="9.3" office:value-type="float"/>
        </table:table-row>
        <table:table-row>
          <table:table-cell office:value="447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7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7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7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8" office:value-type="float"/>
          <table:table-cell office:value-type="string">
            <text:p>Workdays</text:p>
          </table:table-cell>
          <table:table-cell office:value="2254" office:value-type="float"/>
        </table:table-row>
        <table:table-row>
          <table:table-cell office:value="448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48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4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8" office:value-type="float"/>
          <table:table-cell office:value-type="string">
            <text:p>Concrete</text:p>
          </table:table-cell>
          <table:table-cell office:value="48" office:value-type="float"/>
        </table:table-row>
        <table:table-row>
          <table:table-cell office:value="448" office:value-type="float"/>
          <table:table-cell office:value-type="string">
            <text:p>Prefab panels</text:p>
          </table:table-cell>
          <table:table-cell office:value="255" office:value-type="float"/>
        </table:table-row>
        <table:table-row>
          <table:table-cell office:value="449" office:value-type="float"/>
          <table:table-cell office:value-type="string">
            <text:p>Workdays</text:p>
          </table:table-cell>
          <table:table-cell office:value="995" office:value-type="float"/>
        </table:table-row>
        <table:table-row>
          <table:table-cell office:value="449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49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49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9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49" office:value-type="float"/>
          <table:table-cell office:value-type="string">
            <text:p>Bricks</text:p>
          </table:table-cell>
          <table:table-cell office:value="38" office:value-type="float"/>
        </table:table-row>
        <table:table-row>
          <table:table-cell office:value="44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50" office:value-type="float"/>
          <table:table-cell office:value-type="string">
            <text:p>Workdays</text:p>
          </table:table-cell>
          <table:table-cell office:value="151" office:value-type="float"/>
        </table:table-row>
        <table:table-row>
          <table:table-cell office:value="450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50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50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50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50" office:value-type="float"/>
          <table:table-cell office:value-type="string">
            <text:p>Bricks</text:p>
          </table:table-cell>
          <table:table-cell office:value="2.4" office:value-type="float"/>
        </table:table-row>
        <table:table-row>
          <table:table-cell office:value="450" office:value-type="float"/>
          <table:table-cell office:value-type="string">
            <text:p>Boards</text:p>
          </table:table-cell>
          <table:table-cell office:value="0.8" office:value-type="float"/>
        </table:table-row>
        <table:table-row>
          <table:table-cell office:value="4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451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45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51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451" office:value-type="float"/>
          <table:table-cell office:value-type="string">
            <text:p>Concrete</text:p>
          </table:table-cell>
          <table:table-cell office:value="0.89" office:value-type="float"/>
        </table:table-row>
        <table:table-row>
          <table:table-cell office:value="452" office:value-type="float"/>
          <table:table-cell office:value-type="string">
            <text:p>Workdays</text:p>
          </table:table-cell>
          <table:table-cell office:value="1154" office:value-type="float"/>
        </table:table-row>
        <table:table-row>
          <table:table-cell office:value="45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52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45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52" office:value-type="float"/>
          <table:table-cell office:value-type="string">
            <text:p>Concrete</text:p>
          </table:table-cell>
          <table:table-cell office:value="184" office:value-type="float"/>
        </table:table-row>
        <table:table-row>
          <table:table-cell office:value="453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45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53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53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454" office:value-type="float"/>
          <table:table-cell office:value-type="string">
            <text:p>Workdays</text:p>
          </table:table-cell>
          <table:table-cell office:value="383" office:value-type="float"/>
        </table:table-row>
        <table:table-row>
          <table:table-cell office:value="454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454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454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45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54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54" office:value-type="float"/>
          <table:table-cell office:value-type="string">
            <text:p>Boards</text:p>
          </table:table-cell>
          <table:table-cell office:value="6.7" office:value-type="float"/>
        </table:table-row>
        <table:table-row>
          <table:table-cell office:value="455" office:value-type="float"/>
          <table:table-cell office:value-type="string">
            <text:p>Workdays</text:p>
          </table:table-cell>
          <table:table-cell office:value="4947" office:value-type="float"/>
        </table:table-row>
        <table:table-row>
          <table:table-cell office:value="455" office:value-type="float"/>
          <table:table-cell office:value-type="string">
            <text:p>Gravel</text:p>
          </table:table-cell>
          <table:table-cell office:value="119" office:value-type="float"/>
        </table:table-row>
        <table:table-row>
          <table:table-cell office:value="455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455" office:value-type="float"/>
          <table:table-cell office:value-type="string">
            <text:p>Concrete</text:p>
          </table:table-cell>
          <table:table-cell office:value="433" office:value-type="float"/>
        </table:table-row>
        <table:table-row>
          <table:table-cell office:value="455" office:value-type="float"/>
          <table:table-cell office:value-type="string">
            <text:p>Prefab panels</text:p>
          </table:table-cell>
          <table:table-cell office:value="202" office:value-type="float"/>
        </table:table-row>
        <table:table-row>
          <table:table-cell office:value="456" office:value-type="float"/>
          <table:table-cell office:value-type="string">
            <text:p>Workdays</text:p>
          </table:table-cell>
          <table:table-cell office:value="1602" office:value-type="float"/>
        </table:table-row>
        <table:table-row>
          <table:table-cell office:value="45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456" office:value-type="float"/>
          <table:table-cell office:value-type="string">
            <text:p>Steel</text:p>
          </table:table-cell>
          <table:table-cell office:value="66" office:value-type="float"/>
        </table:table-row>
        <table:table-row>
          <table:table-cell office:value="45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456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457" office:value-type="float"/>
          <table:table-cell office:value-type="string">
            <text:p>Workdays</text:p>
          </table:table-cell>
          <table:table-cell office:value="2087" office:value-type="float"/>
        </table:table-row>
        <table:table-row>
          <table:table-cell office:value="45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57" office:value-type="float"/>
          <table:table-cell office:value-type="string">
            <text:p>Steel</text:p>
          </table:table-cell>
          <table:table-cell office:value="126" office:value-type="float"/>
        </table:table-row>
        <table:table-row>
          <table:table-cell office:value="457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457" office:value-type="float"/>
          <table:table-cell office:value-type="string">
            <text:p>Concrete</text:p>
          </table:table-cell>
          <table:table-cell office:value="266" office:value-type="float"/>
        </table:table-row>
        <table:table-row>
          <table:table-cell office:value="458" office:value-type="float"/>
          <table:table-cell office:value-type="string">
            <text:p>Workdays</text:p>
          </table:table-cell>
          <table:table-cell office:value="730" office:value-type="float"/>
        </table:table-row>
        <table:table-row>
          <table:table-cell office:value="458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458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458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458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59" office:value-type="float"/>
          <table:table-cell office:value-type="string">
            <text:p>Workdays</text:p>
          </table:table-cell>
          <table:table-cell office:value="1850" office:value-type="float"/>
        </table:table-row>
        <table:table-row>
          <table:table-cell office:value="459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59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459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59" office:value-type="float"/>
          <table:table-cell office:value-type="string">
            <text:p>Concrete</text:p>
          </table:table-cell>
          <table:table-cell office:value="282" office:value-type="float"/>
        </table:table-row>
        <table:table-row>
          <table:table-cell office:value="460" office:value-type="float"/>
          <table:table-cell office:value-type="string">
            <text:p>Workdays</text:p>
          </table:table-cell>
          <table:table-cell office:value="841" office:value-type="float"/>
        </table:table-row>
        <table:table-row>
          <table:table-cell office:value="46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60" office:value-type="float"/>
          <table:table-cell office:value-type="string">
            <text:p>Asphalt</text:p>
          </table:table-cell>
          <table:table-cell office:value="9.3" office:value-type="float"/>
        </table:table-row>
        <table:table-row>
          <table:table-cell office:value="460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60" office:value-type="float"/>
          <table:table-cell office:value-type="string">
            <text:p>Prefab panels</text:p>
          </table:table-cell>
          <table:table-cell office:value="82" office:value-type="float"/>
        </table:table-row>
        <table:table-row>
          <table:table-cell office:value="460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460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1" office:value-type="float"/>
          <table:table-cell office:value-type="string">
            <text:p>Workdays</text:p>
          </table:table-cell>
          <table:table-cell office:value="14164" office:value-type="float"/>
        </table:table-row>
        <table:table-row>
          <table:table-cell office:value="461" office:value-type="float"/>
          <table:table-cell office:value-type="string">
            <text:p>Gravel</text:p>
          </table:table-cell>
          <table:table-cell office:value="328" office:value-type="float"/>
        </table:table-row>
        <table:table-row>
          <table:table-cell office:value="461" office:value-type="float"/>
          <table:table-cell office:value-type="string">
            <text:p>Steel</text:p>
          </table:table-cell>
          <table:table-cell office:value="431" office:value-type="float"/>
        </table:table-row>
        <table:table-row>
          <table:table-cell office:value="461" office:value-type="float"/>
          <table:table-cell office:value-type="string">
            <text:p>Asphalt</text:p>
          </table:table-cell>
          <table:table-cell office:value="262" office:value-type="float"/>
        </table:table-row>
        <table:table-row>
          <table:table-cell office:value="461" office:value-type="float"/>
          <table:table-cell office:value-type="string">
            <text:p>Concrete</text:p>
          </table:table-cell>
          <table:table-cell office:value="1024" office:value-type="float"/>
        </table:table-row>
        <table:table-row>
          <table:table-cell office:value="461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461" office:value-type="float"/>
          <table:table-cell office:value-type="string">
            <text:p>Prefab panels</text:p>
          </table:table-cell>
          <table:table-cell office:value="307" office:value-type="float"/>
        </table:table-row>
        <table:table-row>
          <table:table-cell office:value="461" office:value-type="float"/>
          <table:table-cell office:value-type="string">
            <text:p>Bricks</text:p>
          </table:table-cell>
          <table:table-cell office:value="102" office:value-type="float"/>
        </table:table-row>
        <table:table-row>
          <table:table-cell office:value="462" office:value-type="float"/>
          <table:table-cell office:value-type="string">
            <text:p>Workdays</text:p>
          </table:table-cell>
          <table:table-cell office:value="11916" office:value-type="float"/>
        </table:table-row>
        <table:table-row>
          <table:table-cell office:value="462" office:value-type="float"/>
          <table:table-cell office:value-type="string">
            <text:p>Gravel</text:p>
          </table:table-cell>
          <table:table-cell office:value="232" office:value-type="float"/>
        </table:table-row>
        <table:table-row>
          <table:table-cell office:value="462" office:value-type="float"/>
          <table:table-cell office:value-type="string">
            <text:p>Steel</text:p>
          </table:table-cell>
          <table:table-cell office:value="396" office:value-type="float"/>
        </table:table-row>
        <table:table-row>
          <table:table-cell office:value="462" office:value-type="float"/>
          <table:table-cell office:value-type="string">
            <text:p>Asphalt</text:p>
          </table:table-cell>
          <table:table-cell office:value="185" office:value-type="float"/>
        </table:table-row>
        <table:table-row>
          <table:table-cell office:value="462" office:value-type="float"/>
          <table:table-cell office:value-type="string">
            <text:p>Concrete</text:p>
          </table:table-cell>
          <table:table-cell office:value="850" office:value-type="float"/>
        </table:table-row>
        <table:table-row>
          <table:table-cell office:value="462" office:value-type="float"/>
          <table:table-cell office:value-type="string">
            <text:p>Bricks</text:p>
          </table:table-cell>
          <table:table-cell office:value="279" office:value-type="float"/>
        </table:table-row>
        <table:table-row>
          <table:table-cell office:value="462" office:value-type="float"/>
          <table:table-cell office:value-type="string">
            <text:p>Boards</text:p>
          </table:table-cell>
          <table:table-cell office:value="93" office:value-type="float"/>
        </table:table-row>
        <table:table-row>
          <table:table-cell office:value="463" office:value-type="float"/>
          <table:table-cell office:value-type="string">
            <text:p>Workdays</text:p>
          </table:table-cell>
          <table:table-cell office:value="133" office:value-type="float"/>
        </table:table-row>
        <table:table-row>
          <table:table-cell office:value="46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6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4" office:value-type="float"/>
          <table:table-cell office:value-type="string">
            <text:p>Workdays</text:p>
          </table:table-cell>
          <table:table-cell office:value="36" office:value-type="float"/>
        </table:table-row>
        <table:table-row>
          <table:table-cell office:value="46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46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465" office:value-type="float"/>
          <table:table-cell office:value-type="string">
            <text:p>Workdays</text:p>
          </table:table-cell>
          <table:table-cell office:value="2830" office:value-type="float"/>
        </table:table-row>
        <table:table-row>
          <table:table-cell office:value="465" office:value-type="float"/>
          <table:table-cell office:value-type="string">
            <text:p>Gravel</text:p>
          </table:table-cell>
          <table:table-cell office:value="149" office:value-type="float"/>
        </table:table-row>
        <table:table-row>
          <table:table-cell office:value="465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65" office:value-type="float"/>
          <table:table-cell office:value-type="string">
            <text:p>Concrete</text:p>
          </table:table-cell>
          <table:table-cell office:value="323" office:value-type="float"/>
        </table:table-row>
        <table:table-row>
          <table:table-cell office:value="466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66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6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466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66" office:value-type="float"/>
          <table:table-cell office:value-type="string">
            <text:p>Concrete</text:p>
          </table:table-cell>
          <table:table-cell office:value="53" office:value-type="float"/>
        </table:table-row>
        <table:table-row>
          <table:table-cell office:value="466" office:value-type="float"/>
          <table:table-cell office:value-type="string">
            <text:p>Bricks</text:p>
          </table:table-cell>
          <table:table-cell office:value="3.6" office:value-type="float"/>
        </table:table-row>
        <table:table-row>
          <table:table-cell office:value="466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467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467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467" office:value-type="float"/>
          <table:table-cell office:value-type="string">
            <text:p>Asphalt</text:p>
          </table:table-cell>
          <table:table-cell office:value="2.8" office:value-type="float"/>
        </table:table-row>
        <table:table-row>
          <table:table-cell office:value="467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468" office:value-type="float"/>
          <table:table-cell office:value-type="string">
            <text:p>Workdays</text:p>
          </table:table-cell>
          <table:table-cell office:value="130" office:value-type="float"/>
        </table:table-row>
        <table:table-row>
          <table:table-cell office:value="468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468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68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469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469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470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470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470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471" office:value-type="float"/>
          <table:table-cell office:value-type="string">
            <text:p>Workdays</text:p>
          </table:table-cell>
          <table:table-cell office:value="284" office:value-type="float"/>
        </table:table-row>
        <table:table-row>
          <table:table-cell office:value="471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47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71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47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471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2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472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472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7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72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72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7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73" office:value-type="float"/>
          <table:table-cell office:value-type="string">
            <text:p>Workdays</text:p>
          </table:table-cell>
          <table:table-cell office:value="1921" office:value-type="float"/>
        </table:table-row>
        <table:table-row>
          <table:table-cell office:value="473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7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73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73" office:value-type="float"/>
          <table:table-cell office:value-type="string">
            <text:p>Concrete</text:p>
          </table:table-cell>
          <table:table-cell office:value="130" office:value-type="float"/>
        </table:table-row>
        <table:table-row>
          <table:table-cell office:value="473" office:value-type="float"/>
          <table:table-cell office:value-type="string">
            <text:p>Bricks</text:p>
          </table:table-cell>
          <table:table-cell office:value="77" office:value-type="float"/>
        </table:table-row>
        <table:table-row>
          <table:table-cell office:value="473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74" office:value-type="float"/>
          <table:table-cell office:value-type="string">
            <text:p>Workdays</text:p>
          </table:table-cell>
          <table:table-cell office:value="3589" office:value-type="float"/>
        </table:table-row>
        <table:table-row>
          <table:table-cell office:value="474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474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4" office:value-type="float"/>
          <table:table-cell office:value-type="string">
            <text:p>Asphalt</text:p>
          </table:table-cell>
          <table:table-cell office:value="73" office:value-type="float"/>
        </table:table-row>
        <table:table-row>
          <table:table-cell office:value="474" office:value-type="float"/>
          <table:table-cell office:value-type="string">
            <text:p>Concrete</text:p>
          </table:table-cell>
          <table:table-cell office:value="119" office:value-type="float"/>
        </table:table-row>
        <table:table-row>
          <table:table-cell office:value="474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474" office:value-type="float"/>
          <table:table-cell office:value-type="string">
            <text:p>Boards</text:p>
          </table:table-cell>
          <table:table-cell office:value="87" office:value-type="float"/>
        </table:table-row>
        <table:table-row>
          <table:table-cell office:value="475" office:value-type="float"/>
          <table:table-cell office:value-type="string">
            <text:p>Workdays</text:p>
          </table:table-cell>
          <table:table-cell office:value="1004" office:value-type="float"/>
        </table:table-row>
        <table:table-row>
          <table:table-cell office:value="475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75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475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6" office:value-type="float"/>
          <table:table-cell office:value-type="string">
            <text:p>Workdays</text:p>
          </table:table-cell>
          <table:table-cell office:value="8831" office:value-type="float"/>
        </table:table-row>
        <table:table-row>
          <table:table-cell office:value="476" office:value-type="float"/>
          <table:table-cell office:value-type="string">
            <text:p>Gravel</text:p>
          </table:table-cell>
          <table:table-cell office:value="159" office:value-type="float"/>
        </table:table-row>
        <table:table-row>
          <table:table-cell office:value="476" office:value-type="float"/>
          <table:table-cell office:value-type="string">
            <text:p>Steel</text:p>
          </table:table-cell>
          <table:table-cell office:value="469" office:value-type="float"/>
        </table:table-row>
        <table:table-row>
          <table:table-cell office:value="476" office:value-type="float"/>
          <table:table-cell office:value-type="string">
            <text:p>Asphalt</text:p>
          </table:table-cell>
          <table:table-cell office:value="127" office:value-type="float"/>
        </table:table-row>
        <table:table-row>
          <table:table-cell office:value="476" office:value-type="float"/>
          <table:table-cell office:value-type="string">
            <text:p>Concrete</text:p>
          </table:table-cell>
          <table:table-cell office:value="787" office:value-type="float"/>
        </table:table-row>
        <table:table-row>
          <table:table-cell office:value="477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477" office:value-type="float"/>
          <table:table-cell office:value-type="string">
            <text:p>Gravel</text:p>
          </table:table-cell>
          <table:table-cell office:value="7.9" office:value-type="float"/>
        </table:table-row>
        <table:table-row>
          <table:table-cell office:value="477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77" office:value-type="float"/>
          <table:table-cell office:value-type="string">
            <text:p>Asphalt</text:p>
          </table:table-cell>
          <table:table-cell office:value="6.3" office:value-type="float"/>
        </table:table-row>
        <table:table-row>
          <table:table-cell office:value="47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77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7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78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478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478" office:value-type="float"/>
          <table:table-cell office:value-type="string">
            <text:p>Steel</text:p>
          </table:table-cell>
          <table:table-cell office:value="6" office:value-type="float"/>
        </table:table-row>
        <table:table-row>
          <table:table-cell office:value="478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478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47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47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479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79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479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47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480" office:value-type="float"/>
          <table:table-cell office:value-type="string">
            <text:p>Workdays</text:p>
          </table:table-cell>
          <table:table-cell office:value="2372" office:value-type="float"/>
        </table:table-row>
        <table:table-row>
          <table:table-cell office:value="480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480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80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480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80" office:value-type="float"/>
          <table:table-cell office:value-type="string">
            <text:p>Bricks</text:p>
          </table:table-cell>
          <table:table-cell office:value="99" office:value-type="float"/>
        </table:table-row>
        <table:table-row>
          <table:table-cell office:value="480" office:value-type="float"/>
          <table:table-cell office:value-type="string">
            <text:p>Boards</text:p>
          </table:table-cell>
          <table:table-cell office:value="58" office:value-type="float"/>
        </table:table-row>
        <table:table-row>
          <table:table-cell office:value="481" office:value-type="float"/>
          <table:table-cell office:value-type="string">
            <text:p>Workdays</text:p>
          </table:table-cell>
          <table:table-cell office:value="394" office:value-type="float"/>
        </table:table-row>
        <table:table-row>
          <table:table-cell office:value="481" office:value-type="float"/>
          <table:table-cell office:value-type="string">
            <text:p>Gravel</text:p>
          </table:table-cell>
          <table:table-cell office:value="9.9" office:value-type="float"/>
        </table:table-row>
        <table:table-row>
          <table:table-cell office:value="481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481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48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81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81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82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482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2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482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2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482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483" office:value-type="float"/>
          <table:table-cell office:value-type="string">
            <text:p>Workdays</text:p>
          </table:table-cell>
          <table:table-cell office:value="917" office:value-type="float"/>
        </table:table-row>
        <table:table-row>
          <table:table-cell office:value="483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8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83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483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483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84" office:value-type="float"/>
          <table:table-cell office:value-type="string">
            <text:p>Workdays</text:p>
          </table:table-cell>
          <table:table-cell office:value="490" office:value-type="float"/>
        </table:table-row>
        <table:table-row>
          <table:table-cell office:value="48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84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84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8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8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Workdays</text:p>
          </table:table-cell>
          <table:table-cell office:value="975" office:value-type="float"/>
        </table:table-row>
        <table:table-row>
          <table:table-cell office:value="48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48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8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85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Prefab panels</text:p>
          </table:table-cell>
          <table:table-cell office:value="65" office:value-type="float"/>
        </table:table-row>
        <table:table-row>
          <table:table-cell office:value="486" office:value-type="float"/>
          <table:table-cell office:value-type="string">
            <text:p>Workdays</text:p>
          </table:table-cell>
          <table:table-cell office:value="1982" office:value-type="float"/>
        </table:table-row>
        <table:table-row>
          <table:table-cell office:value="486" office:value-type="float"/>
          <table:table-cell office:value-type="string">
            <text:p>Gravel</text:p>
          </table:table-cell>
          <table:table-cell office:value="68" office:value-type="float"/>
        </table:table-row>
        <table:table-row>
          <table:table-cell office:value="486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486" office:value-type="float"/>
          <table:table-cell office:value-type="string">
            <text:p>Asphalt</text:p>
          </table:table-cell>
          <table:table-cell office:value="54" office:value-type="float"/>
        </table:table-row>
        <table:table-row>
          <table:table-cell office:value="486" office:value-type="float"/>
          <table:table-cell office:value-type="string">
            <text:p>Concrete</text:p>
          </table:table-cell>
          <table:table-cell office:value="89" office:value-type="float"/>
        </table:table-row>
        <table:table-row>
          <table:table-cell office:value="486" office:value-type="float"/>
          <table:table-cell office:value-type="string">
            <text:p>Prefab panels</text:p>
          </table:table-cell>
          <table:table-cell office:value="121" office:value-type="float"/>
        </table:table-row>
        <table:table-row>
          <table:table-cell office:value="487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48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87" office:value-type="float"/>
          <table:table-cell office:value-type="string">
            <text:p>Asphalt</text:p>
          </table:table-cell>
          <table:table-cell office:value="8.6" office:value-type="float"/>
        </table:table-row>
        <table:table-row>
          <table:table-cell office:value="487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488" office:value-type="float"/>
          <table:table-cell office:value-type="string">
            <text:p>Workdays</text:p>
          </table:table-cell>
          <table:table-cell office:value="1849" office:value-type="float"/>
        </table:table-row>
        <table:table-row>
          <table:table-cell office:value="488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8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8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88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88" office:value-type="float"/>
          <table:table-cell office:value-type="string">
            <text:p>Bricks</text:p>
          </table:table-cell>
          <table:table-cell office:value="111" office:value-type="float"/>
        </table:table-row>
        <table:table-row>
          <table:table-cell office:value="488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489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48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9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8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89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89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90" office:value-type="float"/>
          <table:table-cell office:value-type="string">
            <text:p>Workdays</text:p>
          </table:table-cell>
          <table:table-cell office:value="7390" office:value-type="float"/>
        </table:table-row>
        <table:table-row>
          <table:table-cell office:value="490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490" office:value-type="float"/>
          <table:table-cell office:value-type="string">
            <text:p>Steel</text:p>
          </table:table-cell>
          <table:table-cell office:value="217" office:value-type="float"/>
        </table:table-row>
        <table:table-row>
          <table:table-cell office:value="490" office:value-type="float"/>
          <table:table-cell office:value-type="string">
            <text:p>Asphalt</text:p>
          </table:table-cell>
          <table:table-cell office:value="130" office:value-type="float"/>
        </table:table-row>
        <table:table-row>
          <table:table-cell office:value="490" office:value-type="float"/>
          <table:table-cell office:value-type="string">
            <text:p>Concrete</text:p>
          </table:table-cell>
          <table:table-cell office:value="541" office:value-type="float"/>
        </table:table-row>
        <table:table-row>
          <table:table-cell office:value="490" office:value-type="float"/>
          <table:table-cell office:value-type="string">
            <text:p>Bricks</text:p>
          </table:table-cell>
          <table:table-cell office:value="179" office:value-type="float"/>
        </table:table-row>
        <table:table-row>
          <table:table-cell office:value="490" office:value-type="float"/>
          <table:table-cell office:value-type="string">
            <text:p>Boards</text:p>
          </table:table-cell>
          <table:table-cell office:value="59" office:value-type="float"/>
        </table:table-row>
        <table:table-row>
          <table:table-cell office:value="491" office:value-type="float"/>
          <table:table-cell office:value-type="string">
            <text:p>Workdays</text:p>
          </table:table-cell>
          <table:table-cell office:value="5188" office:value-type="float"/>
        </table:table-row>
        <table:table-row>
          <table:table-cell office:value="491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491" office:value-type="float"/>
          <table:table-cell office:value-type="string">
            <text:p>Steel</text:p>
          </table:table-cell>
          <table:table-cell office:value="159" office:value-type="float"/>
        </table:table-row>
        <table:table-row>
          <table:table-cell office:value="491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491" office:value-type="float"/>
          <table:table-cell office:value-type="string">
            <text:p>Concrete</text:p>
          </table:table-cell>
          <table:table-cell office:value="469" office:value-type="float"/>
        </table:table-row>
        <table:table-row>
          <table:table-cell office:value="491" office:value-type="float"/>
          <table:table-cell office:value-type="string">
            <text:p>Bricks</text:p>
          </table:table-cell>
          <table:table-cell office:value="107" office:value-type="float"/>
        </table:table-row>
        <table:table-row>
          <table:table-cell office:value="491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92" office:value-type="float"/>
          <table:table-cell office:value-type="string">
            <text:p>Workdays</text:p>
          </table:table-cell>
          <table:table-cell office:value="1973" office:value-type="float"/>
        </table:table-row>
        <table:table-row>
          <table:table-cell office:value="49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9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9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92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492" office:value-type="float"/>
          <table:table-cell office:value-type="string">
            <text:p>Bricks</text:p>
          </table:table-cell>
          <table:table-cell office:value="124" office:value-type="float"/>
        </table:table-row>
        <table:table-row>
          <table:table-cell office:value="492" office:value-type="float"/>
          <table:table-cell office:value-type="string">
            <text:p>Boards</text:p>
          </table:table-cell>
          <table:table-cell office:value="41" office:value-type="float"/>
        </table:table-row>
        <table:table-row>
          <table:table-cell office:value="493" office:value-type="float"/>
          <table:table-cell office:value-type="string">
            <text:p>Workdays</text:p>
          </table:table-cell>
          <table:table-cell office:value="7067" office:value-type="float"/>
        </table:table-row>
        <table:table-row>
          <table:table-cell office:value="493" office:value-type="float"/>
          <table:table-cell office:value-type="string">
            <text:p>Gravel</text:p>
          </table:table-cell>
          <table:table-cell office:value="165" office:value-type="float"/>
        </table:table-row>
        <table:table-row>
          <table:table-cell office:value="493" office:value-type="float"/>
          <table:table-cell office:value-type="string">
            <text:p>Steel</text:p>
          </table:table-cell>
          <table:table-cell office:value="201" office:value-type="float"/>
        </table:table-row>
        <table:table-row>
          <table:table-cell office:value="493" office:value-type="float"/>
          <table:table-cell office:value-type="string">
            <text:p>Asphalt</text:p>
          </table:table-cell>
          <table:table-cell office:value="132" office:value-type="float"/>
        </table:table-row>
        <table:table-row>
          <table:table-cell office:value="493" office:value-type="float"/>
          <table:table-cell office:value-type="string">
            <text:p>Concrete</text:p>
          </table:table-cell>
          <table:table-cell office:value="520" office:value-type="float"/>
        </table:table-row>
        <table:table-row>
          <table:table-cell office:value="493" office:value-type="float"/>
          <table:table-cell office:value-type="string">
            <text:p>Bricks</text:p>
          </table:table-cell>
          <table:table-cell office:value="166" office:value-type="float"/>
        </table:table-row>
        <table:table-row>
          <table:table-cell office:value="493" office:value-type="float"/>
          <table:table-cell office:value-type="string">
            <text:p>Boards</text:p>
          </table:table-cell>
          <table:table-cell office:value="55" office:value-type="float"/>
        </table:table-row>
        <table:table-row>
          <table:table-cell office:value="494" office:value-type="float"/>
          <table:table-cell office:value-type="string">
            <text:p>Workdays</text:p>
          </table:table-cell>
          <table:table-cell office:value="1547" office:value-type="float"/>
        </table:table-row>
        <table:table-row>
          <table:table-cell office:value="494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4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94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9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94" office:value-type="float"/>
          <table:table-cell office:value-type="string">
            <text:p>Bricks</text:p>
          </table:table-cell>
          <table:table-cell office:value="78" office:value-type="float"/>
        </table:table-row>
        <table:table-row>
          <table:table-cell office:value="494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495" office:value-type="float"/>
          <table:table-cell office:value-type="string">
            <text:p>Workdays</text:p>
          </table:table-cell>
          <table:table-cell office:value="1129" office:value-type="float"/>
        </table:table-row>
        <table:table-row>
          <table:table-cell office:value="49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49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5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5" office:value-type="float"/>
          <table:table-cell office:value-type="string">
            <text:p>Bricks</text:p>
          </table:table-cell>
          <table:table-cell office:value="72" office:value-type="float"/>
        </table:table-row>
        <table:table-row>
          <table:table-cell office:value="49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Workdays</text:p>
          </table:table-cell>
          <table:table-cell office:value="1242" office:value-type="float"/>
        </table:table-row>
        <table:table-row>
          <table:table-cell office:value="496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96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6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496" office:value-type="float"/>
          <table:table-cell office:value-type="string">
            <text:p>Boards</text:p>
          </table:table-cell>
          <table:table-cell office:value="72" office:value-type="float"/>
        </table:table-row>
        <table:table-row>
          <table:table-cell office:value="497" office:value-type="float"/>
          <table:table-cell office:value-type="string">
            <text:p>Workdays</text:p>
          </table:table-cell>
          <table:table-cell office:value="1050" office:value-type="float"/>
        </table:table-row>
        <table:table-row>
          <table:table-cell office:value="4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7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49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97" office:value-type="float"/>
          <table:table-cell office:value-type="string">
            <text:p>Concrete</text:p>
          </table:table-cell>
          <table:table-cell office:value="192" office:value-type="float"/>
        </table:table-row>
        <table:table-row>
          <table:table-cell office:value="498" office:value-type="float"/>
          <table:table-cell office:value-type="string">
            <text:p>Workdays</text:p>
          </table:table-cell>
          <table:table-cell office:value="487" office:value-type="float"/>
        </table:table-row>
        <table:table-row>
          <table:table-cell office:value="498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9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98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498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98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49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99" office:value-type="float"/>
          <table:table-cell office:value-type="string">
            <text:p>Workdays</text:p>
          </table:table-cell>
          <table:table-cell office:value="1186" office:value-type="float"/>
        </table:table-row>
        <table:table-row>
          <table:table-cell office:value="499" office:value-type="float"/>
          <table:table-cell office:value-type="string">
            <text:p>Gravel</text:p>
          </table:table-cell>
          <table:table-cell office:value="79" office:value-type="float"/>
        </table:table-row>
        <table:table-row>
          <table:table-cell office:value="49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99" office:value-type="float"/>
          <table:table-cell office:value-type="string">
            <text:p>Asphalt</text:p>
          </table:table-cell>
          <table:table-cell office:value="63" office:value-type="float"/>
        </table:table-row>
        <table:table-row>
          <table:table-cell office:value="499" office:value-type="float"/>
          <table:table-cell office:value-type="string">
            <text:p>Concrete</text:p>
          </table:table-cell>
          <table:table-cell office:value="102" office:value-type="float"/>
        </table:table-row>
        <table:table-row>
          <table:table-cell office:value="499" office:value-type="float"/>
          <table:table-cell office:value-type="string">
            <text:p>Prefab panels</text:p>
          </table:table-cell>
          <table:table-cell office:value="290" office:value-type="float"/>
        </table:table-row>
        <table:table-row>
          <table:table-cell office:value="500" office:value-type="float"/>
          <table:table-cell office:value-type="string">
            <text:p>Workdays</text:p>
          </table:table-cell>
          <table:table-cell office:value="704" office:value-type="float"/>
        </table:table-row>
        <table:table-row>
          <table:table-cell office:value="50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0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00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00" office:value-type="float"/>
          <table:table-cell office:value-type="string">
            <text:p>Concrete</text:p>
          </table:table-cell>
          <table:table-cell office:value="111" office:value-type="float"/>
        </table:table-row>
        <table:table-row>
          <table:table-cell office:value="501" office:value-type="float"/>
          <table:table-cell office:value-type="string">
            <text:p>Workdays</text:p>
          </table:table-cell>
          <table:table-cell office:value="6340" office:value-type="float"/>
        </table:table-row>
        <table:table-row>
          <table:table-cell office:value="501" office:value-type="float"/>
          <table:table-cell office:value-type="string">
            <text:p>Gravel</text:p>
          </table:table-cell>
          <table:table-cell office:value="96" office:value-type="float"/>
        </table:table-row>
        <table:table-row>
          <table:table-cell office:value="501" office:value-type="float"/>
          <table:table-cell office:value-type="string">
            <text:p>Steel</text:p>
          </table:table-cell>
          <table:table-cell office:value="52" office:value-type="float"/>
        </table:table-row>
        <table:table-row>
          <table:table-cell office:value="501" office:value-type="float"/>
          <table:table-cell office:value-type="string">
            <text:p>Asphalt</text:p>
          </table:table-cell>
          <table:table-cell office:value="77" office:value-type="float"/>
        </table:table-row>
        <table:table-row>
          <table:table-cell office:value="501" office:value-type="float"/>
          <table:table-cell office:value-type="string">
            <text:p>Concrete</text:p>
          </table:table-cell>
          <table:table-cell office:value="125" office:value-type="float"/>
        </table:table-row>
        <table:table-row>
          <table:table-cell office:value="501" office:value-type="float"/>
          <table:table-cell office:value-type="string">
            <text:p>Bricks</text:p>
          </table:table-cell>
          <table:table-cell office:value="419" office:value-type="float"/>
        </table:table-row>
        <table:table-row>
          <table:table-cell office:value="501" office:value-type="float"/>
          <table:table-cell office:value-type="string">
            <text:p>Boards</text:p>
          </table:table-cell>
          <table:table-cell office:value="139" office:value-type="float"/>
        </table:table-row>
        <table:table-row>
          <table:table-cell office:value="502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502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502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0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02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02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502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503" office:value-type="float"/>
          <table:table-cell office:value-type="string">
            <text:p>Workdays</text:p>
          </table:table-cell>
          <table:table-cell office:value="2625" office:value-type="float"/>
        </table:table-row>
        <table:table-row>
          <table:table-cell office:value="50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0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0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03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03" office:value-type="float"/>
          <table:table-cell office:value-type="string">
            <text:p>Bricks</text:p>
          </table:table-cell>
          <table:table-cell office:value="168" office:value-type="float"/>
        </table:table-row>
        <table:table-row>
          <table:table-cell office:value="503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50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504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04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504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04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04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504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05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50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0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50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05" office:value-type="float"/>
          <table:table-cell office:value-type="string">
            <text:p>Concrete</text:p>
          </table:table-cell>
          <table:table-cell office:value="136" office:value-type="float"/>
        </table:table-row>
        <table:table-row>
          <table:table-cell office:value="505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05" office:value-type="float"/>
          <table:table-cell office:value-type="string">
            <text:p>Boards</text:p>
          </table:table-cell>
          <table:table-cell office:value="8.3" office:value-type="float"/>
        </table:table-row>
        <table:table-row>
          <table:table-cell office:value="506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06" office:value-type="float"/>
          <table:table-cell office:value-type="string">
            <text:p>Gravel</text:p>
          </table:table-cell>
          <table:table-cell office:value="0.35" office:value-type="float"/>
        </table:table-row>
        <table:table-row>
          <table:table-cell office:value="506" office:value-type="float"/>
          <table:table-cell office:value-type="string">
            <text:p>Steel</text:p>
          </table:table-cell>
          <table:table-cell office:value="0.78" office:value-type="float"/>
        </table:table-row>
        <table:table-row>
          <table:table-cell office:value="506" office:value-type="float"/>
          <table:table-cell office:value-type="string">
            <text:p>Asphalt</text:p>
          </table:table-cell>
          <table:table-cell office:value="0.28" office:value-type="float"/>
        </table:table-row>
        <table:table-row>
          <table:table-cell office:value="506" office:value-type="float"/>
          <table:table-cell office:value-type="string">
            <text:p>Concrete</text:p>
          </table:table-cell>
          <table:table-cell office:value="0.45" office:value-type="float"/>
        </table:table-row>
        <table:table-row>
          <table:table-cell office:value="5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507" office:value-type="float"/>
          <table:table-cell office:value-type="string">
            <text:p>Workdays</text:p>
          </table:table-cell>
          <table:table-cell office:value="632" office:value-type="float"/>
        </table:table-row>
        <table:table-row>
          <table:table-cell office:value="507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07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50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07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07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508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508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508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508" office:value-type="float"/>
          <table:table-cell office:value-type="string">
            <text:p>Concrete</text:p>
          </table:table-cell>
          <table:table-cell office:value="8.1" office:value-type="float"/>
        </table:table-row>
        <table:table-row>
          <table:table-cell office:value="508" office:value-type="float"/>
          <table:table-cell office:value-type="string">
            <text:p>Bricks</text:p>
          </table:table-cell>
          <table:table-cell office:value="30" office:value-type="float"/>
        </table:table-row>
        <table:table-row>
          <table:table-cell office:value="50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509" office:value-type="float"/>
          <table:table-cell office:value-type="string">
            <text:p>Workdays</text:p>
          </table:table-cell>
          <table:table-cell office:value="898" office:value-type="float"/>
        </table:table-row>
        <table:table-row>
          <table:table-cell office:value="50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509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50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509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509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509" office:value-type="float"/>
          <table:table-cell office:value-type="string">
            <text:p>Bricks</text:p>
          </table:table-cell>
          <table:table-cell office:value="2.2" office:value-type="float"/>
        </table:table-row>
        <table:table-row>
          <table:table-cell office:value="50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Workdays</text:p>
          </table:table-cell>
          <table:table-cell office:value="1114" office:value-type="float"/>
        </table:table-row>
        <table:table-row>
          <table:table-cell office:value="51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51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1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510" office:value-type="float"/>
          <table:table-cell office:value-type="string">
            <text:p>Prefab panels</text:p>
          </table:table-cell>
          <table:table-cell office:value="21" office:value-type="float"/>
        </table:table-row>
        <table:table-row>
          <table:table-cell office:value="510" office:value-type="float"/>
          <table:table-cell office:value-type="string">
            <text:p>Bricks</text:p>
          </table:table-cell>
          <table:table-cell office:value="61" office:value-type="float"/>
        </table:table-row>
        <table:table-row>
          <table:table-cell office:value="510" office:value-type="float"/>
          <table:table-cell office:value-type="string">
            <text:p>Boards</text:p>
          </table:table-cell>
          <table:table-cell office:value="23" office:value-type="float"/>
        </table:table-row>
        <table:table-row>
          <table:table-cell office:value="511" office:value-type="float"/>
          <table:table-cell office:value-type="string">
            <text:p>Workdays</text:p>
          </table:table-cell>
          <table:table-cell office:value="1573" office:value-type="float"/>
        </table:table-row>
        <table:table-row>
          <table:table-cell office:value="511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1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511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1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11" office:value-type="float"/>
          <table:table-cell office:value-type="string">
            <text:p>Prefab panels</text:p>
          </table:table-cell>
          <table:table-cell office:value="172" office:value-type="float"/>
        </table:table-row>
        <table:table-row>
          <table:table-cell office:value="512" office:value-type="float"/>
          <table:table-cell office:value-type="string">
            <text:p>Workdays</text:p>
          </table:table-cell>
          <table:table-cell office:value="1518" office:value-type="float"/>
        </table:table-row>
        <table:table-row>
          <table:table-cell office:value="51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1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512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1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12" office:value-type="float"/>
          <table:table-cell office:value-type="string">
            <text:p>Prefab panels</text:p>
          </table:table-cell>
          <table:table-cell office:value="27" office:value-type="float"/>
        </table:table-row>
        <table:table-row>
          <table:table-cell office:value="512" office:value-type="float"/>
          <table:table-cell office:value-type="string">
            <text:p>Bricks</text:p>
          </table:table-cell>
          <table:table-cell office:value="76" office:value-type="float"/>
        </table:table-row>
        <table:table-row>
          <table:table-cell office:value="512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13" office:value-type="float"/>
          <table:table-cell office:value-type="string">
            <text:p>Workdays</text:p>
          </table:table-cell>
          <table:table-cell office:value="57" office:value-type="float"/>
        </table:table-row>
        <table:table-row>
          <table:table-cell office:value="513" office:value-type="float"/>
          <table:table-cell office:value-type="string">
            <text:p>Gravel</text:p>
          </table:table-cell>
          <table:table-cell office:value="0.78" office:value-type="float"/>
        </table:table-row>
        <table:table-row>
          <table:table-cell office:value="51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513" office:value-type="float"/>
          <table:table-cell office:value-type="string">
            <text:p>Asphalt</text:p>
          </table:table-cell>
          <table:table-cell office:value="0.63" office:value-type="float"/>
        </table:table-row>
        <table:table-row>
          <table:table-cell office:value="513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514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514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51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14" office:value-type="float"/>
          <table:table-cell office:value-type="string">
            <text:p>Asphalt</text:p>
          </table:table-cell>
          <table:table-cell office:value="6.5" office:value-type="float"/>
        </table:table-row>
        <table:table-row>
          <table:table-cell office:value="51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14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15" office:value-type="float"/>
          <table:table-cell office:value-type="string">
            <text:p>Workdays</text:p>
          </table:table-cell>
          <table:table-cell office:value="713" office:value-type="float"/>
        </table:table-row>
        <table:table-row>
          <table:table-cell office:value="515" office:value-type="float"/>
          <table:table-cell office:value-type="string">
            <text:p>Gravel</text:p>
          </table:table-cell>
          <table:table-cell office:value="5.5" office:value-type="float"/>
        </table:table-row>
        <table:table-row>
          <table:table-cell office:value="515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5" office:value-type="float"/>
          <table:table-cell office:value-type="string">
            <text:p>Asphalt</text:p>
          </table:table-cell>
          <table:table-cell office:value="3.2" office:value-type="float"/>
        </table:table-row>
        <table:table-row>
          <table:table-cell office:value="515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515" office:value-type="float"/>
          <table:table-cell office:value-type="string">
            <text:p>Electro components</text:p>
          </table:table-cell>
          <table:table-cell office:value="0.3" office:value-type="float"/>
        </table:table-row>
        <table:table-row>
          <table:table-cell office:value="5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16" office:value-type="float"/>
          <table:table-cell office:value-type="string">
            <text:p>Workdays</text:p>
          </table:table-cell>
          <table:table-cell office:value="65" office:value-type="float"/>
        </table:table-row>
        <table:table-row>
          <table:table-cell office:value="516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51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516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516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51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517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17" office:value-type="float"/>
          <table:table-cell office:value-type="string">
            <text:p>Gravel</text:p>
          </table:table-cell>
          <table:table-cell office:value="6.7" office:value-type="float"/>
        </table:table-row>
        <table:table-row>
          <table:table-cell office:value="517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17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517" office:value-type="float"/>
          <table:table-cell office:value-type="string">
            <text:p>Concrete</text:p>
          </table:table-cell>
          <table:table-cell office:value="8.7" office:value-type="float"/>
        </table:table-row>
        <table:table-row>
          <table:table-cell office:value="517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517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518" office:value-type="float"/>
          <table:table-cell office:value-type="string">
            <text:p>Workdays</text:p>
          </table:table-cell>
          <table:table-cell office:value="1297" office:value-type="float"/>
        </table:table-row>
        <table:table-row>
          <table:table-cell office:value="518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18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8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18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51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18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519" office:value-type="float"/>
          <table:table-cell office:value-type="string">
            <text:p>Workdays</text:p>
          </table:table-cell>
          <table:table-cell office:value="714" office:value-type="float"/>
        </table:table-row>
        <table:table-row>
          <table:table-cell office:value="51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519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51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51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19" office:value-type="float"/>
          <table:table-cell office:value-type="string">
            <text:p>Bricks</text:p>
          </table:table-cell>
          <table:table-cell office:value="29" office:value-type="float"/>
        </table:table-row>
        <table:table-row>
          <table:table-cell office:value="51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20" office:value-type="float"/>
          <table:table-cell office:value-type="string">
            <text:p>Workdays</text:p>
          </table:table-cell>
          <table:table-cell office:value="1042" office:value-type="float"/>
        </table:table-row>
        <table:table-row>
          <table:table-cell office:value="52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20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520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520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0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520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521" office:value-type="float"/>
          <table:table-cell office:value-type="string">
            <text:p>Workdays</text:p>
          </table:table-cell>
          <table:table-cell office:value="1723" office:value-type="float"/>
        </table:table-row>
        <table:table-row>
          <table:table-cell office:value="52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21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52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21" office:value-type="float"/>
          <table:table-cell office:value-type="string">
            <text:p>Concrete</text:p>
          </table:table-cell>
          <table:table-cell office:value="181" office:value-type="float"/>
        </table:table-row>
        <table:table-row>
          <table:table-cell office:value="52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52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22" office:value-type="float"/>
          <table:table-cell office:value-type="string">
            <text:p>Workdays</text:p>
          </table:table-cell>
          <table:table-cell office:value="685" office:value-type="float"/>
        </table:table-row>
        <table:table-row>
          <table:table-cell office:value="522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522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3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523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3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523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3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4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24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4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52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24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525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5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25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25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6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526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526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526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526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5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527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27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7" office:value-type="float"/>
          <table:table-cell office:value-type="string">
            <text:p>Concrete</text:p>
          </table:table-cell>
          <table:table-cell office:value="4.2" office:value-type="float"/>
        </table:table-row>
        <table:table-row>
          <table:table-cell office:value="52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52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8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52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528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529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52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30" office:value-type="float"/>
          <table:table-cell office:value-type="string">
            <text:p>Workdays</text:p>
          </table:table-cell>
          <table:table-cell office:value="233" office:value-type="float"/>
        </table:table-row>
        <table:table-row>
          <table:table-cell office:value="53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3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3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30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31" office:value-type="float"/>
          <table:table-cell office:value-type="string">
            <text:p>Workdays</text:p>
          </table:table-cell>
          <table:table-cell office:value="560" office:value-type="float"/>
        </table:table-row>
        <table:table-row>
          <table:table-cell office:value="531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531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531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31" office:value-type="float"/>
          <table:table-cell office:value-type="string">
            <text:p>Concrete</text:p>
          </table:table-cell>
          <table:table-cell office:value="73" office:value-type="float"/>
        </table:table-row>
        <table:table-row>
          <table:table-cell office:value="532" office:value-type="float"/>
          <table:table-cell office:value-type="string">
            <text:p>Workdays</text:p>
          </table:table-cell>
          <table:table-cell office:value="147" office:value-type="float"/>
        </table:table-row>
        <table:table-row>
          <table:table-cell office:value="53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53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3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32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533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533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533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533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33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3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53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53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534" office:value-type="float"/>
          <table:table-cell office:value-type="string">
            <text:p>Concrete</text:p>
          </table:table-cell>
          <table:table-cell office:value="5" office:value-type="float"/>
        </table:table-row>
        <table:table-row>
          <table:table-cell office:value="535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35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53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535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536" office:value-type="float"/>
          <table:table-cell office:value-type="string">
            <text:p>Workdays</text:p>
          </table:table-cell>
          <table:table-cell office:value="193" office:value-type="float"/>
        </table:table-row>
        <table:table-row>
          <table:table-cell office:value="53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3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37" office:value-type="float"/>
          <table:table-cell office:value-type="string">
            <text:p>Workdays</text:p>
          </table:table-cell>
          <table:table-cell office:value="248" office:value-type="float"/>
        </table:table-row>
        <table:table-row>
          <table:table-cell office:value="53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53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7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537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538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53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538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53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53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5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539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5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539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40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540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5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40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54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541" office:value-type="float"/>
          <table:table-cell office:value-type="string">
            <text:p>Workdays</text:p>
          </table:table-cell>
          <table:table-cell office:value="232" office:value-type="float"/>
        </table:table-row>
        <table:table-row>
          <table:table-cell office:value="541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41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541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42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2" office:value-type="float"/>
          <table:table-cell office:value-type="string">
            <text:p>Boards</text:p>
          </table:table-cell>
          <table:table-cell office:value="0.38" office:value-type="float"/>
        </table:table-row>
        <table:table-row>
          <table:table-cell office:value="543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3" office:value-type="float"/>
          <table:table-cell office:value-type="string">
            <text:p>Steel</text:p>
          </table:table-cell>
          <table:table-cell office:value="0.38" office:value-type="float"/>
        </table:table-row>
        <table:table-row>
          <table:table-cell office:value="544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4" office:value-type="float"/>
          <table:table-cell office:value-type="string">
            <text:p>Steel</text:p>
          </table:table-cell>
          <table:table-cell office:value="0.56" office:value-type="float"/>
        </table:table-row>
        <table:table-row>
          <table:table-cell office:value="545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5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46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46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47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7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548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8" office:value-type="float"/>
          <table:table-cell office:value-type="string">
            <text:p>Bricks</text:p>
          </table:table-cell>
          <table:table-cell office:value="1.6" office:value-type="float"/>
        </table:table-row>
        <table:table-row>
          <table:table-cell office:value="549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9" office:value-type="float"/>
          <table:table-cell office:value-type="string">
            <text:p>Steel</text:p>
          </table:table-cell>
          <table:table-cell office:value="0.15" office:value-type="float"/>
        </table:table-row>
        <table:table-row>
          <table:table-cell office:value="550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50" office:value-type="float"/>
          <table:table-cell office:value-type="string">
            <text:p>Concrete</text:p>
          </table:table-cell>
          <table:table-cell office:value="1.4" office:value-type="float"/>
        </table:table-row>
        <table:table-row>
          <table:table-cell office:value="551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51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52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552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552" office:value-type="float"/>
          <table:table-cell office:value-type="string">
            <text:p>Steel</text:p>
          </table:table-cell>
          <table:table-cell office:value="0.32" office:value-type="float"/>
        </table:table-row>
        <table:table-row>
          <table:table-cell office:value="552" office:value-type="float"/>
          <table:table-cell office:value-type="string">
            <text:p>Asphalt</text:p>
          </table:table-cell>
          <table:table-cell office:value="0.19" office:value-type="float"/>
        </table:table-row>
        <table:table-row>
          <table:table-cell office:value="552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553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3" office:value-type="float"/>
          <table:table-cell office:value-type="string">
            <text:p>Gravel</text:p>
          </table:table-cell>
          <table:table-cell office:value="0.17" office:value-type="float"/>
        </table:table-row>
        <table:table-row>
          <table:table-cell office:value="553" office:value-type="float"/>
          <table:table-cell office:value-type="string">
            <text:p>Steel</text:p>
          </table:table-cell>
          <table:table-cell office:value="0.2" office:value-type="float"/>
        </table:table-row>
        <table:table-row>
          <table:table-cell office:value="553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3" office:value-type="float"/>
          <table:table-cell office:value-type="string">
            <text:p>Concrete</text:p>
          </table:table-cell>
          <table:table-cell office:value="0.22" office:value-type="float"/>
        </table:table-row>
        <table:table-row>
          <table:table-cell office:value="554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4" office:value-type="float"/>
          <table:table-cell office:value-type="string">
            <text:p>Gravel</text:p>
          </table:table-cell>
          <table:table-cell office:value="0.18" office:value-type="float"/>
        </table:table-row>
        <table:table-row>
          <table:table-cell office:value="554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54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4" office:value-type="float"/>
          <table:table-cell office:value-type="string">
            <text:p>Concrete</text:p>
          </table:table-cell>
          <table:table-cell office:value="0.23" office:value-type="float"/>
        </table:table-row>
        <table:table-row>
          <table:table-cell office:value="555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55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555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55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555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56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56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556" office:value-type="float"/>
          <table:table-cell office:value-type="string">
            <text:p>Bricks</text:p>
          </table:table-cell>
          <table:table-cell office:value="0.69" office:value-type="float"/>
        </table:table-row>
        <table:table-row>
          <table:table-cell office:value="556" office:value-type="float"/>
          <table:table-cell office:value-type="string">
            <text:p>Boards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Workdays</text:p>
          </table:table-cell>
          <table:table-cell office:value="75" office:value-type="float"/>
        </table:table-row>
        <table:table-row>
          <table:table-cell office:value="557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557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Concrete</text:p>
          </table:table-cell>
          <table:table-cell office:value="9" office:value-type="float"/>
        </table:table-row>
        <table:table-row>
          <table:table-cell office:value="55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558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8" office:value-type="float"/>
          <table:table-cell office:value-type="string">
            <text:p>Steel</text:p>
          </table:table-cell>
          <table:table-cell office:value="0.51" office:value-type="float"/>
        </table:table-row>
        <table:table-row>
          <table:table-cell office:value="558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8" office:value-type="float"/>
          <table:table-cell office:value-type="string">
            <text:p>Concrete</text:p>
          </table:table-cell>
          <table:table-cell office:value="0.38" office:value-type="float"/>
        </table:table-row>
        <table:table-row>
          <table:table-cell office:value="559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559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59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59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59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559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560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560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560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560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60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60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560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56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61" office:value-type="float"/>
          <table:table-cell office:value-type="string">
            <text:p>Workdays</text:p>
          </table:table-cell>
          <table:table-cell office:value="2579" office:value-type="float"/>
        </table:table-row>
        <table:table-row>
          <table:table-cell office:value="561" office:value-type="float"/>
          <table:table-cell office:value-type="string">
            <text:p>Gravel</text:p>
          </table:table-cell>
          <table:table-cell office:value="90" office:value-type="float"/>
        </table:table-row>
        <table:table-row>
          <table:table-cell office:value="561" office:value-type="float"/>
          <table:table-cell office:value-type="string">
            <text:p>Steel</text:p>
          </table:table-cell>
          <table:table-cell office:value="61" office:value-type="float"/>
        </table:table-row>
        <table:table-row>
          <table:table-cell office:value="561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561" office:value-type="float"/>
          <table:table-cell office:value-type="string">
            <text:p>Concrete</text:p>
          </table:table-cell>
          <table:table-cell office:value="117" office:value-type="float"/>
        </table:table-row>
        <table:table-row>
          <table:table-cell office:value="56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56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61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62" office:value-type="float"/>
          <table:table-cell office:value-type="string">
            <text:p>Workdays</text:p>
          </table:table-cell>
          <table:table-cell office:value="950" office:value-type="float"/>
        </table:table-row>
        <table:table-row>
          <table:table-cell office:value="56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62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62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62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62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563" office:value-type="float"/>
          <table:table-cell office:value-type="string">
            <text:p>Workdays</text:p>
          </table:table-cell>
          <table:table-cell office:value="535" office:value-type="float"/>
        </table:table-row>
        <table:table-row>
          <table:table-cell office:value="563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63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3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563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63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64" office:value-type="float"/>
          <table:table-cell office:value-type="string">
            <text:p>Workdays</text:p>
          </table:table-cell>
          <table:table-cell office:value="2428" office:value-type="float"/>
        </table:table-row>
        <table:table-row>
          <table:table-cell office:value="564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564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64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564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64" office:value-type="float"/>
          <table:table-cell office:value-type="string">
            <text:p>Bricks</text:p>
          </table:table-cell>
          <table:table-cell office:value="139" office:value-type="float"/>
        </table:table-row>
        <table:table-row>
          <table:table-cell office:value="564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565" office:value-type="float"/>
          <table:table-cell office:value-type="string">
            <text:p>Workdays</text:p>
          </table:table-cell>
          <table:table-cell office:value="1544" office:value-type="float"/>
        </table:table-row>
        <table:table-row>
          <table:table-cell office:value="565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6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65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65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65" office:value-type="float"/>
          <table:table-cell office:value-type="string">
            <text:p>Bricks</text:p>
          </table:table-cell>
          <table:table-cell office:value="91" office:value-type="float"/>
        </table:table-row>
        <table:table-row>
          <table:table-cell office:value="565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Workdays</text:p>
          </table:table-cell>
          <table:table-cell office:value="1997" office:value-type="float"/>
        </table:table-row>
        <table:table-row>
          <table:table-cell office:value="56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56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66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66" office:value-type="float"/>
          <table:table-cell office:value-type="string">
            <text:p>Bricks</text:p>
          </table:table-cell>
          <table:table-cell office:value="101" office:value-type="float"/>
        </table:table-row>
        <table:table-row>
          <table:table-cell office:value="566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567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5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56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56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5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567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567" office:value-type="float"/>
          <table:table-cell office:value-type="string">
            <text:p>Boards</text:p>
          </table:table-cell>
          <table:table-cell office:value="6.3" office:value-type="float"/>
        </table:table-row>
        <table:table-row>
          <table:table-cell office:value="568" office:value-type="float"/>
          <table:table-cell office:value-type="string">
            <text:p>Workdays</text:p>
          </table:table-cell>
          <table:table-cell office:value="1448" office:value-type="float"/>
        </table:table-row>
        <table:table-row>
          <table:table-cell office:value="568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568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568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56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569" office:value-type="float"/>
          <table:table-cell office:value-type="string">
            <text:p>Workdays</text:p>
          </table:table-cell>
          <table:table-cell office:value="219" office:value-type="float"/>
        </table:table-row>
        <table:table-row>
          <table:table-cell office:value="569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56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569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569" office:value-type="float"/>
          <table:table-cell office:value-type="string">
            <text:p>Concrete</text:p>
          </table:table-cell>
          <table:table-cell office:value="8.5" office:value-type="float"/>
        </table:table-row>
        <table:table-row>
          <table:table-cell office:value="569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70" office:value-type="float"/>
          <table:table-cell office:value-type="string">
            <text:p>Workdays</text:p>
          </table:table-cell>
          <table:table-cell office:value="924" office:value-type="float"/>
        </table:table-row>
        <table:table-row>
          <table:table-cell office:value="570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570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570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70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570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570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71" office:value-type="float"/>
          <table:table-cell office:value-type="string">
            <text:p>Workdays</text:p>
          </table:table-cell>
          <table:table-cell office:value="1718" office:value-type="float"/>
        </table:table-row>
        <table:table-row>
          <table:table-cell office:value="571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57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571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71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71" office:value-type="float"/>
          <table:table-cell office:value-type="string">
            <text:p>Bricks</text:p>
          </table:table-cell>
          <table:table-cell office:value="94" office:value-type="float"/>
        </table:table-row>
        <table:table-row>
          <table:table-cell office:value="571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571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572" office:value-type="float"/>
          <table:table-cell office:value-type="string">
            <text:p>Workdays</text:p>
          </table:table-cell>
          <table:table-cell office:value="1730" office:value-type="float"/>
        </table:table-row>
        <table:table-row>
          <table:table-cell office:value="572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72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72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72" office:value-type="float"/>
          <table:table-cell office:value-type="string">
            <text:p>Concrete</text:p>
          </table:table-cell>
          <table:table-cell office:value="224" office:value-type="float"/>
        </table:table-row>
        <table:table-row>
          <table:table-cell office:value="57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572" office:value-type="float"/>
          <table:table-cell office:value-type="string">
            <text:p>Boards</text:p>
          </table:table-cell>
          <table:table-cell office:value="8.6" office:value-type="float"/>
        </table:table-row>
        <table:table-row>
          <table:table-cell office:value="573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573" office:value-type="float"/>
          <table:table-cell office:value-type="string">
            <text:p>Gravel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73" office:value-type="float"/>
          <table:table-cell office:value-type="string">
            <text:p>Asphalt</text:p>
          </table:table-cell>
          <table:table-cell office:value="0.82" office:value-type="float"/>
        </table:table-row>
        <table:table-row>
          <table:table-cell office:value="573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573" office:value-type="float"/>
          <table:table-cell office:value-type="string">
            <text:p>Bricks</text:p>
          </table:table-cell>
          <table:table-cell office:value="4.8" office:value-type="float"/>
        </table:table-row>
        <table:table-row>
          <table:table-cell office:value="573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574" office:value-type="float"/>
          <table:table-cell office:value-type="string">
            <text:p>Workdays</text:p>
          </table:table-cell>
          <table:table-cell office:value="399" office:value-type="float"/>
        </table:table-row>
        <table:table-row>
          <table:table-cell office:value="574" office:value-type="float"/>
          <table:table-cell office:value-type="string">
            <text:p>Gravel</text:p>
          </table:table-cell>
          <table:table-cell office:value="7.6" office:value-type="float"/>
        </table:table-row>
        <table:table-row>
          <table:table-cell office:value="57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74" office:value-type="float"/>
          <table:table-cell office:value-type="string">
            <text:p>Asphalt</text:p>
          </table:table-cell>
          <table:table-cell office:value="6.1" office:value-type="float"/>
        </table:table-row>
        <table:table-row>
          <table:table-cell office:value="574" office:value-type="float"/>
          <table:table-cell office:value-type="string">
            <text:p>Concrete</text:p>
          </table:table-cell>
          <table:table-cell office:value="9.9" office:value-type="float"/>
        </table:table-row>
        <table:table-row>
          <table:table-cell office:value="57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574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575" office:value-type="float"/>
          <table:table-cell office:value-type="string">
            <text:p>Workdays</text:p>
          </table:table-cell>
          <table:table-cell office:value="1197" office:value-type="float"/>
        </table:table-row>
        <table:table-row>
          <table:table-cell office:value="57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75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57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75" office:value-type="float"/>
          <table:table-cell office:value-type="string">
            <text:p>Concrete</text:p>
          </table:table-cell>
          <table:table-cell office:value="109" office:value-type="float"/>
        </table:table-row>
        <table:table-row>
          <table:table-cell office:value="575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576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57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5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7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576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576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77" office:value-type="float"/>
          <table:table-cell office:value-type="string">
            <text:p>Workdays</text:p>
          </table:table-cell>
          <table:table-cell office:value="9054" office:value-type="float"/>
        </table:table-row>
        <table:table-row>
          <table:table-cell office:value="577" office:value-type="float"/>
          <table:table-cell office:value-type="string">
            <text:p>Gravel</text:p>
          </table:table-cell>
          <table:table-cell office:value="262" office:value-type="float"/>
        </table:table-row>
        <table:table-row>
          <table:table-cell office:value="577" office:value-type="float"/>
          <table:table-cell office:value-type="string">
            <text:p>Steel</text:p>
          </table:table-cell>
          <table:table-cell office:value="233" office:value-type="float"/>
        </table:table-row>
        <table:table-row>
          <table:table-cell office:value="577" office:value-type="float"/>
          <table:table-cell office:value-type="string">
            <text:p>Asphalt</text:p>
          </table:table-cell>
          <table:table-cell office:value="209" office:value-type="float"/>
        </table:table-row>
        <table:table-row>
          <table:table-cell office:value="577" office:value-type="float"/>
          <table:table-cell office:value-type="string">
            <text:p>Concrete</text:p>
          </table:table-cell>
          <table:table-cell office:value="1137" office:value-type="float"/>
        </table:table-row>
        <table:table-row>
          <table:table-cell office:value="577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78" office:value-type="float"/>
          <table:table-cell office:value-type="string">
            <text:p>Workdays</text:p>
          </table:table-cell>
          <table:table-cell office:value="5479" office:value-type="float"/>
        </table:table-row>
        <table:table-row>
          <table:table-cell office:value="578" office:value-type="float"/>
          <table:table-cell office:value-type="string">
            <text:p>Gravel</text:p>
          </table:table-cell>
          <table:table-cell office:value="69" office:value-type="float"/>
        </table:table-row>
        <table:table-row>
          <table:table-cell office:value="578" office:value-type="float"/>
          <table:table-cell office:value-type="string">
            <text:p>Steel</text:p>
          </table:table-cell>
          <table:table-cell office:value="248" office:value-type="float"/>
        </table:table-row>
        <table:table-row>
          <table:table-cell office:value="578" office:value-type="float"/>
          <table:table-cell office:value-type="string">
            <text:p>Asphalt</text:p>
          </table:table-cell>
          <table:table-cell office:value="55" office:value-type="float"/>
        </table:table-row>
        <table:table-row>
          <table:table-cell office:value="578" office:value-type="float"/>
          <table:table-cell office:value-type="string">
            <text:p>Concrete</text:p>
          </table:table-cell>
          <table:table-cell office:value="738" office:value-type="float"/>
        </table:table-row>
        <table:table-row>
          <table:table-cell office:value="578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79" office:value-type="float"/>
          <table:table-cell office:value-type="string">
            <text:p>Workdays</text:p>
          </table:table-cell>
          <table:table-cell office:value="1439" office:value-type="float"/>
        </table:table-row>
        <table:table-row>
          <table:table-cell office:value="579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7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57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7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579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57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79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80" office:value-type="float"/>
          <table:table-cell office:value-type="string">
            <text:p>Workdays</text:p>
          </table:table-cell>
          <table:table-cell office:value="3236" office:value-type="float"/>
        </table:table-row>
        <table:table-row>
          <table:table-cell office:value="580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80" office:value-type="float"/>
          <table:table-cell office:value-type="string">
            <text:p>Steel</text:p>
          </table:table-cell>
          <table:table-cell office:value="55" office:value-type="float"/>
        </table:table-row>
        <table:table-row>
          <table:table-cell office:value="580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580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580" office:value-type="float"/>
          <table:table-cell office:value-type="string">
            <text:p>Bricks</text:p>
          </table:table-cell>
          <table:table-cell office:value="158" office:value-type="float"/>
        </table:table-row>
        <table:table-row>
          <table:table-cell office:value="580" office:value-type="float"/>
          <table:table-cell office:value-type="string">
            <text:p>Boards</text:p>
          </table:table-cell>
          <table:table-cell office:value="52" office:value-type="float"/>
        </table:table-row>
        <table:table-row>
          <table:table-cell office:value="580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581" office:value-type="float"/>
          <table:table-cell office:value-type="string">
            <text:p>Workdays</text:p>
          </table:table-cell>
          <table:table-cell office:value="1441" office:value-type="float"/>
        </table:table-row>
        <table:table-row>
          <table:table-cell office:value="581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81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81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81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81" office:value-type="float"/>
          <table:table-cell office:value-type="string">
            <text:p>Mechanical components</text:p>
          </table:table-cell>
          <table:table-cell office:value="8.4" office:value-type="float"/>
        </table:table-row>
        <table:table-row>
          <table:table-cell office:value="582" office:value-type="float"/>
          <table:table-cell office:value-type="string">
            <text:p>Workdays</text:p>
          </table:table-cell>
          <table:table-cell office:value="2726" office:value-type="float"/>
        </table:table-row>
        <table:table-row>
          <table:table-cell office:value="582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582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582" office:value-type="float"/>
          <table:table-cell office:value-type="string">
            <text:p>Bricks</text:p>
          </table:table-cell>
          <table:table-cell office:value="157" office:value-type="float"/>
        </table:table-row>
        <table:table-row>
          <table:table-cell office:value="582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583" office:value-type="float"/>
          <table:table-cell office:value-type="string">
            <text:p>Workdays</text:p>
          </table:table-cell>
          <table:table-cell office:value="226" office:value-type="float"/>
        </table:table-row>
        <table:table-row>
          <table:table-cell office:value="583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583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583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583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58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4" office:value-type="float"/>
          <table:table-cell office:value-type="string">
            <text:p>Workdays</text:p>
          </table:table-cell>
          <table:table-cell office:value="11078" office:value-type="float"/>
        </table:table-row>
        <table:table-row>
          <table:table-cell office:value="584" office:value-type="float"/>
          <table:table-cell office:value-type="string">
            <text:p>Gravel</text:p>
          </table:table-cell>
          <table:table-cell office:value="168" office:value-type="float"/>
        </table:table-row>
        <table:table-row>
          <table:table-cell office:value="584" office:value-type="float"/>
          <table:table-cell office:value-type="string">
            <text:p>Steel</text:p>
          </table:table-cell>
          <table:table-cell office:value="301" office:value-type="float"/>
        </table:table-row>
        <table:table-row>
          <table:table-cell office:value="584" office:value-type="float"/>
          <table:table-cell office:value-type="string">
            <text:p>Asphalt</text:p>
          </table:table-cell>
          <table:table-cell office:value="134" office:value-type="float"/>
        </table:table-row>
        <table:table-row>
          <table:table-cell office:value="584" office:value-type="float"/>
          <table:table-cell office:value-type="string">
            <text:p>Concrete</text:p>
          </table:table-cell>
          <table:table-cell office:value="219" office:value-type="float"/>
        </table:table-row>
        <table:table-row>
          <table:table-cell office:value="584" office:value-type="float"/>
          <table:table-cell office:value-type="string">
            <text:p>Mechanical components</text:p>
          </table:table-cell>
          <table:table-cell office:value="62" office:value-type="float"/>
        </table:table-row>
        <table:table-row>
          <table:table-cell office:value="585" office:value-type="float"/>
          <table:table-cell office:value-type="string">
            <text:p>Workdays</text:p>
          </table:table-cell>
          <table:table-cell office:value="3882" office:value-type="float"/>
        </table:table-row>
        <table:table-row>
          <table:table-cell office:value="585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85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85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85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85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85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86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86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86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86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86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86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87" office:value-type="float"/>
          <table:table-cell office:value-type="string">
            <text:p>Workdays</text:p>
          </table:table-cell>
          <table:table-cell office:value="2263" office:value-type="float"/>
        </table:table-row>
        <table:table-row>
          <table:table-cell office:value="587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58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58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58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87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587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87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588" office:value-type="float"/>
          <table:table-cell office:value-type="string">
            <text:p>Workdays</text:p>
          </table:table-cell>
          <table:table-cell office:value="23684" office:value-type="float"/>
        </table:table-row>
        <table:table-row>
          <table:table-cell office:value="588" office:value-type="float"/>
          <table:table-cell office:value-type="string">
            <text:p>Gravel</text:p>
          </table:table-cell>
          <table:table-cell office:value="445" office:value-type="float"/>
        </table:table-row>
        <table:table-row>
          <table:table-cell office:value="588" office:value-type="float"/>
          <table:table-cell office:value-type="string">
            <text:p>Steel</text:p>
          </table:table-cell>
          <table:table-cell office:value="607" office:value-type="float"/>
        </table:table-row>
        <table:table-row>
          <table:table-cell office:value="588" office:value-type="float"/>
          <table:table-cell office:value-type="string">
            <text:p>Asphalt</text:p>
          </table:table-cell>
          <table:table-cell office:value="356" office:value-type="float"/>
        </table:table-row>
        <table:table-row>
          <table:table-cell office:value="588" office:value-type="float"/>
          <table:table-cell office:value-type="string">
            <text:p>Concrete</text:p>
          </table:table-cell>
          <table:table-cell office:value="2473" office:value-type="float"/>
        </table:table-row>
        <table:table-row>
          <table:table-cell office:value="588" office:value-type="float"/>
          <table:table-cell office:value-type="string">
            <text:p>Bricks</text:p>
          </table:table-cell>
          <table:table-cell office:value="413" office:value-type="float"/>
        </table:table-row>
        <table:table-row>
          <table:table-cell office:value="588" office:value-type="float"/>
          <table:table-cell office:value-type="string">
            <text:p>Boards</text:p>
          </table:table-cell>
          <table:table-cell office:value="137" office:value-type="float"/>
        </table:table-row>
        <table:table-row>
          <table:table-cell office:value="588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Workdays</text:p>
          </table:table-cell>
          <table:table-cell office:value="1398" office:value-type="float"/>
        </table:table-row>
        <table:table-row>
          <table:table-cell office:value="589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89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9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589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58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58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590" office:value-type="float"/>
          <table:table-cell office:value-type="string">
            <text:p>Workdays</text:p>
          </table:table-cell>
          <table:table-cell office:value="3932" office:value-type="float"/>
        </table:table-row>
        <table:table-row>
          <table:table-cell office:value="590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90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0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90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90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9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91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91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91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91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91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91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92" office:value-type="float"/>
          <table:table-cell office:value-type="string">
            <text:p>Workdays</text:p>
          </table:table-cell>
          <table:table-cell office:value="9553" office:value-type="float"/>
        </table:table-row>
        <table:table-row>
          <table:table-cell office:value="592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592" office:value-type="float"/>
          <table:table-cell office:value-type="string">
            <text:p>Steel</text:p>
          </table:table-cell>
          <table:table-cell office:value="241" office:value-type="float"/>
        </table:table-row>
        <table:table-row>
          <table:table-cell office:value="592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592" office:value-type="float"/>
          <table:table-cell office:value-type="string">
            <text:p>Concrete</text:p>
          </table:table-cell>
          <table:table-cell office:value="484" office:value-type="float"/>
        </table:table-row>
        <table:table-row>
          <table:table-cell office:value="592" office:value-type="float"/>
          <table:table-cell office:value-type="string">
            <text:p>Bricks</text:p>
          </table:table-cell>
          <table:table-cell office:value="141" office:value-type="float"/>
        </table:table-row>
        <table:table-row>
          <table:table-cell office:value="592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592" office:value-type="float"/>
          <table:table-cell office:value-type="string">
            <text:p>Mechanical components</text:p>
          </table:table-cell>
          <table:table-cell office:value="32" office:value-type="float"/>
        </table:table-row>
        <table:table-row>
          <table:table-cell office:value="593" office:value-type="float"/>
          <table:table-cell office:value-type="string">
            <text:p>Workdays</text:p>
          </table:table-cell>
          <table:table-cell office:value="337" office:value-type="float"/>
        </table:table-row>
        <table:table-row>
          <table:table-cell office:value="59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5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9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593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594" office:value-type="float"/>
          <table:table-cell office:value-type="string">
            <text:p>Workdays</text:p>
          </table:table-cell>
          <table:table-cell office:value="1357" office:value-type="float"/>
        </table:table-row>
        <table:table-row>
          <table:table-cell office:value="594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94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4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59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95" office:value-type="float"/>
          <table:table-cell office:value-type="string">
            <text:p>Workdays</text:p>
          </table:table-cell>
          <table:table-cell office:value="16396" office:value-type="float"/>
        </table:table-row>
        <table:table-row>
          <table:table-cell office:value="595" office:value-type="float"/>
          <table:table-cell office:value-type="string">
            <text:p>Gravel</text:p>
          </table:table-cell>
          <table:table-cell office:value="390" office:value-type="float"/>
        </table:table-row>
        <table:table-row>
          <table:table-cell office:value="595" office:value-type="float"/>
          <table:table-cell office:value-type="string">
            <text:p>Steel</text:p>
          </table:table-cell>
          <table:table-cell office:value="425" office:value-type="float"/>
        </table:table-row>
        <table:table-row>
          <table:table-cell office:value="595" office:value-type="float"/>
          <table:table-cell office:value-type="string">
            <text:p>Concrete</text:p>
          </table:table-cell>
          <table:table-cell office:value="507" office:value-type="float"/>
        </table:table-row>
        <table:table-row>
          <table:table-cell office:value="595" office:value-type="float"/>
          <table:table-cell office:value-type="string">
            <text:p>Bricks</text:p>
          </table:table-cell>
          <table:table-cell office:value="471" office:value-type="float"/>
        </table:table-row>
        <table:table-row>
          <table:table-cell office:value="595" office:value-type="float"/>
          <table:table-cell office:value-type="string">
            <text:p>Boards</text:p>
          </table:table-cell>
          <table:table-cell office:value="157" office:value-type="float"/>
        </table:table-row>
        <table:table-row>
          <table:table-cell office:value="595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96" office:value-type="float"/>
          <table:table-cell office:value-type="string">
            <text:p>Workdays</text:p>
          </table:table-cell>
          <table:table-cell office:value="18805" office:value-type="float"/>
        </table:table-row>
        <table:table-row>
          <table:table-cell office:value="596" office:value-type="float"/>
          <table:table-cell office:value-type="string">
            <text:p>Gravel</text:p>
          </table:table-cell>
          <table:table-cell office:value="464" office:value-type="float"/>
        </table:table-row>
        <table:table-row>
          <table:table-cell office:value="596" office:value-type="float"/>
          <table:table-cell office:value-type="string">
            <text:p>Steel</text:p>
          </table:table-cell>
          <table:table-cell office:value="792" office:value-type="float"/>
        </table:table-row>
        <table:table-row>
          <table:table-cell office:value="596" office:value-type="float"/>
          <table:table-cell office:value-type="string">
            <text:p>Concrete</text:p>
          </table:table-cell>
          <table:table-cell office:value="603" office:value-type="float"/>
        </table:table-row>
        <table:table-row>
          <table:table-cell office:value="596" office:value-type="float"/>
          <table:table-cell office:value-type="string">
            <text:p>Electro components</text:p>
          </table:table-cell>
          <table:table-cell office:value="7.1" office:value-type="float"/>
        </table:table-row>
        <table:table-row>
          <table:table-cell office:value="596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597" office:value-type="float"/>
          <table:table-cell office:value-type="string">
            <text:p>Workdays</text:p>
          </table:table-cell>
          <table:table-cell office:value="5208" office:value-type="float"/>
        </table:table-row>
        <table:table-row>
          <table:table-cell office:value="5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97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7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97" office:value-type="float"/>
          <table:table-cell office:value-type="string">
            <text:p>Concrete</text:p>
          </table:table-cell>
          <table:table-cell office:value="243" office:value-type="float"/>
        </table:table-row>
        <table:table-row>
          <table:table-cell office:value="597" office:value-type="float"/>
          <table:table-cell office:value-type="string">
            <text:p>Boards</text:p>
          </table:table-cell>
          <table:table-cell office:value="98" office:value-type="float"/>
        </table:table-row>
        <table:table-row>
          <table:table-cell office:value="597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598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59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9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98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98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98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599" office:value-type="float"/>
          <table:table-cell office:value-type="string">
            <text:p>Workdays</text:p>
          </table:table-cell>
          <table:table-cell office:value="2634" office:value-type="float"/>
        </table:table-row>
        <table:table-row>
          <table:table-cell office:value="599" office:value-type="float"/>
          <table:table-cell office:value-type="string">
            <text:p>Gravel</text:p>
          </table:table-cell>
          <table:table-cell office:value="41" office:value-type="float"/>
        </table:table-row>
        <table:table-row>
          <table:table-cell office:value="599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9" office:value-type="float"/>
          <table:table-cell office:value-type="string">
            <text:p>Asphalt</text:p>
          </table:table-cell>
          <table:table-cell office:value="33" office:value-type="float"/>
        </table:table-row>
        <table:table-row>
          <table:table-cell office:value="599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599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600" office:value-type="float"/>
          <table:table-cell office:value-type="string">
            <text:p>Workdays</text:p>
          </table:table-cell>
          <table:table-cell office:value="8035" office:value-type="float"/>
        </table:table-row>
        <table:table-row>
          <table:table-cell office:value="600" office:value-type="float"/>
          <table:table-cell office:value-type="string">
            <text:p>Gravel</text:p>
          </table:table-cell>
          <table:table-cell office:value="213" office:value-type="float"/>
        </table:table-row>
        <table:table-row>
          <table:table-cell office:value="600" office:value-type="float"/>
          <table:table-cell office:value-type="string">
            <text:p>Steel</text:p>
          </table:table-cell>
          <table:table-cell office:value="318" office:value-type="float"/>
        </table:table-row>
        <table:table-row>
          <table:table-cell office:value="600" office:value-type="float"/>
          <table:table-cell office:value-type="string">
            <text:p>Asphalt</text:p>
          </table:table-cell>
          <table:table-cell office:value="170" office:value-type="float"/>
        </table:table-row>
        <table:table-row>
          <table:table-cell office:value="600" office:value-type="float"/>
          <table:table-cell office:value-type="string">
            <text:p>Concrete</text:p>
          </table:table-cell>
          <table:table-cell office:value="276" office:value-type="float"/>
        </table:table-row>
        <table:table-row>
          <table:table-cell office:value="600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601" office:value-type="float"/>
          <table:table-cell office:value-type="string">
            <text:p>Workdays</text:p>
          </table:table-cell>
          <table:table-cell office:value="3426" office:value-type="float"/>
        </table:table-row>
        <table:table-row>
          <table:table-cell office:value="601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601" office:value-type="float"/>
          <table:table-cell office:value-type="string">
            <text:p>Steel</text:p>
          </table:table-cell>
          <table:table-cell office:value="82" office:value-type="float"/>
        </table:table-row>
        <table:table-row>
          <table:table-cell office:value="601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01" office:value-type="float"/>
          <table:table-cell office:value-type="string">
            <text:p>Concrete</text:p>
          </table:table-cell>
          <table:table-cell office:value="300" office:value-type="float"/>
        </table:table-row>
        <table:table-row>
          <table:table-cell office:value="601" office:value-type="float"/>
          <table:table-cell office:value-type="string">
            <text:p>Bricks</text:p>
          </table:table-cell>
          <table:table-cell office:value="143" office:value-type="float"/>
        </table:table-row>
        <table:table-row>
          <table:table-cell office:value="601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1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602" office:value-type="float"/>
          <table:table-cell office:value-type="string">
            <text:p>Workdays</text:p>
          </table:table-cell>
          <table:table-cell office:value="1763" office:value-type="float"/>
        </table:table-row>
        <table:table-row>
          <table:table-cell office:value="602" office:value-type="float"/>
          <table:table-cell office:value-type="string">
            <text:p>Gravel</text:p>
          </table:table-cell>
          <table:table-cell office:value="43" office:value-type="float"/>
        </table:table-row>
        <table:table-row>
          <table:table-cell office:value="602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602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02" office:value-type="float"/>
          <table:table-cell office:value-type="string">
            <text:p>Concrete</text:p>
          </table:table-cell>
          <table:table-cell office:value="121" office:value-type="float"/>
        </table:table-row>
        <table:table-row>
          <table:table-cell office:value="602" office:value-type="float"/>
          <table:table-cell office:value-type="string">
            <text:p>Bricks</text:p>
          </table:table-cell>
          <table:table-cell office:value="35" office:value-type="float"/>
        </table:table-row>
        <table:table-row>
          <table:table-cell office:value="60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602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603" office:value-type="float"/>
          <table:table-cell office:value-type="string">
            <text:p>Workdays</text:p>
          </table:table-cell>
          <table:table-cell office:value="5124" office:value-type="float"/>
        </table:table-row>
        <table:table-row>
          <table:table-cell office:value="60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603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603" office:value-type="float"/>
          <table:table-cell office:value-type="string">
            <text:p>Asphalt</text:p>
          </table:table-cell>
          <table:table-cell office:value="70" office:value-type="float"/>
        </table:table-row>
        <table:table-row>
          <table:table-cell office:value="603" office:value-type="float"/>
          <table:table-cell office:value-type="string">
            <text:p>Concrete</text:p>
          </table:table-cell>
          <table:table-cell office:value="375" office:value-type="float"/>
        </table:table-row>
        <table:table-row>
          <table:table-cell office:value="603" office:value-type="float"/>
          <table:table-cell office:value-type="string">
            <text:p>Bricks</text:p>
          </table:table-cell>
          <table:table-cell office:value="142" office:value-type="float"/>
        </table:table-row>
        <table:table-row>
          <table:table-cell office:value="603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604" office:value-type="float"/>
          <table:table-cell office:value-type="string">
            <text:p>Workdays</text:p>
          </table:table-cell>
          <table:table-cell office:value="10488" office:value-type="float"/>
        </table:table-row>
        <table:table-row>
          <table:table-cell office:value="604" office:value-type="float"/>
          <table:table-cell office:value-type="string">
            <text:p>Gravel</text:p>
          </table:table-cell>
          <table:table-cell office:value="257" office:value-type="float"/>
        </table:table-row>
        <table:table-row>
          <table:table-cell office:value="604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604" office:value-type="float"/>
          <table:table-cell office:value-type="string">
            <text:p>Asphalt</text:p>
          </table:table-cell>
          <table:table-cell office:value="206" office:value-type="float"/>
        </table:table-row>
        <table:table-row>
          <table:table-cell office:value="604" office:value-type="float"/>
          <table:table-cell office:value-type="string">
            <text:p>Concrete</text:p>
          </table:table-cell>
          <table:table-cell office:value="334" office:value-type="float"/>
        </table:table-row>
        <table:table-row>
          <table:table-cell office:value="604" office:value-type="float"/>
          <table:table-cell office:value-type="string">
            <text:p>Prefab panels</text:p>
          </table:table-cell>
          <table:table-cell office:value="111" office:value-type="float"/>
        </table:table-row>
        <table:table-row>
          <table:table-cell office:value="604" office:value-type="float"/>
          <table:table-cell office:value-type="string">
            <text:p>Bricks</text:p>
          </table:table-cell>
          <table:table-cell office:value="267" office:value-type="float"/>
        </table:table-row>
        <table:table-row>
          <table:table-cell office:value="604" office:value-type="float"/>
          <table:table-cell office:value-type="string">
            <text:p>Boards</text:p>
          </table:table-cell>
          <table:table-cell office:value="89" office:value-type="float"/>
        </table:table-row>
        <table:table-row>
          <table:table-cell office:value="604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605" office:value-type="float"/>
          <table:table-cell office:value-type="string">
            <text:p>Workdays</text:p>
          </table:table-cell>
          <table:table-cell office:value="14668" office:value-type="float"/>
        </table:table-row>
        <table:table-row>
          <table:table-cell office:value="605" office:value-type="float"/>
          <table:table-cell office:value-type="string">
            <text:p>Gravel</text:p>
          </table:table-cell>
          <table:table-cell office:value="331" office:value-type="float"/>
        </table:table-row>
        <table:table-row>
          <table:table-cell office:value="605" office:value-type="float"/>
          <table:table-cell office:value-type="string">
            <text:p>Steel</text:p>
          </table:table-cell>
          <table:table-cell office:value="273" office:value-type="float"/>
        </table:table-row>
        <table:table-row>
          <table:table-cell office:value="605" office:value-type="float"/>
          <table:table-cell office:value-type="string">
            <text:p>Asphalt</text:p>
          </table:table-cell>
          <table:table-cell office:value="265" office:value-type="float"/>
        </table:table-row>
        <table:table-row>
          <table:table-cell office:value="605" office:value-type="float"/>
          <table:table-cell office:value-type="string">
            <text:p>Concrete</text:p>
          </table:table-cell>
          <table:table-cell office:value="431" office:value-type="float"/>
        </table:table-row>
        <table:table-row>
          <table:table-cell office:value="605" office:value-type="float"/>
          <table:table-cell office:value-type="string">
            <text:p>Prefab panels</text:p>
          </table:table-cell>
          <table:table-cell office:value="184" office:value-type="float"/>
        </table:table-row>
        <table:table-row>
          <table:table-cell office:value="605" office:value-type="float"/>
          <table:table-cell office:value-type="string">
            <text:p>Bricks</text:p>
          </table:table-cell>
          <table:table-cell office:value="441" office:value-type="float"/>
        </table:table-row>
        <table:table-row>
          <table:table-cell office:value="605" office:value-type="float"/>
          <table:table-cell office:value-type="string">
            <text:p>Boards</text:p>
          </table:table-cell>
          <table:table-cell office:value="147" office:value-type="float"/>
        </table:table-row>
        <table:table-row>
          <table:table-cell office:value="605" office:value-type="float"/>
          <table:table-cell office:value-type="string">
            <text:p>Mechanical components</text:p>
          </table:table-cell>
          <table:table-cell office:value="8.8" office:value-type="float"/>
        </table:table-row>
        <table:table-row>
          <table:table-cell office:value="606" office:value-type="float"/>
          <table:table-cell office:value-type="string">
            <text:p>Workdays</text:p>
          </table:table-cell>
          <table:table-cell office:value="8517" office:value-type="float"/>
        </table:table-row>
        <table:table-row>
          <table:table-cell office:value="606" office:value-type="float"/>
          <table:table-cell office:value-type="string">
            <text:p>Gravel</text:p>
          </table:table-cell>
          <table:table-cell office:value="241" office:value-type="float"/>
        </table:table-row>
        <table:table-row>
          <table:table-cell office:value="606" office:value-type="float"/>
          <table:table-cell office:value-type="string">
            <text:p>Steel</text:p>
          </table:table-cell>
          <table:table-cell office:value="206" office:value-type="float"/>
        </table:table-row>
        <table:table-row>
          <table:table-cell office:value="606" office:value-type="float"/>
          <table:table-cell office:value-type="string">
            <text:p>Asphalt</text:p>
          </table:table-cell>
          <table:table-cell office:value="192" office:value-type="float"/>
        </table:table-row>
        <table:table-row>
          <table:table-cell office:value="606" office:value-type="float"/>
          <table:table-cell office:value-type="string">
            <text:p>Concrete</text:p>
          </table:table-cell>
          <table:table-cell office:value="985" office:value-type="float"/>
        </table:table-row>
        <table:table-row>
          <table:table-cell office:value="606" office:value-type="float"/>
          <table:table-cell office:value-type="string">
            <text:p>Bricks</text:p>
          </table:table-cell>
          <table:table-cell office:value="98" office:value-type="float"/>
        </table:table-row>
        <table:table-row>
          <table:table-cell office:value="606" office:value-type="float"/>
          <table:table-cell office:value-type="string">
            <text:p>Boards</text:p>
          </table:table-cell>
          <table:table-cell office:value="32" office:value-type="float"/>
        </table:table-row>
        <table:table-row>
          <table:table-cell office:value="60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607" office:value-type="float"/>
          <table:table-cell office:value-type="string">
            <text:p>Workdays</text:p>
          </table:table-cell>
          <table:table-cell office:value="24899" office:value-type="float"/>
        </table:table-row>
        <table:table-row>
          <table:table-cell office:value="607" office:value-type="float"/>
          <table:table-cell office:value-type="string">
            <text:p>Gravel</text:p>
          </table:table-cell>
          <table:table-cell office:value="423" office:value-type="float"/>
        </table:table-row>
        <table:table-row>
          <table:table-cell office:value="607" office:value-type="float"/>
          <table:table-cell office:value-type="string">
            <text:p>Steel</text:p>
          </table:table-cell>
          <table:table-cell office:value="528" office:value-type="float"/>
        </table:table-row>
        <table:table-row>
          <table:table-cell office:value="607" office:value-type="float"/>
          <table:table-cell office:value-type="string">
            <text:p>Asphalt</text:p>
          </table:table-cell>
          <table:table-cell office:value="338" office:value-type="float"/>
        </table:table-row>
        <table:table-row>
          <table:table-cell office:value="607" office:value-type="float"/>
          <table:table-cell office:value-type="string">
            <text:p>Concrete</text:p>
          </table:table-cell>
          <table:table-cell office:value="550" office:value-type="float"/>
        </table:table-row>
        <table:table-row>
          <table:table-cell office:value="607" office:value-type="float"/>
          <table:table-cell office:value-type="string">
            <text:p>Prefab panels</text:p>
          </table:table-cell>
          <table:table-cell office:value="357" office:value-type="float"/>
        </table:table-row>
        <table:table-row>
          <table:table-cell office:value="607" office:value-type="float"/>
          <table:table-cell office:value-type="string">
            <text:p>Bricks</text:p>
          </table:table-cell>
          <table:table-cell office:value="857" office:value-type="float"/>
        </table:table-row>
        <table:table-row>
          <table:table-cell office:value="607" office:value-type="float"/>
          <table:table-cell office:value-type="string">
            <text:p>Boards</text:p>
          </table:table-cell>
          <table:table-cell office:value="285" office:value-type="float"/>
        </table:table-row>
        <table:table-row>
          <table:table-cell office:value="607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Workdays</text:p>
          </table:table-cell>
          <table:table-cell office:value="346" office:value-type="float"/>
        </table:table-row>
        <table:table-row>
          <table:table-cell office:value="608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Steel</text:p>
          </table:table-cell>
          <table:table-cell office:value="2.6" office:value-type="float"/>
        </table:table-row>
        <table:table-row>
          <table:table-cell office:value="608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608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Boards</text:p>
          </table:table-cell>
          <table:table-cell office:value="9.1" office:value-type="float"/>
        </table:table-row>
        <table:table-row>
          <table:table-cell office:value="609" office:value-type="float"/>
          <table:table-cell office:value-type="string">
            <text:p>Workdays</text:p>
          </table:table-cell>
          <table:table-cell office:value="654" office:value-type="float"/>
        </table:table-row>
        <table:table-row>
          <table:table-cell office:value="60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60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609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609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610" office:value-type="float"/>
          <table:table-cell office:value-type="string">
            <text:p>Workdays</text:p>
          </table:table-cell>
          <table:table-cell office:value="912" office:value-type="float"/>
        </table:table-row>
        <table:table-row>
          <table:table-cell office:value="610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610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610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10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6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610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611" office:value-type="float"/>
          <table:table-cell office:value-type="string">
            <text:p>Workdays</text:p>
          </table:table-cell>
          <table:table-cell office:value="181" office:value-type="float"/>
        </table:table-row>
        <table:table-row>
          <table:table-cell office:value="611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61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61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61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611" office:value-type="float"/>
          <table:table-cell office:value-type="string">
            <text:p>Bricks</text:p>
          </table:table-cell>
          <table:table-cell office:value="5.9" office:value-type="float"/>
        </table:table-row>
        <table:table-row>
          <table:table-cell office:value="611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612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612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612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612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1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12" office:value-type="float"/>
          <table:table-cell office:value-type="string">
            <text:p>Bricks</text:p>
          </table:table-cell>
          <table:table-cell office:value="9.4" office:value-type="float"/>
        </table:table-row>
        <table:table-row>
          <table:table-cell office:value="612" office:value-type="float"/>
          <table:table-cell office:value-type="string">
            <text:p>Boards</text:p>
          </table:table-cell>
          <table:table-cell office:value="6.5" office:value-type="float"/>
        </table:table-row>
        <table:table-row>
          <table:table-cell office:value="613" office:value-type="float"/>
          <table:table-cell office:value-type="string">
            <text:p>Workdays</text:p>
          </table:table-cell>
          <table:table-cell office:value="1910" office:value-type="float"/>
        </table:table-row>
        <table:table-row>
          <table:table-cell office:value="613" office:value-type="float"/>
          <table:table-cell office:value-type="string">
            <text:p>Gravel</text:p>
          </table:table-cell>
          <table:table-cell office:value="42" office:value-type="float"/>
        </table:table-row>
        <table:table-row>
          <table:table-cell office:value="613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613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13" office:value-type="float"/>
          <table:table-cell office:value-type="string">
            <text:p>Concrete</text:p>
          </table:table-cell>
          <table:table-cell office:value="55" office:value-type="float"/>
        </table:table-row>
        <table:table-row>
          <table:table-cell office:value="613" office:value-type="float"/>
          <table:table-cell office:value-type="string">
            <text:p>Bricks</text:p>
          </table:table-cell>
          <table:table-cell office:value="90" office:value-type="float"/>
        </table:table-row>
        <table:table-row>
          <table:table-cell office:value="613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614" office:value-type="float"/>
          <table:table-cell office:value-type="string">
            <text:p>Workdays</text:p>
          </table:table-cell>
          <table:table-cell office:value="4364" office:value-type="float"/>
        </table:table-row>
        <table:table-row>
          <table:table-cell office:value="614" office:value-type="float"/>
          <table:table-cell office:value-type="string">
            <text:p>Gravel</text:p>
          </table:table-cell>
          <table:table-cell office:value="118" office:value-type="float"/>
        </table:table-row>
        <table:table-row>
          <table:table-cell office:value="614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614" office:value-type="float"/>
          <table:table-cell office:value-type="string">
            <text:p>Asphalt</text:p>
          </table:table-cell>
          <table:table-cell office:value="94" office:value-type="float"/>
        </table:table-row>
        <table:table-row>
          <table:table-cell office:value="614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614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614" office:value-type="float"/>
          <table:table-cell office:value-type="string">
            <text:p>Boards</text:p>
          </table:table-cell>
          <table:table-cell office:value="85" office:value-type="float"/>
        </table:table-row>
        <table:table-row>
          <table:table-cell office:value="615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61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5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61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5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5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5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6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61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6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61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6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6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6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7" office:value-type="float"/>
          <table:table-cell office:value-type="string">
            <text:p>Workdays</text:p>
          </table:table-cell>
          <table:table-cell office:value="1165" office:value-type="float"/>
        </table:table-row>
        <table:table-row>
          <table:table-cell office:value="617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6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6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617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617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617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618" office:value-type="float"/>
          <table:table-cell office:value-type="string">
            <text:p>Workdays</text:p>
          </table:table-cell>
          <table:table-cell office:value="2715" office:value-type="float"/>
        </table:table-row>
        <table:table-row>
          <table:table-cell office:value="618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61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618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618" office:value-type="float"/>
          <table:table-cell office:value-type="string">
            <text:p>Concrete</text:p>
          </table:table-cell>
          <table:table-cell office:value="248" office:value-type="float"/>
        </table:table-row>
        <table:table-row>
          <table:table-cell office:value="618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61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618" office:value-type="float"/>
          <table:table-cell office:value-type="string">
            <text:p>Mechanical components</text:p>
          </table:table-cell>
          <table:table-cell office:value="3.7" office:value-type="float"/>
        </table:table-row>
      </table:table>
      <table:table table:name="building_constructed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name</text:p>
          </table:table-cell>
          <table:table-cell office:value-type="string">
            <text:p>constructed_types</text:p>
          </table:table-cell>
          <table:table-cell office:value-type="string">
            <text:p>is_vanilla</text:p>
          </table:table-cell>
          <table:table-cell office:value-type="string">
            <text:p>cost_function</text:p>
          </table:table-cell>
          <table:table-cell office:value-type="string">
            <text:p>unit of measure</text:p>
          </table:table-cell>
          <table:table-cell office:value-type="string">
            <text:p>smallest unit</text:p>
          </table:table-cell>
        </table:table-row>
        <table:table-row>
          <table:table-cell office:value="1" office:value-type="float"/>
          <table:table-cell office:value-type="string">
            <text:p>Tram Rail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" office:value-type="float"/>
          <table:table-cell office:value-type="string">
            <text:p>Road With Tram Track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3" office:value-type="float"/>
          <table:table-cell office:value-type="string">
            <text:p>Tram Track (No Access For Pedestrians And Cars)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4" office:value-type="float"/>
          <table:table-cell office:value-type="string">
            <text:p>One-Way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5" office:value-type="float"/>
          <table:table-cell office:value-type="string">
            <text:p>Asphalt Road With Street Lights And Sidewalk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6" office:value-type="float"/>
          <table:table-cell office:value-type="string">
            <text:p>Pan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Trolleybu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Asphalt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9" office:value-type="float"/>
          <table:table-cell office:value-type="string">
            <text:p>Grav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0" office:value-type="float"/>
          <table:table-cell office:value-type="string">
            <text:p>Arch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1" office:value-type="float"/>
          <table:table-cell office:value-type="string">
            <text:p>Beam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2" office:value-type="float"/>
          <table:table-cell office:value-type="string">
            <text:p>Prefab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3" office:value-type="float"/>
          <table:table-cell office:value-type="string">
            <text:p>Concrete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4" office:value-type="float"/>
          <table:table-cell office:value-type="string">
            <text:p>Brick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" office:value-type="float"/>
          <table:table-cell office:value-type="string">
            <text:p>Beam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6" office:value-type="float"/>
          <table:table-cell office:value-type="string">
            <text:p>Steel/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7" office:value-type="float"/>
          <table:table-cell office:value-type="string">
            <text:p>Prefab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8" office:value-type="float"/>
          <table:table-cell office:value-type="string">
            <text:p>Concrete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9" office:value-type="float"/>
          <table:table-cell office:value-type="string">
            <text:p>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0" office:value-type="float"/>
          <table:table-cell office:value-type="string">
            <text:p>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1" office:value-type="float"/>
          <table:table-cell office:value-type="string">
            <text:p>Truss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Tied 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3" office:value-type="float"/>
          <table:table-cell office:value-type="string">
            <text:p>Beam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" office:value-type="float"/>
          <table:table-cell office:value-type="string">
            <text:p>Arch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" office:value-type="float"/>
          <table:table-cell office:value-type="string">
            <text:p>Concrete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6" office:value-type="float"/>
          <table:table-cell office:value-type="string">
            <text:p>Steel/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" office:value-type="float"/>
          <table:table-cell office:value-type="string">
            <text:p>Wooden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" office:value-type="float"/>
          <table:table-cell office:value-type="string">
            <text:p>Prefab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" office:value-type="float"/>
          <table:table-cell office:value-type="string">
            <text:p>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Road Tunnel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1" office:value-type="float"/>
          <table:table-cell office:value-type="string">
            <text:p>Road Tunnel With Tram Track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" office:value-type="float"/>
          <table:table-cell office:value-type="string">
            <text:p>Tram Depot 8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" office:value-type="float"/>
          <table:table-cell office:value-type="string">
            <text:p>Trolleybus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" office:value-type="float"/>
          <table:table-cell office:value-type="string">
            <text:p>Tram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Trolleybu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" office:value-type="float"/>
          <table:table-cell office:value-type="string">
            <text:p>Tram Depot 4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" office:value-type="float"/>
          <table:table-cell office:value-type="string">
            <text:p>Vehicle Repair Station (Small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Vehicle Repair Station (Medium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" office:value-type="float"/>
          <table:table-cell office:value-type="string">
            <text:p>Vehicle Repair Station (Large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Tram Stop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Tram Stop (Larger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" office:value-type="float"/>
          <table:table-cell office:value-type="string">
            <text:p>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Trolley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" office:value-type="float"/>
          <table:table-cell office:value-type="string">
            <text:p>Bus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" office:value-type="float"/>
          <table:table-cell office:value-type="string">
            <text:p>Bus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" office:value-type="float"/>
          <table:table-cell office:value-type="string">
            <text:p>Small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" office:value-type="float"/>
          <table:table-cell office:value-type="string">
            <text:p>Medium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" office:value-type="float"/>
          <table:table-cell office:value-type="string">
            <text:p>Big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Small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3" office:value-type="float"/>
          <table:table-cell office:value-type="string">
            <text:p>Medium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4" office:value-type="float"/>
          <table:table-cell office:value-type="string">
            <text:p>Large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5" office:value-type="float"/>
          <table:table-cell office:value-type="string">
            <text:p>Car Deal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6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7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8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9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1" office:value-type="float"/>
          <table:table-cell office:value-type="string">
            <text:p>Truck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2" office:value-type="float"/>
          <table:table-cell office:value-type="string">
            <text:p>Truck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3" office:value-type="float"/>
          <table:table-cell office:value-type="string">
            <text:p>Road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4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6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8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9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0" office:value-type="float"/>
          <table:table-cell office:value-type="string">
            <text:p>Trolleybus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1" office:value-type="float"/>
          <table:table-cell office:value-type="string">
            <text:p>Tram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2" office:value-type="float"/>
          <table:table-cell office:value-type="string">
            <text:p>Electrifi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Metro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4" office:value-type="float"/>
          <table:table-cell office:value-type="string">
            <text:p>Concrete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5" office:value-type="float"/>
          <table:table-cell office:value-type="string">
            <text:p>Wood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6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7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8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9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0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1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2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3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4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5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6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7" office:value-type="float"/>
          <table:table-cell office:value-type="string">
            <text:p>Railway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8" office:value-type="float"/>
          <table:table-cell office:value-type="string">
            <text:p>Metro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9" office:value-type="float"/>
          <table:table-cell office:value-type="string">
            <text:p>Metro Ground-Level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0" office:value-type="float"/>
          <table:table-cell office:value-type="string">
            <text:p>Railway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1" office:value-type="float"/>
          <table:table-cell office:value-type="string">
            <text:p>Metro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2" office:value-type="float"/>
          <table:table-cell office:value-type="string">
            <text:p>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3" office:value-type="float"/>
          <table:table-cell office:value-type="string">
            <text:p>Long 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4" office:value-type="float"/>
          <table:table-cell office:value-type="string">
            <text:p>Metro Ground-Level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Metro Ground-Level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6" office:value-type="float"/>
          <table:table-cell office:value-type="string">
            <text:p>Large Train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7" office:value-type="float"/>
          <table:table-cell office:value-type="string">
            <text:p>Train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8" office:value-type="float"/>
          <table:table-cell office:value-type="string">
            <text:p>Train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9" office:value-type="float"/>
          <table:table-cell office:value-type="string">
            <text:p>Metro Station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0" office:value-type="float"/>
          <table:table-cell office:value-type="string">
            <text:p>Metro Platform Without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1" office:value-type="float"/>
          <table:table-cell office:value-type="string">
            <text:p>Metro Above-Ground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2" office:value-type="float"/>
          <table:table-cell office:value-type="string">
            <text:p>Metro Above-Ground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3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4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5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6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7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8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9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1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2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3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4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5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6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7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8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9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0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1" office:value-type="float"/>
          <table:table-cell office:value-type="string">
            <text:p>Railway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2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3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4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5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Railway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7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8" office:value-type="float"/>
          <table:table-cell office:value-type="string">
            <text:p>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39" office:value-type="float"/>
          <table:table-cell office:value-type="string">
            <text:p>Asphalt 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Asphalt Footpath With Lamp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Pedestrian Overpass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2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3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Pedestrian Overpass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5" office:value-type="float"/>
          <table:table-cell office:value-type="string">
            <text:p>Pedestrian Bridge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6" office:value-type="float"/>
          <table:table-cell office:value-type="string">
            <text:p>Pedestrian Bridge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7" office:value-type="float"/>
          <table:table-cell office:value-type="string">
            <text:p>Pedestrian Underpas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8" office:value-type="float"/>
          <table:table-cell office:value-type="string">
            <text:p>Pedestrian Metro Entrance (Stai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9" office:value-type="float"/>
          <table:table-cell office:value-type="string">
            <text:p>Pedestrian Metro Entrance (Escalato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0" office:value-type="float"/>
          <table:table-cell office:value-type="string">
            <text:p>Pedestrian Tunnel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1" office:value-type="float"/>
          <table:table-cell office:value-type="string">
            <text:p>Ship Dock (Small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2" office:value-type="float"/>
          <table:table-cell office:value-type="string">
            <text:p>Ship Dock (Medium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3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4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5" office:value-type="float"/>
          <table:table-cell office:value-type="string">
            <text:p>Passenger Harbor (Medium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6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7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8" office:value-type="float"/>
          <table:table-cell office:value-type="string">
            <text:p>Cargo Harbor (Medium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0" office:value-type="float"/>
          <table:table-cell office:value-type="string">
            <text:p>Pumping Harbor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1" office:value-type="float"/>
          <table:table-cell office:value-type="string">
            <text:p>Harbor For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2" office:value-type="float"/>
          <table:table-cell office:value-type="string">
            <text:p>Harbor For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3" office:value-type="float"/>
          <table:table-cell office:value-type="string">
            <text:p>Harbor For Containers And Vehicles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4" office:value-type="float"/>
          <table:table-cell office:value-type="string">
            <text:p>Taxi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20" office:value-type="float"/>
        </table:table-row>
        <table:table-row>
          <table:table-cell office:value="165" office:value-type="float"/>
          <table:table-cell office:value-type="string">
            <text:p>Run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40" office:value-type="float"/>
        </table:table-row>
        <table:table-row>
          <table:table-cell office:value="166" office:value-type="float"/>
          <table:table-cell office:value-type="string">
            <text:p>3X 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Airplane Parking 75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8" office:value-type="float"/>
          <table:table-cell office:value-type="string">
            <text:p>Airplane Parking 3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9" office:value-type="float"/>
          <table:table-cell office:value-type="string">
            <text:p>Airplane Parking 4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0" office:value-type="float"/>
          <table:table-cell office:value-type="string">
            <text:p>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1" office:value-type="float"/>
          <table:table-cell office:value-type="string">
            <text:p>Heliport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2" office:value-type="float"/>
          <table:table-cell office:value-type="string">
            <text:p>Heliport 3X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3" office:value-type="float"/>
          <table:table-cell office:value-type="string">
            <text:p>Control Tower</text:p>
          </table:table-cell>
          <table:table-cell office:value-type="string">
            <text:p>Control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4" office:value-type="float"/>
          <table:table-cell office:value-type="string">
            <text:p>Airport 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7" office:value-type="float"/>
          <table:table-cell office:value-type="string">
            <text:p>Heliport Passenger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8" office:value-type="float"/>
          <table:table-cell office:value-type="string">
            <text:p>Air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9" office:value-type="float"/>
          <table:table-cell office:value-type="string">
            <text:p>Heli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0" office:value-type="float"/>
          <table:table-cell office:value-type="string">
            <text:p>Heliport Cargo Terminal 3X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1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2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3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4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5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6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7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8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9" office:value-type="float"/>
          <table:table-cell office:value-type="string">
            <text:p>Small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0" office:value-type="float"/>
          <table:table-cell office:value-type="string">
            <text:p>Big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1" office:value-type="float"/>
          <table:table-cell office:value-type="string">
            <text:p>Cableway Aggregate 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2" office:value-type="float"/>
          <table:table-cell office:value-type="string">
            <text:p>Cableway Aggregate 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3" office:value-type="float"/>
          <table:table-cell office:value-type="string">
            <text:p>Cableway Aggregate Un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4" office:value-type="float"/>
          <table:table-cell office:value-type="string">
            <text:p>Cableway Aggregate Un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5" office:value-type="float"/>
          <table:table-cell office:value-type="string">
            <text:p>Factory Connection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196" office:value-type="float"/>
          <table:table-cell office:value-type="string">
            <text:p>Factory Connection Crossing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7" office:value-type="float"/>
          <table:table-cell office:value-type="string">
            <text:p>Forklift Garage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8" office:value-type="float"/>
          <table:table-cell office:value-type="string">
            <text:p>Small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Medium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0" office:value-type="float"/>
          <table:table-cell office:value-type="string">
            <text:p>Train Distribution Office</text:p>
          </table:table-cell>
          <table:table-cell office:value-type="string">
            <text:p>Train Distribution Serv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1" office:value-type="float"/>
          <table:table-cell office:value-type="string">
            <text:p>Container-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2" office:value-type="float"/>
          <table:table-cell office:value-type="string">
            <text:p>Container-Un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3" office:value-type="float"/>
          <table:table-cell office:value-type="string">
            <text:p>Open Storag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4" office:value-type="float"/>
          <table:table-cell office:value-type="string">
            <text:p>Open Storage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5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6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7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8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9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0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1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2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3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4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6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7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8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9" office:value-type="float"/>
          <table:table-cell office:value-type="string">
            <text:p>Space For Vehicles/Containers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0" office:value-type="float"/>
          <table:table-cell office:value-type="string">
            <text:p>Space For Vehicles/Containers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1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3" office:value-type="float"/>
          <table:table-cell office:value-type="string">
            <text:p>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4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5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6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7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8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0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1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2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3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4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5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6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7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8" office:value-type="float"/>
          <table:table-cell office:value-type="string">
            <text:p>Small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9" office:value-type="float"/>
          <table:table-cell office:value-type="string">
            <text:p>Large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1" office:value-type="float"/>
          <table:table-cell office:value-type="string">
            <text:p>Pip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2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3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4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5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6" office:value-type="float"/>
          <table:table-cell office:value-type="string">
            <text:p>Foreign Pipelin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7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8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9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0" office:value-type="float"/>
          <table:table-cell office:value-type="string">
            <text:p>Dry Bulk 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1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2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3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4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7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8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0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2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3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4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5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6" office:value-type="float"/>
          <table:table-cell office:value-type="string">
            <text:p>Cement Silo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7" office:value-type="float"/>
          <table:table-cell office:value-type="string">
            <text:p>Coal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8" office:value-type="float"/>
          <table:table-cell office:value-type="string">
            <text:p>Gas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9" office:value-type="float"/>
          <table:table-cell office:value-type="string">
            <text:p>Sol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0" office:value-type="float"/>
          <table:table-cell office:value-type="string">
            <text:p>Small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Big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2" office:value-type="float"/>
          <table:table-cell office:value-type="string">
            <text:p>Single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3" office:value-type="float"/>
          <table:table-cell office:value-type="string">
            <text:p>Twin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4" office:value-type="float"/>
          <table:table-cell office:value-type="string">
            <text:p>Cooling Tower</text:p>
          </table:table-cell>
          <table:table-cell office:value-type="string">
            <text:p>Cooling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5" office:value-type="float"/>
          <table:table-cell office:value-type="string">
            <text:p>Cooling Pipe Connection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76" office:value-type="float"/>
          <table:table-cell office:value-type="string">
            <text:p>Medium-Voltage Wires Wattage:1.2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7" office:value-type="float"/>
          <table:table-cell office:value-type="string">
            <text:p>Medium-Voltage Wires Wattage:1.5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8" office:value-type="float"/>
          <table:table-cell office:value-type="string">
            <text:p>Medium-Voltage Wires Wattage:2.3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9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0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Medium-Voltage Wires Wattage:1.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2" office:value-type="float"/>
          <table:table-cell office:value-type="string">
            <text:p>Medium-Voltage Wires Wattage:1.8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3" office:value-type="float"/>
          <table:table-cell office:value-type="string">
            <text:p>Medium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4" office:value-type="float"/>
          <table:table-cell office:value-type="string">
            <text:p>Medium-Voltage Switch 5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5" office:value-type="float"/>
          <table:table-cell office:value-type="string">
            <text:p>Medium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6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7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8" office:value-type="float"/>
          <table:table-cell office:value-type="string">
            <text:p>High-Voltage Wires Wattage:1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9" office:value-type="float"/>
          <table:table-cell office:value-type="string">
            <text:p>High-Voltage Wires Wattage:1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0" office:value-type="float"/>
          <table:table-cell office:value-type="string">
            <text:p>High-Voltage Wires Wattage:13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1" office:value-type="float"/>
          <table:table-cell office:value-type="string">
            <text:p>High-Voltage Wires Wattage: 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2" office:value-type="float"/>
          <table:table-cell office:value-type="string">
            <text:p>High-Voltage Wires Wattage: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3" office:value-type="float"/>
          <table:table-cell office:value-type="string">
            <text:p>High-Voltage Wires Wattage: 6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4" office:value-type="float"/>
          <table:table-cell office:value-type="string">
            <text:p>High-Voltage Wires Wattage:1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5" office:value-type="float"/>
          <table:table-cell office:value-type="string">
            <text:p>High-Voltage Wires Wattage: 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6" office:value-type="float"/>
          <table:table-cell office:value-type="string">
            <text:p>High-Voltage Wires Wattage: 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7" office:value-type="float"/>
          <table:table-cell office:value-type="string">
            <text:p>High-Voltage Wires Wattage: 7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8" office:value-type="float"/>
          <table:table-cell office:value-type="string">
            <text:p>High-Voltage Wires Wattage: 12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9" office:value-type="float"/>
          <table:table-cell office:value-type="string">
            <text:p>High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0" office:value-type="float"/>
          <table:table-cell office:value-type="string">
            <text:p>High-Voltage Switch 6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1" office:value-type="float"/>
          <table:table-cell office:value-type="string">
            <text:p>High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2" office:value-type="float"/>
          <table:table-cell office:value-type="string">
            <text:p>Power Transformer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3" office:value-type="float"/>
          <table:table-cell office:value-type="string">
            <text:p>Small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4" office:value-type="float"/>
          <table:table-cell office:value-type="string">
            <text:p>Medium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5" office:value-type="float"/>
          <table:table-cell office:value-type="string">
            <text:p>Big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6" office:value-type="float"/>
          <table:table-cell office:value-type="string">
            <text:p>Water Substation</text:p>
          </table:table-cell>
          <table:table-cell office:value-type="string">
            <text:p>Wat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7" office:value-type="float"/>
          <table:table-cell office:value-type="string">
            <text:p>Small 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8" office:value-type="float"/>
          <table:table-cell office:value-type="string">
            <text:p>Big-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Underground Water Reservoi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0" office:value-type="float"/>
          <table:table-cell office:value-type="string">
            <text:p>Small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1" office:value-type="float"/>
          <table:table-cell office:value-type="string">
            <text:p>Big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Small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3" office:value-type="float"/>
          <table:table-cell office:value-type="string">
            <text:p>Big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4" office:value-type="float"/>
          <table:table-cell office:value-type="string">
            <text:p>Surface Water Intake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Water Treatment (Small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6" office:value-type="float"/>
          <table:table-cell office:value-type="string">
            <text:p>Water Treatment (Big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7" office:value-type="float"/>
          <table:table-cell office:value-type="string">
            <text:p>Water Loading/Unloading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8" office:value-type="float"/>
          <table:table-cell office:value-type="string">
            <text:p>Water Switch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9" office:value-type="float"/>
          <table:table-cell office:value-type="string">
            <text:p>Small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0" office:value-type="float"/>
          <table:table-cell office:value-type="string">
            <text:p>Medium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1" office:value-type="float"/>
          <table:table-cell office:value-type="string">
            <text:p>Big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2" office:value-type="float"/>
          <table:table-cell office:value-type="string">
            <text:p>Sewage Tank</text:p>
          </table:table-cell>
          <table:table-cell office:value-type="string">
            <text:p>Sewage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3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4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5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6" office:value-type="float"/>
          <table:table-cell office:value-type="string">
            <text:p>Sewage Switch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7" office:value-type="float"/>
          <table:table-cell office:value-type="string">
            <text:p>Sewage Discharge</text:p>
          </table:table-cell>
          <table:table-cell office:value-type="string">
            <text:p>Sewage Dischar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8" office:value-type="float"/>
          <table:table-cell office:value-type="string">
            <text:p>Sewage Treatment (Small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9" office:value-type="float"/>
          <table:table-cell office:value-type="string">
            <text:p>Sewage Treatment (Big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0" office:value-type="float"/>
          <table:table-cell office:value-type="string">
            <text:p>Sewage Loading/Unloading Station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1" office:value-type="float"/>
          <table:table-cell office:value-type="string">
            <text:p>Small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2" office:value-type="float"/>
          <table:table-cell office:value-type="string">
            <text:p>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3" office:value-type="float"/>
          <table:table-cell office:value-type="string">
            <text:p>Heating Pipe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4" office:value-type="float"/>
          <table:table-cell office:value-type="string">
            <text:p>Heating Pipe Underground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5" office:value-type="float"/>
          <table:table-cell office:value-type="string">
            <text:p>Heating Pipe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6" office:value-type="float"/>
          <table:table-cell office:value-type="string">
            <text:p>Heating Pipe Underground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7" office:value-type="float"/>
          <table:table-cell office:value-type="string">
            <text:p>Small 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8" office:value-type="float"/>
          <table:table-cell office:value-type="string">
            <text:p>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9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0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1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2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3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4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5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6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7" office:value-type="float"/>
          <table:table-cell office:value-type="string">
            <text:p>Stand For Big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8" office:value-type="float"/>
          <table:table-cell office:value-type="string">
            <text:p>Stand For Big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9" office:value-type="float"/>
          <table:table-cell office:value-type="string">
            <text:p>General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0" office:value-type="float"/>
          <table:table-cell office:value-type="string">
            <text:p>Scrap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1" office:value-type="float"/>
          <table:table-cell office:value-type="string">
            <text:p>Aluminum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2" office:value-type="float"/>
          <table:table-cell office:value-type="string">
            <text:p>Grav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3" office:value-type="float"/>
          <table:table-cell office:value-type="string">
            <text:p>Plastic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4" office:value-type="float"/>
          <table:table-cell office:value-type="string">
            <text:p>Ste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5" office:value-type="float"/>
          <table:table-cell office:value-type="string">
            <text:p>Aluminum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6" office:value-type="float"/>
          <table:table-cell office:value-type="string">
            <text:p>Waste Treat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7" office:value-type="float"/>
          <table:table-cell office:value-type="string">
            <text:p>Incinerator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8" office:value-type="float"/>
          <table:table-cell office:value-type="string">
            <text:p>Incinerator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9" office:value-type="float"/>
          <table:table-cell office:value-type="string">
            <text:p>Incinerator -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0" office:value-type="float"/>
          <table:table-cell office:value-type="string">
            <text:p>Incinerator -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1" office:value-type="float"/>
          <table:table-cell office:value-type="string">
            <text:p>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2" office:value-type="float"/>
          <table:table-cell office:value-type="string">
            <text:p>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3" office:value-type="float"/>
          <table:table-cell office:value-type="string">
            <text:p>Ship-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4" office:value-type="float"/>
          <table:table-cell office:value-type="string">
            <text:p>Ship-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5" office:value-type="float"/>
          <table:table-cell office:value-type="string">
            <text:p>Dump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6" office:value-type="float"/>
          <table:table-cell office:value-type="string">
            <text:p>Dump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7" office:value-type="float"/>
          <table:table-cell office:value-type="string">
            <text:p>Dump With Claw Machin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8" office:value-type="float"/>
          <table:table-cell office:value-type="string">
            <text:p>Dump With Claw Machine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9" office:value-type="float"/>
          <table:table-cell office:value-type="string">
            <text:p>Dump With Claw Machine (Railway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0" office:value-type="float"/>
          <table:table-cell office:value-type="string">
            <text:p>Transfer For Big Garbage Containers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1" office:value-type="float"/>
          <table:table-cell office:value-type="string">
            <text:p>Transfer For Big Garbage Containers (Large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2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7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8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1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2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3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5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6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7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9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0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0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1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2" office:value-type="float"/>
          <table:table-cell office:value-type="string">
            <text:p>Flats - Prefab (Type 464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7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8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5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6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2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1" office:value-type="float"/>
          <table:table-cell office:value-type="string">
            <text:p>Grocery Store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Grocery Kiosk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3" office:value-type="float"/>
          <table:table-cell office:value-type="string">
            <text:p>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4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5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6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7" office:value-type="float"/>
          <table:table-cell office:value-type="string">
            <text:p>Small Shop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8" office:value-type="float"/>
          <table:table-cell office:value-type="string">
            <text:p>"Panorama" Restaurant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9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0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1" office:value-type="float"/>
          <table:table-cell office:value-type="string">
            <text:p>Alcohol Kiosk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2" office:value-type="float"/>
          <table:table-cell office:value-type="string">
            <text:p>Cinema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3" office:value-type="float"/>
          <table:table-cell office:value-type="string">
            <text:p>Amphitheatre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4" office:value-type="float"/>
          <table:table-cell office:value-type="string">
            <text:p>House Of Culture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5" office:value-type="float"/>
          <table:table-cell office:value-type="string">
            <text:p>Pyramid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6" office:value-type="float"/>
          <table:table-cell office:value-type="string">
            <text:p>National Uprising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7" office:value-type="float"/>
          <table:table-cell office:value-type="string">
            <text:p>"The Palace Of Communism" (Museum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8" office:value-type="float"/>
          <table:table-cell office:value-type="string">
            <text:p>Gallery Of Art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9" office:value-type="float"/>
          <table:table-cell office:value-type="string">
            <text:p>Republic Theat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0" office:value-type="float"/>
          <table:table-cell office:value-type="string">
            <text:p>Museum Of The Republic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1" office:value-type="float"/>
          <table:table-cell office:value-type="string">
            <text:p>Televsion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2" office:value-type="float"/>
          <table:table-cell office:value-type="string">
            <text:p>Radio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3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4" office:value-type="float"/>
          <table:table-cell office:value-type="string">
            <text:p>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5" office:value-type="float"/>
          <table:table-cell office:value-type="string">
            <text:p>City Stadium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6" office:value-type="float"/>
          <table:table-cell office:value-type="string">
            <text:p>Outdoor Swimming Poo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7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8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9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0" office:value-type="float"/>
          <table:table-cell office:value-type="string">
            <text:p>Tennis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1" office:value-type="float"/>
          <table:table-cell office:value-type="string">
            <text:p>Beach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2" office:value-type="float"/>
          <table:table-cell office:value-type="string">
            <text:p>Indoor Po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3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4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5" office:value-type="float"/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6" office:value-type="float"/>
          <table:table-cell office:value-type="string">
            <text:p>Large 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7" office:value-type="float"/>
          <table:table-cell office:value-type="string">
            <text:p>Small Clinic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8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9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0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1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2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3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4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5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6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7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8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9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0" office:value-type="float"/>
          <table:table-cell office:value-type="string">
            <text:p>Med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1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2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3" office:value-type="float"/>
          <table:table-cell office:value-type="string">
            <text:p>Headquarters Of The Communist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4" office:value-type="float"/>
          <table:table-cell office:value-type="string">
            <text:p>Small Headquarters Of The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5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6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7" office:value-type="float"/>
          <table:table-cell office:value-type="string">
            <text:p>Police Station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8" office:value-type="float"/>
          <table:table-cell office:value-type="string">
            <text:p>Police Station (Small)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9" office:value-type="float"/>
          <table:table-cell office:value-type="string">
            <text:p>Court House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0" office:value-type="float"/>
          <table:table-cell office:value-type="string">
            <text:p>Court House (Small)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1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2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3" office:value-type="float"/>
          <table:table-cell office:value-type="string">
            <text:p>Secret Police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4" office:value-type="float"/>
          <table:table-cell office:value-type="string">
            <text:p>Secret Police (Small)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5" office:value-type="float"/>
          <table:table-cell office:value-type="string">
            <text:p>City Accounting Office</text:p>
          </table:table-cell>
          <table:table-cell office:value-type="string">
            <text:p>City Ha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6" office:value-type="float"/>
          <table:table-cell office:value-type="string">
            <text:p>Pollution Monitoring Station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7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8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9" office:value-type="float"/>
          <table:table-cell office:value-type="string">
            <text:p>Mountain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0" office:value-type="float"/>
          <table:table-cell office:value-type="string">
            <text:p>Hotel (3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1" office:value-type="float"/>
          <table:table-cell office:value-type="string">
            <text:p>City Hotel**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2" office:value-type="float"/>
          <table:table-cell office:value-type="string">
            <text:p>Hotel (4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"Surpris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4" office:value-type="float"/>
          <table:table-cell office:value-type="string">
            <text:p>"Autodrom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5" office:value-type="float"/>
          <table:table-cell office:value-type="string">
            <text:p>Ferris Wheel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6" office:value-type="float"/>
          <table:table-cell office:value-type="string">
            <text:p>"Chamomil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7" office:value-type="float"/>
          <table:table-cell office:value-type="string">
            <text:p>Beach Cafe/Ba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8" office:value-type="float"/>
          <table:table-cell office:value-type="string">
            <text:p>"The View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9" office:value-type="float"/>
          <table:table-cell office:value-type="string">
            <text:p>"Delicije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0" office:value-type="float"/>
          <table:table-cell office:value-type="string">
            <text:p>Sight Tow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1" office:value-type="float"/>
          <table:table-cell office:value-type="string">
            <text:p>Sight Tower 2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2" office:value-type="float"/>
          <table:table-cell office:value-type="string">
            <text:p>Zoo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3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4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5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6" office:value-type="float"/>
          <table:table-cell office:value-type="string">
            <text:p>Rectangular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7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8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9" office:value-type="float"/>
          <table:table-cell office:value-type="string">
            <text:p>Small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0" office:value-type="float"/>
          <table:table-cell office:value-type="string">
            <text:p>Medium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1" office:value-type="float"/>
          <table:table-cell office:value-type="string">
            <text:p>Big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2" office:value-type="float"/>
          <table:table-cell office:value-type="string">
            <text:p>Lenin's Statue In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3" office:value-type="float"/>
          <table:table-cell office:value-type="string">
            <text:p>Enternal Flame Obelisk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4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5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6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7" office:value-type="float"/>
          <table:table-cell office:value-type="string">
            <text:p>Soviet Emblem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8" office:value-type="float"/>
          <table:table-cell office:value-type="string">
            <text:p>Soviet Symbol In Concrete And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9" office:value-type="float"/>
          <table:table-cell office:value-type="string">
            <text:p>Soviet Symbol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0" office:value-type="float"/>
          <table:table-cell office:value-type="string">
            <text:p>Red Star Monument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1" office:value-type="float"/>
          <table:table-cell office:value-type="string">
            <text:p>Lenin'S Statue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2" office:value-type="float"/>
          <table:table-cell office:value-type="string">
            <text:p>Plan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3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4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5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6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7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8" office:value-type="float"/>
          <table:table-cell office:value-type="string">
            <text:p>Bric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9" office:value-type="float"/>
          <table:table-cell office:value-type="string">
            <text:p>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0" office:value-type="float"/>
          <table:table-cell office:value-type="string">
            <text:p>Mauer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1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2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3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4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5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6" office:value-type="float"/>
          <table:table-cell office:value-type="string">
            <text:p>Railway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7" office:value-type="float"/>
          <table:table-cell office:value-type="string">
            <text:p>Park Gate With Vases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8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9" office:value-type="float"/>
          <table:table-cell office:value-type="string">
            <text:p>Small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0" office:value-type="float"/>
          <table:table-cell office:value-type="string">
            <text:p>Medium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1" office:value-type="float"/>
          <table:table-cell office:value-type="string">
            <text:p>Large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2" office:value-type="float"/>
          <table:table-cell office:value-type="string">
            <text:p>Synthetic Fertilizer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3" office:value-type="float"/>
          <table:table-cell office:value-type="string">
            <text:p>Compost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4" office:value-type="float"/>
          <table:table-cell office:value-type="string">
            <text:p>Food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5" office:value-type="float"/>
          <table:table-cell office:value-type="string">
            <text:p>Distill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6" office:value-type="float"/>
          <table:table-cell office:value-type="string">
            <text:p>Livestock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7" office:value-type="float"/>
          <table:table-cell office:value-type="string">
            <text:p>Livestock Hall/Rang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8" office:value-type="float"/>
          <table:table-cell office:value-type="string">
            <text:p>Slaughterhous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9" office:value-type="float"/>
          <table:table-cell office:value-type="string">
            <text:p>Woodcutting Pos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0" office:value-type="float"/>
          <table:table-cell office:value-type="string">
            <text:p>Saw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1" office:value-type="float"/>
          <table:table-cell office:value-type="string">
            <text:p>Fabric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2" office:value-type="float"/>
          <table:table-cell office:value-type="string">
            <text:p>Clothing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4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5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6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7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8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9" office:value-type="float"/>
          <table:table-cell office:value-type="string">
            <text:p>Concrete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0" office:value-type="float"/>
          <table:table-cell office:value-type="string">
            <text:p>Prefab Panel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1" office:value-type="float"/>
          <table:table-cell office:value-type="string">
            <text:p>Asphal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2" office:value-type="float"/>
          <table:table-cell office:value-type="string">
            <text:p>Brick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3" office:value-type="float"/>
          <table:table-cell office:value-type="string">
            <text:p>Pumpjack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4" office:value-type="float"/>
          <table:table-cell office:value-type="string">
            <text:p>Oil Refin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5" office:value-type="float"/>
          <table:table-cell office:value-type="string">
            <text:p>Coal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6" office:value-type="float"/>
          <table:table-cell office:value-type="string">
            <text:p>Coa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7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8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9" office:value-type="float"/>
          <table:table-cell office:value-type="string">
            <text:p>Plastic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0" office:value-type="float"/>
          <table:table-cell office:value-type="string">
            <text:p>Iron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1" office:value-type="float"/>
          <table:table-cell office:value-type="string">
            <text:p>Iron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2" office:value-type="float"/>
          <table:table-cell office:value-type="string">
            <text:p>Steel 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3" office:value-type="float"/>
          <table:table-cell office:value-type="string">
            <text:p>Bauxite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4" office:value-type="float"/>
          <table:table-cell office:value-type="string">
            <text:p>Bauxite Processo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5" office:value-type="float"/>
          <table:table-cell office:value-type="string">
            <text:p>Alumina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6" office:value-type="float"/>
          <table:table-cell office:value-type="string">
            <text:p>Aluminum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7" office:value-type="float"/>
          <table:table-cell office:value-type="string">
            <text:p>Uranium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8" office:value-type="float"/>
          <table:table-cell office:value-type="string">
            <text:p>Uranium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9" office:value-type="float"/>
          <table:table-cell office:value-type="string">
            <text:p>Uranium Conversion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0" office:value-type="float"/>
          <table:table-cell office:value-type="string">
            <text:p>Nuclear Fuel Fabric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1" office:value-type="float"/>
          <table:table-cell office:value-type="string">
            <text:p>Electr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2" office:value-type="float"/>
          <table:table-cell office:value-type="string">
            <text:p>Electronics Assembly Ha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3" office:value-type="float"/>
          <table:table-cell office:value-type="string">
            <text:p>Mechan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4" office:value-type="float"/>
          <table:table-cell office:value-type="string">
            <text:p>Vehicl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5" office:value-type="float"/>
          <table:table-cell office:value-type="string">
            <text:p>Railway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6" office:value-type="float"/>
          <table:table-cell office:value-type="string">
            <text:p>Dry Dock (Big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7" office:value-type="float"/>
          <table:table-cell office:value-type="string">
            <text:p>Airplan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8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9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0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1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2" office:value-type="float"/>
          <table:table-cell office:value-type="string">
            <text:p>Helicopter 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3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4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5" office:value-type="float"/>
          <table:table-cell office:value-type="string">
            <text:p>Helicopter Demolition Office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6" office:value-type="float"/>
          <table:table-cell office:value-type="string">
            <text:p>Demolition Office (Small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7" office:value-type="float"/>
          <table:table-cell office:value-type="string">
            <text:p>Demolition Office (Large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8" office:value-type="float"/>
          <table:table-cell office:value-type="string">
            <text:p>Explosive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orkers">
        <table:table-column/>
        <table:table-row>
          <table:table-cell office:value-type="string">
            <text:p>worker_type</text:p>
          </table:table-cell>
        </table:table-row>
        <table:table-row>
          <table:table-cell office:value-type="string">
            <text:p>workers</text:p>
          </table:table-cell>
        </table:table-row>
        <table:table-row>
          <table:table-cell office:value-type="string">
            <text:p>engineers</text:p>
          </table:table-cell>
        </table:table-row>
        <table:table-row>
          <table:table-cell office:value-type="string">
            <text:p>staff</text:p>
          </table:table-cell>
        </table:table-row>
        <table:table-row>
          <table:table-cell office:value-type="string">
            <text:p>doctors</text:p>
          </table:table-cell>
        </table:table-row>
        <table:table-row>
          <table:table-cell office:value-type="string">
            <text:p>police staff</text:p>
          </table:table-cell>
        </table:table-row>
        <table:table-row>
          <table:table-cell office:value-type="string">
            <text:p>police officers</text:p>
          </table:table-cell>
        </table:table-row>
        <table:table-row>
          <table:table-cell office:value-type="string">
            <text:p>court staff</text:p>
          </table:table-cell>
        </table:table-row>
        <table:table-row>
          <table:table-cell office:value-type="string">
            <text:p>judges</text:p>
          </table:table-cell>
        </table:table-row>
        <table:table-row>
          <table:table-cell office:value-type="string">
            <text:p>professors</text:p>
          </table:table-cell>
        </table:table-row>
        <table:table-row>
          <table:table-cell office:value-type="string">
            <text:p>party official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ship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vehicle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aircraft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in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nsportation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nstructed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irplane Parking</text:p>
          </table:table-cell>
        </table:table-row>
        <table:table-row>
          <table:table-cell office:value-type="string">
            <text:p>Attraction</text:p>
          </table:table-cell>
        </table:table-row>
        <table:table-row>
          <table:table-cell office:value-type="string">
            <text:p>Broadcasting</text:p>
          </table:table-cell>
        </table:table-row>
        <table:table-row>
          <table:table-cell office:value-type="string">
            <text:p>Cableway Pole</text:p>
          </table:table-cell>
        </table:table-row>
        <table:table-row>
          <table:table-cell office:value-type="string">
            <text:p>Cargo Station</text:p>
          </table:table-cell>
        </table:table-row>
        <table:table-row>
          <table:table-cell office:value-type="string">
            <text:p>Church</text:p>
          </table:table-cell>
        </table:table-row>
        <table:table-row>
          <table:table-cell office:value-type="string">
            <text:p>Cinema</text:p>
          </table:table-cell>
        </table:table-row>
        <table:table-row>
          <table:table-cell office:value-type="string">
            <text:p>City Hall</text:p>
          </table:table-cell>
        </table:table-row>
        <table:table-row>
          <table:table-cell office:value-type="string">
            <text:p>Construction Office</text:p>
          </table:table-cell>
        </table:table-row>
        <table:table-row>
          <table:table-cell office:value-type="string">
            <text:p>Container Facility</text:p>
          </table:table-cell>
        </table:table-row>
        <table:table-row>
          <table:table-cell office:value-type="string">
            <text:p>Control Tower</text:p>
          </table:table-cell>
        </table:table-row>
        <table:table-row>
          <table:table-cell office:value-type="string">
            <text:p>Conveyer/Pipe Engine</text:p>
          </table:table-cell>
        </table:table-row>
        <table:table-row>
          <table:table-cell office:value-type="string">
            <text:p>Cooling Tower</text:p>
          </table:table-cell>
        </table:table-row>
        <table:table-row>
          <table:table-cell office:value-type="string">
            <text:p>Court House</text:p>
          </table:table-cell>
        </table:table-row>
        <table:table-row>
          <table:table-cell office:value-type="string">
            <text:p>Demolition Office</text:p>
          </table:table-cell>
        </table:table-row>
        <table:table-row>
          <table:table-cell office:value-type="string">
            <text:p>Distribution Office</text:p>
          </table:table-cell>
        </table:table-row>
        <table:table-row>
          <table:table-cell office:value-type="string">
            <text:p>End Station</text:p>
          </table:table-cell>
        </table:table-row>
        <table:table-row>
          <table:table-cell office:value-type="string">
            <text:p>Factory</text:p>
          </table:table-cell>
        </table:table-row>
        <table:table-row>
          <table:table-cell office:value-type="string">
            <text:p>Fence</text:p>
          </table:table-cell>
        </table:table-row>
        <table:table-row>
          <table:table-cell office:value-type="string">
            <text:p>Field</text:p>
          </table:table-cell>
        </table:table-row>
        <table:table-row>
          <table:table-cell office:value-type="string">
            <text:p>Fire Station</text:p>
          </table:table-cell>
        </table:table-row>
        <table:table-row>
          <table:table-cell office:value-type="string">
            <text:p>Footpath</text:p>
          </table:table-cell>
        </table:table-row>
        <table:table-row>
          <table:table-cell office:value-type="string">
            <text:p>Forklift Facility</text:p>
          </table:table-cell>
        </table:table-row>
        <table:table-row>
          <table:table-cell office:value-type="string">
            <text:p>Heating Exchanger</text:p>
          </table:table-cell>
        </table:table-row>
        <table:table-row>
          <table:table-cell office:value-type="string">
            <text:p>Heating Plant</text:p>
          </table:table-cell>
        </table:table-row>
        <table:table-row>
          <table:table-cell office:value-type="string">
            <text:p>Hospital</text:p>
          </table:table-cell>
        </table:table-row>
        <table:table-row>
          <table:table-cell office:value-type="string">
            <text:p>Hostel</text:p>
          </table:table-cell>
        </table:table-row>
        <table:table-row>
          <table:table-cell office:value-type="string">
            <text:p>Infrastructure Element</text:p>
          </table:table-cell>
        </table:table-row>
        <table:table-row>
          <table:table-cell office:value-type="string">
            <text:p>Kindergarden</text:p>
          </table:table-cell>
        </table:table-row>
        <table:table-row>
          <table:table-cell office:value-type="string">
            <text:p>Mine</text:p>
          </table:table-cell>
        </table:table-row>
        <table:table-row>
          <table:table-cell office:value-type="string">
            <text:p>Monument</text:p>
          </table:table-cell>
        </table:table-row>
        <table:table-row>
          <table:table-cell office:value-type="string">
            <text:p>Orphanage</text:p>
          </table:table-cell>
        </table:table-row>
        <table:table-row>
          <table:table-cell office:value-type="string">
            <text:p>Parking Lot</text:p>
          </table:table-cell>
        </table:table-row>
        <table:table-row>
          <table:table-cell office:value-type="string">
            <text:p>Platform/Station</text:p>
          </table:table-cell>
        </table:table-row>
        <table:table-row>
          <table:table-cell office:value-type="string">
            <text:p>Police Station</text:p>
          </table:table-cell>
        </table:table-row>
        <table:table-row>
          <table:table-cell office:value-type="string">
            <text:p>Power Plant</text:p>
          </table:table-cell>
        </table:table-row>
        <table:table-row>
          <table:table-cell office:value-type="string">
            <text:p>Power Substation</text:p>
          </table:table-cell>
        </table:table-row>
        <table:table-row>
          <table:table-cell office:value-type="string">
            <text:p>Power Transformer</text:p>
          </table:table-cell>
        </table:table-row>
        <table:table-row>
          <table:table-cell office:value-type="string">
            <text:p>Prison</text:p>
          </table:table-cell>
        </table:table-row>
        <table:table-row>
          <table:table-cell office:value-type="string">
            <text:p>Production Line</text:p>
          </table:table-cell>
        </table:table-row>
        <table:table-row>
          <table:table-cell office:value-type="string">
            <text:p>Pub</text:p>
          </table:table-cell>
        </table:table-row>
        <table:table-row>
          <table:table-cell office:value-type="string">
            <text:p>Railway</text:p>
          </table:table-cell>
        </table:table-row>
        <table:table-row>
          <table:table-cell office:value-type="string">
            <text:p>Railway Bridge</text:p>
          </table:table-cell>
        </table:table-row>
        <table:table-row>
          <table:table-cell office:value-type="string">
            <text:p>Railway Construction Office</text:p>
          </table:table-cell>
        </table:table-row>
        <table:table-row>
          <table:table-cell office:value-type="string">
            <text:p>Railway Tunnel</text:p>
          </table:table-cell>
        </table:table-row>
        <table:table-row>
          <table:table-cell office:value-type="string">
            <text:p>Refueling</text:p>
          </table:table-cell>
        </table:table-row>
        <table:table-row>
          <table:table-cell office:value-type="string">
            <text:p>Residential</text:p>
          </table:table-cell>
        </table:table-row>
        <table:table-row>
          <table:table-cell office:value-type="string">
            <text:p>Road</text:p>
          </table:table-cell>
        </table:table-row>
        <table:table-row>
          <table:table-cell office:value-type="string">
            <text:p>Road Bridge</text:p>
          </table:table-cell>
        </table:table-row>
        <table:table-row>
          <table:table-cell office:value-type="string">
            <text:p>Road Tunnel</text:p>
          </table:table-cell>
        </table:table-row>
        <table:table-row>
          <table:table-cell office:value-type="string">
            <text:p>Road Vehicles Depot</text:p>
          </table:table-cell>
        </table:table-row>
        <table:table-row>
          <table:table-cell office:value-type="string">
            <text:p>Runway</text:p>
          </table:table-cell>
        </table:table-row>
        <table:table-row>
          <table:table-cell office:value-type="string">
            <text:p>School</text:p>
          </table:table-cell>
        </table:table-row>
        <table:table-row>
          <table:table-cell office:value-type="string">
            <text:p>Secret Police</text:p>
          </table:table-cell>
        </table:table-row>
        <table:table-row>
          <table:table-cell office:value-type="string">
            <text:p>Sewage Discharge</text:p>
          </table:table-cell>
        </table:table-row>
        <table:table-row>
          <table:table-cell office:value-type="string">
            <text:p>Sewage Facility</text:p>
          </table:table-cell>
        </table:table-row>
        <table:table-row>
          <table:table-cell office:value-type="string">
            <text:p>Sewage Substation</text:p>
          </table:table-cell>
        </table:table-row>
        <table:table-row>
          <table:table-cell office:value-type="string">
            <text:p>Sewage Treatment</text:p>
          </table:table-cell>
        </table:table-row>
        <table:table-row>
          <table:table-cell office:value-type="string">
            <text:p>Ship Dock</text:p>
          </table:table-cell>
        </table:table-row>
        <table:table-row>
          <table:table-cell office:value-type="string">
            <text:p>Shop</text:p>
          </table:table-cell>
        </table:table-row>
        <table:table-row>
          <table:table-cell office:value-type="string">
            <text:p>Sports Playground</text:p>
          </table:table-cell>
        </table:table-row>
        <table:table-row>
          <table:table-cell office:value-type="string">
            <text:p>Storage</text:p>
          </table:table-cell>
        </table:table-row>
        <table:table-row>
          <table:table-cell office:value-type="string">
            <text:p>Technical Services</text:p>
          </table:table-cell>
        </table:table-row>
        <table:table-row>
          <table:table-cell office:value-type="string">
            <text:p>Train Depot</text:p>
          </table:table-cell>
        </table:table-row>
        <table:table-row>
          <table:table-cell office:value-type="string">
            <text:p>Train Distribution Service</text:p>
          </table:table-cell>
        </table:table-row>
        <table:table-row>
          <table:table-cell office:value-type="string">
            <text:p>Trash Containers</text:p>
          </table:table-cell>
        </table:table-row>
        <table:table-row>
          <table:table-cell office:value-type="string">
            <text:p>University</text:p>
          </table:table-cell>
        </table:table-row>
        <table:table-row>
          <table:table-cell office:value-type="string">
            <text:p>Vehicle Repair Station</text:p>
          </table:table-cell>
        </table:table-row>
        <table:table-row>
          <table:table-cell office:value-type="string">
            <text:p>Water Facility</text:p>
          </table:table-cell>
        </table:table-row>
        <table:table-row>
          <table:table-cell office:value-type="string">
            <text:p>Water Substation</text:p>
          </table:table-cell>
        </table:table-row>
        <table:table-row>
          <table:table-cell office:value-type="string">
            <text:p>Water Treatment</text:p>
          </table:table-cell>
        </table:table-row>
        <table:table-row>
          <table:table-cell office:value-type="string">
            <text:p>Water Well</text:p>
          </table:table-cell>
        </table:table-row>
        <table:table-row>
          <table:table-cell office:value-type="string">
            <text:p>Wire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st_formula">
        <table:table-column/>
        <table:table-column/>
        <table:table-row>
          <table:table-cell office:value-type="string">
            <text:p>cost_function</text:p>
          </table:table-cell>
          <table:table-cell office:value-type="string">
            <text:p>formula</text:p>
          </table:table-cell>
        </table:table-row>
        <table:table-row>
          <table:table-cell office:value-type="string">
            <text:p>linear</text:p>
          </table:table-cell>
          <table:table-cell office:value-type="string">
            <text:p>n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31T17:56:12.162649</meta:creation-date>
    <dc:date>2024-08-31T17:56:12.588602</dc:date>
    <meta:generator>http://pypi.python.org/pypi/ezodf/0.1.0$Python3.12.1 (tags/v3.12.1:2305ca5, Dec  7 2023, 22:03:25) [MSC v.1937 64 bit (AMD64)]</meta:generator>
    <meta:document-statistic/>
    <meta:editing-cycles>1</meta:editing-cycles>
  </office:meta>
</office:document-meta>
</file>